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4" style:family="table">
      <style:table-properties style:width="17cm" table:align="left"/>
    </style:style>
    <style:style style:name="Tableau4.A" style:family="table-column">
      <style:table-column-properties style:column-width="12.455cm"/>
    </style:style>
    <style:style style:name="Tableau4.B" style:family="table-column">
      <style:table-column-properties style:column-width="4.54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7.87cm" table:align="left"/>
    </style:style>
    <style:style style:name="Tableau5.A" style:family="table-column">
      <style:table-column-properties style:column-width="2.739cm"/>
    </style:style>
    <style:style style:name="Tableau5.B" style:family="table-column">
      <style:table-column-properties style:column-width="5.13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9.135cm" table:align="left"/>
    </style:style>
    <style:style style:name="Tableau6.A" style:family="table-column">
      <style:table-column-properties style:column-width="2.118cm"/>
    </style:style>
    <style:style style:name="Tableau6.B" style:family="table-column">
      <style:table-column-properties style:column-width="7.017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035cm" table:align="left"/>
    </style:style>
    <style:style style:name="Tableau7.A" style:family="table-column">
      <style:table-column-properties style:column-width="2.667cm"/>
    </style:style>
    <style:style style:name="Tableau7.B" style:family="table-column">
      <style:table-column-properties style:column-width="5.368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585cm" table:align="left"/>
    </style:style>
    <style:style style:name="Tableau8.A" style:family="table-column">
      <style:table-column-properties style:column-width="1.623cm"/>
    </style:style>
    <style:style style:name="Tableau8.B" style:family="table-column">
      <style:table-column-properties style:column-width="8.96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5.057cm" table:align="left"/>
    </style:style>
    <style:style style:name="Tableau9.A" style:family="table-column">
      <style:table-column-properties style:column-width="0.519cm"/>
    </style:style>
    <style:style style:name="Tableau9.B" style:family="table-column">
      <style:table-column-properties style:column-width="0.986cm"/>
    </style:style>
    <style:style style:name="Tableau9.C" style:family="table-column">
      <style:table-column-properties style:column-width="3.552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7.207cm" table:align="left"/>
    </style:style>
    <style:style style:name="Tableau10.A" style:family="table-column">
      <style:table-column-properties style:column-width="0.566cm"/>
    </style:style>
    <style:style style:name="Tableau10.B" style:family="table-column">
      <style:table-column-properties style:column-width="1.057cm"/>
    </style:style>
    <style:style style:name="Tableau10.C" style:family="table-column">
      <style:table-column-properties style:column-width="1.268cm"/>
    </style:style>
    <style:style style:name="Tableau10.D" style:family="table-column">
      <style:table-column-properties style:column-width="1.432cm"/>
    </style:style>
    <style:style style:name="Tableau10.E" style:family="table-column">
      <style:table-column-properties style:column-width="2.88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5.868cm" table:align="left"/>
    </style:style>
    <style:style style:name="Tableau11.A" style:family="table-column">
      <style:table-column-properties style:column-width="4.533cm"/>
    </style:style>
    <style:style style:name="Tableau11.B" style:family="table-column">
      <style:table-column-properties style:column-width="1.335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8.62cm" table:align="left"/>
    </style:style>
    <style:style style:name="Tableau12.A" style:family="table-column">
      <style:table-column-properties style:column-width="3.443cm"/>
    </style:style>
    <style:style style:name="Tableau12.B" style:family="table-column">
      <style:table-column-properties style:column-width="5.177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0.994cm" table:align="left"/>
    </style:style>
    <style:style style:name="Tableau13.A" style:family="table-column">
      <style:table-column-properties style:column-width="2.177cm"/>
    </style:style>
    <style:style style:name="Tableau13.B" style:family="table-column">
      <style:table-column-properties style:column-width="8.81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0.883cm" table:align="left"/>
    </style:style>
    <style:style style:name="Tableau14.A" style:family="table-column">
      <style:table-column-properties style:column-width="3.545cm"/>
    </style:style>
    <style:style style:name="Tableau14.B" style:family="table-column">
      <style:table-column-properties style:column-width="7.338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4.383cm" table:align="left"/>
    </style:style>
    <style:style style:name="Tableau15.A" style:family="table-column">
      <style:table-column-properties style:column-width="3.785cm"/>
    </style:style>
    <style:style style:name="Tableau15.B" style:family="table-column">
      <style:table-column-properties style:column-width="10.597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2.663cm" table:align="left"/>
    </style:style>
    <style:style style:name="Tableau16.A" style:family="table-column">
      <style:table-column-properties style:column-width="1.67cm"/>
    </style:style>
    <style:style style:name="Tableau16.B" style:family="table-column">
      <style:table-column-properties style:column-width="3.489cm"/>
    </style:style>
    <style:style style:name="Tableau16.C" style:family="table-column">
      <style:table-column-properties style:column-width="7.504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6.925cm" table:align="left"/>
    </style:style>
    <style:style style:name="Tableau17.A" style:family="table-column">
      <style:table-column-properties style:column-width="1.201cm"/>
    </style:style>
    <style:style style:name="Tableau17.B" style:family="table-column">
      <style:table-column-properties style:column-width="0.986cm"/>
    </style:style>
    <style:style style:name="Tableau17.C" style:family="table-column">
      <style:table-column-properties style:column-width="0.845cm"/>
    </style:style>
    <style:style style:name="Tableau17.D" style:family="table-column">
      <style:table-column-properties style:column-width="1.009cm"/>
    </style:style>
    <style:style style:name="Tableau17.E" style:family="table-column">
      <style:table-column-properties style:column-width="2.884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4.229cm" table:align="left"/>
    </style:style>
    <style:style style:name="Tableau18.A" style:family="table-column">
      <style:table-column-properties style:column-width="3.858cm"/>
    </style:style>
    <style:style style:name="Tableau18.B" style:family="table-column">
      <style:table-column-properties style:column-width="10.372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8.398cm" table:align="left"/>
    </style:style>
    <style:style style:name="Tableau19.A" style:family="table-column">
      <style:table-column-properties style:column-width="2.798cm"/>
    </style:style>
    <style:style style:name="Tableau19.B" style:family="table-column">
      <style:table-column-properties style:column-width="5.6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5.846cm" table:align="left"/>
    </style:style>
    <style:style style:name="Tableau20.A" style:family="table-column">
      <style:table-column-properties style:column-width="2.023cm"/>
    </style:style>
    <style:style style:name="Tableau20.B" style:family="table-column">
      <style:table-column-properties style:column-width="3.822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7.124cm" table:align="left"/>
    </style:style>
    <style:style style:name="Tableau21.A" style:family="table-column">
      <style:table-column-properties style:column-width="2.54cm"/>
    </style:style>
    <style:style style:name="Tableau21.B" style:family="table-column">
      <style:table-column-properties style:column-width="4.584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13.582cm" table:align="left"/>
    </style:style>
    <style:style style:name="Tableau22.A" style:family="table-column">
      <style:table-column-properties style:column-width="3.646cm"/>
    </style:style>
    <style:style style:name="Tableau22.B" style:family="table-column">
      <style:table-column-properties style:column-width="3.394cm"/>
    </style:style>
    <style:style style:name="Tableau22.C" style:family="table-column">
      <style:table-column-properties style:column-width="6.542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10.095cm" table:align="left"/>
    </style:style>
    <style:style style:name="Tableau23.A" style:family="table-column">
      <style:table-column-properties style:column-width="5.256cm"/>
    </style:style>
    <style:style style:name="Tableau23.B" style:family="table-column">
      <style:table-column-properties style:column-width="4.838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12.49cm" table:align="left"/>
    </style:style>
    <style:style style:name="Tableau24.A" style:family="table-column">
      <style:table-column-properties style:column-width="1.411cm"/>
    </style:style>
    <style:style style:name="Tableau24.B" style:family="table-column">
      <style:table-column-properties style:column-width="5.733cm"/>
    </style:style>
    <style:style style:name="Tableau24.C" style:family="table-column">
      <style:table-column-properties style:column-width="5.346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4.538cm" table:align="left"/>
    </style:style>
    <style:style style:name="Tableau25.A" style:family="table-column">
      <style:table-column-properties style:column-width="1.247cm"/>
    </style:style>
    <style:style style:name="Tableau25.B" style:family="table-column">
      <style:table-column-properties style:column-width="1.956cm"/>
    </style:style>
    <style:style style:name="Tableau25.C" style:family="table-column">
      <style:table-column-properties style:column-width="1.335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12.515cm" table:align="left"/>
    </style:style>
    <style:style style:name="Tableau26.A" style:family="table-column">
      <style:table-column-properties style:column-width="2.88cm"/>
    </style:style>
    <style:style style:name="Tableau26.B" style:family="table-column">
      <style:table-column-properties style:column-width="4.505cm"/>
    </style:style>
    <style:style style:name="Tableau26.C" style:family="table-column">
      <style:table-column-properties style:column-width="5.129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14.476cm" table:align="left"/>
    </style:style>
    <style:style style:name="Tableau27.A" style:family="table-column">
      <style:table-column-properties style:column-width="9.103cm"/>
    </style:style>
    <style:style style:name="Tableau27.B" style:family="table-column">
      <style:table-column-properties style:column-width="5.373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6.1cm" table:align="left"/>
    </style:style>
    <style:style style:name="Tableau28.A" style:family="table-column">
      <style:table-column-properties style:column-width="2.023cm"/>
    </style:style>
    <style:style style:name="Tableau28.B" style:family="table-column">
      <style:table-column-properties style:column-width="4.076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7.844cm" table:align="left"/>
    </style:style>
    <style:style style:name="Tableau29.A" style:family="table-column">
      <style:table-column-properties style:column-width="3.514cm"/>
    </style:style>
    <style:style style:name="Tableau29.B" style:family="table-column">
      <style:table-column-properties style:column-width="4.33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12.795cm" table:align="left"/>
    </style:style>
    <style:style style:name="Tableau30.A" style:family="table-column">
      <style:table-column-properties style:column-width="1.647cm"/>
    </style:style>
    <style:style style:name="Tableau30.B" style:family="table-column">
      <style:table-column-properties style:column-width="6.309cm"/>
    </style:style>
    <style:style style:name="Tableau30.C" style:family="table-column">
      <style:table-column-properties style:column-width="4.838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10.003cm" table:align="left"/>
    </style:style>
    <style:style style:name="Tableau31.A" style:family="table-column">
      <style:table-column-properties style:column-width="4.657cm"/>
    </style:style>
    <style:style style:name="Tableau31.B" style:family="table-column">
      <style:table-column-properties style:column-width="5.346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8.278cm" table:align="left"/>
    </style:style>
    <style:style style:name="Tableau32.A" style:family="table-column">
      <style:table-column-properties style:column-width="3.948cm"/>
    </style:style>
    <style:style style:name="Tableau32.B" style:family="table-column">
      <style:table-column-properties style:column-width="4.33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12.256cm" table:align="left"/>
    </style:style>
    <style:style style:name="Tableau33.A" style:family="table-column">
      <style:table-column-properties style:column-width="3.069cm"/>
    </style:style>
    <style:style style:name="Tableau33.B" style:family="table-column">
      <style:table-column-properties style:column-width="5.267cm"/>
    </style:style>
    <style:style style:name="Tableau33.C" style:family="table-column">
      <style:table-column-properties style:column-width="3.919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7.276cm" table:align="left"/>
    </style:style>
    <style:style style:name="Tableau34.A" style:family="table-column">
      <style:table-column-properties style:column-width="4.135cm"/>
    </style:style>
    <style:style style:name="Tableau34.B" style:family="table-column">
      <style:table-column-properties style:column-width="3.141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11.848cm" table:align="left"/>
    </style:style>
    <style:style style:name="Tableau35.A" style:family="table-column">
      <style:table-column-properties style:column-width="2.926cm"/>
    </style:style>
    <style:style style:name="Tableau35.B" style:family="table-column">
      <style:table-column-properties style:column-width="5.267cm"/>
    </style:style>
    <style:style style:name="Tableau35.C" style:family="table-column">
      <style:table-column-properties style:column-width="3.655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13.802cm" table:align="left"/>
    </style:style>
    <style:style style:name="Tableau36.A" style:family="table-column">
      <style:table-column-properties style:column-width="9.611cm"/>
    </style:style>
    <style:style style:name="Tableau36.B" style:family="table-column">
      <style:table-column-properties style:column-width="4.191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5.846cm" table:align="left"/>
    </style:style>
    <style:style style:name="Tableau37.A" style:family="table-column">
      <style:table-column-properties style:column-width="2.023cm"/>
    </style:style>
    <style:style style:name="Tableau37.B" style:family="table-column">
      <style:table-column-properties style:column-width="3.822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14.661cm" table:align="left"/>
    </style:style>
    <style:style style:name="Tableau38.A" style:family="table-column">
      <style:table-column-properties style:column-width="8.299cm"/>
    </style:style>
    <style:style style:name="Tableau38.B" style:family="table-column">
      <style:table-column-properties style:column-width="6.362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8.565cm" table:align="left"/>
    </style:style>
    <style:style style:name="Tableau39.A" style:family="table-column">
      <style:table-column-properties style:column-width="4.489cm"/>
    </style:style>
    <style:style style:name="Tableau39.B" style:family="table-column">
      <style:table-column-properties style:column-width="4.076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8.703cm" table:align="left"/>
    </style:style>
    <style:style style:name="Tableau40.A" style:family="table-column">
      <style:table-column-properties style:column-width="3.865cm"/>
    </style:style>
    <style:style style:name="Tableau40.B" style:family="table-column">
      <style:table-column-properties style:column-width="4.838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10.645cm" table:align="left"/>
    </style:style>
    <style:style style:name="Tableau41.A" style:family="table-column">
      <style:table-column-properties style:column-width="5.009cm"/>
    </style:style>
    <style:style style:name="Tableau41.B" style:family="table-column">
      <style:table-column-properties style:column-width="5.636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12.614cm" table:align="left"/>
    </style:style>
    <style:style style:name="Tableau42.A" style:family="table-column">
      <style:table-column-properties style:column-width="3.962cm"/>
    </style:style>
    <style:style style:name="Tableau42.B" style:family="table-column">
      <style:table-column-properties style:column-width="5.013cm"/>
    </style:style>
    <style:style style:name="Tableau42.C" style:family="table-column">
      <style:table-column-properties style:column-width="3.639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13.573cm" table:align="left"/>
    </style:style>
    <style:style style:name="Tableau43.A" style:family="table-column">
      <style:table-column-properties style:column-width="8.595cm"/>
    </style:style>
    <style:style style:name="Tableau43.B" style:family="table-column">
      <style:table-column-properties style:column-width="4.978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6.743cm" table:align="left"/>
    </style:style>
    <style:style style:name="Tableau44.A" style:family="table-column">
      <style:table-column-properties style:column-width="1.674cm"/>
    </style:style>
    <style:style style:name="Tableau44.B" style:family="table-column">
      <style:table-column-properties style:column-width="5.069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9.197cm" table:align="left"/>
    </style:style>
    <style:style style:name="Tableau45.A" style:family="table-column">
      <style:table-column-properties style:column-width="2.976cm"/>
    </style:style>
    <style:style style:name="Tableau45.B" style:family="table-column">
      <style:table-column-properties style:column-width="6.221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14.923cm" table:align="left"/>
    </style:style>
    <style:style style:name="Tableau46.A" style:family="table-column">
      <style:table-column-properties style:column-width="8.087cm"/>
    </style:style>
    <style:style style:name="Tableau46.B" style:family="table-column">
      <style:table-column-properties style:column-width="6.835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6.449cm" table:align="left"/>
    </style:style>
    <style:style style:name="Tableau47.A" style:family="table-column">
      <style:table-column-properties style:column-width="2.831cm"/>
    </style:style>
    <style:style style:name="Tableau47.B" style:family="table-column">
      <style:table-column-properties style:column-width="3.618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11.643cm" table:align="left"/>
    </style:style>
    <style:style style:name="Tableau48.A" style:family="table-column">
      <style:table-column-properties style:column-width="6.055cm"/>
    </style:style>
    <style:style style:name="Tableau48.B" style:family="table-column">
      <style:table-column-properties style:column-width="5.588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9.927cm" table:align="left"/>
    </style:style>
    <style:style style:name="Tableau49.A" style:family="table-column">
      <style:table-column-properties style:column-width="4.531cm"/>
    </style:style>
    <style:style style:name="Tableau49.B" style:family="table-column">
      <style:table-column-properties style:column-width="5.396cm"/>
    </style:style>
    <style:style style:name="Tableau49.A1" style:family="table-cell">
      <style:table-cell-properties style:vertical-align="middle" fo:padding="0.049cm" fo:border="none"/>
    </style:style>
    <style:style style:name="Tableau50" style:family="table">
      <style:table-properties style:width="7.458cm" table:align="left"/>
    </style:style>
    <style:style style:name="Tableau50.A" style:family="table-column">
      <style:table-column-properties style:column-width="2.106cm"/>
    </style:style>
    <style:style style:name="Tableau50.B" style:family="table-column">
      <style:table-column-properties style:column-width="5.352cm"/>
    </style:style>
    <style:style style:name="Tableau50.A1" style:family="table-cell">
      <style:table-cell-properties style:vertical-align="middle" fo:padding="0.049cm" fo:border="none"/>
    </style:style>
    <style:style style:name="Tableau51" style:family="table">
      <style:table-properties style:width="10.615cm" table:align="left"/>
    </style:style>
    <style:style style:name="Tableau51.A" style:family="table-column">
      <style:table-column-properties style:column-width="4.907cm"/>
    </style:style>
    <style:style style:name="Tableau51.B" style:family="table-column">
      <style:table-column-properties style:column-width="5.708cm"/>
    </style:style>
    <style:style style:name="Tableau51.A1" style:family="table-cell">
      <style:table-cell-properties style:vertical-align="middle" fo:padding="0.049cm" fo:border="none"/>
    </style:style>
    <style:style style:name="Tableau1" style:family="table">
      <style:table-properties style:width="12.776cm" table:align="left"/>
    </style:style>
    <style:style style:name="Tableau1.A" style:family="table-column">
      <style:table-column-properties style:column-width="1.295cm"/>
    </style:style>
    <style:style style:name="Tableau1.B" style:family="table-column">
      <style:table-column-properties style:column-width="5.659cm"/>
    </style:style>
    <style:style style:name="Tableau1.C" style:family="table-column">
      <style:table-column-properties style:column-width="4.946cm"/>
    </style:style>
    <style:style style:name="Tableau1.D" style:family="table-column">
      <style:table-column-properties style:column-width="0.87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2.887cm" table:align="left"/>
    </style:style>
    <style:style style:name="Tableau2.A" style:family="table-column">
      <style:table-column-properties style:column-width="5.547cm"/>
    </style:style>
    <style:style style:name="Tableau2.B" style:family="table-column">
      <style:table-column-properties style:column-width="7.3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31cm" table:align="left"/>
    </style:style>
    <style:style style:name="Tableau3.A" style:family="table-column">
      <style:table-column-properties style:column-width="2.217cm"/>
    </style:style>
    <style:style style:name="Tableau3.B" style:family="table-column">
      <style:table-column-properties style:column-width="5.092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Title">
      <style:text-properties fo:font-style="italic" officeooo:paragraph-rsid="00088398" style:font-style-asian="italic" style:font-style-complex="italic"/>
    </style:style>
    <style:style style:name="P2" style:family="paragraph" style:parent-style-name="Title">
      <style:text-properties officeooo:paragraph-rsid="00088398"/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88398"/>
    </style:style>
    <style:style style:name="P7" style:family="paragraph" style:parent-style-name="Text_20_body" style:list-style-name="L1"/>
    <style:style style:name="P8" style:family="paragraph" style:parent-style-name="Heading_20_3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Horizontal_20_Line">
      <style:paragraph-properties fo:margin-top="0cm" fo:margin-bottom="0.247cm" style:contextual-spacing="false" fo:line-height="115%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Heading_20_2">
      <style:paragraph-properties fo:margin-top="0cm" fo:margin-bottom="0.247cm" style:contextual-spacing="false" fo:line-height="115%"/>
    </style:style>
    <style:style style:name="P20" style:family="paragraph" style:parent-style-name="Text_20_body" style:list-style-name="L11"/>
    <style:style style:name="P21" style:family="paragraph" style:parent-style-name="Heading_20_1">
      <style:paragraph-properties fo:margin-top="0cm" fo:margin-bottom="0.247cm" style:contextual-spacing="false" fo:line-height="115%"/>
    </style:style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25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Quotations">
      <style:paragraph-properties fo:margin-top="0cm" fo:margin-bottom="0.247cm" style:contextual-spacing="false" fo:line-height="115%"/>
    </style:style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 style:list-style-name="L28"/>
    <style:style style:name="P42" style:family="paragraph" style:parent-style-name="Text_20_body" style:list-style-name="L29"/>
    <style:style style:name="P43" style:family="paragraph" style:parent-style-name="Text_20_body" style:list-style-name="L30"/>
    <style:style style:name="P44" style:family="paragraph" style:parent-style-name="Text_20_body" style:list-style-name="L31"/>
    <style:style style:name="P45" style:family="paragraph" style:parent-style-name="Text_20_body" style:list-style-name="L32"/>
    <style:style style:name="P46" style:family="paragraph" style:parent-style-name="Text_20_body" style:list-style-name="L33"/>
    <style:style style:name="P47" style:family="paragraph" style:parent-style-name="Text_20_body" style:list-style-name="L34"/>
    <style:style style:name="P48" style:family="paragraph" style:parent-style-name="Text_20_body" style:list-style-name="L35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8"/>
    <style:style style:name="P52" style:family="paragraph" style:parent-style-name="Text_20_body" style:list-style-name="L39"/>
    <style:style style:name="P53" style:family="paragraph" style:parent-style-name="Text_20_body" style:list-style-name="L40"/>
    <style:style style:name="P54" style:family="paragraph" style:parent-style-name="Text_20_body" style:list-style-name="L41"/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Text_20_body" style:list-style-name="L47"/>
    <style:style style:name="P61" style:family="paragraph" style:parent-style-name="Text_20_body" style:list-style-name="L48"/>
    <style:style style:name="P62" style:family="paragraph" style:parent-style-name="Text_20_body" style:list-style-name="L49"/>
    <style:style style:name="P63" style:family="paragraph" style:parent-style-name="Text_20_body" style:list-style-name="L50"/>
    <style:style style:name="P64" style:family="paragraph" style:parent-style-name="Text_20_body" style:list-style-name="L51"/>
    <style:style style:name="P65" style:family="paragraph" style:parent-style-name="Text_20_body" style:list-style-name="L52"/>
    <style:style style:name="P66" style:family="paragraph" style:parent-style-name="Text_20_body" style:list-style-name="L53"/>
    <style:style style:name="P67" style:family="paragraph" style:parent-style-name="Text_20_body" style:list-style-name="L54"/>
    <style:style style:name="P68" style:family="paragraph" style:parent-style-name="Text_20_body" style:list-style-name="L55"/>
    <style:style style:name="P69" style:family="paragraph" style:parent-style-name="Text_20_body" style:list-style-name="L56"/>
    <style:style style:name="P70" style:family="paragraph" style:parent-style-name="Text_20_body" style:list-style-name="L57"/>
    <style:style style:name="P71" style:family="paragraph" style:parent-style-name="Text_20_body" style:list-style-name="L58"/>
    <style:style style:name="P72" style:family="paragraph" style:parent-style-name="Text_20_body" style:list-style-name="L59"/>
    <style:style style:name="P73" style:family="paragraph" style:parent-style-name="Text_20_body" style:list-style-name="L60"/>
    <style:style style:name="P74" style:family="paragraph" style:parent-style-name="Text_20_body" style:list-style-name="L61"/>
    <style:style style:name="P75" style:family="paragraph" style:parent-style-name="Text_20_body" style:list-style-name="L62"/>
    <style:style style:name="P76" style:family="paragraph" style:parent-style-name="Text_20_body" style:list-style-name="L63"/>
    <style:style style:name="P77" style:family="paragraph" style:parent-style-name="Text_20_body" style:list-style-name="L64"/>
    <style:style style:name="P78" style:family="paragraph" style:parent-style-name="Text_20_body" style:list-style-name="L65"/>
    <style:style style:name="P79" style:family="paragraph" style:parent-style-name="Text_20_body" style:list-style-name="L66"/>
    <style:style style:name="P80" style:family="paragraph" style:parent-style-name="Text_20_body" style:list-style-name="L67"/>
    <style:style style:name="P81" style:family="paragraph" style:parent-style-name="Text_20_body" style:list-style-name="L68"/>
    <style:style style:name="P82" style:family="paragraph" style:parent-style-name="Text_20_body" style:list-style-name="L69"/>
    <style:style style:name="P83" style:family="paragraph" style:parent-style-name="Text_20_body" style:list-style-name="L70"/>
    <style:style style:name="P84" style:family="paragraph" style:parent-style-name="Text_20_body" style:list-style-name="L71"/>
    <style:style style:name="P85" style:family="paragraph" style:parent-style-name="Text_20_body" style:list-style-name="L72"/>
    <style:style style:name="P86" style:family="paragraph" style:parent-style-name="Text_20_body" style:list-style-name="L73"/>
    <style:style style:name="P87" style:family="paragraph" style:parent-style-name="Text_20_body" style:list-style-name="L74"/>
    <style:style style:name="P88" style:family="paragraph" style:parent-style-name="Text_20_body" style:list-style-name="L75"/>
    <style:style style:name="P89" style:family="paragraph" style:parent-style-name="Text_20_body" style:list-style-name="L76"/>
    <style:style style:name="P90" style:family="paragraph" style:parent-style-name="Text_20_body" style:list-style-name="L77"/>
    <style:style style:name="P91" style:family="paragraph" style:parent-style-name="Text_20_body" style:list-style-name="L78"/>
    <style:style style:name="P92" style:family="paragraph" style:parent-style-name="Text_20_body" style:list-style-name="L79"/>
    <style:style style:name="P93" style:family="paragraph" style:parent-style-name="Text_20_body" style:list-style-name="L80"/>
    <style:style style:name="P94" style:family="paragraph" style:parent-style-name="Text_20_body" style:list-style-name="L81"/>
    <style:style style:name="P95" style:family="paragraph" style:parent-style-name="Text_20_body" style:list-style-name="L82"/>
    <style:style style:name="P96" style:family="paragraph" style:parent-style-name="Text_20_body" style:list-style-name="L83"/>
    <style:style style:name="P97" style:family="paragraph" style:parent-style-name="Text_20_body" style:list-style-name="L84"/>
    <style:style style:name="P98" style:family="paragraph" style:parent-style-name="Text_20_body" style:list-style-name="L85"/>
    <style:style style:name="P99" style:family="paragraph" style:parent-style-name="Text_20_body" style:list-style-name="L86"/>
    <style:style style:name="P100" style:family="paragraph" style:parent-style-name="Text_20_body" style:list-style-name="L87"/>
    <style:style style:name="P101" style:family="paragraph" style:parent-style-name="Text_20_body" style:list-style-name="L88"/>
    <style:style style:name="P102" style:family="paragraph" style:parent-style-name="Text_20_body" style:list-style-name="L89"/>
    <style:style style:name="P103" style:family="paragraph" style:parent-style-name="Text_20_body" style:list-style-name="L90"/>
    <style:style style:name="P104" style:family="paragraph" style:parent-style-name="Preformatted_20_Text">
      <style:paragraph-properties fo:margin-top="0cm" fo:margin-bottom="0.247cm" style:contextual-spacing="false" fo:line-height="115%"/>
    </style:style>
    <style:style style:name="P105" style:family="paragraph" style:parent-style-name="Text_20_body" style:list-style-name="L91"/>
    <style:style style:name="P106" style:family="paragraph" style:parent-style-name="Text_20_body" style:list-style-name="L92"/>
    <style:style style:name="P107" style:family="paragraph" style:parent-style-name="Text_20_body" style:list-style-name="L93"/>
    <style:style style:name="P108" style:family="paragraph" style:parent-style-name="Text_20_body" style:list-style-name="L94"/>
    <style:style style:name="P109" style:family="paragraph" style:parent-style-name="Title">
      <style:paragraph-properties fo:break-before="page"/>
      <style:text-properties officeooo:rsid="0008f124" officeooo:paragraph-rsid="0008f124"/>
    </style:style>
    <style:style style:name="P110" style:family="paragraph" style:parent-style-name="Heading_20_1">
      <style:text-properties officeooo:rsid="0008f124" officeooo:paragraph-rsid="0008f124"/>
    </style:style>
    <style:style style:name="P111" style:family="paragraph" style:parent-style-name="Text_20_body">
      <style:text-properties officeooo:rsid="0008f124"/>
    </style:style>
    <style:style style:name="P112" style:family="paragraph" style:parent-style-name="Horizontal_20_Line">
      <style:paragraph-properties fo:margin-top="0cm" fo:margin-bottom="0.247cm" style:contextual-spacing="false" fo:line-height="115%"/>
      <style:text-properties officeooo:rsid="0008f124"/>
    </style:style>
    <style:style style:name="P113" style:family="paragraph" style:parent-style-name="Heading_20_1">
      <style:paragraph-properties fo:margin-top="0cm" fo:margin-bottom="0.247cm" style:contextual-spacing="false" fo:line-height="115%"/>
      <style:text-properties officeooo:rsid="0008f124"/>
    </style:style>
    <style:style style:name="P114" style:family="paragraph" style:parent-style-name="Text_20_body" style:list-style-name="L95">
      <style:text-properties officeooo:rsid="0008f124"/>
    </style:style>
    <style:style style:name="P115" style:family="paragraph" style:parent-style-name="Text_20_body" style:list-style-name="L96">
      <style:text-properties officeooo:rsid="0008f124"/>
    </style:style>
    <style:style style:name="P116" style:family="paragraph" style:parent-style-name="Text_20_body" style:list-style-name="L97">
      <style:text-properties officeooo:rsid="0008f124"/>
    </style:style>
    <style:style style:name="P117" style:family="paragraph" style:parent-style-name="Quotations">
      <style:paragraph-properties fo:margin-top="0cm" fo:margin-bottom="0.247cm" style:contextual-spacing="false" fo:line-height="115%"/>
      <style:text-properties officeooo:rsid="0008f124"/>
    </style:style>
    <style:style style:name="P118" style:family="paragraph" style:parent-style-name="Heading_20_2">
      <style:paragraph-properties fo:margin-top="0cm" fo:margin-bottom="0.247cm" style:contextual-spacing="false" fo:line-height="115%"/>
      <style:text-properties officeooo:rsid="0008f124"/>
    </style:style>
    <style:style style:name="P119" style:family="paragraph" style:parent-style-name="Text_20_body" style:list-style-name="L98">
      <style:text-properties officeooo:rsid="0008f124"/>
    </style:style>
    <style:style style:name="P120" style:family="paragraph" style:parent-style-name="Text_20_body" style:list-style-name="L99">
      <style:text-properties officeooo:rsid="0008f124"/>
    </style:style>
    <style:style style:name="P121" style:family="paragraph" style:parent-style-name="Text_20_body" style:list-style-name="L100">
      <style:text-properties officeooo:rsid="0008f124"/>
    </style:style>
    <style:style style:name="P122" style:family="paragraph" style:parent-style-name="Text_20_body" style:list-style-name="L101">
      <style:text-properties officeooo:rsid="0008f124"/>
    </style:style>
    <style:style style:name="P123" style:family="paragraph" style:parent-style-name="Text_20_body" style:list-style-name="L102">
      <style:text-properties officeooo:rsid="0008f124"/>
    </style:style>
    <style:style style:name="P124" style:family="paragraph" style:parent-style-name="Text_20_body" style:list-style-name="L103">
      <style:text-properties officeooo:rsid="0008f124"/>
    </style:style>
    <style:style style:name="P125" style:family="paragraph" style:parent-style-name="Text_20_body" style:list-style-name="L104">
      <style:text-properties officeooo:rsid="0008f124"/>
    </style:style>
    <style:style style:name="P126" style:family="paragraph" style:parent-style-name="Text_20_body" style:list-style-name="L105">
      <style:text-properties officeooo:rsid="0008f124"/>
    </style:style>
    <style:style style:name="P127" style:family="paragraph" style:parent-style-name="Text_20_body" style:list-style-name="L106">
      <style:text-properties officeooo:rsid="0008f124"/>
    </style:style>
    <style:style style:name="P128" style:family="paragraph" style:parent-style-name="Text_20_body" style:list-style-name="L107">
      <style:text-properties officeooo:rsid="0008f124"/>
    </style:style>
    <style:style style:name="P129" style:family="paragraph" style:parent-style-name="Text_20_body" style:list-style-name="L108">
      <style:text-properties officeooo:rsid="0008f124"/>
    </style:style>
    <style:style style:name="P130" style:family="paragraph" style:parent-style-name="Text_20_body" style:list-style-name="L109">
      <style:text-properties officeooo:rsid="0008f124"/>
    </style:style>
    <style:style style:name="P131" style:family="paragraph" style:parent-style-name="Text_20_body" style:list-style-name="L110">
      <style:text-properties officeooo:rsid="0008f124"/>
    </style:style>
    <style:style style:name="P132" style:family="paragraph" style:parent-style-name="Text_20_body" style:list-style-name="L111">
      <style:text-properties officeooo:rsid="0008f124"/>
    </style:style>
    <style:style style:name="P133" style:family="paragraph" style:parent-style-name="Text_20_body" style:list-style-name="L112">
      <style:text-properties officeooo:rsid="0008f124"/>
    </style:style>
    <style:style style:name="P134" style:family="paragraph" style:parent-style-name="Text_20_body" style:list-style-name="L113">
      <style:text-properties officeooo:rsid="0008f124"/>
    </style:style>
    <style:style style:name="P135" style:family="paragraph" style:parent-style-name="Text_20_body" style:list-style-name="L114">
      <style:text-properties officeooo:rsid="0008f124"/>
    </style:style>
    <style:style style:name="P136" style:family="paragraph" style:parent-style-name="Text_20_body" style:list-style-name="L115">
      <style:text-properties officeooo:rsid="0008f124"/>
    </style:style>
    <style:style style:name="P137" style:family="paragraph" style:parent-style-name="Text_20_body" style:list-style-name="L116">
      <style:text-properties officeooo:rsid="0008f124"/>
    </style:style>
    <style:style style:name="P138" style:family="paragraph" style:parent-style-name="Text_20_body" style:list-style-name="L117">
      <style:text-properties officeooo:rsid="0008f124"/>
    </style:style>
    <style:style style:name="P139" style:family="paragraph" style:parent-style-name="Text_20_body" style:list-style-name="L118">
      <style:text-properties officeooo:rsid="0008f124"/>
    </style:style>
    <style:style style:name="P140" style:family="paragraph" style:parent-style-name="Text_20_body" style:list-style-name="L119">
      <style:text-properties officeooo:rsid="0008f124"/>
    </style:style>
    <style:style style:name="P141" style:family="paragraph" style:parent-style-name="Text_20_body" style:list-style-name="L120">
      <style:text-properties officeooo:rsid="0008f124"/>
    </style:style>
    <style:style style:name="P142" style:family="paragraph" style:parent-style-name="Text_20_body" style:list-style-name="L121">
      <style:text-properties officeooo:rsid="0008f124"/>
    </style:style>
    <style:style style:name="P143" style:family="paragraph" style:parent-style-name="Preformatted_20_Text">
      <style:paragraph-properties fo:margin-top="0cm" fo:margin-bottom="0.247cm" style:contextual-spacing="false" fo:line-height="115%"/>
      <style:text-properties officeooo:rsid="0008f124"/>
    </style:style>
    <style:style style:name="P144" style:family="paragraph" style:parent-style-name="Text_20_body" style:list-style-name="L122">
      <style:text-properties officeooo:rsid="0008f124"/>
    </style:style>
    <style:style style:name="P145" style:family="paragraph" style:parent-style-name="Text_20_body" style:list-style-name="L123">
      <style:text-properties officeooo:rsid="0008f124"/>
    </style:style>
    <style:style style:name="P146" style:family="paragraph" style:parent-style-name="Text_20_body" style:list-style-name="L124">
      <style:text-properties officeooo:rsid="0008f124"/>
    </style:style>
    <style:style style:name="P147" style:family="paragraph" style:parent-style-name="Text_20_body" style:list-style-name="L125">
      <style:text-properties officeooo:rsid="0008f124"/>
    </style:style>
    <style:style style:name="P148" style:family="paragraph" style:parent-style-name="Text_20_body" style:list-style-name="L126">
      <style:text-properties officeooo:rsid="0008f124"/>
    </style:style>
    <style:style style:name="P149" style:family="paragraph" style:parent-style-name="Text_20_body" style:list-style-name="L127">
      <style:text-properties officeooo:rsid="0008f124"/>
    </style:style>
    <style:style style:name="P150" style:family="paragraph" style:parent-style-name="Text_20_body">
      <style:text-properties officeooo:rsid="0008f124" officeooo:paragraph-rsid="0008f124"/>
    </style:style>
    <style:style style:name="P151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 final de synthèse de arduino-Partie 1 généré par chat GPT</text:p>
      <text:p text:style-name="P1">Attention il y a eu des évolution de code dans la partie 2</text:p>
      <text:p text:style-name="P2"><text:line-break/><text:line-break/>Version 1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95803_2626828182" office:name="🧱 A — Architecture Arduino (MEGA + UNO)" text:style-name="Index_20_Link" text:visited-style-name="Index_20_Link">🧱 A — Architecture Arduino (MEGA + UNO)<text:tab/>12</text:a></text:p>
          <text:p text:style-name="P3"><text:a xlink:type="simple" xlink:href="#__RefHeading___Toc95805_2626828182" office:name="🔧 B — Modules détaillés" text:style-name="Index_20_Link" text:visited-style-name="Index_20_Link">🔧 B — Modules détaillés<text:tab/>12</text:a></text:p>
          <text:p text:style-name="P3"><text:a xlink:type="simple" xlink:href="#__RefHeading___Toc95807_2626828182" office:name="🚗 C — Pilotage moteurs (Mega + Uno)" text:style-name="Index_20_Link" text:visited-style-name="Index_20_Link">🚗 C — Pilotage moteurs (Mega + Uno)<text:tab/>12</text:a></text:p>
          <text:p text:style-name="P3"><text:a xlink:type="simple" xlink:href="#__RefHeading___Toc95809_2626828182" office:name="🛰️ D — Communication" text:style-name="Index_20_Link" text:visited-style-name="Index_20_Link">🛰️ D — Communication<text:tab/>13</text:a></text:p>
          <text:p text:style-name="P3"><text:a xlink:type="simple" xlink:href="#__RefHeading___Toc95811_2626828182" office:name="🧭 E — Odométrie" text:style-name="Index_20_Link" text:visited-style-name="Index_20_Link">🧭 E — Odométrie<text:tab/>13</text:a></text:p>
          <text:p text:style-name="P3"><text:a xlink:type="simple" xlink:href="#__RefHeading___Toc95813_2626828182" office:name="👁️ F — Capteurs" text:style-name="Index_20_Link" text:visited-style-name="Index_20_Link">👁️ F — Capteurs<text:tab/>13</text:a></text:p>
          <text:p text:style-name="P3"><text:a xlink:type="simple" xlink:href="#__RefHeading___Toc95815_2626828182" office:name="🔐 G — Sécurité (emergency + mvt_safe)" text:style-name="Index_20_Link" text:visited-style-name="Index_20_Link">🔐 G — Sécurité (emergency + mvt_safe)<text:tab/>13</text:a></text:p>
          <text:p text:style-name="P3"><text:a xlink:type="simple" xlink:href="#__RefHeading___Toc95817_2626828182" office:name="🖥️ H — Node-RED" text:style-name="Index_20_Link" text:visited-style-name="Index_20_Link">🖥️ H — Node-RED<text:tab/>13</text:a></text:p>
          <text:p text:style-name="P3"><text:a xlink:type="simple" xlink:href="#__RefHeading___Toc95819_2626828182" office:name="📘 I — Tutoriel d’installation / compilation" text:style-name="Index_20_Link" text:visited-style-name="Index_20_Link">📘 I — Tutoriel d’installation / compilation<text:tab/>14</text:a></text:p>
          <text:p text:style-name="P3"><text:a xlink:type="simple" xlink:href="#__RefHeading___Toc95821_2626828182" office:name="📦 J — Synthèse finale" text:style-name="Index_20_Link" text:visited-style-name="Index_20_Link">📦 J — Synthèse finale<text:tab/>14</text:a></text:p>
          <text:p text:style-name="P4"><text:a xlink:type="simple" xlink:href="#__RefHeading___Toc95823_2626828182" office:name="🔥 Avant que j’écrive tout le document complet (long), je dois confirmer un point clé :" text:style-name="Index_20_Link" text:visited-style-name="Index_20_Link">🔥 Avant que j’écrive tout le document complet (long), je dois confirmer un point clé :<text:tab/>14</text:a></text:p>
          <text:p text:style-name="P3"><text:a xlink:type="simple" xlink:href="#__RefHeading___Toc95825_2626828182" office:name="❓ Format de restitution souhaité" text:style-name="Index_20_Link" text:visited-style-name="Index_20_Link">❓ Format de restitution souhaité<text:tab/>14</text:a></text:p>
          <text:p text:style-name="P5"><text:a xlink:type="simple" xlink:href="#__RefHeading___Toc95827_2626828182" office:name="🧱 CHAPITRE 1 — ARCHITECTURE GLOBALE ARDUINO (MEGA + UNO)" text:style-name="Index_20_Link" text:visited-style-name="Index_20_Link">🧱 CHAPITRE 1 — ARCHITECTURE GLOBALE ARDUINO (MEGA + UNO)<text:tab/>15</text:a></text:p>
          <text:p text:style-name="P5"><text:a xlink:type="simple" xlink:href="#__RefHeading___Toc95829_2626828182" office:name="1.1 — Vue d’ensemble du système" text:style-name="Index_20_Link" text:visited-style-name="Index_20_Link">1.1 — Vue d’ensemble du système<text:tab/>15</text:a></text:p>
          <text:p text:style-name="P3"><text:a xlink:type="simple" xlink:href="#__RefHeading___Toc95831_2626828182" office:name="🟥 Arduino MEGA (maître – cerveau principal)" text:style-name="Index_20_Link" text:visited-style-name="Index_20_Link">🟥 Arduino MEGA (maître – cerveau principal)<text:tab/>15</text:a></text:p>
          <text:p text:style-name="P3"><text:a xlink:type="simple" xlink:href="#__RefHeading___Toc95833_2626828182" office:name="🟦 Arduino UNO (esclave – driver moteurs)" text:style-name="Index_20_Link" text:visited-style-name="Index_20_Link">🟦 Arduino UNO (esclave – driver moteurs)<text:tab/>15</text:a></text:p>
          <text:p text:style-name="P5"><text:a xlink:type="simple" xlink:href="#__RefHeading___Toc95835_2626828182" office:name="1.2 — Schéma fonctionnel général" text:style-name="Index_20_Link" text:visited-style-name="Index_20_Link">1.2 — Schéma fonctionnel général<text:tab/>16</text:a></text:p>
          <text:p text:style-name="P5"><text:a xlink:type="simple" xlink:href="#__RefHeading___Toc95837_2626828182" office:name="1.3 — Format des communications VPIV" text:style-name="Index_20_Link" text:visited-style-name="Index_20_Link">1.3 — Format des communications VPIV<text:tab/>17</text:a></text:p>
          <text:p text:style-name="P3"><text:a xlink:type="simple" xlink:href="#__RefHeading___Toc95839_2626828182" office:name="🔤 Structure :" text:style-name="Index_20_Link" text:visited-style-name="Index_20_Link">🔤 Structure :<text:tab/>17</text:a></text:p>
          <text:p text:style-name="P3"><text:a xlink:type="simple" xlink:href="#__RefHeading___Toc95841_2626828182" office:name="Type (TYPE)" text:style-name="Index_20_Link" text:visited-style-name="Index_20_Link">Type (TYPE)<text:tab/>17</text:a></text:p>
          <text:p text:style-name="P5"><text:a xlink:type="simple" xlink:href="#__RefHeading___Toc95843_2626828182" office:name="1.4 — Modules VPIV disponibles" text:style-name="Index_20_Link" text:visited-style-name="Index_20_Link">1.4 — Modules VPIV disponibles<text:tab/>17</text:a></text:p>
          <text:p text:style-name="P5"><text:a xlink:type="simple" xlink:href="#__RefHeading___Toc95845_2626828182" office:name="1.5 — Cycle loop() (MEGA)" text:style-name="Index_20_Link" text:visited-style-name="Index_20_Link">1.5 — Cycle loop() (MEGA)<text:tab/>18</text:a></text:p>
          <text:p text:style-name="P5"><text:a xlink:type="simple" xlink:href="#__RefHeading___Toc95847_2626828182" office:name="1.6 — Architecture des configurations (cfg_…)" text:style-name="Index_20_Link" text:visited-style-name="Index_20_Link">1.6 — Architecture des configurations (cfg_…)<text:tab/>18</text:a></text:p>
          <text:p text:style-name="P5"><text:a xlink:type="simple" xlink:href="#__RefHeading___Toc95849_2626828182" office:name="1.7 — Sécurité centrale (urgence)" text:style-name="Index_20_Link" text:visited-style-name="Index_20_Link">1.7 — Sécurité centrale (urgence)<text:tab/>18</text:a></text:p>
          <text:p text:style-name="P5"><text:a xlink:type="simple" xlink:href="#__RefHeading___Toc95851_2626828182" office:name="1.8 — Structure du code (arborescence)" text:style-name="Index_20_Link" text:visited-style-name="Index_20_Link">1.8 — Structure du code (arborescence)<text:tab/>19</text:a></text:p>
          <text:p text:style-name="P5"><text:a xlink:type="simple" xlink:href="#__RefHeading___Toc95853_2626828182" office:name="1.9 — Communication MEGA → UNO" text:style-name="Index_20_Link" text:visited-style-name="Index_20_Link">1.9 — Communication MEGA → UNO<text:tab/>20</text:a></text:p>
          <text:p text:style-name="P5"><text:a xlink:type="simple" xlink:href="#__RefHeading___Toc95855_2626828182" office:name="✔️ Fin du CHAPITRE 1" text:style-name="Index_20_Link" text:visited-style-name="Index_20_Link">✔️ Fin du CHAPITRE 1<text:tab/>20</text:a></text:p>
          <text:p text:style-name="P5"><text:a xlink:type="simple" xlink:href="#__RefHeading___Toc95857_2626828182" office:name="🧱 CHAPITRE 2 — PROTOCOLE VPIV &amp; MOTEUR DE DISPATCH (MEGA)" text:style-name="Index_20_Link" text:visited-style-name="Index_20_Link"><text:soft-page-break/>🧱 CHAPITRE 2 — PROTOCOLE VPIV &amp; MOTEUR DE DISPATCH (MEGA)<text:tab/>20</text:a></text:p>
          <text:p text:style-name="P5"><text:a xlink:type="simple" xlink:href="#__RefHeading___Toc95859_2626828182" office:name="2.1 — But du protocole VPIV" text:style-name="Index_20_Link" text:visited-style-name="Index_20_Link">2.1 — But du protocole VPIV<text:tab/>20</text:a></text:p>
          <text:p text:style-name="P5"><text:a xlink:type="simple" xlink:href="#__RefHeading___Toc95861_2626828182" office:name="2.2 — Structure officielle des trames" text:style-name="Index_20_Link" text:visited-style-name="Index_20_Link">2.2 — Structure officielle des trames<text:tab/>21</text:a></text:p>
          <text:p text:style-name="P3"><text:a xlink:type="simple" xlink:href="#__RefHeading___Toc95863_2626828182" office:name="🔤 Les champs :" text:style-name="Index_20_Link" text:visited-style-name="Index_20_Link">🔤 Les champs :<text:tab/>21</text:a></text:p>
          <text:p text:style-name="P3"><text:a xlink:type="simple" xlink:href="#__RefHeading___Toc95865_2626828182" office:name="Exemples :" text:style-name="Index_20_Link" text:visited-style-name="Index_20_Link">Exemples :<text:tab/>21</text:a></text:p>
          <text:p text:style-name="P5"><text:a xlink:type="simple" xlink:href="#__RefHeading___Toc95867_2626828182" office:name="2.3 — Parsing VPIV (Mega)" text:style-name="Index_20_Link" text:visited-style-name="Index_20_Link">2.3 — Parsing VPIV (Mega)<text:tab/>21</text:a></text:p>
          <text:p text:style-name="P5"><text:a xlink:type="simple" xlink:href="#__RefHeading___Toc95869_2626828182" office:name="2.4 — Structure interne MessageVPIV" text:style-name="Index_20_Link" text:visited-style-name="Index_20_Link">2.4 — Structure interne MessageVPIV<text:tab/>21</text:a></text:p>
          <text:p text:style-name="P5"><text:a xlink:type="simple" xlink:href="#__RefHeading___Toc95871_2626828182" office:name="2.5 — Le routeur : dispatchVPIV()" text:style-name="Index_20_Link" text:visited-style-name="Index_20_Link">2.5 — Le routeur : dispatchVPIV()<text:tab/>22</text:a></text:p>
          <text:p text:style-name="P3"><text:a xlink:type="simple" xlink:href="#__RefHeading___Toc95873_2626828182" office:name="1) Sécurité urgence" text:style-name="Index_20_Link" text:visited-style-name="Index_20_Link">1) Sécurité urgence<text:tab/>22</text:a></text:p>
          <text:p text:style-name="P3"><text:a xlink:type="simple" xlink:href="#__RefHeading___Toc95875_2626828182" office:name="2) Table des dispatchers" text:style-name="Index_20_Link" text:visited-style-name="Index_20_Link">2) Table des dispatchers<text:tab/>22</text:a></text:p>
          <text:p text:style-name="P5"><text:a xlink:type="simple" xlink:href="#__RefHeading___Toc95877_2626828182" office:name="2.6 — Syntaxe interne des dispatchers" text:style-name="Index_20_Link" text:visited-style-name="Index_20_Link">2.6 — Syntaxe interne des dispatchers<text:tab/>23</text:a></text:p>
          <text:p text:style-name="P5"><text:a xlink:type="simple" xlink:href="#__RefHeading___Toc95879_2626828182" office:name="2.7 — Propriétés (PROP) catégorisées" text:style-name="Index_20_Link" text:visited-style-name="Index_20_Link">2.7 — Propriétés (PROP) catégorisées<text:tab/>23</text:a></text:p>
          <text:p text:style-name="P3"><text:a xlink:type="simple" xlink:href="#__RefHeading___Toc95881_2626828182" office:name="2.7.1 — Action (écriture → $V)" text:style-name="Index_20_Link" text:visited-style-name="Index_20_Link">2.7.1 — Action (écriture → $V)<text:tab/>24</text:a></text:p>
          <text:p text:style-name="P3"><text:a xlink:type="simple" xlink:href="#__RefHeading___Toc95883_2626828182" office:name="2.7.2 — Information (lecture → $I)" text:style-name="Index_20_Link" text:visited-style-name="Index_20_Link">2.7.2 — Information (lecture → $I)<text:tab/>24</text:a></text:p>
          <text:p text:style-name="P3"><text:a xlink:type="simple" xlink:href="#__RefHeading___Toc95885_2626828182" office:name="2.7.3 — Flux (envoi périodique)" text:style-name="Index_20_Link" text:visited-style-name="Index_20_Link">2.7.3 — Flux (envoi périodique)<text:tab/>24</text:a></text:p>
          <text:p text:style-name="P3"><text:a xlink:type="simple" xlink:href="#__RefHeading___Toc95887_2626828182" office:name="2.7.4 — Erreurs" text:style-name="Index_20_Link" text:visited-style-name="Index_20_Link">2.7.4 — Erreurs<text:tab/>24</text:a></text:p>
          <text:p text:style-name="P5"><text:a xlink:type="simple" xlink:href="#__RefHeading___Toc95889_2626828182" office:name="2.8 — Format standard des valeurs (value)" text:style-name="Index_20_Link" text:visited-style-name="Index_20_Link">2.8 — Format standard des valeurs (value)<text:tab/>24</text:a></text:p>
          <text:p text:style-name="P3"><text:a xlink:type="simple" xlink:href="#__RefHeading___Toc95891_2626828182" office:name="1) entier simple" text:style-name="Index_20_Link" text:visited-style-name="Index_20_Link">1) entier simple<text:tab/>24</text:a></text:p>
          <text:p text:style-name="P3"><text:a xlink:type="simple" xlink:href="#__RefHeading___Toc95893_2626828182" office:name="2) booléen" text:style-name="Index_20_Link" text:visited-style-name="Index_20_Link">2) booléen<text:tab/>24</text:a></text:p>
          <text:p text:style-name="P3"><text:a xlink:type="simple" xlink:href="#__RefHeading___Toc95895_2626828182" office:name="3) RGB" text:style-name="Index_20_Link" text:visited-style-name="Index_20_Link">3) RGB<text:tab/>24</text:a></text:p>
          <text:p text:style-name="P3"><text:a xlink:type="simple" xlink:href="#__RefHeading___Toc95897_2626828182" office:name="4) géométrie odométrie" text:style-name="Index_20_Link" text:visited-style-name="Index_20_Link">4) géométrie odométrie<text:tab/>24</text:a></text:p>
          <text:p text:style-name="P3"><text:a xlink:type="simple" xlink:href="#__RefHeading___Toc95899_2626828182" office:name="5) liste / tableau" text:style-name="Index_20_Link" text:visited-style-name="Index_20_Link">5) liste / tableau<text:tab/>24</text:a></text:p>
          <text:p text:style-name="P3"><text:a xlink:type="simple" xlink:href="#__RefHeading___Toc95901_2626828182" office:name="6) vecteur (moteurs, joystick)" text:style-name="Index_20_Link" text:visited-style-name="Index_20_Link">6) vecteur (moteurs, joystick)<text:tab/>24</text:a></text:p>
          <text:p text:style-name="P5"><text:a xlink:type="simple" xlink:href="#__RefHeading___Toc95903_2626828182" office:name="2.9 — Le cœur du parsing : vpiv_utils.cpp" text:style-name="Index_20_Link" text:visited-style-name="Index_20_Link">2.9 — Le cœur du parsing : vpiv_utils.cpp<text:tab/>24</text:a></text:p>
          <text:p text:style-name="P3"><text:a xlink:type="simple" xlink:href="#__RefHeading___Toc95905_2626828182" office:name="Liste d’indices" text:style-name="Index_20_Link" text:visited-style-name="Index_20_Link">Liste d’indices<text:tab/>25</text:a></text:p>
          <text:p text:style-name="P3"><text:a xlink:type="simple" xlink:href="#__RefHeading___Toc95907_2626828182" office:name="RGB" text:style-name="Index_20_Link" text:visited-style-name="Index_20_Link">RGB<text:tab/>25</text:a></text:p>
          <text:p text:style-name="P3"><text:a xlink:type="simple" xlink:href="#__RefHeading___Toc95909_2626828182" office:name="booléen" text:style-name="Index_20_Link" text:visited-style-name="Index_20_Link">booléen<text:tab/>25</text:a></text:p>
          <text:p text:style-name="P5"><text:a xlink:type="simple" xlink:href="#__RefHeading___Toc95911_2626828182" office:name="2.10 — Exemple complet d’un cycle Node-RED → Mega" text:style-name="Index_20_Link" text:visited-style-name="Index_20_Link">2.10 — Exemple complet d’un cycle Node-RED → Mega<text:tab/>25</text:a></text:p>
          <text:p text:style-name="P3"><text:a xlink:type="simple" xlink:href="#__RefHeading___Toc95913_2626828182" office:name="1) Node-RED envoie :" text:style-name="Index_20_Link" text:visited-style-name="Index_20_Link">1) Node-RED envoie :<text:tab/>25</text:a></text:p>
          <text:p text:style-name="P3"><text:a xlink:type="simple" xlink:href="#__RefHeading___Toc95915_2626828182" office:name="2) communication_processInput() reconstruit la trame" text:style-name="Index_20_Link" text:visited-style-name="Index_20_Link">2) communication_processInput() reconstruit la trame<text:tab/>25</text:a></text:p>
          <text:p text:style-name="P3"><text:a xlink:type="simple" xlink:href="#__RefHeading___Toc95917_2626828182" office:name="3) dispatchVPIV redirige vers :" text:style-name="Index_20_Link" text:visited-style-name="Index_20_Link">3) dispatchVPIV redirige vers :<text:tab/>25</text:a></text:p>
          <text:p text:style-name="P3"><text:a xlink:type="simple" xlink:href="#__RefHeading___Toc95919_2626828182" office:name="4) Module moteur Mega calcule :" text:style-name="Index_20_Link" text:visited-style-name="Index_20_Link">4) Module moteur Mega calcule :<text:tab/>25</text:a></text:p>
          <text:p text:style-name="P3"><text:a xlink:type="simple" xlink:href="#__RefHeading___Toc95921_2626828182" office:name="5) mtr_hw envoie au UNO :" text:style-name="Index_20_Link" text:visited-style-name="Index_20_Link">5) mtr_hw envoie au UNO :<text:tab/>25</text:a></text:p>
          <text:p text:style-name="P3"><text:a xlink:type="simple" xlink:href="#__RefHeading___Toc95923_2626828182" office:name="6) UNO applique un lissage" text:style-name="Index_20_Link" text:visited-style-name="Index_20_Link">6) UNO applique un lissage<text:tab/>25</text:a></text:p>
          <text:p text:style-name="P5"><text:a xlink:type="simple" xlink:href="#__RefHeading___Toc95925_2626828182" office:name="2.11 — Exemple Node-RED → Odométrie (géométrie)" text:style-name="Index_20_Link" text:visited-style-name="Index_20_Link">2.11 — Exemple Node-RED → Odométrie (géométrie)<text:tab/>25</text:a></text:p>
          <text:p text:style-name="P3"><text:a xlink:type="simple" xlink:href="#__RefHeading___Toc95927_2626828182" office:name="Effets :" text:style-name="Index_20_Link" text:visited-style-name="Index_20_Link">Effets :<text:tab/>26</text:a></text:p>
          <text:p text:style-name="P5"><text:a xlink:type="simple" xlink:href="#__RefHeading___Toc95929_2626828182" office:name="2.12 — Exemple Node-RED → Sécurité MvtSafe" text:style-name="Index_20_Link" text:visited-style-name="Index_20_Link">2.12 — Exemple Node-RED → Sécurité MvtSafe<text:tab/>26</text:a></text:p>
          <text:p text:style-name="P5"><text:a xlink:type="simple" xlink:href="#__RefHeading___Toc95931_2626828182" office:name="✔️ Fin du CHAPITRE 2 — VPIV &amp; DISPATCH" text:style-name="Index_20_Link" text:visited-style-name="Index_20_Link">✔️ Fin du CHAPITRE 2 — VPIV &amp; DISPATCH<text:tab/>26</text:a></text:p>
          <text:p text:style-name="P5"><text:a xlink:type="simple" xlink:href="#__RefHeading___Toc95933_2626828182" office:name="👉 CHAPITRE 3 — CONFIGURATION GLOBALE (config.h/.cpp) + Synchronisation Node-RED" text:style-name="Index_20_Link" text:visited-style-name="Index_20_Link">👉 CHAPITRE 3 — CONFIGURATION GLOBALE (config.h/.cpp) + Synchronisation Node-RED<text:tab/>26</text:a></text:p>
          <text:p text:style-name="P5"><text:a xlink:type="simple" xlink:href="#__RefHeading___Toc95935_2626828182" office:name="🧱 CHAPITRE 3 — CONFIGURATION GLOBALE (MEGA) &amp; SYNCHRONISATION NODE-RED" text:style-name="Index_20_Link" text:visited-style-name="Index_20_Link">🧱 CHAPITRE 3 — CONFIGURATION GLOBALE (MEGA) &amp; SYNCHRONISATION NODE-RED<text:tab/>27</text:a></text:p>
          <text:p text:style-name="P5"><text:a xlink:type="simple" xlink:href="#__RefHeading___Toc95937_2626828182" office:name="3.1 — Architecture" text:style-name="Index_20_Link" text:visited-style-name="Index_20_Link">3.1 — Architecture<text:tab/>27</text:a></text:p>
          <text:p text:style-name="P4"><text:a xlink:type="simple" xlink:href="#__RefHeading___Toc95939_2626828182" office:name="3.1.1 — Fichiers" text:style-name="Index_20_Link" text:visited-style-name="Index_20_Link">3.1.1 — Fichiers<text:tab/>27</text:a></text:p>
          <text:p text:style-name="P5"><text:a xlink:type="simple" xlink:href="#__RefHeading___Toc95941_2626828182" office:name="3.2 — Rôle de la configuration globale" text:style-name="Index_20_Link" text:visited-style-name="Index_20_Link">3.2 — Rôle de la configuration globale<text:tab/>27</text:a></text:p>
          <text:p text:style-name="P5"><text:a xlink:type="simple" xlink:href="#__RefHeading___Toc95943_2626828182" office:name="3.3 — Structure C centrale" text:style-name="Index_20_Link" text:visited-style-name="Index_20_Link">3.3 — Structure C centrale<text:tab/>28</text:a></text:p>
          <text:p text:style-name="P5"><text:a xlink:type="simple" xlink:href="#__RefHeading___Toc95945_2626828182" office:name="3.4 — Valeurs par défaut" text:style-name="Index_20_Link" text:visited-style-name="Index_20_Link">3.4 — Valeurs par défaut<text:tab/>28</text:a></text:p>
          <text:p text:style-name="P5"><text:a xlink:type="simple" xlink:href="#__RefHeading___Toc95947_2626828182" office:name="3.5 — Requête de synchronisation Node-RED → MEGA" text:style-name="Index_20_Link" text:visited-style-name="Index_20_Link">3.5 — Requête de synchronisation Node-RED → MEGA<text:tab/>29</text:a></text:p>
          <text:p text:style-name="P5"><text:a xlink:type="simple" xlink:href="#__RefHeading___Toc95949_2626828182" office:name="3.6 — Modification d’une valeur" text:style-name="Index_20_Link" text:visited-style-name="Index_20_Link">3.6 — Modification d’une valeur<text:tab/>30</text:a></text:p>
          <text:p text:style-name="P5"><text:a xlink:type="simple" xlink:href="#__RefHeading___Toc95951_2626828182" office:name="3.7 — Récupération (load depuis Node-RED)" text:style-name="Index_20_Link" text:visited-style-name="Index_20_Link">3.7 — Récupération (load depuis Node-RED)<text:tab/>30</text:a></text:p>
          <text:p text:style-name="P5"><text:a xlink:type="simple" xlink:href="#__RefHeading___Toc95953_2626828182" office:name="3.8 — Reset aux valeurs par défaut" text:style-name="Index_20_Link" text:visited-style-name="Index_20_Link">3.8 — Reset aux valeurs par défaut<text:tab/>30</text:a></text:p>
          <text:p text:style-name="P5"><text:a xlink:type="simple" xlink:href="#__RefHeading___Toc95955_2626828182" office:name="3.9 — Structure Node-RED recommandée" text:style-name="Index_20_Link" text:visited-style-name="Index_20_Link">3.9 — Structure Node-RED recommandée<text:tab/>31</text:a></text:p>
          <text:p text:style-name="P3"><text:a xlink:type="simple" xlink:href="#__RefHeading___Toc95957_2626828182" office:name="1) État actuel de la configuration (flow/global)" text:style-name="Index_20_Link" text:visited-style-name="Index_20_Link"><text:soft-page-break/>1) État actuel de la configuration (flow/global)<text:tab/>31</text:a></text:p>
          <text:p text:style-name="P3"><text:a xlink:type="simple" xlink:href="#__RefHeading___Toc95959_2626828182" office:name="2) Un “synchro initialise”" text:style-name="Index_20_Link" text:visited-style-name="Index_20_Link">2) Un “synchro initialise”<text:tab/>31</text:a></text:p>
          <text:p text:style-name="P5"><text:a xlink:type="simple" xlink:href="#__RefHeading___Toc95961_2626828182" office:name="3.10 — Recommandation importante" text:style-name="Index_20_Link" text:visited-style-name="Index_20_Link">3.10 — Recommandation importante<text:tab/>31</text:a></text:p>
          <text:p text:style-name="P5"><text:a xlink:type="simple" xlink:href="#__RefHeading___Toc95963_2626828182" office:name="3.11 — Exemple complet d’un cycle de config : changement odométrie" text:style-name="Index_20_Link" text:visited-style-name="Index_20_Link">3.11 — Exemple complet d’un cycle de config : changement odométrie<text:tab/>31</text:a></text:p>
          <text:p text:style-name="P3"><text:a xlink:type="simple" xlink:href="#__RefHeading___Toc95965_2626828182" office:name="1) Node-RED :" text:style-name="Index_20_Link" text:visited-style-name="Index_20_Link">1) Node-RED :<text:tab/>31</text:a></text:p>
          <text:p text:style-name="P3"><text:a xlink:type="simple" xlink:href="#__RefHeading___Toc95967_2626828182" office:name="2) Mega met à jour :" text:style-name="Index_20_Link" text:visited-style-name="Index_20_Link">2) Mega met à jour :<text:tab/>31</text:a></text:p>
          <text:p text:style-name="P3"><text:a xlink:type="simple" xlink:href="#__RefHeading___Toc95969_2626828182" office:name="3) Mega renvoie :" text:style-name="Index_20_Link" text:visited-style-name="Index_20_Link">3) Mega renvoie :<text:tab/>32</text:a></text:p>
          <text:p text:style-name="P3"><text:a xlink:type="simple" xlink:href="#__RefHeading___Toc95971_2626828182" office:name="4) Node-RED sauvegarde dans flow.cfg" text:style-name="Index_20_Link" text:visited-style-name="Index_20_Link">4) Node-RED sauvegarde dans flow.cfg<text:tab/>32</text:a></text:p>
          <text:p text:style-name="P5"><text:a xlink:type="simple" xlink:href="#__RefHeading___Toc95973_2626828182" office:name="3.12 — Notions critiques gérées par la config" text:style-name="Index_20_Link" text:visited-style-name="Index_20_Link">3.12 — Notions critiques gérées par la config<text:tab/>32</text:a></text:p>
          <text:p text:style-name="P4"><text:a xlink:type="simple" xlink:href="#__RefHeading___Toc95975_2626828182" office:name="3.12.1 — Odométrie et influence directe des paramètres" text:style-name="Index_20_Link" text:visited-style-name="Index_20_Link">3.12.1 — Odométrie et influence directe des paramètres<text:tab/>32</text:a></text:p>
          <text:p text:style-name="P4"><text:a xlink:type="simple" xlink:href="#__RefHeading___Toc95977_2626828182" office:name="3.12.2 — Ultrasons" text:style-name="Index_20_Link" text:visited-style-name="Index_20_Link">3.12.2 — Ultrasons<text:tab/>32</text:a></text:p>
          <text:p text:style-name="P4"><text:a xlink:type="simple" xlink:href="#__RefHeading___Toc95979_2626828182" office:name="3.12.3 — MvtSafe (sécurité)" text:style-name="Index_20_Link" text:visited-style-name="Index_20_Link">3.12.3 — MvtSafe (sécurité)<text:tab/>33</text:a></text:p>
          <text:p text:style-name="P5"><text:a xlink:type="simple" xlink:href="#__RefHeading___Toc95981_2626828182" office:name="✔️ Fin du CHAPITRE 3 — CONFIGURATION GLOBALE" text:style-name="Index_20_Link" text:visited-style-name="Index_20_Link">✔️ Fin du CHAPITRE 3 — CONFIGURATION GLOBALE<text:tab/>33</text:a></text:p>
          <text:p text:style-name="P5"><text:a xlink:type="simple" xlink:href="#__RefHeading___Toc95983_2626828182" office:name="👉 CHAPITRE 4 — MODULE MOTORS : Mega + UNO (modern/legacy, interpolation, trames, sécurité)" text:style-name="Index_20_Link" text:visited-style-name="Index_20_Link">👉 CHAPITRE 4 — MODULE MOTORS : Mega + UNO (modern/legacy, interpolation, trames, sécurité)<text:tab/>33</text:a></text:p>
          <text:p text:style-name="P5"><text:a xlink:type="simple" xlink:href="#__RefHeading___Toc95985_2626828182" office:name="🧱 CHAPITRE 4 — MODULE MOTORS — Mega + UNO (modern / legacy, interpolation, sécurité)" text:style-name="Index_20_Link" text:visited-style-name="Index_20_Link">🧱 CHAPITRE 4 — MODULE MOTORS — Mega + UNO (modern / legacy, interpolation, sécurité)<text:tab/>34</text:a></text:p>
          <text:p text:style-name="P5"><text:a xlink:type="simple" xlink:href="#__RefHeading___Toc95987_2626828182" office:name="4.1 — Architecture générale" text:style-name="Index_20_Link" text:visited-style-name="Index_20_Link">4.1 — Architecture générale<text:tab/>34</text:a></text:p>
          <text:p text:style-name="P5"><text:a xlink:type="simple" xlink:href="#__RefHeading___Toc95989_2626828182" office:name="4.2 — Rôle du module moteur côté MEGA" text:style-name="Index_20_Link" text:visited-style-name="Index_20_Link">4.2 — Rôle du module moteur côté MEGA<text:tab/>34</text:a></text:p>
          <text:p text:style-name="P3"><text:a xlink:type="simple" xlink:href="#__RefHeading___Toc95991_2626828182" office:name="✔️ 1) Réception VPIV de commandes" text:style-name="Index_20_Link" text:visited-style-name="Index_20_Link">✔️ 1) Réception VPIV de commandes<text:tab/>34</text:a></text:p>
          <text:p text:style-name="P3"><text:a xlink:type="simple" xlink:href="#__RefHeading___Toc95993_2626828182" office:name="✔️ 2) Conversion commandes v,ω → L,R" text:style-name="Index_20_Link" text:visited-style-name="Index_20_Link">✔️ 2) Conversion commandes v,ω → L,R<text:tab/>34</text:a></text:p>
          <text:p text:style-name="P3"><text:a xlink:type="simple" xlink:href="#__RefHeading___Toc95995_2626828182" office:name="✔️ 3) Envoi UNO modern → &quot;&lt;L,R,A&gt;&quot;" text:style-name="Index_20_Link" text:visited-style-name="Index_20_Link">✔️ 3) Envoi UNO modern → "&lt;L,R,A&gt;"<text:tab/>35</text:a></text:p>
          <text:p text:style-name="P3"><text:a xlink:type="simple" xlink:href="#__RefHeading___Toc95997_2626828182" office:name="✔️ 4) Envoi périodique (keep-alive)" text:style-name="Index_20_Link" text:visited-style-name="Index_20_Link">✔️ 4) Envoi périodique (keep-alive)<text:tab/>35</text:a></text:p>
          <text:p text:style-name="P3"><text:a xlink:type="simple" xlink:href="#__RefHeading___Toc95999_2626828182" office:name="✔️ 5) Activation/désactivation moteurs" text:style-name="Index_20_Link" text:visited-style-name="Index_20_Link">✔️ 5) Activation/désactivation moteurs<text:tab/>35</text:a></text:p>
          <text:p text:style-name="P5"><text:a xlink:type="simple" xlink:href="#__RefHeading___Toc96001_2626828182" office:name="4.3 — Paramètres moteur dans la configuration (scfg)" text:style-name="Index_20_Link" text:visited-style-name="Index_20_Link">4.3 — Paramètres moteur dans la configuration (scfg)<text:tab/>35</text:a></text:p>
          <text:p text:style-name="P3"><text:a xlink:type="simple" xlink:href="#__RefHeading___Toc96003_2626828182" office:name="✔️ inputScale = plage d’entrée" text:style-name="Index_20_Link" text:visited-style-name="Index_20_Link">✔️ inputScale = plage d’entrée<text:tab/>35</text:a></text:p>
          <text:p text:style-name="P3"><text:a xlink:type="simple" xlink:href="#__RefHeading___Toc96005_2626828182" office:name="✔️ outputScale = plage sortie UNO" text:style-name="Index_20_Link" text:visited-style-name="Index_20_Link">✔️ outputScale = plage sortie UNO<text:tab/>35</text:a></text:p>
          <text:p text:style-name="P3"><text:a xlink:type="simple" xlink:href="#__RefHeading___Toc96007_2626828182" office:name="✔️ kturn = intensité de rotation" text:style-name="Index_20_Link" text:visited-style-name="Index_20_Link">✔️ kturn = intensité de rotation<text:tab/>35</text:a></text:p>
          <text:p text:style-name="P5"><text:a xlink:type="simple" xlink:href="#__RefHeading___Toc96009_2626828182" office:name="4.4 — Conversion : v/ω → Moteur gauche/droit (MEGA)" text:style-name="Index_20_Link" text:visited-style-name="Index_20_Link">4.4 — Conversion : v/ω → Moteur gauche/droit (MEGA)<text:tab/>35</text:a></text:p>
          <text:p text:style-name="P5"><text:a xlink:type="simple" xlink:href="#__RefHeading___Toc96011_2626828182" office:name="4.5 — Mode modern : Mega → UNO (nouveau protocole)" text:style-name="Index_20_Link" text:visited-style-name="Index_20_Link">4.5 — Mode modern : Mega → UNO (nouveau protocole)<text:tab/>36</text:a></text:p>
          <text:p text:style-name="P5"><text:a xlink:type="simple" xlink:href="#__RefHeading___Toc96013_2626828182" office:name="4.6 — Mode legacy" text:style-name="Index_20_Link" text:visited-style-name="Index_20_Link">4.6 — Mode legacy<text:tab/>36</text:a></text:p>
          <text:p text:style-name="P5"><text:a xlink:type="simple" xlink:href="#__RefHeading___Toc96015_2626828182" office:name="4.7 — Module UNO : interpolation et sécurité" text:style-name="Index_20_Link" text:visited-style-name="Index_20_Link">4.7 — Module UNO : interpolation et sécurité<text:tab/>37</text:a></text:p>
          <text:p text:style-name="P4"><text:a xlink:type="simple" xlink:href="#__RefHeading___Toc96017_2626828182" office:name="4.7.1 — Rôle sur UNO" text:style-name="Index_20_Link" text:visited-style-name="Index_20_Link">4.7.1 — Rôle sur UNO<text:tab/>37</text:a></text:p>
          <text:p text:style-name="P5"><text:a xlink:type="simple" xlink:href="#__RefHeading___Toc96019_2626828182" office:name="4.8 — Interpolation sur UNO" text:style-name="Index_20_Link" text:visited-style-name="Index_20_Link">4.8 — Interpolation sur UNO<text:tab/>37</text:a></text:p>
          <text:p text:style-name="P3"><text:a xlink:type="simple" xlink:href="#__RefHeading___Toc96021_2626828182" office:name="Interprétation" text:style-name="Index_20_Link" text:visited-style-name="Index_20_Link">Interprétation<text:tab/>37</text:a></text:p>
          <text:p text:style-name="P5"><text:a xlink:type="simple" xlink:href="#__RefHeading___Toc96023_2626828182" office:name="4.9 — Sécurité timeout UNO" text:style-name="Index_20_Link" text:visited-style-name="Index_20_Link">4.9 — Sécurité timeout UNO<text:tab/>37</text:a></text:p>
          <text:p text:style-name="P5"><text:a xlink:type="simple" xlink:href="#__RefHeading___Toc96025_2626828182" office:name="4.10 — Prévention des valeurs dangereuses" text:style-name="Index_20_Link" text:visited-style-name="Index_20_Link">4.10 — Prévention des valeurs dangereuses<text:tab/>38</text:a></text:p>
          <text:p text:style-name="P5"><text:a xlink:type="simple" xlink:href="#__RefHeading___Toc96027_2626828182" office:name="4.11 — Interaction avec le module MvtSafe (sécurité obstacle)" text:style-name="Index_20_Link" text:visited-style-name="Index_20_Link">4.11 — Interaction avec le module MvtSafe (sécurité obstacle)<text:tab/>38</text:a></text:p>
          <text:p text:style-name="P5"><text:a xlink:type="simple" xlink:href="#__RefHeading___Toc96029_2626828182" office:name="4.12 — Interaction avec l’odométrie" text:style-name="Index_20_Link" text:visited-style-name="Index_20_Link">4.12 — Interaction avec l’odométrie<text:tab/>38</text:a></text:p>
          <text:p text:style-name="P5"><text:a xlink:type="simple" xlink:href="#__RefHeading___Toc96031_2626828182" office:name="4.13 — Flow Node-RED pour piloter moteurs (exemple)" text:style-name="Index_20_Link" text:visited-style-name="Index_20_Link">4.13 — Flow Node-RED pour piloter moteurs (exemple)<text:tab/>38</text:a></text:p>
          <text:p text:style-name="P3"><text:a xlink:type="simple" xlink:href="#__RefHeading___Toc96033_2626828182" office:name="Input UI → Node-RED" text:style-name="Index_20_Link" text:visited-style-name="Index_20_Link">Input UI → Node-RED<text:tab/>38</text:a></text:p>
          <text:p text:style-name="P3"><text:a xlink:type="simple" xlink:href="#__RefHeading___Toc96035_2626828182" office:name="Node-RED → Mega (VPIV)" text:style-name="Index_20_Link" text:visited-style-name="Index_20_Link">Node-RED → Mega (VPIV)<text:tab/>39</text:a></text:p>
          <text:p text:style-name="P5"><text:a xlink:type="simple" xlink:href="#__RefHeading___Toc96037_2626828182" office:name="4.14 — Commande directe (non recommandée)" text:style-name="Index_20_Link" text:visited-style-name="Index_20_Link">4.14 — Commande directe (non recommandée)<text:tab/>39</text:a></text:p>
          <text:p text:style-name="P5"><text:a xlink:type="simple" xlink:href="#__RefHeading___Toc96039_2626828182" office:name="4.15 — Test diagnostic moteur" text:style-name="Index_20_Link" text:visited-style-name="Index_20_Link">4.15 — Test diagnostic moteur<text:tab/>39</text:a></text:p>
          <text:p text:style-name="P5"><text:a xlink:type="simple" xlink:href="#__RefHeading___Toc96041_2626828182" office:name="4.16 — Résumé chaîne moteur" text:style-name="Index_20_Link" text:visited-style-name="Index_20_Link">4.16 — Résumé chaîne moteur<text:tab/>39</text:a></text:p>
          <text:p text:style-name="P5"><text:a xlink:type="simple" xlink:href="#__RefHeading___Toc96043_2626828182" office:name="✔️ Fin CHAP 4 : MOTEURS" text:style-name="Index_20_Link" text:visited-style-name="Index_20_Link">✔️ Fin CHAP 4 : MOTEURS<text:tab/>40</text:a></text:p>
          <text:p text:style-name="P5"><text:a xlink:type="simple" xlink:href="#__RefHeading___Toc96045_2626828182" office:name="🟦 CHAPITRE 5 — ULTRASONS + MvtSafe : Architecture complète, seuils, mapping, sécurité dynamique" text:style-name="Index_20_Link" text:visited-style-name="Index_20_Link">🟦 CHAPITRE 5 — ULTRASONS + MvtSafe : Architecture complète, seuils, mapping, sécurité dynamique<text:tab/>40</text:a></text:p>
          <text:p text:style-name="P5"><text:a xlink:type="simple" xlink:href="#__RefHeading___Toc96047_2626828182" office:name="5.1 — Architecture générale" text:style-name="Index_20_Link" text:visited-style-name="Index_20_Link">5.1 — Architecture générale<text:tab/>40</text:a></text:p>
          <text:p text:style-name="P5"><text:a xlink:type="simple" xlink:href="#__RefHeading___Toc96049_2626828182" office:name="5.2 — Nouveau mapping officiel US (confirmé)" text:style-name="Index_20_Link" text:visited-style-name="Index_20_Link">5.2 — Nouveau mapping officiel US (confirmé)<text:tab/>41</text:a></text:p>
          <text:p text:style-name="P3"><text:a xlink:type="simple" xlink:href="#__RefHeading___Toc96051_2626828182" office:name="Le tableau interne usNames[] doit être :" text:style-name="Index_20_Link" text:visited-style-name="Index_20_Link">Le tableau interne usNames[] doit être :<text:tab/>41</text:a></text:p>
          <text:p text:style-name="P5"><text:a xlink:type="simple" xlink:href="#__RefHeading___Toc96053_2626828182" office:name="5.3 — Seuils officiels US (selon ta demande)" text:style-name="Index_20_Link" text:visited-style-name="Index_20_Link">5.3 — Seuils officiels US (selon ta demande)<text:tab/>41</text:a></text:p>
          <text:p text:style-name="P3"><text:a xlink:type="simple" xlink:href="#__RefHeading___Toc96055_2626828182" office:name="Distances limites (cm)" text:style-name="Index_20_Link" text:visited-style-name="Index_20_Link"><text:soft-page-break/>Distances limites (cm)<text:tab/>41</text:a></text:p>
          <text:p text:style-name="P5"><text:a xlink:type="simple" xlink:href="#__RefHeading___Toc96057_2626828182" office:name="5.4 — Fonctionnement du module US (lecture et alertes)" text:style-name="Index_20_Link" text:visited-style-name="Index_20_Link">5.4 — Fonctionnement du module US (lecture et alertes)<text:tab/>42</text:a></text:p>
          <text:p text:style-name="P3"><text:a xlink:type="simple" xlink:href="#__RefHeading___Toc96059_2626828182" office:name="✔️ Lecture cyclique non bloquante" text:style-name="Index_20_Link" text:visited-style-name="Index_20_Link">✔️ Lecture cyclique non bloquante<text:tab/>42</text:a></text:p>
          <text:p text:style-name="P3"><text:a xlink:type="simple" xlink:href="#__RefHeading___Toc96061_2626828182" office:name="✔️ Gestion mode suspect" text:style-name="Index_20_Link" text:visited-style-name="Index_20_Link">✔️ Gestion mode suspect<text:tab/>42</text:a></text:p>
          <text:p text:style-name="P3"><text:a xlink:type="simple" xlink:href="#__RefHeading___Toc96063_2626828182" office:name="✔️ Valider toutes les valeurs internes dans currValue[]" text:style-name="Index_20_Link" text:visited-style-name="Index_20_Link">✔️ Valider toutes les valeurs internes dans currValue[]<text:tab/>42</text:a></text:p>
          <text:p text:style-name="P3"><text:a xlink:type="simple" xlink:href="#__RefHeading___Toc96065_2626828182" office:name="✔️ Alertes danger" text:style-name="Index_20_Link" text:visited-style-name="Index_20_Link">✔️ Alertes danger<text:tab/>42</text:a></text:p>
          <text:p text:style-name="P3"><text:a xlink:type="simple" xlink:href="#__RefHeading___Toc96067_2626828182" office:name="✔️ Publication valeurs" text:style-name="Index_20_Link" text:visited-style-name="Index_20_Link">✔️ Publication valeurs<text:tab/>42</text:a></text:p>
          <text:p text:style-name="P5"><text:a xlink:type="simple" xlink:href="#__RefHeading___Toc96069_2626828182" office:name="5.5 — MvtSafe : cerveau sécurité" text:style-name="Index_20_Link" text:visited-style-name="Index_20_Link">5.5 — MvtSafe : cerveau sécurité<text:tab/>42</text:a></text:p>
          <text:p text:style-name="P5"><text:a xlink:type="simple" xlink:href="#__RefHeading___Toc96071_2626828182" office:name="5.6 — Zones MvtSafe (réglées pour ton robot)" text:style-name="Index_20_Link" text:visited-style-name="Index_20_Link">5.6 — Zones MvtSafe (réglées pour ton robot)<text:tab/>43</text:a></text:p>
          <text:p text:style-name="P3"><text:a xlink:type="simple" xlink:href="#__RefHeading___Toc96073_2626828182" office:name="1) Avance" text:style-name="Index_20_Link" text:visited-style-name="Index_20_Link">1) Avance<text:tab/>43</text:a></text:p>
          <text:p text:style-name="P3"><text:a xlink:type="simple" xlink:href="#__RefHeading___Toc96075_2626828182" office:name="2) Recul" text:style-name="Index_20_Link" text:visited-style-name="Index_20_Link">2) Recul<text:tab/>43</text:a></text:p>
          <text:p text:style-name="P3"><text:a xlink:type="simple" xlink:href="#__RefHeading___Toc96077_2626828182" office:name="3) Rotation" text:style-name="Index_20_Link" text:visited-style-name="Index_20_Link">3) Rotation<text:tab/>43</text:a></text:p>
          <text:p text:style-name="P5"><text:a xlink:type="simple" xlink:href="#__RefHeading___Toc96079_2626828182" office:name="5.7 — Réactions MvtSafe" text:style-name="Index_20_Link" text:visited-style-name="Index_20_Link">5.7 — Réactions MvtSafe<text:tab/>43</text:a></text:p>
          <text:p text:style-name="P5"><text:a xlink:type="simple" xlink:href="#__RefHeading___Toc96081_2626828182" office:name="5.8 — Seuils internes MvtSafe (warn / danger)" text:style-name="Index_20_Link" text:visited-style-name="Index_20_Link">5.8 — Seuils internes MvtSafe (warn / danger)<text:tab/>43</text:a></text:p>
          <text:p text:style-name="P5"><text:a xlink:type="simple" xlink:href="#__RefHeading___Toc96083_2626828182" office:name="5.9 — Commandes VPIV MvtSafe" text:style-name="Index_20_Link" text:visited-style-name="Index_20_Link">5.9 — Commandes VPIV MvtSafe<text:tab/>44</text:a></text:p>
          <text:p text:style-name="P3"><text:a xlink:type="simple" xlink:href="#__RefHeading___Toc96085_2626828182" office:name="Activer/désactiver" text:style-name="Index_20_Link" text:visited-style-name="Index_20_Link">Activer/désactiver<text:tab/>44</text:a></text:p>
          <text:p text:style-name="P3"><text:a xlink:type="simple" xlink:href="#__RefHeading___Toc96087_2626828182" office:name="Mode" text:style-name="Index_20_Link" text:visited-style-name="Index_20_Link">Mode<text:tab/>44</text:a></text:p>
          <text:p text:style-name="P3"><text:a xlink:type="simple" xlink:href="#__RefHeading___Toc96089_2626828182" office:name="Seuils" text:style-name="Index_20_Link" text:visited-style-name="Index_20_Link">Seuils<text:tab/>44</text:a></text:p>
          <text:p text:style-name="P3"><text:a xlink:type="simple" xlink:href="#__RefHeading___Toc96091_2626828182" office:name="Lire état" text:style-name="Index_20_Link" text:visited-style-name="Index_20_Link">Lire état<text:tab/>44</text:a></text:p>
          <text:p text:style-name="P5"><text:a xlink:type="simple" xlink:href="#__RefHeading___Toc96093_2626828182" office:name="5.10 — Comment MvtSafe modifie l’ordre moteur" text:style-name="Index_20_Link" text:visited-style-name="Index_20_Link">5.10 — Comment MvtSafe modifie l’ordre moteur<text:tab/>44</text:a></text:p>
          <text:p text:style-name="P5"><text:a xlink:type="simple" xlink:href="#__RefHeading___Toc96095_2626828182" office:name="5.11 — Node-RED : traitement des US" text:style-name="Index_20_Link" text:visited-style-name="Index_20_Link">5.11 — Node-RED : traitement des US<text:tab/>44</text:a></text:p>
          <text:p text:style-name="P3"><text:a xlink:type="simple" xlink:href="#__RefHeading___Toc96097_2626828182" office:name="Table d’affichage exemple :" text:style-name="Index_20_Link" text:visited-style-name="Index_20_Link">Table d’affichage exemple :<text:tab/>45</text:a></text:p>
          <text:p text:style-name="P3"><text:a xlink:type="simple" xlink:href="#__RefHeading___Toc96099_2626828182" office:name="Exemple logique Node-RED :" text:style-name="Index_20_Link" text:visited-style-name="Index_20_Link">Exemple logique Node-RED :<text:tab/>45</text:a></text:p>
          <text:p text:style-name="P5"><text:a xlink:type="simple" xlink:href="#__RefHeading___Toc96101_2626828182" office:name="5.12 — Intégration complète dans RZmegaV5.ino" text:style-name="Index_20_Link" text:visited-style-name="Index_20_Link">5.12 — Intégration complète dans RZmegaV5.ino<text:tab/>45</text:a></text:p>
          <text:p text:style-name="P5"><text:a xlink:type="simple" xlink:href="#__RefHeading___Toc96103_2626828182" office:name="5.13 — Diagnostic utile (Mega)" text:style-name="Index_20_Link" text:visited-style-name="Index_20_Link">5.13 — Diagnostic utile (Mega)<text:tab/>45</text:a></text:p>
          <text:p text:style-name="P3"><text:a xlink:type="simple" xlink:href="#__RefHeading___Toc96105_2626828182" office:name="Lire un capteur US directement" text:style-name="Index_20_Link" text:visited-style-name="Index_20_Link">Lire un capteur US directement<text:tab/>45</text:a></text:p>
          <text:p text:style-name="P3"><text:a xlink:type="simple" xlink:href="#__RefHeading___Toc96107_2626828182" office:name="Lire tous" text:style-name="Index_20_Link" text:visited-style-name="Index_20_Link">Lire tous<text:tab/>45</text:a></text:p>
          <text:p text:style-name="P3"><text:a xlink:type="simple" xlink:href="#__RefHeading___Toc96109_2626828182" office:name="Activer debug complet" text:style-name="Index_20_Link" text:visited-style-name="Index_20_Link">Activer debug complet<text:tab/>45</text:a></text:p>
          <text:p text:style-name="P3"><text:a xlink:type="simple" xlink:href="#__RefHeading___Toc96111_2626828182" office:name="Danger test (main devant capteur)" text:style-name="Index_20_Link" text:visited-style-name="Index_20_Link">Danger test (main devant capteur)<text:tab/>45</text:a></text:p>
          <text:p text:style-name="P5"><text:a xlink:type="simple" xlink:href="#__RefHeading___Toc96113_2626828182" office:name="5.14 — Schéma final : US + Safe + Motors" text:style-name="Index_20_Link" text:visited-style-name="Index_20_Link">5.14 — Schéma final : US + Safe + Motors<text:tab/>46</text:a></text:p>
          <text:p text:style-name="P5"><text:a xlink:type="simple" xlink:href="#__RefHeading___Toc96115_2626828182" office:name="✔️ CHAPITRE 5 terminé (US + MvtSafe)" text:style-name="Index_20_Link" text:visited-style-name="Index_20_Link">✔️ CHAPITRE 5 terminé (US + MvtSafe)<text:tab/>46</text:a></text:p>
          <text:p text:style-name="P5"><text:a xlink:type="simple" xlink:href="#__RefHeading___Toc96117_2626828182" office:name="🟦 CHAPITRE 6 — Force Sensor (FS) &amp; Microphone Array (MIC)" text:style-name="Index_20_Link" text:visited-style-name="Index_20_Link">🟦 CHAPITRE 6 — Force Sensor (FS) &amp; Microphone Array (MIC)<text:tab/>47</text:a></text:p>
          <text:p text:style-name="P3"><text:a xlink:type="simple" xlink:href="#__RefHeading___Toc96119_2626828182" office:name="Documentation complète Arduino + VPIV + Node-RED" text:style-name="Index_20_Link" text:visited-style-name="Index_20_Link">Documentation complète Arduino + VPIV + Node-RED<text:tab/>47</text:a></text:p>
          <text:p text:style-name="P5"><text:a xlink:type="simple" xlink:href="#__RefHeading___Toc96121_2626828182" office:name="🟥 PARTIE 1 — MODULE FS (Force Sensor)" text:style-name="Index_20_Link" text:visited-style-name="Index_20_Link">🟥 PARTIE 1 — MODULE FS (Force Sensor)<text:tab/>47</text:a></text:p>
          <text:p text:style-name="P5"><text:a xlink:type="simple" xlink:href="#__RefHeading___Toc96123_2626828182" office:name="6.1 — Architecture FS" text:style-name="Index_20_Link" text:visited-style-name="Index_20_Link">6.1 — Architecture FS<text:tab/>47</text:a></text:p>
          <text:p text:style-name="P5"><text:a xlink:type="simple" xlink:href="#__RefHeading___Toc96125_2626828182" office:name="6.2 — fs_hardware.cpp" text:style-name="Index_20_Link" text:visited-style-name="Index_20_Link">6.2 — fs_hardware.cpp<text:tab/>47</text:a></text:p>
          <text:p text:style-name="P5"><text:a xlink:type="simple" xlink:href="#__RefHeading___Toc96127_2626828182" office:name="6.3 — fs.cpp" text:style-name="Index_20_Link" text:visited-style-name="Index_20_Link">6.3 — fs.cpp<text:tab/>48</text:a></text:p>
          <text:p text:style-name="P3"><text:a xlink:type="simple" xlink:href="#__RefHeading___Toc96129_2626828182" office:name="✔️ fs_init()" text:style-name="Index_20_Link" text:visited-style-name="Index_20_Link">✔️ fs_init()<text:tab/>48</text:a></text:p>
          <text:p text:style-name="P3"><text:a xlink:type="simple" xlink:href="#__RefHeading___Toc96131_2626828182" office:name="✔️ fs_processPeriodic()" text:style-name="Index_20_Link" text:visited-style-name="Index_20_Link">✔️ fs_processPeriodic()<text:tab/>48</text:a></text:p>
          <text:p text:style-name="P3"><text:a xlink:type="simple" xlink:href="#__RefHeading___Toc96133_2626828182" office:name="✔️ Détection de pression" text:style-name="Index_20_Link" text:visited-style-name="Index_20_Link">✔️ Détection de pression<text:tab/>48</text:a></text:p>
          <text:p text:style-name="P5"><text:a xlink:type="simple" xlink:href="#__RefHeading___Toc96135_2626828182" office:name="6.4 — dispatch_FS.cpp (VPIV → FS)" text:style-name="Index_20_Link" text:visited-style-name="Index_20_Link">6.4 — dispatch_FS.cpp (VPIV → FS)<text:tab/>48</text:a></text:p>
          <text:p text:style-name="P3"><text:a xlink:type="simple" xlink:href="#__RefHeading___Toc96137_2626828182" office:name="Lire" text:style-name="Index_20_Link" text:visited-style-name="Index_20_Link">Lire<text:tab/>48</text:a></text:p>
          <text:p text:style-name="P3"><text:a xlink:type="simple" xlink:href="#__RefHeading___Toc96139_2626828182" office:name="Activer / désactiver" text:style-name="Index_20_Link" text:visited-style-name="Index_20_Link">Activer / désactiver<text:tab/>49</text:a></text:p>
          <text:p text:style-name="P3"><text:a xlink:type="simple" xlink:href="#__RefHeading___Toc96141_2626828182" office:name="Régler delta (sensibilité)" text:style-name="Index_20_Link" text:visited-style-name="Index_20_Link">Régler delta (sensibilité)<text:tab/>49</text:a></text:p>
          <text:p text:style-name="P3"><text:a xlink:type="simple" xlink:href="#__RefHeading___Toc96143_2626828182" office:name="Régler seuils" text:style-name="Index_20_Link" text:visited-style-name="Index_20_Link">Régler seuils<text:tab/>49</text:a></text:p>
          <text:p text:style-name="P5"><text:a xlink:type="simple" xlink:href="#__RefHeading___Toc96145_2626828182" office:name="6.5 — Node-RED (FS)" text:style-name="Index_20_Link" text:visited-style-name="Index_20_Link">6.5 — Node-RED (FS)<text:tab/>49</text:a></text:p>
          <text:p text:style-name="P5"><text:a xlink:type="simple" xlink:href="#__RefHeading___Toc96147_2626828182" office:name="6.6 — Interaction FS ↔ MvtSafe ↔ Emergency" text:style-name="Index_20_Link" text:visited-style-name="Index_20_Link">6.6 — Interaction FS ↔ MvtSafe ↔ Emergency<text:tab/>49</text:a></text:p>
          <text:p text:style-name="P5"><text:a xlink:type="simple" xlink:href="#__RefHeading___Toc96149_2626828182" office:name="🟦 PARTIE 2 — MODULE MIC (Microphones directionnels)" text:style-name="Index_20_Link" text:visited-style-name="Index_20_Link">🟦 PARTIE 2 — MODULE MIC (Microphones directionnels)<text:tab/>49</text:a></text:p>
          <text:p text:style-name="P5"><text:a xlink:type="simple" xlink:href="#__RefHeading___Toc96151_2626828182" office:name="6.7 — Architecture MIC" text:style-name="Index_20_Link" text:visited-style-name="Index_20_Link">6.7 — Architecture MIC<text:tab/>50</text:a></text:p>
          <text:p text:style-name="P5"><text:a xlink:type="simple" xlink:href="#__RefHeading___Toc96153_2626828182" office:name="6.8 — mic_hardware.cpp" text:style-name="Index_20_Link" text:visited-style-name="Index_20_Link">6.8 — mic_hardware.cpp<text:tab/>50</text:a></text:p>
          <text:p text:style-name="P5"><text:a xlink:type="simple" xlink:href="#__RefHeading___Toc96155_2626828182" office:name="6.9 — mic.cpp (algorithme orientation sonore)" text:style-name="Index_20_Link" text:visited-style-name="Index_20_Link">6.9 — mic.cpp (algorithme orientation sonore)<text:tab/>50</text:a></text:p>
          <text:p text:style-name="P3"><text:a xlink:type="simple" xlink:href="#__RefHeading___Toc96157_2626828182" office:name="Algorithme simplifié :" text:style-name="Index_20_Link" text:visited-style-name="Index_20_Link">Algorithme simplifié :<text:tab/>50</text:a></text:p>
          <text:p text:style-name="P5"><text:a xlink:type="simple" xlink:href="#__RefHeading___Toc96159_2626828182" office:name="6.10 — dispatch_Mic.cpp (VPIV → mic)" text:style-name="Index_20_Link" text:visited-style-name="Index_20_Link"><text:soft-page-break/>6.10 — dispatch_Mic.cpp (VPIV → mic)<text:tab/>51</text:a></text:p>
          <text:p text:style-name="P3"><text:a xlink:type="simple" xlink:href="#__RefHeading___Toc96161_2626828182" office:name="Lire valeurs" text:style-name="Index_20_Link" text:visited-style-name="Index_20_Link">Lire valeurs<text:tab/>51</text:a></text:p>
          <text:p text:style-name="P3"><text:a xlink:type="simple" xlink:href="#__RefHeading___Toc96163_2626828182" office:name="Sensibilité" text:style-name="Index_20_Link" text:visited-style-name="Index_20_Link">Sensibilité<text:tab/>51</text:a></text:p>
          <text:p text:style-name="P3"><text:a xlink:type="simple" xlink:href="#__RefHeading___Toc96165_2626828182" office:name="Mode" text:style-name="Index_20_Link" text:visited-style-name="Index_20_Link">Mode<text:tab/>51</text:a></text:p>
          <text:p text:style-name="P3"><text:a xlink:type="simple" xlink:href="#__RefHeading___Toc96167_2626828182" office:name="Activer/désactiver" text:style-name="Index_20_Link" text:visited-style-name="Index_20_Link">Activer/désactiver<text:tab/>51</text:a></text:p>
          <text:p text:style-name="P5"><text:a xlink:type="simple" xlink:href="#__RefHeading___Toc96169_2626828182" office:name="6.11 — Node-RED : affichage MICRO" text:style-name="Index_20_Link" text:visited-style-name="Index_20_Link">6.11 — Node-RED : affichage MICRO<text:tab/>51</text:a></text:p>
          <text:p text:style-name="P3"><text:a xlink:type="simple" xlink:href="#__RefHeading___Toc96171_2626828182" office:name="✔️ Une boussole sonore (gauche / centre / droite)" text:style-name="Index_20_Link" text:visited-style-name="Index_20_Link">✔️ Une boussole sonore (gauche / centre / droite)<text:tab/>51</text:a></text:p>
          <text:p text:style-name="P3"><text:a xlink:type="simple" xlink:href="#__RefHeading___Toc96173_2626828182" office:name="✔️ Niveau sonore" text:style-name="Index_20_Link" text:visited-style-name="Index_20_Link">✔️ Niveau sonore<text:tab/>51</text:a></text:p>
          <text:p text:style-name="P3"><text:a xlink:type="simple" xlink:href="#__RefHeading___Toc96175_2626828182" office:name="✔️ Interaction robot" text:style-name="Index_20_Link" text:visited-style-name="Index_20_Link">✔️ Interaction robot<text:tab/>51</text:a></text:p>
          <text:p text:style-name="P5"><text:a xlink:type="simple" xlink:href="#__RefHeading___Toc96177_2626828182" office:name="6.12 — MIC + LED Ring" text:style-name="Index_20_Link" text:visited-style-name="Index_20_Link">6.12 — MIC + LED Ring<text:tab/>51</text:a></text:p>
          <text:p text:style-name="P5"><text:a xlink:type="simple" xlink:href="#__RefHeading___Toc96179_2626828182" office:name="6.13 — MIC + Node-RED + MQTT" text:style-name="Index_20_Link" text:visited-style-name="Index_20_Link">6.13 — MIC + Node-RED + MQTT<text:tab/>52</text:a></text:p>
          <text:p text:style-name="P5"><text:a xlink:type="simple" xlink:href="#__RefHeading___Toc96181_2626828182" office:name="6.14 — Intégration Arduino (Mega)" text:style-name="Index_20_Link" text:visited-style-name="Index_20_Link">6.14 — Intégration Arduino (Mega)<text:tab/>52</text:a></text:p>
          <text:p text:style-name="P5"><text:a xlink:type="simple" xlink:href="#__RefHeading___Toc96183_2626828182" office:name="6.15 — Résumé Chapitre 6" text:style-name="Index_20_Link" text:visited-style-name="Index_20_Link">6.15 — Résumé Chapitre 6<text:tab/>52</text:a></text:p>
          <text:p text:style-name="P5"><text:a xlink:type="simple" xlink:href="#__RefHeading___Toc96185_2626828182" office:name="✔️ CHAPITRE 6 TERMINE" text:style-name="Index_20_Link" text:visited-style-name="Index_20_Link">✔️ CHAPITRE 6 TERMINE<text:tab/>53</text:a></text:p>
          <text:p text:style-name="P5"><text:a xlink:type="simple" xlink:href="#__RefHeading___Toc96187_2626828182" office:name="🟦 CHAPITRE 7 — ODOMÉTRIE (Odom) &amp; NAVIGATION" text:style-name="Index_20_Link" text:visited-style-name="Index_20_Link">🟦 CHAPITRE 7 — ODOMÉTRIE (Odom) &amp; NAVIGATION<text:tab/>53</text:a></text:p>
          <text:p text:style-name="P5"><text:a xlink:type="simple" xlink:href="#__RefHeading___Toc96189_2626828182" office:name="📌 7.1 — Position du module Odom dans la chaîne" text:style-name="Index_20_Link" text:visited-style-name="Index_20_Link">📌 7.1 — Position du module Odom dans la chaîne<text:tab/>53</text:a></text:p>
          <text:p text:style-name="P5"><text:a xlink:type="simple" xlink:href="#__RefHeading___Toc96191_2626828182" office:name="📚 7.2 — Comprendre l’odométrie diff-drive" text:style-name="Index_20_Link" text:visited-style-name="Index_20_Link">📚 7.2 — Comprendre l’odométrie diff-drive<text:tab/>54</text:a></text:p>
          <text:p text:style-name="P3"><text:a xlink:type="simple" xlink:href="#__RefHeading___Toc96193_2626828182" office:name="Déplacements :" text:style-name="Index_20_Link" text:visited-style-name="Index_20_Link">Déplacements :<text:tab/>54</text:a></text:p>
          <text:p text:style-name="P3"><text:a xlink:type="simple" xlink:href="#__RefHeading___Toc96195_2626828182" office:name="Mise à jour position :" text:style-name="Index_20_Link" text:visited-style-name="Index_20_Link">Mise à jour position :<text:tab/>54</text:a></text:p>
          <text:p text:style-name="P5"><text:a xlink:type="simple" xlink:href="#__RefHeading___Toc96197_2626828182" office:name="⚙️ 7.3 — Paramètres physiques essentiels" text:style-name="Index_20_Link" text:visited-style-name="Index_20_Link">⚙️ 7.3 — Paramètres physiques essentiels<text:tab/>54</text:a></text:p>
          <text:p text:style-name="P5"><text:a xlink:type="simple" xlink:href="#__RefHeading___Toc96199_2626828182" office:name="🧮 7.4 — Coefficients internes calculés dynamiquement" text:style-name="Index_20_Link" text:visited-style-name="Index_20_Link">🧮 7.4 — Coefficients internes calculés dynamiquement<text:tab/>54</text:a></text:p>
          <text:p text:style-name="P3"><text:a xlink:type="simple" xlink:href="#__RefHeading___Toc96201_2626828182" office:name="Avancée linéaire par tick :" text:style-name="Index_20_Link" text:visited-style-name="Index_20_Link">Avancée linéaire par tick :<text:tab/>54</text:a></text:p>
          <text:p text:style-name="P3"><text:a xlink:type="simple" xlink:href="#__RefHeading___Toc96203_2626828182" office:name="Coefficient angulaire :" text:style-name="Index_20_Link" text:visited-style-name="Index_20_Link">Coefficient angulaire :<text:tab/>55</text:a></text:p>
          <text:p text:style-name="P3"><text:a xlink:type="simple" xlink:href="#__RefHeading___Toc96205_2626828182" office:name="Équivalents droite :" text:style-name="Index_20_Link" text:visited-style-name="Index_20_Link">Équivalents droite :<text:tab/>55</text:a></text:p>
          <text:p text:style-name="P5"><text:a xlink:type="simple" xlink:href="#__RefHeading___Toc96207_2626828182" office:name="⚙️ 7.5 — Commandes VPIV supportées par ton odom" text:style-name="Index_20_Link" text:visited-style-name="Index_20_Link">⚙️ 7.5 — Commandes VPIV supportées par ton odom<text:tab/>55</text:a></text:p>
          <text:p text:style-name="P3"><text:a xlink:type="simple" xlink:href="#__RefHeading___Toc96209_2626828182" office:name="📌 Lire la position" text:style-name="Index_20_Link" text:visited-style-name="Index_20_Link">📌 Lire la position<text:tab/>55</text:a></text:p>
          <text:p text:style-name="P3"><text:a xlink:type="simple" xlink:href="#__RefHeading___Toc96211_2626828182" office:name="📌 Réinitialiser la position" text:style-name="Index_20_Link" text:visited-style-name="Index_20_Link">📌 Réinitialiser la position<text:tab/>55</text:a></text:p>
          <text:p text:style-name="P3"><text:a xlink:type="simple" xlink:href="#__RefHeading___Toc96213_2626828182" office:name="📌 Lire ticks bruts" text:style-name="Index_20_Link" text:visited-style-name="Index_20_Link">📌 Lire ticks bruts<text:tab/>55</text:a></text:p>
          <text:p text:style-name="P3"><text:a xlink:type="simple" xlink:href="#__RefHeading___Toc96215_2626828182" office:name="📌 🔥 Définir géométrie complète via une seule commande" text:style-name="Index_20_Link" text:visited-style-name="Index_20_Link">📌 🔥 Définir géométrie complète via une seule commande<text:tab/>55</text:a></text:p>
          <text:p text:style-name="P3"><text:a xlink:type="simple" xlink:href="#__RefHeading___Toc96217_2626828182" office:name="📌 Lire coefficients" text:style-name="Index_20_Link" text:visited-style-name="Index_20_Link">📌 Lire coefficients<text:tab/>55</text:a></text:p>
          <text:p text:style-name="P3"><text:a xlink:type="simple" xlink:href="#__RefHeading___Toc96219_2626828182" office:name="📌 Appliquer VPIV de mouvement (pour Node-RED futur)" text:style-name="Index_20_Link" text:visited-style-name="Index_20_Link">📌 Appliquer VPIV de mouvement (pour Node-RED futur)<text:tab/>56</text:a></text:p>
          <text:p text:style-name="P5"><text:a xlink:type="simple" xlink:href="#__RefHeading___Toc96221_2626828182" office:name="🧩 7.6 — odom_hardware.cpp" text:style-name="Index_20_Link" text:visited-style-name="Index_20_Link">🧩 7.6 — odom_hardware.cpp<text:tab/>56</text:a></text:p>
          <text:p text:style-name="P5"><text:a xlink:type="simple" xlink:href="#__RefHeading___Toc96223_2626828182" office:name="🧠 7.7 — odom.cpp : le cœur de l’algorithme" text:style-name="Index_20_Link" text:visited-style-name="Index_20_Link">🧠 7.7 — odom.cpp : le cœur de l’algorithme<text:tab/>56</text:a></text:p>
          <text:p text:style-name="P5"><text:a xlink:type="simple" xlink:href="#__RefHeading___Toc96225_2626828182" office:name="🧪 7.8 — Mode calibration fourni" text:style-name="Index_20_Link" text:visited-style-name="Index_20_Link">🧪 7.8 — Mode calibration fourni<text:tab/>57</text:a></text:p>
          <text:p text:style-name="P5"><text:a xlink:type="simple" xlink:href="#__RefHeading___Toc96227_2626828182" office:name="🧪 CALIBRATION – Étape 1 : vérifier CPR" text:style-name="Index_20_Link" text:visited-style-name="Index_20_Link">🧪 CALIBRATION – Étape 1 : vérifier CPR<text:tab/>57</text:a></text:p>
          <text:p text:style-name="P5"><text:a xlink:type="simple" xlink:href="#__RefHeading___Toc96229_2626828182" office:name="🧪 CALIBRATION – Étape 2 : vérifier entraxe" text:style-name="Index_20_Link" text:visited-style-name="Index_20_Link">🧪 CALIBRATION – Étape 2 : vérifier entraxe<text:tab/>57</text:a></text:p>
          <text:p text:style-name="P5"><text:a xlink:type="simple" xlink:href="#__RefHeading___Toc96231_2626828182" office:name="📡 7.9 — Intégration Node-RED" text:style-name="Index_20_Link" text:visited-style-name="Index_20_Link">📡 7.9 — Intégration Node-RED<text:tab/>58</text:a></text:p>
          <text:p text:style-name="P3"><text:a xlink:type="simple" xlink:href="#__RefHeading___Toc96233_2626828182" office:name="Affichage recommandé :" text:style-name="Index_20_Link" text:visited-style-name="Index_20_Link">Affichage recommandé :<text:tab/>58</text:a></text:p>
          <text:p text:style-name="P3"><text:a xlink:type="simple" xlink:href="#__RefHeading___Toc96235_2626828182" office:name="🔵 Carte XY en temps réel" text:style-name="Index_20_Link" text:visited-style-name="Index_20_Link">🔵 Carte XY en temps réel<text:tab/>58</text:a></text:p>
          <text:p text:style-name="P3"><text:a xlink:type="simple" xlink:href="#__RefHeading___Toc96237_2626828182" office:name="🔵 Orientation θ" text:style-name="Index_20_Link" text:visited-style-name="Index_20_Link">🔵 Orientation θ<text:tab/>58</text:a></text:p>
          <text:p text:style-name="P3"><text:a xlink:type="simple" xlink:href="#__RefHeading___Toc96239_2626828182" office:name="🔵 Information texte" text:style-name="Index_20_Link" text:visited-style-name="Index_20_Link">🔵 Information texte<text:tab/>58</text:a></text:p>
          <text:p text:style-name="P3"><text:a xlink:type="simple" xlink:href="#__RefHeading___Toc96241_2626828182" office:name="🔵 Visualisation type robot (canvas)" text:style-name="Index_20_Link" text:visited-style-name="Index_20_Link">🔵 Visualisation type robot (canvas)<text:tab/>58</text:a></text:p>
          <text:p text:style-name="P5"><text:a xlink:type="simple" xlink:href="#__RefHeading___Toc96243_2626828182" office:name="📡 7.10 — Intégration MQTT" text:style-name="Index_20_Link" text:visited-style-name="Index_20_Link">📡 7.10 — Intégration MQTT<text:tab/>58</text:a></text:p>
          <text:p text:style-name="P5"><text:a xlink:type="simple" xlink:href="#__RefHeading___Toc96245_2626828182" office:name="🟥 7.11 — Interactions avec les autres modules" text:style-name="Index_20_Link" text:visited-style-name="Index_20_Link">🟥 7.11 — Interactions avec les autres modules<text:tab/>59</text:a></text:p>
          <text:p text:style-name="P5"><text:a xlink:type="simple" xlink:href="#__RefHeading___Toc96247_2626828182" office:name="🟩 7.12 — Résumé CHAP 7" text:style-name="Index_20_Link" text:visited-style-name="Index_20_Link">🟩 7.12 — Résumé CHAP 7<text:tab/>59</text:a></text:p>
          <text:p text:style-name="P3"><text:a xlink:type="simple" xlink:href="#__RefHeading___Toc96249_2626828182" office:name="✔️ Odométrie diff-drive complète" text:style-name="Index_20_Link" text:visited-style-name="Index_20_Link">✔️ Odométrie diff-drive complète<text:tab/>59</text:a></text:p>
          <text:p text:style-name="P3"><text:a xlink:type="simple" xlink:href="#__RefHeading___Toc96251_2626828182" office:name="✔️ Calibration dynamique via VPIV" text:style-name="Index_20_Link" text:visited-style-name="Index_20_Link">✔️ Calibration dynamique via VPIV<text:tab/>59</text:a></text:p>
          <text:p text:style-name="P3"><text:a xlink:type="simple" xlink:href="#__RefHeading___Toc96253_2626828182" office:name="✔️ STM (X,Y,θ) fiable" text:style-name="Index_20_Link" text:visited-style-name="Index_20_Link">✔️ STM (X,Y,θ) fiable<text:tab/>59</text:a></text:p>
          <text:p text:style-name="P3"><text:a xlink:type="simple" xlink:href="#__RefHeading___Toc96255_2626828182" office:name="✔️ Moteur Mega → UNO signé OK" text:style-name="Index_20_Link" text:visited-style-name="Index_20_Link">✔️ Moteur Mega → UNO signé OK<text:tab/>59</text:a></text:p>
          <text:p text:style-name="P3"><text:a xlink:type="simple" xlink:href="#__RefHeading___Toc96257_2626828182" office:name="✔️ Node-RED → visu XY/θ" text:style-name="Index_20_Link" text:visited-style-name="Index_20_Link">✔️ Node-RED → visu XY/θ<text:tab/>59</text:a></text:p>
          <text:p text:style-name="P3"><text:a xlink:type="simple" xlink:href="#__RefHeading___Toc96259_2626828182" office:name="✔️ Préparation navigation autonome" text:style-name="Index_20_Link" text:visited-style-name="Index_20_Link">✔️ Préparation navigation autonome<text:tab/>59</text:a></text:p>
          <text:p text:style-name="P3"><text:a xlink:type="simple" xlink:href="#__RefHeading___Toc96261_2626828182" office:name="✔️ Intégration Safe/US/Mic/FS" text:style-name="Index_20_Link" text:visited-style-name="Index_20_Link">✔️ Intégration Safe/US/Mic/FS<text:tab/>59</text:a></text:p>
          <text:p text:style-name="P5"><text:a xlink:type="simple" xlink:href="#__RefHeading___Toc96263_2626828182" office:name="🎉 CHAPITRE 7 TERMINÉ" text:style-name="Index_20_Link" text:visited-style-name="Index_20_Link"><text:soft-page-break/>🎉 CHAPITRE 7 TERMINÉ<text:tab/>59</text:a></text:p>
          <text:p text:style-name="P5"><text:a xlink:type="simple" xlink:href="#__RefHeading___Toc96265_2626828182" office:name="🟦 CHAPITRE 8 — MOTEURS (Mega + UNO)" text:style-name="Index_20_Link" text:visited-style-name="Index_20_Link">🟦 CHAPITRE 8 — MOTEURS (Mega + UNO)<text:tab/>60</text:a></text:p>
          <text:p text:style-name="P5"><text:a xlink:type="simple" xlink:href="#__RefHeading___Toc96267_2626828182" office:name="8.1 — Architecture Moteurs RZ-BOT" text:style-name="Index_20_Link" text:visited-style-name="Index_20_Link">8.1 — Architecture Moteurs RZ-BOT<text:tab/>60</text:a></text:p>
          <text:p text:style-name="P5"><text:a xlink:type="simple" xlink:href="#__RefHeading___Toc96269_2626828182" office:name="8.2 — Concept Modern Mode &lt;L,R,A&gt;" text:style-name="Index_20_Link" text:visited-style-name="Index_20_Link">8.2 — Concept Modern Mode &lt;L,R,A&gt;<text:tab/>61</text:a></text:p>
          <text:p text:style-name="P3"><text:a xlink:type="simple" xlink:href="#__RefHeading___Toc96271_2626828182" office:name="Trame moderne :" text:style-name="Index_20_Link" text:visited-style-name="Index_20_Link">Trame moderne :<text:tab/>61</text:a></text:p>
          <text:p text:style-name="P5"><text:a xlink:type="simple" xlink:href="#__RefHeading___Toc96273_2626828182" office:name="8.3 — Mega : mtr.cpp (haut niveau)" text:style-name="Index_20_Link" text:visited-style-name="Index_20_Link">8.3 — Mega : mtr.cpp (haut niveau)<text:tab/>61</text:a></text:p>
          <text:p text:style-name="P4"><text:a xlink:type="simple" xlink:href="#__RefHeading___Toc96275_2626828182" office:name="🟩 mtr_setTargetsSigned(v, omega, accel)" text:style-name="Index_20_Link" text:visited-style-name="Index_20_Link">🟩 mtr_setTargetsSigned(v, omega, accel)<text:tab/>61</text:a></text:p>
          <text:p text:style-name="P5"><text:a xlink:type="simple" xlink:href="#__RefHeading___Toc96277_2626828182" office:name="8.4 — Mega : mtr_hw.cpp (bas niveau Mega)" text:style-name="Index_20_Link" text:visited-style-name="Index_20_Link">8.4 — Mega : mtr_hw.cpp (bas niveau Mega)<text:tab/>62</text:a></text:p>
          <text:p text:style-name="P3"><text:a xlink:type="simple" xlink:href="#__RefHeading___Toc96279_2626828182" office:name="Envoi modern :" text:style-name="Index_20_Link" text:visited-style-name="Index_20_Link">Envoi modern :<text:tab/>62</text:a></text:p>
          <text:p text:style-name="P3"><text:a xlink:type="simple" xlink:href="#__RefHeading___Toc96281_2626828182" office:name="Envoi legacy (rare) :" text:style-name="Index_20_Link" text:visited-style-name="Index_20_Link">Envoi legacy (rare) :<text:tab/>62</text:a></text:p>
          <text:p text:style-name="P5"><text:a xlink:type="simple" xlink:href="#__RefHeading___Toc96283_2626828182" office:name="8.5 — UNO : moteur bas niveau + sécurité" text:style-name="Index_20_Link" text:visited-style-name="Index_20_Link">8.5 — UNO : moteur bas niveau + sécurité<text:tab/>62</text:a></text:p>
          <text:p text:style-name="P3"><text:a xlink:type="simple" xlink:href="#__RefHeading___Toc96285_2626828182" office:name="🔹 1. Interpolation douce" text:style-name="Index_20_Link" text:visited-style-name="Index_20_Link">🔹 1. Interpolation douce<text:tab/>62</text:a></text:p>
          <text:p text:style-name="P3"><text:a xlink:type="simple" xlink:href="#__RefHeading___Toc96287_2626828182" office:name="🔹 2. Timeout sécurité" text:style-name="Index_20_Link" text:visited-style-name="Index_20_Link">🔹 2. Timeout sécurité<text:tab/>62</text:a></text:p>
          <text:p text:style-name="P3"><text:a xlink:type="simple" xlink:href="#__RefHeading___Toc96289_2626828182" office:name="🔹 3. Double clamp très robuste" text:style-name="Index_20_Link" text:visited-style-name="Index_20_Link">🔹 3. Double clamp très robuste<text:tab/>63</text:a></text:p>
          <text:p text:style-name="P3"><text:a xlink:type="simple" xlink:href="#__RefHeading___Toc96291_2626828182" office:name="🔹 4. Système indépendant du Mega" text:style-name="Index_20_Link" text:visited-style-name="Index_20_Link">🔹 4. Système indépendant du Mega<text:tab/>63</text:a></text:p>
          <text:p text:style-name="P5"><text:a xlink:type="simple" xlink:href="#__RefHeading___Toc96293_2626828182" office:name="8.6 — Intégration MvtSafe (anti-collision)" text:style-name="Index_20_Link" text:visited-style-name="Index_20_Link">8.6 — Intégration MvtSafe (anti-collision)<text:tab/>63</text:a></text:p>
          <text:p text:style-name="P3"><text:a xlink:type="simple" xlink:href="#__RefHeading___Toc96295_2626828182" office:name="En mode soft :" text:style-name="Index_20_Link" text:visited-style-name="Index_20_Link">En mode soft :<text:tab/>63</text:a></text:p>
          <text:p text:style-name="P3"><text:a xlink:type="simple" xlink:href="#__RefHeading___Toc96297_2626828182" office:name="En mode hard :" text:style-name="Index_20_Link" text:visited-style-name="Index_20_Link">En mode hard :<text:tab/>63</text:a></text:p>
          <text:p text:style-name="P3"><text:a xlink:type="simple" xlink:href="#__RefHeading___Toc96299_2626828182" office:name="En mode idle :" text:style-name="Index_20_Link" text:visited-style-name="Index_20_Link">En mode idle :<text:tab/>63</text:a></text:p>
          <text:p text:style-name="P5"><text:a xlink:type="simple" xlink:href="#__RefHeading___Toc96301_2626828182" office:name="8.7 — Commandes VPIV moteurs" text:style-name="Index_20_Link" text:visited-style-name="Index_20_Link">8.7 — Commandes VPIV moteurs<text:tab/>63</text:a></text:p>
          <text:p text:style-name="P4"><text:a xlink:type="simple" xlink:href="#__RefHeading___Toc96303_2626828182" office:name="🔥 Modern mode" text:style-name="Index_20_Link" text:visited-style-name="Index_20_Link">🔥 Modern mode<text:tab/>63</text:a></text:p>
          <text:p text:style-name="P4"><text:a xlink:type="simple" xlink:href="#__RefHeading___Toc96305_2626828182" office:name="🔥 Set vitesse + rotation" text:style-name="Index_20_Link" text:visited-style-name="Index_20_Link">🔥 Set vitesse + rotation<text:tab/>64</text:a></text:p>
          <text:p text:style-name="P4"><text:a xlink:type="simple" xlink:href="#__RefHeading___Toc96307_2626828182" office:name="🔥 Stop" text:style-name="Index_20_Link" text:visited-style-name="Index_20_Link">🔥 Stop<text:tab/>64</text:a></text:p>
          <text:p text:style-name="P5"><text:a xlink:type="simple" xlink:href="#__RefHeading___Toc96309_2626828182" office:name="8.8 — Node-RED → Contrôle moteurs" text:style-name="Index_20_Link" text:visited-style-name="Index_20_Link">8.8 — Node-RED → Contrôle moteurs<text:tab/>64</text:a></text:p>
          <text:p text:style-name="P5"><text:a xlink:type="simple" xlink:href="#__RefHeading___Toc96311_2626828182" office:name="8.9 — Interactions moteurs ↔ odom" text:style-name="Index_20_Link" text:visited-style-name="Index_20_Link">8.9 — Interactions moteurs ↔ odom<text:tab/>64</text:a></text:p>
          <text:p text:style-name="P5"><text:a xlink:type="simple" xlink:href="#__RefHeading___Toc96313_2626828182" office:name="8.10 — Interactions moteurs ↔ urgences" text:style-name="Index_20_Link" text:visited-style-name="Index_20_Link">8.10 — Interactions moteurs ↔ urgences<text:tab/>65</text:a></text:p>
          <text:p text:style-name="P5"><text:a xlink:type="simple" xlink:href="#__RefHeading___Toc96315_2626828182" office:name="8.11 — Résumé du module moteur" text:style-name="Index_20_Link" text:visited-style-name="Index_20_Link">8.11 — Résumé du module moteur<text:tab/>65</text:a></text:p>
          <text:p text:style-name="P3"><text:a xlink:type="simple" xlink:href="#__RefHeading___Toc96317_2626828182" office:name="✔️ Mega calcule" text:style-name="Index_20_Link" text:visited-style-name="Index_20_Link">✔️ Mega calcule<text:tab/>65</text:a></text:p>
          <text:p text:style-name="P3"><text:a xlink:type="simple" xlink:href="#__RefHeading___Toc96319_2626828182" office:name="✔️ UNO exécute" text:style-name="Index_20_Link" text:visited-style-name="Index_20_Link">✔️ UNO exécute<text:tab/>65</text:a></text:p>
          <text:p text:style-name="P3"><text:a xlink:type="simple" xlink:href="#__RefHeading___Toc96321_2626828182" office:name="✔️ Diff-drive moderne" text:style-name="Index_20_Link" text:visited-style-name="Index_20_Link">✔️ Diff-drive moderne<text:tab/>65</text:a></text:p>
          <text:p text:style-name="P3"><text:a xlink:type="simple" xlink:href="#__RefHeading___Toc96323_2626828182" office:name="✔️ Lissage configurable" text:style-name="Index_20_Link" text:visited-style-name="Index_20_Link">✔️ Lissage configurable<text:tab/>65</text:a></text:p>
          <text:p text:style-name="P3"><text:a xlink:type="simple" xlink:href="#__RefHeading___Toc96325_2626828182" office:name="✔️ Protocole clair &lt;L,R,A&gt;" text:style-name="Index_20_Link" text:visited-style-name="Index_20_Link">✔️ Protocole clair &lt;L,R,A&gt;<text:tab/>65</text:a></text:p>
          <text:p text:style-name="P3"><text:a xlink:type="simple" xlink:href="#__RefHeading___Toc96327_2626828182" office:name="✔️ Sécurité MvtSafe" text:style-name="Index_20_Link" text:visited-style-name="Index_20_Link">✔️ Sécurité MvtSafe<text:tab/>65</text:a></text:p>
          <text:p text:style-name="P3"><text:a xlink:type="simple" xlink:href="#__RefHeading___Toc96329_2626828182" office:name="✔️ Timeout UNO" text:style-name="Index_20_Link" text:visited-style-name="Index_20_Link">✔️ Timeout UNO<text:tab/>65</text:a></text:p>
          <text:p text:style-name="P3"><text:a xlink:type="simple" xlink:href="#__RefHeading___Toc96331_2626828182" office:name="✔️ Full VPIV control" text:style-name="Index_20_Link" text:visited-style-name="Index_20_Link">✔️ Full VPIV control<text:tab/>65</text:a></text:p>
          <text:p text:style-name="P3"><text:a xlink:type="simple" xlink:href="#__RefHeading___Toc96333_2626828182" office:name="✔️ Node-RED joystick / nav autonome OK" text:style-name="Index_20_Link" text:visited-style-name="Index_20_Link">✔️ Node-RED joystick / nav autonome OK<text:tab/>65</text:a></text:p>
          <text:p text:style-name="P5"><text:a xlink:type="simple" xlink:href="#__RefHeading___Toc96335_2626828182" office:name="👉 Chapitre suivant (si tu veux) :" text:style-name="Index_20_Link" text:visited-style-name="Index_20_Link">👉 Chapitre suivant (si tu veux) :<text:tab/>65</text:a></text:p>
          <text:p text:style-name="P3"><text:a xlink:type="simple" xlink:href="#__RefHeading___Toc96337_2626828182" office:name="CHAPITRE 9 — MODULES SENSORS : US / Mic / IR / FS (architectures finales + tests + Node-RED + calibration)" text:style-name="Index_20_Link" text:visited-style-name="Index_20_Link">CHAPITRE 9 — MODULES SENSORS : US / Mic / IR / FS (architectures finales + tests + Node-RED + calibration)<text:tab/>65</text:a></text:p>
          <text:p text:style-name="P5"><text:a xlink:type="simple" xlink:href="#__RefHeading___Toc96339_2626828182" office:name="CHAPITRE 9 — US (Ultrasons) : architecture, VPIV, sécurité, Node-RED, calibration" text:style-name="Index_20_Link" text:visited-style-name="Index_20_Link">CHAPITRE 9 — US (Ultrasons) : architecture, VPIV, sécurité, Node-RED, calibration<text:tab/>66</text:a></text:p>
          <text:p text:style-name="P5"><text:a xlink:type="simple" xlink:href="#__RefHeading___Toc96341_2626828182" office:name="CHAPITRE 9 — MODULE ULTRASONS (US)" text:style-name="Index_20_Link" text:visited-style-name="Index_20_Link">CHAPITRE 9 — MODULE ULTRASONS (US)<text:tab/>66</text:a></text:p>
          <text:p text:style-name="P3"><text:a xlink:type="simple" xlink:href="#__RefHeading___Toc96343_2626828182" office:name="(Gestion 9× HC-SR04 – détection obstacles – alertes – supervision sécurité)" text:style-name="Index_20_Link" text:visited-style-name="Index_20_Link">(Gestion 9× HC-SR04 – détection obstacles – alertes – supervision sécurité)<text:tab/>66</text:a></text:p>
          <text:p text:style-name="P4"><text:a xlink:type="simple" xlink:href="#__RefHeading___Toc96345_2626828182" office:name="9.1 — Rôle du module US" text:style-name="Index_20_Link" text:visited-style-name="Index_20_Link">9.1 — Rôle du module US<text:tab/>66</text:a></text:p>
          <text:p text:style-name="P5"><text:a xlink:type="simple" xlink:href="#__RefHeading___Toc96347_2626828182" office:name="9.2 — Architecture du module" text:style-name="Index_20_Link" text:visited-style-name="Index_20_Link">9.2 — Architecture du module<text:tab/>67</text:a></text:p>
          <text:p text:style-name="P3"><text:a xlink:type="simple" xlink:href="#__RefHeading___Toc96349_2626828182" office:name="9.2.1 — Schéma du flot interne" text:style-name="Index_20_Link" text:visited-style-name="Index_20_Link">9.2.1 — Schéma du flot interne<text:tab/>67</text:a></text:p>
          <text:p text:style-name="P5"><text:a xlink:type="simple" xlink:href="#__RefHeading___Toc96351_2626828182" office:name="9.3 — Les fichiers du module US" text:style-name="Index_20_Link" text:visited-style-name="Index_20_Link">9.3 — Les fichiers du module US<text:tab/>67</text:a></text:p>
          <text:p text:style-name="P5"><text:a xlink:type="simple" xlink:href="#__RefHeading___Toc96353_2626828182" office:name="9.4 — API VPIV du module US" text:style-name="Index_20_Link" text:visited-style-name="Index_20_Link">9.4 — API VPIV du module US<text:tab/>68</text:a></text:p>
          <text:p text:style-name="P3"><text:a xlink:type="simple" xlink:href="#__RefHeading___Toc96355_2626828182" office:name="9.4.1 — Lecture d’une ou plusieurs valeurs" text:style-name="Index_20_Link" text:visited-style-name="Index_20_Link">9.4.1 — Lecture d’une ou plusieurs valeurs<text:tab/>68</text:a></text:p>
          <text:p text:style-name="P3"><text:a xlink:type="simple" xlink:href="#__RefHeading___Toc96357_2626828182" office:name="9.4.2 — Activer / désactiver le module" text:style-name="Index_20_Link" text:visited-style-name="Index_20_Link">9.4.2 — Activer / désactiver le module<text:tab/>68</text:a></text:p>
          <text:p text:style-name="P3"><text:a xlink:type="simple" xlink:href="#__RefHeading___Toc96359_2626828182" office:name="9.4.3 — Cycle d’acquisition" text:style-name="Index_20_Link" text:visited-style-name="Index_20_Link">9.4.3 — Cycle d’acquisition<text:tab/>68</text:a></text:p>
          <text:p text:style-name="P3"><text:a xlink:type="simple" xlink:href="#__RefHeading___Toc96361_2626828182" office:name="9.4.4 — Seuils d’alerte (danger)" text:style-name="Index_20_Link" text:visited-style-name="Index_20_Link">9.4.4 — Seuils d’alerte (danger)<text:tab/>68</text:a></text:p>
          <text:p text:style-name="P3"><text:a xlink:type="simple" xlink:href="#__RefHeading___Toc96363_2626828182" office:name="9.4.5 — Envoi systématique ou à variation" text:style-name="Index_20_Link" text:visited-style-name="Index_20_Link">9.4.5 — Envoi systématique ou à variation<text:tab/>69</text:a></text:p>
          <text:p text:style-name="P3"><text:a xlink:type="simple" xlink:href="#__RefHeading___Toc96365_2626828182" office:name="9.4.6 — Delta minimal pour envoyer une valeur" text:style-name="Index_20_Link" text:visited-style-name="Index_20_Link"><text:soft-page-break/>9.4.6 — Delta minimal pour envoyer une valeur<text:tab/>69</text:a></text:p>
          <text:p text:style-name="P3"><text:a xlink:type="simple" xlink:href="#__RefHeading___Toc96367_2626828182" office:name="9.4.7 — Mode automatique (preset)" text:style-name="Index_20_Link" text:visited-style-name="Index_20_Link">9.4.7 — Mode automatique (preset)<text:tab/>69</text:a></text:p>
          <text:p text:style-name="P5"><text:a xlink:type="simple" xlink:href="#__RefHeading___Toc96369_2626828182" office:name="9.5 — Messages VPIV envoyés automatiquement" text:style-name="Index_20_Link" text:visited-style-name="Index_20_Link">9.5 — Messages VPIV envoyés automatiquement<text:tab/>69</text:a></text:p>
          <text:p text:style-name="P3"><text:a xlink:type="simple" xlink:href="#__RefHeading___Toc96371_2626828182" office:name="9.5.1 — Valeur unique (variation importante)" text:style-name="Index_20_Link" text:visited-style-name="Index_20_Link">9.5.1 — Valeur unique (variation importante)<text:tab/>69</text:a></text:p>
          <text:p text:style-name="P3"><text:a xlink:type="simple" xlink:href="#__RefHeading___Toc96373_2626828182" office:name="9.5.2 — Valeurs groupées (« sendall=1 »)" text:style-name="Index_20_Link" text:visited-style-name="Index_20_Link">9.5.2 — Valeurs groupées (« sendall=1 »)<text:tab/>69</text:a></text:p>
          <text:p text:style-name="P3"><text:a xlink:type="simple" xlink:href="#__RefHeading___Toc96375_2626828182" office:name="9.5.3 — Alerte danger" text:style-name="Index_20_Link" text:visited-style-name="Index_20_Link">9.5.3 — Alerte danger<text:tab/>69</text:a></text:p>
          <text:p text:style-name="P5"><text:a xlink:type="simple" xlink:href="#__RefHeading___Toc96377_2626828182" office:name="9.6 — Logique interne : suspect → désactivé" text:style-name="Index_20_Link" text:visited-style-name="Index_20_Link">9.6 — Logique interne : suspect → désactivé<text:tab/>70</text:a></text:p>
          <text:p text:style-name="P3"><text:a xlink:type="simple" xlink:href="#__RefHeading___Toc96379_2626828182" office:name="Étapes :" text:style-name="Index_20_Link" text:visited-style-name="Index_20_Link">Étapes :<text:tab/>70</text:a></text:p>
          <text:p text:style-name="P5"><text:a xlink:type="simple" xlink:href="#__RefHeading___Toc96381_2626828182" office:name="9.7 — Interaction avec MvtSafe" text:style-name="Index_20_Link" text:visited-style-name="Index_20_Link">9.7 — Interaction avec MvtSafe<text:tab/>70</text:a></text:p>
          <text:p text:style-name="P5"><text:a xlink:type="simple" xlink:href="#__RefHeading___Toc96383_2626828182" office:name="9.8 — Node-RED : Dashboard &amp; flux associés" text:style-name="Index_20_Link" text:visited-style-name="Index_20_Link">9.8 — Node-RED : Dashboard &amp; flux associés<text:tab/>70</text:a></text:p>
          <text:p text:style-name="P3"><text:a xlink:type="simple" xlink:href="#__RefHeading___Toc96385_2626828182" office:name="9.8.1 — Widgets recommandés" text:style-name="Index_20_Link" text:visited-style-name="Index_20_Link">9.8.1 — Widgets recommandés<text:tab/>70</text:a></text:p>
          <text:p text:style-name="P3"><text:a xlink:type="simple" xlink:href="#__RefHeading___Toc96387_2626828182" office:name="9.8.2 — Réception valeurs (via MQTT)" text:style-name="Index_20_Link" text:visited-style-name="Index_20_Link">9.8.2 — Réception valeurs (via MQTT)<text:tab/>71</text:a></text:p>
          <text:p text:style-name="P3"><text:a xlink:type="simple" xlink:href="#__RefHeading___Toc96389_2626828182" office:name="9.8.3 — Commandes depuis dashboard" text:style-name="Index_20_Link" text:visited-style-name="Index_20_Link">9.8.3 — Commandes depuis dashboard<text:tab/>71</text:a></text:p>
          <text:p text:style-name="P5"><text:a xlink:type="simple" xlink:href="#__RefHeading___Toc96391_2626828182" office:name="9.9 — Calibration (bonne pratique)" text:style-name="Index_20_Link" text:visited-style-name="Index_20_Link">9.9 — Calibration (bonne pratique)<text:tab/>71</text:a></text:p>
          <text:p text:style-name="P3"><text:a xlink:type="simple" xlink:href="#__RefHeading___Toc96393_2626828182" office:name="9.9.1 — Test individuel" text:style-name="Index_20_Link" text:visited-style-name="Index_20_Link">9.9.1 — Test individuel<text:tab/>71</text:a></text:p>
          <text:p text:style-name="P3"><text:a xlink:type="simple" xlink:href="#__RefHeading___Toc96395_2626828182" office:name="9.9.2 — Détection angle mort" text:style-name="Index_20_Link" text:visited-style-name="Index_20_Link">9.9.2 — Détection angle mort<text:tab/>71</text:a></text:p>
          <text:p text:style-name="P3"><text:a xlink:type="simple" xlink:href="#__RefHeading___Toc96397_2626828182" office:name="9.9.3 — Ajuster seuils" text:style-name="Index_20_Link" text:visited-style-name="Index_20_Link">9.9.3 — Ajuster seuils<text:tab/>71</text:a></text:p>
          <text:p text:style-name="P5"><text:a xlink:type="simple" xlink:href="#__RefHeading___Toc96399_2626828182" office:name="9.10 — Exemple complet de configuration US" text:style-name="Index_20_Link" text:visited-style-name="Index_20_Link">9.10 — Exemple complet de configuration US<text:tab/>71</text:a></text:p>
          <text:p text:style-name="P5"><text:a xlink:type="simple" xlink:href="#__RefHeading___Toc96401_2626828182" office:name="9.11 — Résumé" text:style-name="Index_20_Link" text:visited-style-name="Index_20_Link">9.11 — Résumé<text:tab/>72</text:a></text:p>
          <text:p text:style-name="P5"><text:a xlink:type="simple" xlink:href="#__RefHeading___Toc96403_2626828182" office:name="Souhaites-tu maintenant :" text:style-name="Index_20_Link" text:visited-style-name="Index_20_Link">Souhaites-tu maintenant :<text:tab/>72</text:a></text:p>
          <text:p text:style-name="P4"><text:a xlink:type="simple" xlink:href="#__RefHeading___Toc96405_2626828182" office:name="👉 Chapitre 10 — Module MIC (Microphones &amp; Sound Tracker)" text:style-name="Index_20_Link" text:visited-style-name="Index_20_Link">👉 Chapitre 10 — Module MIC (Microphones &amp; Sound Tracker)<text:tab/>72</text:a></text:p>
          <text:p text:style-name="P4"><text:a xlink:type="simple" xlink:href="#__RefHeading___Toc96407_2626828182" office:name="👉 Chapitre 10 — Module IR (mvt_ir)" text:style-name="Index_20_Link" text:visited-style-name="Index_20_Link">👉 Chapitre 10 — Module IR (mvt_ir)<text:tab/>72</text:a></text:p>
          <text:p text:style-name="P4"><text:a xlink:type="simple" xlink:href="#__RefHeading___Toc96409_2626828182" office:name="👉 Chapitre 10 — Module FS (Force Sensor / HX711) ?" text:style-name="Index_20_Link" text:visited-style-name="Index_20_Link">👉 Chapitre 10 — Module FS (Force Sensor / HX711) ?<text:tab/>72</text:a></text:p>
          <text:p text:style-name="P5"><text:a xlink:type="simple" xlink:href="#__RefHeading___Toc96411_2626828182" office:name="CHAPITRE 10 — MODULE MIC" text:style-name="Index_20_Link" text:visited-style-name="Index_20_Link">CHAPITRE 10 — MODULE MIC<text:tab/>72</text:a></text:p>
          <text:p text:style-name="P3"><text:a xlink:type="simple" xlink:href="#__RefHeading___Toc96413_2626828182" office:name="(Détection directionnelle du son – analyse intensité – tracking – publication VPIV)" text:style-name="Index_20_Link" text:visited-style-name="Index_20_Link">(Détection directionnelle du son – analyse intensité – tracking – publication VPIV)<text:tab/>72</text:a></text:p>
          <text:p text:style-name="P5"><text:a xlink:type="simple" xlink:href="#__RefHeading___Toc96415_2626828182" office:name="10.1 — Rôle du module MIC" text:style-name="Index_20_Link" text:visited-style-name="Index_20_Link">10.1 — Rôle du module MIC<text:tab/>73</text:a></text:p>
          <text:p text:style-name="P5"><text:a xlink:type="simple" xlink:href="#__RefHeading___Toc96417_2626828182" office:name="10.2 — Architecture du module" text:style-name="Index_20_Link" text:visited-style-name="Index_20_Link">10.2 — Architecture du module<text:tab/>73</text:a></text:p>
          <text:p text:style-name="P3"><text:a xlink:type="simple" xlink:href="#__RefHeading___Toc96419_2626828182" office:name="Fichiers Mega" text:style-name="Index_20_Link" text:visited-style-name="Index_20_Link">Fichiers Mega<text:tab/>73</text:a></text:p>
          <text:p text:style-name="P3"><text:a xlink:type="simple" xlink:href="#__RefHeading___Toc96421_2626828182" office:name="Fonctions principales" text:style-name="Index_20_Link" text:visited-style-name="Index_20_Link">Fonctions principales<text:tab/>73</text:a></text:p>
          <text:p text:style-name="P5"><text:a xlink:type="simple" xlink:href="#__RefHeading___Toc96423_2626828182" office:name="10.3 — Format interne des données" text:style-name="Index_20_Link" text:visited-style-name="Index_20_Link">10.3 — Format interne des données<text:tab/>74</text:a></text:p>
          <text:p text:style-name="P5"><text:a xlink:type="simple" xlink:href="#__RefHeading___Toc96425_2626828182" office:name="10.4 — API VPIV complète (commandes pour Node-RED)" text:style-name="Index_20_Link" text:visited-style-name="Index_20_Link">10.4 — API VPIV complète (commandes pour Node-RED)<text:tab/>74</text:a></text:p>
          <text:p text:style-name="P3"><text:a xlink:type="simple" xlink:href="#__RefHeading___Toc96427_2626828182" office:name="10.4.1 — Activer / désactiver" text:style-name="Index_20_Link" text:visited-style-name="Index_20_Link">10.4.1 — Activer / désactiver<text:tab/>74</text:a></text:p>
          <text:p text:style-name="P3"><text:a xlink:type="simple" xlink:href="#__RefHeading___Toc96429_2626828182" office:name="10.4.2 — Forcer lecture" text:style-name="Index_20_Link" text:visited-style-name="Index_20_Link">10.4.2 — Forcer lecture<text:tab/>74</text:a></text:p>
          <text:p text:style-name="P3"><text:a xlink:type="simple" xlink:href="#__RefHeading___Toc96431_2626828182" office:name="10.4.3 — Mode d’analyse" text:style-name="Index_20_Link" text:visited-style-name="Index_20_Link">10.4.3 — Mode d’analyse<text:tab/>74</text:a></text:p>
          <text:p text:style-name="P3"><text:a xlink:type="simple" xlink:href="#__RefHeading___Toc96433_2626828182" office:name="10.4.4 — Filtrage / variation" text:style-name="Index_20_Link" text:visited-style-name="Index_20_Link">10.4.4 — Filtrage / variation<text:tab/>74</text:a></text:p>
          <text:p text:style-name="P3"><text:a xlink:type="simple" xlink:href="#__RefHeading___Toc96435_2626828182" office:name="10.4.5 — Détection clap &amp; events" text:style-name="Index_20_Link" text:visited-style-name="Index_20_Link">10.4.5 — Détection clap &amp; events<text:tab/>75</text:a></text:p>
          <text:p text:style-name="P3"><text:a xlink:type="simple" xlink:href="#__RefHeading___Toc96437_2626828182" office:name="10.4.6 — Seuils et paramètres dynamiques" text:style-name="Index_20_Link" text:visited-style-name="Index_20_Link">10.4.6 — Seuils et paramètres dynamiques<text:tab/>75</text:a></text:p>
          <text:p text:style-name="P5"><text:a xlink:type="simple" xlink:href="#__RefHeading___Toc96439_2626828182" office:name="10.5 — Messages VPIV émis automatiquement" text:style-name="Index_20_Link" text:visited-style-name="Index_20_Link">10.5 — Messages VPIV émis automatiquement<text:tab/>75</text:a></text:p>
          <text:p text:style-name="P3"><text:a xlink:type="simple" xlink:href="#__RefHeading___Toc96441_2626828182" office:name="10.5.1 — Direction" text:style-name="Index_20_Link" text:visited-style-name="Index_20_Link">10.5.1 — Direction<text:tab/>75</text:a></text:p>
          <text:p text:style-name="P3"><text:a xlink:type="simple" xlink:href="#__RefHeading___Toc96443_2626828182" office:name="10.5.2 — Intensité" text:style-name="Index_20_Link" text:visited-style-name="Index_20_Link">10.5.2 — Intensité<text:tab/>75</text:a></text:p>
          <text:p text:style-name="P3"><text:a xlink:type="simple" xlink:href="#__RefHeading___Toc96445_2626828182" office:name="10.5.3 — Confiance" text:style-name="Index_20_Link" text:visited-style-name="Index_20_Link">10.5.3 — Confiance<text:tab/>75</text:a></text:p>
          <text:p text:style-name="P3"><text:a xlink:type="simple" xlink:href="#__RefHeading___Toc96447_2626828182" office:name="10.5.4 — Détection clap" text:style-name="Index_20_Link" text:visited-style-name="Index_20_Link">10.5.4 — Détection clap<text:tab/>75</text:a></text:p>
          <text:p text:style-name="P3"><text:a xlink:type="simple" xlink:href="#__RefHeading___Toc96449_2626828182" office:name="10.5.5 — Entrée / sortie silence" text:style-name="Index_20_Link" text:visited-style-name="Index_20_Link">10.5.5 — Entrée / sortie silence<text:tab/>75</text:a></text:p>
          <text:p text:style-name="P5"><text:a xlink:type="simple" xlink:href="#__RefHeading___Toc96451_2626828182" office:name="10.6 — Logique interne détaillée" text:style-name="Index_20_Link" text:visited-style-name="Index_20_Link">10.6 — Logique interne détaillée<text:tab/>76</text:a></text:p>
          <text:p text:style-name="P3"><text:a xlink:type="simple" xlink:href="#__RefHeading___Toc96453_2626828182" office:name="10.6.1 — Détection direction" text:style-name="Index_20_Link" text:visited-style-name="Index_20_Link">10.6.1 — Détection direction<text:tab/>76</text:a></text:p>
          <text:p text:style-name="P3"><text:a xlink:type="simple" xlink:href="#__RefHeading___Toc96455_2626828182" office:name="10.6.2 — Intensité" text:style-name="Index_20_Link" text:visited-style-name="Index_20_Link">10.6.2 — Intensité<text:tab/>76</text:a></text:p>
          <text:p text:style-name="P3"><text:a xlink:type="simple" xlink:href="#__RefHeading___Toc96457_2626828182" office:name="10.6.3 — Clap" text:style-name="Index_20_Link" text:visited-style-name="Index_20_Link">10.6.3 — Clap<text:tab/>76</text:a></text:p>
          <text:p text:style-name="P3"><text:a xlink:type="simple" xlink:href="#__RefHeading___Toc96459_2626828182" office:name="10.6.4 — Silence" text:style-name="Index_20_Link" text:visited-style-name="Index_20_Link">10.6.4 — Silence<text:tab/>76</text:a></text:p>
          <text:p text:style-name="P3"><text:a xlink:type="simple" xlink:href="#__RefHeading___Toc96461_2626828182" office:name="10.6.5 — Confiance" text:style-name="Index_20_Link" text:visited-style-name="Index_20_Link">10.6.5 — Confiance<text:tab/>77</text:a></text:p>
          <text:p text:style-name="P5"><text:a xlink:type="simple" xlink:href="#__RefHeading___Toc96463_2626828182" office:name="10.7 — Node-RED : intégration complète" text:style-name="Index_20_Link" text:visited-style-name="Index_20_Link">10.7 — Node-RED : intégration complète<text:tab/>77</text:a></text:p>
          <text:p text:style-name="P3"><text:a xlink:type="simple" xlink:href="#__RefHeading___Toc96465_2626828182" office:name="10.7.1 — Widgets recommandés" text:style-name="Index_20_Link" text:visited-style-name="Index_20_Link">10.7.1 — Widgets recommandés<text:tab/>77</text:a></text:p>
          <text:p text:style-name="P3"><text:a xlink:type="simple" xlink:href="#__RefHeading___Toc96467_2626828182" office:name="10.7.2 — Parsing messages MIC" text:style-name="Index_20_Link" text:visited-style-name="Index_20_Link">10.7.2 — Parsing messages MIC<text:tab/>77</text:a></text:p>
          <text:p text:style-name="P3"><text:a xlink:type="simple" xlink:href="#__RefHeading___Toc96469_2626828182" office:name="10.7.3 — Commander le MIC depuis dashboard" text:style-name="Index_20_Link" text:visited-style-name="Index_20_Link"><text:soft-page-break/>10.7.3 — Commander le MIC depuis dashboard<text:tab/>77</text:a></text:p>
          <text:p text:style-name="P3"><text:a xlink:type="simple" xlink:href="#__RefHeading___Toc96471_2626828182" office:name="10.7.4 — Déclenchements automatiques (flows)" text:style-name="Index_20_Link" text:visited-style-name="Index_20_Link">10.7.4 — Déclenchements automatiques (flows)<text:tab/>78</text:a></text:p>
          <text:p text:style-name="P5"><text:a xlink:type="simple" xlink:href="#__RefHeading___Toc96473_2626828182" office:name="10.8 — Exemple complet de configuration MIC" text:style-name="Index_20_Link" text:visited-style-name="Index_20_Link">10.8 — Exemple complet de configuration MIC<text:tab/>78</text:a></text:p>
          <text:p text:style-name="P5"><text:a xlink:type="simple" xlink:href="#__RefHeading___Toc96475_2626828182" office:name="10.9 — Résumé" text:style-name="Index_20_Link" text:visited-style-name="Index_20_Link">10.9 — Résumé<text:tab/>78</text:a></text:p>
          <text:p text:style-name="P5"><text:a xlink:type="simple" xlink:href="#__RefHeading___Toc96477_2626828182" office:name="On continue ?" text:style-name="Index_20_Link" text:visited-style-name="Index_20_Link">On continue ?<text:tab/>78</text:a></text:p>
          <text:p text:style-name="P4"><text:a xlink:type="simple" xlink:href="#__RefHeading___Toc96479_2626828182" office:name="👉 Chapitre 11 — Module IR (Détecteur mouvement infrarouge)" text:style-name="Index_20_Link" text:visited-style-name="Index_20_Link">👉 Chapitre 11 — Module IR (Détecteur mouvement infrarouge)<text:tab/>78</text:a></text:p>
          <text:p text:style-name="P4"><text:a xlink:type="simple" xlink:href="#__RefHeading___Toc96481_2626828182" office:name="👉 Chapitre 11 — Module FS (Force Sensor / HX711)" text:style-name="Index_20_Link" text:visited-style-name="Index_20_Link">👉 Chapitre 11 — Module FS (Force Sensor / HX711)<text:tab/>78</text:a></text:p>
          <text:p text:style-name="P4"><text:a xlink:type="simple" xlink:href="#__RefHeading___Toc96483_2626828182" office:name="👉 Chapitre 11 — Module ODOM (Odometry) ?" text:style-name="Index_20_Link" text:visited-style-name="Index_20_Link">👉 Chapitre 11 — Module ODOM (Odometry) ?<text:tab/>79</text:a></text:p>
          <text:p text:style-name="P5"><text:a xlink:type="simple" xlink:href="#__RefHeading___Toc96485_2626828182" office:name="CHAPITRE 11 — MODULE IR (PIR / Détecteur de mouvement)" text:style-name="Index_20_Link" text:visited-style-name="Index_20_Link">CHAPITRE 11 — MODULE IR (PIR / Détecteur de mouvement)<text:tab/>79</text:a></text:p>
          <text:p text:style-name="P5"><text:a xlink:type="simple" xlink:href="#__RefHeading___Toc96487_2626828182" office:name="11.1 — Rôle du module IR" text:style-name="Index_20_Link" text:visited-style-name="Index_20_Link">11.1 — Rôle du module IR<text:tab/>79</text:a></text:p>
          <text:p text:style-name="P5"><text:a xlink:type="simple" xlink:href="#__RefHeading___Toc96489_2626828182" office:name="11.2 — Architecture du module" text:style-name="Index_20_Link" text:visited-style-name="Index_20_Link">11.2 — Architecture du module<text:tab/>80</text:a></text:p>
          <text:p text:style-name="P3"><text:a xlink:type="simple" xlink:href="#__RefHeading___Toc96491_2626828182" office:name="Fichiers :" text:style-name="Index_20_Link" text:visited-style-name="Index_20_Link">Fichiers :<text:tab/>80</text:a></text:p>
          <text:p text:style-name="P5"><text:a xlink:type="simple" xlink:href="#__RefHeading___Toc96493_2626828182" office:name="11.3 — Variables internes" text:style-name="Index_20_Link" text:visited-style-name="Index_20_Link">11.3 — Variables internes<text:tab/>80</text:a></text:p>
          <text:p text:style-name="P5"><text:a xlink:type="simple" xlink:href="#__RefHeading___Toc96495_2626828182" office:name="11.4 — API VPIV (commandes)" text:style-name="Index_20_Link" text:visited-style-name="Index_20_Link">11.4 — API VPIV (commandes)<text:tab/>80</text:a></text:p>
          <text:p text:style-name="P4"><text:a xlink:type="simple" xlink:href="#__RefHeading___Toc96497_2626828182" office:name="11.4.1 — Activer / désactiver module" text:style-name="Index_20_Link" text:visited-style-name="Index_20_Link">11.4.1 — Activer / désactiver module<text:tab/>80</text:a></text:p>
          <text:p text:style-name="P4"><text:a xlink:type="simple" xlink:href="#__RefHeading___Toc96499_2626828182" office:name="11.4.2 — Mode d’envoi" text:style-name="Index_20_Link" text:visited-style-name="Index_20_Link">11.4.2 — Mode d’envoi<text:tab/>80</text:a></text:p>
          <text:p text:style-name="P4"><text:a xlink:type="simple" xlink:href="#__RefHeading___Toc96501_2626828182" office:name="11.4.3 — Sensibilité" text:style-name="Index_20_Link" text:visited-style-name="Index_20_Link">11.4.3 — Sensibilité<text:tab/>80</text:a></text:p>
          <text:p text:style-name="P4"><text:a xlink:type="simple" xlink:href="#__RefHeading___Toc96503_2626828182" office:name="11.4.4 — Durée de maintien (hold)" text:style-name="Index_20_Link" text:visited-style-name="Index_20_Link">11.4.4 — Durée de maintien (hold)<text:tab/>81</text:a></text:p>
          <text:p text:style-name="P4"><text:a xlink:type="simple" xlink:href="#__RefHeading___Toc96505_2626828182" office:name="11.4.5 — Lecture immédiate" text:style-name="Index_20_Link" text:visited-style-name="Index_20_Link">11.4.5 — Lecture immédiate<text:tab/>81</text:a></text:p>
          <text:p text:style-name="P5"><text:a xlink:type="simple" xlink:href="#__RefHeading___Toc96507_2626828182" office:name="11.5 — Messages VPIV émis par le module IR" text:style-name="Index_20_Link" text:visited-style-name="Index_20_Link">11.5 — Messages VPIV émis par le module IR<text:tab/>81</text:a></text:p>
          <text:p text:style-name="P4"><text:a xlink:type="simple" xlink:href="#__RefHeading___Toc96509_2626828182" office:name="11.5.1 — Détection active" text:style-name="Index_20_Link" text:visited-style-name="Index_20_Link">11.5.1 — Détection active<text:tab/>81</text:a></text:p>
          <text:p text:style-name="P4"><text:a xlink:type="simple" xlink:href="#__RefHeading___Toc96511_2626828182" office:name="11.5.2 — Retour au calme" text:style-name="Index_20_Link" text:visited-style-name="Index_20_Link">11.5.2 — Retour au calme<text:tab/>81</text:a></text:p>
          <text:p text:style-name="P4"><text:a xlink:type="simple" xlink:href="#__RefHeading___Toc96513_2626828182" office:name="11.5.3 — Temps depuis dernière détection" text:style-name="Index_20_Link" text:visited-style-name="Index_20_Link">11.5.3 — Temps depuis dernière détection<text:tab/>81</text:a></text:p>
          <text:p text:style-name="P5"><text:a xlink:type="simple" xlink:href="#__RefHeading___Toc96515_2626828182" office:name="11.6 — Fonctionnement interne (Mvt_ir.cpp)" text:style-name="Index_20_Link" text:visited-style-name="Index_20_Link">11.6 — Fonctionnement interne (Mvt_ir.cpp)<text:tab/>81</text:a></text:p>
          <text:p text:style-name="P4"><text:a xlink:type="simple" xlink:href="#__RefHeading___Toc96517_2626828182" office:name="1) Lecture du capteur" text:style-name="Index_20_Link" text:visited-style-name="Index_20_Link">1) Lecture du capteur<text:tab/>81</text:a></text:p>
          <text:p text:style-name="P4"><text:a xlink:type="simple" xlink:href="#__RefHeading___Toc96519_2626828182" office:name="2) Application sensibilité" text:style-name="Index_20_Link" text:visited-style-name="Index_20_Link">2) Application sensibilité<text:tab/>82</text:a></text:p>
          <text:p text:style-name="P3"><text:a xlink:type="simple" xlink:href="#__RefHeading___Toc96521_2626828182" office:name="Si PIR numérique :" text:style-name="Index_20_Link" text:visited-style-name="Index_20_Link">Si PIR numérique :<text:tab/>82</text:a></text:p>
          <text:p text:style-name="P3"><text:a xlink:type="simple" xlink:href="#__RefHeading___Toc96523_2626828182" office:name="Si PIR analogique/hybride :" text:style-name="Index_20_Link" text:visited-style-name="Index_20_Link">Si PIR analogique/hybride :<text:tab/>82</text:a></text:p>
          <text:p text:style-name="P4"><text:a xlink:type="simple" xlink:href="#__RefHeading___Toc96525_2626828182" office:name="3) Détection" text:style-name="Index_20_Link" text:visited-style-name="Index_20_Link">3) Détection<text:tab/>82</text:a></text:p>
          <text:p text:style-name="P4"><text:a xlink:type="simple" xlink:href="#__RefHeading___Toc96527_2626828182" office:name="4) Application du &quot;hold&quot;" text:style-name="Index_20_Link" text:visited-style-name="Index_20_Link">4) Application du "hold"<text:tab/>82</text:a></text:p>
          <text:p text:style-name="P4"><text:a xlink:type="simple" xlink:href="#__RefHeading___Toc96529_2626828182" office:name="5) Comparaison ancienne/nouvelle valeur" text:style-name="Index_20_Link" text:visited-style-name="Index_20_Link">5) Comparaison ancienne/nouvelle valeur<text:tab/>82</text:a></text:p>
          <text:p text:style-name="P5"><text:a xlink:type="simple" xlink:href="#__RefHeading___Toc96531_2626828182" office:name="11.7 — Node-RED : intégration" text:style-name="Index_20_Link" text:visited-style-name="Index_20_Link">11.7 — Node-RED : intégration<text:tab/>82</text:a></text:p>
          <text:p text:style-name="P4"><text:a xlink:type="simple" xlink:href="#__RefHeading___Toc96533_2626828182" office:name="11.7.1 — Widgets" text:style-name="Index_20_Link" text:visited-style-name="Index_20_Link">11.7.1 — Widgets<text:tab/>82</text:a></text:p>
          <text:p text:style-name="P4"><text:a xlink:type="simple" xlink:href="#__RefHeading___Toc96535_2626828182" office:name="11.7.2 — Flows automatiques possibles" text:style-name="Index_20_Link" text:visited-style-name="Index_20_Link">11.7.2 — Flows automatiques possibles<text:tab/>83</text:a></text:p>
          <text:p text:style-name="P3"><text:a xlink:type="simple" xlink:href="#__RefHeading___Toc96537_2626828182" office:name="1 Allumer anneau LED quand mouvement" text:style-name="Index_20_Link" text:visited-style-name="Index_20_Link">1 Allumer anneau LED quand mouvement<text:tab/>83</text:a></text:p>
          <text:p text:style-name="P3"><text:a xlink:type="simple" xlink:href="#__RefHeading___Toc96539_2626828182" office:name="2 Réveiller caméra SE" text:style-name="Index_20_Link" text:visited-style-name="Index_20_Link">2 Réveiller caméra SE<text:tab/>83</text:a></text:p>
          <text:p text:style-name="P3"><text:a xlink:type="simple" xlink:href="#__RefHeading___Toc96541_2626828182" office:name="3 Notifier Node-RED d’activité humaine" text:style-name="Index_20_Link" text:visited-style-name="Index_20_Link">3 Notifier Node-RED d’activité humaine<text:tab/>83</text:a></text:p>
          <text:p text:style-name="P5"><text:a xlink:type="simple" xlink:href="#__RefHeading___Toc96543_2626828182" office:name="11.8 — Exemple de configuration complète IR" text:style-name="Index_20_Link" text:visited-style-name="Index_20_Link">11.8 — Exemple de configuration complète IR<text:tab/>83</text:a></text:p>
          <text:p text:style-name="P5"><text:a xlink:type="simple" xlink:href="#__RefHeading___Toc96545_2626828182" office:name="11.9 — Résumé" text:style-name="Index_20_Link" text:visited-style-name="Index_20_Link">11.9 — Résumé<text:tab/>83</text:a></text:p>
          <text:p text:style-name="P5"><text:a xlink:type="simple" xlink:href="#__RefHeading___Toc96547_2626828182" office:name="prochain chapitre ?" text:style-name="Index_20_Link" text:visited-style-name="Index_20_Link">prochain chapitre ?<text:tab/>83</text:a></text:p>
          <text:p text:style-name="P3"><text:a xlink:type="simple" xlink:href="#__RefHeading___Toc96549_2626828182" office:name="👉 Chapitre 12 — Module FS (capteur de force / DALLE / HX711)" text:style-name="Index_20_Link" text:visited-style-name="Index_20_Link">👉 Chapitre 12 — Module FS (capteur de force / DALLE / HX711)<text:tab/>83</text:a></text:p>
          <text:p text:style-name="P3"><text:a xlink:type="simple" xlink:href="#__RefHeading___Toc96551_2626828182" office:name="👉 Chapitre 12 — Module LED ring / LED ruban" text:style-name="Index_20_Link" text:visited-style-name="Index_20_Link">👉 Chapitre 12 — Module LED ring / LED ruban<text:tab/>83</text:a></text:p>
          <text:p text:style-name="P3"><text:a xlink:type="simple" xlink:href="#__RefHeading___Toc96553_2626828182" office:name="👉 Chapitre 12 — Module SERVOS ?" text:style-name="Index_20_Link" text:visited-style-name="Index_20_Link">👉 Chapitre 12 — Module SERVOS ?<text:tab/>84</text:a></text:p>
          <text:p text:style-name="P5"><text:a xlink:type="simple" xlink:href="#__RefHeading___Toc96555_2626828182" office:name="CHAPITRE 12 — MODULE FS (Force Sensor / Poids / Déformation)" text:style-name="Index_20_Link" text:visited-style-name="Index_20_Link">CHAPITRE 12 — MODULE FS (Force Sensor / Poids / Déformation)<text:tab/>84</text:a></text:p>
          <text:p text:style-name="P5"><text:a xlink:type="simple" xlink:href="#__RefHeading___Toc96557_2626828182" office:name="12.1 — Rôle du module Force Sensor" text:style-name="Index_20_Link" text:visited-style-name="Index_20_Link">12.1 — Rôle du module Force Sensor<text:tab/>84</text:a></text:p>
          <text:p text:style-name="P5"><text:a xlink:type="simple" xlink:href="#__RefHeading___Toc96559_2626828182" office:name="12.2 — Architecture du module FS" text:style-name="Index_20_Link" text:visited-style-name="Index_20_Link">12.2 — Architecture du module FS<text:tab/>85</text:a></text:p>
          <text:p text:style-name="P3"><text:a xlink:type="simple" xlink:href="#__RefHeading___Toc96561_2626828182" office:name="Fichiers concernés :" text:style-name="Index_20_Link" text:visited-style-name="Index_20_Link">Fichiers concernés :<text:tab/>85</text:a></text:p>
          <text:p text:style-name="P5"><text:a xlink:type="simple" xlink:href="#__RefHeading___Toc96563_2626828182" office:name="12.3 — Variables principales" text:style-name="Index_20_Link" text:visited-style-name="Index_20_Link">12.3 — Variables principales<text:tab/>85</text:a></text:p>
          <text:p text:style-name="P5"><text:a xlink:type="simple" xlink:href="#__RefHeading___Toc96565_2626828182" office:name="12.4 — Fonctionnement interne (fs_processPeriodic)" text:style-name="Index_20_Link" text:visited-style-name="Index_20_Link">12.4 — Fonctionnement interne (fs_processPeriodic)<text:tab/>86</text:a></text:p>
          <text:p text:style-name="P4"><text:a xlink:type="simple" xlink:href="#__RefHeading___Toc96567_2626828182" office:name="12.4.1 — Lecture brute HX711" text:style-name="Index_20_Link" text:visited-style-name="Index_20_Link">12.4.1 — Lecture brute HX711<text:tab/>86</text:a></text:p>
          <text:p text:style-name="P4"><text:a xlink:type="simple" xlink:href="#__RefHeading___Toc96569_2626828182" office:name="12.4.2 — Tare + scaling" text:style-name="Index_20_Link" text:visited-style-name="Index_20_Link">12.4.2 — Tare + scaling<text:tab/>86</text:a></text:p>
          <text:p text:style-name="P4"><text:a xlink:type="simple" xlink:href="#__RefHeading___Toc96571_2626828182" office:name="12.4.3 — Filtre EMA (exponential moving average)" text:style-name="Index_20_Link" text:visited-style-name="Index_20_Link">12.4.3 — Filtre EMA (exponential moving average)<text:tab/>86</text:a></text:p>
          <text:p text:style-name="P4"><text:a xlink:type="simple" xlink:href="#__RefHeading___Toc96573_2626828182" office:name="12.4.4 — Détection des évènements" text:style-name="Index_20_Link" text:visited-style-name="Index_20_Link"><text:soft-page-break/>12.4.4 — Détection des évènements<text:tab/>86</text:a></text:p>
          <text:p text:style-name="P3"><text:a xlink:type="simple" xlink:href="#__RefHeading___Toc96575_2626828182" office:name="TOUCH (léger appui)" text:style-name="Index_20_Link" text:visited-style-name="Index_20_Link">TOUCH (léger appui)<text:tab/>86</text:a></text:p>
          <text:p text:style-name="P3"><text:a xlink:type="simple" xlink:href="#__RefHeading___Toc96577_2626828182" office:name="PRESS (pression forte)" text:style-name="Index_20_Link" text:visited-style-name="Index_20_Link">PRESS (pression forte)<text:tab/>86</text:a></text:p>
          <text:p text:style-name="P4"><text:a xlink:type="simple" xlink:href="#__RefHeading___Toc96579_2626828182" office:name="12.4.5 — Envoi des VPIV" text:style-name="Index_20_Link" text:visited-style-name="Index_20_Link">12.4.5 — Envoi des VPIV<text:tab/>87</text:a></text:p>
          <text:p text:style-name="P3"><text:a xlink:type="simple" xlink:href="#__RefHeading___Toc96581_2626828182" office:name="Envoi automatique si variation ou seuil franchi :" text:style-name="Index_20_Link" text:visited-style-name="Index_20_Link">Envoi automatique si variation ou seuil franchi :<text:tab/>87</text:a></text:p>
          <text:p text:style-name="P3"><text:a xlink:type="simple" xlink:href="#__RefHeading___Toc96583_2626828182" office:name="Mode “sendAll”" text:style-name="Index_20_Link" text:visited-style-name="Index_20_Link">Mode “sendAll”<text:tab/>87</text:a></text:p>
          <text:p text:style-name="P5"><text:a xlink:type="simple" xlink:href="#__RefHeading___Toc96585_2626828182" office:name="12.5 — API VPIV (commandes reçues)" text:style-name="Index_20_Link" text:visited-style-name="Index_20_Link">12.5 — API VPIV (commandes reçues)<text:tab/>87</text:a></text:p>
          <text:p text:style-name="P4"><text:a xlink:type="simple" xlink:href="#__RefHeading___Toc96587_2626828182" office:name="12.5.1 — Activation / désactivation" text:style-name="Index_20_Link" text:visited-style-name="Index_20_Link">12.5.1 — Activation / désactivation<text:tab/>87</text:a></text:p>
          <text:p text:style-name="P4"><text:a xlink:type="simple" xlink:href="#__RefHeading___Toc96589_2626828182" office:name="12.5.2 — Lire valeur instantanée" text:style-name="Index_20_Link" text:visited-style-name="Index_20_Link">12.5.2 — Lire valeur instantanée<text:tab/>87</text:a></text:p>
          <text:p text:style-name="P4"><text:a xlink:type="simple" xlink:href="#__RefHeading___Toc96591_2626828182" office:name="12.5.3 — Tare (réinitialiser offset)" text:style-name="Index_20_Link" text:visited-style-name="Index_20_Link">12.5.3 — Tare (réinitialiser offset)<text:tab/>87</text:a></text:p>
          <text:p text:style-name="P4"><text:a xlink:type="simple" xlink:href="#__RefHeading___Toc96593_2626828182" office:name="12.5.4 — Scaling (facteur d’étalonnage)" text:style-name="Index_20_Link" text:visited-style-name="Index_20_Link">12.5.4 — Scaling (facteur d’étalonnage)<text:tab/>87</text:a></text:p>
          <text:p text:style-name="P4"><text:a xlink:type="simple" xlink:href="#__RefHeading___Toc96595_2626828182" office:name="12.5.5 — Seuils" text:style-name="Index_20_Link" text:visited-style-name="Index_20_Link">12.5.5 — Seuils<text:tab/>88</text:a></text:p>
          <text:p text:style-name="P4"><text:a xlink:type="simple" xlink:href="#__RefHeading___Toc96597_2626828182" office:name="12.5.6 — Mode sendAll" text:style-name="Index_20_Link" text:visited-style-name="Index_20_Link">12.5.6 — Mode sendAll<text:tab/>88</text:a></text:p>
          <text:p text:style-name="P5"><text:a xlink:type="simple" xlink:href="#__RefHeading___Toc96599_2626828182" office:name="12.6 — Messages VPIV envoyés par le module FS" text:style-name="Index_20_Link" text:visited-style-name="Index_20_Link">12.6 — Messages VPIV envoyés par le module FS<text:tab/>88</text:a></text:p>
          <text:p text:style-name="P4"><text:a xlink:type="simple" xlink:href="#__RefHeading___Toc96601_2626828182" office:name="12.6.1 — Valeur brute filtrée" text:style-name="Index_20_Link" text:visited-style-name="Index_20_Link">12.6.1 — Valeur brute filtrée<text:tab/>88</text:a></text:p>
          <text:p text:style-name="P4"><text:a xlink:type="simple" xlink:href="#__RefHeading___Toc96603_2626828182" office:name="12.6.2 — Détection TOUCH" text:style-name="Index_20_Link" text:visited-style-name="Index_20_Link">12.6.2 — Détection TOUCH<text:tab/>88</text:a></text:p>
          <text:p text:style-name="P4"><text:a xlink:type="simple" xlink:href="#__RefHeading___Toc96605_2626828182" office:name="12.6.3 — Détection PRESS" text:style-name="Index_20_Link" text:visited-style-name="Index_20_Link">12.6.3 — Détection PRESS<text:tab/>88</text:a></text:p>
          <text:p text:style-name="P4"><text:a xlink:type="simple" xlink:href="#__RefHeading___Toc96607_2626828182" office:name="12.6.4 — Overflow ou capteur hors service" text:style-name="Index_20_Link" text:visited-style-name="Index_20_Link">12.6.4 — Overflow ou capteur hors service<text:tab/>88</text:a></text:p>
          <text:p text:style-name="P5"><text:a xlink:type="simple" xlink:href="#__RefHeading___Toc96609_2626828182" office:name="12.7 — Node-RED : Intégration" text:style-name="Index_20_Link" text:visited-style-name="Index_20_Link">12.7 — Node-RED : Intégration<text:tab/>88</text:a></text:p>
          <text:p text:style-name="P4"><text:a xlink:type="simple" xlink:href="#__RefHeading___Toc96611_2626828182" office:name="12.7.1 — Widgets recommandés" text:style-name="Index_20_Link" text:visited-style-name="Index_20_Link">12.7.1 — Widgets recommandés<text:tab/>88</text:a></text:p>
          <text:p text:style-name="P4"><text:a xlink:type="simple" xlink:href="#__RefHeading___Toc96613_2626828182" office:name="12.7.2 — Flows recommandés" text:style-name="Index_20_Link" text:visited-style-name="Index_20_Link">12.7.2 — Flows recommandés<text:tab/>89</text:a></text:p>
          <text:p text:style-name="P3"><text:a xlink:type="simple" xlink:href="#__RefHeading___Toc96615_2626828182" office:name="12.7.2.1 — Détection de manipulation humaine" text:style-name="Index_20_Link" text:visited-style-name="Index_20_Link">12.7.2.1 — Détection de manipulation humaine<text:tab/>89</text:a></text:p>
          <text:p text:style-name="P3"><text:a xlink:type="simple" xlink:href="#__RefHeading___Toc96617_2626828182" office:name="12.7.2.2 — Détection pression forte → sécurité" text:style-name="Index_20_Link" text:visited-style-name="Index_20_Link">12.7.2.2 — Détection pression forte → sécurité<text:tab/>89</text:a></text:p>
          <text:p text:style-name="P3"><text:a xlink:type="simple" xlink:href="#__RefHeading___Toc96619_2626828182" office:name="12.7.2.3 — Calibration automatique (tare)" text:style-name="Index_20_Link" text:visited-style-name="Index_20_Link">12.7.2.3 — Calibration automatique (tare)<text:tab/>89</text:a></text:p>
          <text:p text:style-name="P5"><text:a xlink:type="simple" xlink:href="#__RefHeading___Toc96621_2626828182" office:name="12.8 — Exemples pratiques" text:style-name="Index_20_Link" text:visited-style-name="Index_20_Link">12.8 — Exemples pratiques<text:tab/>89</text:a></text:p>
          <text:p text:style-name="P4"><text:a xlink:type="simple" xlink:href="#__RefHeading___Toc96623_2626828182" office:name="12.8.1 — Mode normal" text:style-name="Index_20_Link" text:visited-style-name="Index_20_Link">12.8.1 — Mode normal<text:tab/>89</text:a></text:p>
          <text:p text:style-name="P4"><text:a xlink:type="simple" xlink:href="#__RefHeading___Toc96625_2626828182" office:name="12.8.2 — Mode debug (envoi continu)" text:style-name="Index_20_Link" text:visited-style-name="Index_20_Link">12.8.2 — Mode debug (envoi continu)<text:tab/>89</text:a></text:p>
          <text:p text:style-name="P4"><text:a xlink:type="simple" xlink:href="#__RefHeading___Toc96627_2626828182" office:name="12.8.3 — Réinitialiser capteur" text:style-name="Index_20_Link" text:visited-style-name="Index_20_Link">12.8.3 — Réinitialiser capteur<text:tab/>90</text:a></text:p>
          <text:p text:style-name="P5"><text:a xlink:type="simple" xlink:href="#__RefHeading___Toc96629_2626828182" office:name="12.9 — Résumé du module FS" text:style-name="Index_20_Link" text:visited-style-name="Index_20_Link">12.9 — Résumé du module FS<text:tab/>90</text:a></text:p>
          <text:p text:style-name="P5"><text:a xlink:type="simple" xlink:href="#__RefHeading___Toc96631_2626828182" office:name="Souhaites-tu :" text:style-name="Index_20_Link" text:visited-style-name="Index_20_Link">Souhaites-tu :<text:tab/>90</text:a></text:p>
          <text:p text:style-name="P3"><text:a xlink:type="simple" xlink:href="#__RefHeading___Toc96633_2626828182" office:name="➤ Chapitre 13 — MODULE LED RING" text:style-name="Index_20_Link" text:visited-style-name="Index_20_Link">➤ Chapitre 13 — MODULE LED RING<text:tab/>90</text:a></text:p>
          <text:p text:style-name="P3"><text:a xlink:type="simple" xlink:href="#__RefHeading___Toc96635_2626828182" office:name="➤ Chapitre 13 — MODULE LED RUBAN" text:style-name="Index_20_Link" text:visited-style-name="Index_20_Link">➤ Chapitre 13 — MODULE LED RUBAN<text:tab/>90</text:a></text:p>
          <text:p text:style-name="P3"><text:a xlink:type="simple" xlink:href="#__RefHeading___Toc96637_2626828182" office:name="➤ Chapitre 13 — MODULE SERVOS" text:style-name="Index_20_Link" text:visited-style-name="Index_20_Link">➤ Chapitre 13 — MODULE SERVOS<text:tab/>90</text:a></text:p>
          <text:p text:style-name="P3"><text:a xlink:type="simple" xlink:href="#__RefHeading___Toc96639_2626828182" office:name="➤ Ou un chapitre plus global : “Système de sécurité URG” ?" text:style-name="Index_20_Link" text:visited-style-name="Index_20_Link">➤ Ou un chapitre plus global : “Système de sécurité URG” ?<text:tab/>90</text:a></text:p>
          <text:p text:style-name="P5"><text:a xlink:type="simple" xlink:href="#__RefHeading___Toc96641_2626828182" office:name="✅ CHAPITRE 13 — MODULE LED RING (LRING)" text:style-name="Index_20_Link" text:visited-style-name="Index_20_Link">✅ CHAPITRE 13 — MODULE LED RING (LRING)<text:tab/>90</text:a></text:p>
          <text:p text:style-name="P5"><text:a xlink:type="simple" xlink:href="#__RefHeading___Toc96643_2626828182" office:name="13.1 — Rôle du module LED Ring" text:style-name="Index_20_Link" text:visited-style-name="Index_20_Link">13.1 — Rôle du module LED Ring<text:tab/>90</text:a></text:p>
          <text:p text:style-name="P5"><text:a xlink:type="simple" xlink:href="#__RefHeading___Toc96645_2626828182" office:name="13.2 — Architecture du module LRING" text:style-name="Index_20_Link" text:visited-style-name="Index_20_Link">13.2 — Architecture du module LRING<text:tab/>91</text:a></text:p>
          <text:p text:style-name="P5"><text:a xlink:type="simple" xlink:href="#__RefHeading___Toc96647_2626828182" office:name="13.3 — Structure interne" text:style-name="Index_20_Link" text:visited-style-name="Index_20_Link">13.3 — Structure interne<text:tab/>91</text:a></text:p>
          <text:p text:style-name="P5"><text:a xlink:type="simple" xlink:href="#__RefHeading___Toc96649_2626828182" office:name="13.4 — Fonctionnement principal" text:style-name="Index_20_Link" text:visited-style-name="Index_20_Link">13.4 — Fonctionnement principal<text:tab/>91</text:a></text:p>
          <text:p text:style-name="P5"><text:a xlink:type="simple" xlink:href="#__RefHeading___Toc96651_2626828182" office:name="13.5 — Les modes intégrés" text:style-name="Index_20_Link" text:visited-style-name="Index_20_Link">13.5 — Les modes intégrés<text:tab/>92</text:a></text:p>
          <text:p text:style-name="P4"><text:a xlink:type="simple" xlink:href="#__RefHeading___Toc96653_2626828182" office:name="13.5.1 — Mode OFF" text:style-name="Index_20_Link" text:visited-style-name="Index_20_Link">13.5.1 — Mode OFF<text:tab/>92</text:a></text:p>
          <text:p text:style-name="P4"><text:a xlink:type="simple" xlink:href="#__RefHeading___Toc96655_2626828182" office:name="13.5.2 — Mode COLOR fixe" text:style-name="Index_20_Link" text:visited-style-name="Index_20_Link">13.5.2 — Mode COLOR fixe<text:tab/>92</text:a></text:p>
          <text:p text:style-name="P4"><text:a xlink:type="simple" xlink:href="#__RefHeading___Toc96657_2626828182" office:name="13.5.3 — Mode PULSE (respiration)" text:style-name="Index_20_Link" text:visited-style-name="Index_20_Link">13.5.3 — Mode PULSE (respiration)<text:tab/>92</text:a></text:p>
          <text:p text:style-name="P4"><text:a xlink:type="simple" xlink:href="#__RefHeading___Toc96659_2626828182" office:name="13.5.4 — Mode SPIN (rotation 360°)" text:style-name="Index_20_Link" text:visited-style-name="Index_20_Link">13.5.4 — Mode SPIN (rotation 360°)<text:tab/>92</text:a></text:p>
          <text:p text:style-name="P4"><text:a xlink:type="simple" xlink:href="#__RefHeading___Toc96661_2626828182" office:name="13.5.5 — Mode ALERT" text:style-name="Index_20_Link" text:visited-style-name="Index_20_Link">13.5.5 — Mode ALERT<text:tab/>92</text:a></text:p>
          <text:p text:style-name="P4"><text:a xlink:type="simple" xlink:href="#__RefHeading___Toc96663_2626828182" office:name="13.5.6 — Mode SENSOR (piloté par Node-RED)" text:style-name="Index_20_Link" text:visited-style-name="Index_20_Link">13.5.6 — Mode SENSOR (piloté par Node-RED)<text:tab/>93</text:a></text:p>
          <text:p text:style-name="P5"><text:a xlink:type="simple" xlink:href="#__RefHeading___Toc96665_2626828182" office:name="13.6 — API VPIV" text:style-name="Index_20_Link" text:visited-style-name="Index_20_Link">13.6 — API VPIV<text:tab/>93</text:a></text:p>
          <text:p text:style-name="P4"><text:a xlink:type="simple" xlink:href="#__RefHeading___Toc96667_2626828182" office:name="13.6.1 — Activation" text:style-name="Index_20_Link" text:visited-style-name="Index_20_Link">13.6.1 — Activation<text:tab/>93</text:a></text:p>
          <text:p text:style-name="P4"><text:a xlink:type="simple" xlink:href="#__RefHeading___Toc96669_2626828182" office:name="13.6.2 — Mode" text:style-name="Index_20_Link" text:visited-style-name="Index_20_Link">13.6.2 — Mode<text:tab/>93</text:a></text:p>
          <text:p text:style-name="P4"><text:a xlink:type="simple" xlink:href="#__RefHeading___Toc96671_2626828182" office:name="13.6.3 — Couleur" text:style-name="Index_20_Link" text:visited-style-name="Index_20_Link">13.6.3 — Couleur<text:tab/>93</text:a></text:p>
          <text:p text:style-name="P4"><text:a xlink:type="simple" xlink:href="#__RefHeading___Toc96673_2626828182" office:name="13.6.4 — Intensité" text:style-name="Index_20_Link" text:visited-style-name="Index_20_Link">13.6.4 — Intensité<text:tab/>93</text:a></text:p>
          <text:p text:style-name="P4"><text:a xlink:type="simple" xlink:href="#__RefHeading___Toc96675_2626828182" office:name="13.6.5 — Vitesse animation" text:style-name="Index_20_Link" text:visited-style-name="Index_20_Link">13.6.5 — Vitesse animation<text:tab/>93</text:a></text:p>
          <text:p text:style-name="P4"><text:a xlink:type="simple" xlink:href="#__RefHeading___Toc96677_2626828182" office:name="13.6.6 — Couleur par index" text:style-name="Index_20_Link" text:visited-style-name="Index_20_Link"><text:soft-page-break/>13.6.6 — Couleur par index<text:tab/>93</text:a></text:p>
          <text:p text:style-name="P5"><text:a xlink:type="simple" xlink:href="#__RefHeading___Toc96679_2626828182" office:name="13.7 — Exemple d’usage Node-RED" text:style-name="Index_20_Link" text:visited-style-name="Index_20_Link">13.7 — Exemple d’usage Node-RED<text:tab/>93</text:a></text:p>
          <text:p text:style-name="P4"><text:a xlink:type="simple" xlink:href="#__RefHeading___Toc96681_2626828182" office:name="13.7.1 — Indiquer direction microphone" text:style-name="Index_20_Link" text:visited-style-name="Index_20_Link">13.7.1 — Indiquer direction microphone<text:tab/>94</text:a></text:p>
          <text:p text:style-name="P4"><text:a xlink:type="simple" xlink:href="#__RefHeading___Toc96683_2626828182" office:name="13.7.2 — Feedback obstacle US" text:style-name="Index_20_Link" text:visited-style-name="Index_20_Link">13.7.2 — Feedback obstacle US<text:tab/>94</text:a></text:p>
          <text:p text:style-name="P4"><text:a xlink:type="simple" xlink:href="#__RefHeading___Toc96685_2626828182" office:name="13.7.3 — Animation robot actif" text:style-name="Index_20_Link" text:visited-style-name="Index_20_Link">13.7.3 — Animation robot actif<text:tab/>94</text:a></text:p>
          <text:p text:style-name="P4"><text:a xlink:type="simple" xlink:href="#__RefHeading___Toc96687_2626828182" office:name="13.7.4 — Mode “robot en attente”" text:style-name="Index_20_Link" text:visited-style-name="Index_20_Link">13.7.4 — Mode “robot en attente”<text:tab/>94</text:a></text:p>
          <text:p text:style-name="P5"><text:a xlink:type="simple" xlink:href="#__RefHeading___Toc96689_2626828182" office:name="13.8 — Interaction avec URG" text:style-name="Index_20_Link" text:visited-style-name="Index_20_Link">13.8 — Interaction avec URG<text:tab/>94</text:a></text:p>
          <text:p text:style-name="P5"><text:a xlink:type="simple" xlink:href="#__RefHeading___Toc96691_2626828182" office:name="13.9 — Résumé du module LED Ring" text:style-name="Index_20_Link" text:visited-style-name="Index_20_Link">13.9 — Résumé du module LED Ring<text:tab/>95</text:a></text:p>
          <text:p text:style-name="P5"><text:a xlink:type="simple" xlink:href="#__RefHeading___Toc96693_2626828182" office:name="👉 Souhaites-tu maintenant :" text:style-name="Index_20_Link" text:visited-style-name="Index_20_Link">👉 Souhaites-tu maintenant :<text:tab/>95</text:a></text:p>
          <text:p text:style-name="P4"><text:a xlink:type="simple" xlink:href="#__RefHeading___Toc96695_2626828182" office:name="🔵 CHAPITRE 14 — LED RUBAN (LRUB)" text:style-name="Index_20_Link" text:visited-style-name="Index_20_Link">🔵 CHAPITRE 14 — LED RUBAN (LRUB)<text:tab/>95</text:a></text:p>
          <text:p text:style-name="P4"><text:a xlink:type="simple" xlink:href="#__RefHeading___Toc96697_2626828182" office:name="🟡 CHAPITRE 15 — SERVOS" text:style-name="Index_20_Link" text:visited-style-name="Index_20_Link">🟡 CHAPITRE 15 — SERVOS<text:tab/>95</text:a></text:p>
          <text:p text:style-name="P4"><text:a xlink:type="simple" xlink:href="#__RefHeading___Toc96699_2626828182" office:name="🔴 CHAPITRE 16 — SYSTÈME DE SÉCURITÉ (URG + MvtSafe + moteurs)" text:style-name="Index_20_Link" text:visited-style-name="Index_20_Link">🔴 CHAPITRE 16 — SYSTÈME DE SÉCURITÉ (URG + MvtSafe + moteurs)<text:tab/>95</text:a></text:p>
          <text:p text:style-name="P5"><text:a xlink:type="simple" xlink:href="#__RefHeading___Toc96701_2626828182" office:name="✅ CHAPITRE 14 — MODULE LED RUBAN (LRUB)" text:style-name="Index_20_Link" text:visited-style-name="Index_20_Link">✅ CHAPITRE 14 — MODULE LED RUBAN (LRUB)<text:tab/>95</text:a></text:p>
          <text:p text:style-name="P5"><text:a xlink:type="simple" xlink:href="#__RefHeading___Toc96703_2626828182" office:name="14.1 — Rôle du module LRUB" text:style-name="Index_20_Link" text:visited-style-name="Index_20_Link">14.1 — Rôle du module LRUB<text:tab/>95</text:a></text:p>
          <text:p text:style-name="P5"><text:a xlink:type="simple" xlink:href="#__RefHeading___Toc96705_2626828182" office:name="14.2 — Architecture du module LRUB" text:style-name="Index_20_Link" text:visited-style-name="Index_20_Link">14.2 — Architecture du module LRUB<text:tab/>96</text:a></text:p>
          <text:p text:style-name="P5"><text:a xlink:type="simple" xlink:href="#__RefHeading___Toc96707_2626828182" office:name="14.3 — Modes supportés" text:style-name="Index_20_Link" text:visited-style-name="Index_20_Link">14.3 — Modes supportés<text:tab/>96</text:a></text:p>
          <text:p text:style-name="P4"><text:a xlink:type="simple" xlink:href="#__RefHeading___Toc96709_2626828182" office:name="14.3.1 — Mode OFF" text:style-name="Index_20_Link" text:visited-style-name="Index_20_Link">14.3.1 — Mode OFF<text:tab/>96</text:a></text:p>
          <text:p text:style-name="P4"><text:a xlink:type="simple" xlink:href="#__RefHeading___Toc96711_2626828182" office:name="14.3.2 — Mode COLOR fixe" text:style-name="Index_20_Link" text:visited-style-name="Index_20_Link">14.3.2 — Mode COLOR fixe<text:tab/>96</text:a></text:p>
          <text:p text:style-name="P4"><text:a xlink:type="simple" xlink:href="#__RefHeading___Toc96713_2626828182" office:name="14.3.3 — Mode PULSE (respiration)" text:style-name="Index_20_Link" text:visited-style-name="Index_20_Link">14.3.3 — Mode PULSE (respiration)<text:tab/>97</text:a></text:p>
          <text:p text:style-name="P4"><text:a xlink:type="simple" xlink:href="#__RefHeading___Toc96715_2626828182" office:name="14.3.4 — Mode SCAN (effet “scanner K2000”)" text:style-name="Index_20_Link" text:visited-style-name="Index_20_Link">14.3.4 — Mode SCAN (effet “scanner K2000”)<text:tab/>97</text:a></text:p>
          <text:p text:style-name="P4"><text:a xlink:type="simple" xlink:href="#__RefHeading___Toc96717_2626828182" office:name="14.3.5 — Mode ALERT" text:style-name="Index_20_Link" text:visited-style-name="Index_20_Link">14.3.5 — Mode ALERT<text:tab/>97</text:a></text:p>
          <text:p text:style-name="P4"><text:a xlink:type="simple" xlink:href="#__RefHeading___Toc96719_2626828182" office:name="14.3.6 — Mode RAW (control direct)" text:style-name="Index_20_Link" text:visited-style-name="Index_20_Link">14.3.6 — Mode RAW (control direct)<text:tab/>97</text:a></text:p>
          <text:p text:style-name="P5"><text:a xlink:type="simple" xlink:href="#__RefHeading___Toc96721_2626828182" office:name="14.4 — API VPIV (dispatch_Lrub.cpp)" text:style-name="Index_20_Link" text:visited-style-name="Index_20_Link">14.4 — API VPIV (dispatch_Lrub.cpp)<text:tab/>97</text:a></text:p>
          <text:p text:style-name="P4"><text:a xlink:type="simple" xlink:href="#__RefHeading___Toc96723_2626828182" office:name="🔹 Activer / désactiver" text:style-name="Index_20_Link" text:visited-style-name="Index_20_Link">🔹 Activer / désactiver<text:tab/>97</text:a></text:p>
          <text:p text:style-name="P4"><text:a xlink:type="simple" xlink:href="#__RefHeading___Toc96725_2626828182" office:name="🔹 Mode" text:style-name="Index_20_Link" text:visited-style-name="Index_20_Link">🔹 Mode<text:tab/>98</text:a></text:p>
          <text:p text:style-name="P4"><text:a xlink:type="simple" xlink:href="#__RefHeading___Toc96727_2626828182" office:name="🔹 Couleur" text:style-name="Index_20_Link" text:visited-style-name="Index_20_Link">🔹 Couleur<text:tab/>98</text:a></text:p>
          <text:p text:style-name="P4"><text:a xlink:type="simple" xlink:href="#__RefHeading___Toc96729_2626828182" office:name="🔹 Intensité" text:style-name="Index_20_Link" text:visited-style-name="Index_20_Link">🔹 Intensité<text:tab/>98</text:a></text:p>
          <text:p text:style-name="P4"><text:a xlink:type="simple" xlink:href="#__RefHeading___Toc96731_2626828182" office:name="🔹 Vitesse animation" text:style-name="Index_20_Link" text:visited-style-name="Index_20_Link">🔹 Vitesse animation<text:tab/>98</text:a></text:p>
          <text:p text:style-name="P4"><text:a xlink:type="simple" xlink:href="#__RefHeading___Toc96733_2626828182" office:name="🔹 Set LED individuelle" text:style-name="Index_20_Link" text:visited-style-name="Index_20_Link">🔹 Set LED individuelle<text:tab/>98</text:a></text:p>
          <text:p text:style-name="P4"><text:a xlink:type="simple" xlink:href="#__RefHeading___Toc96735_2626828182" office:name="🔹 RAW" text:style-name="Index_20_Link" text:visited-style-name="Index_20_Link">🔹 RAW<text:tab/>98</text:a></text:p>
          <text:p text:style-name="P5"><text:a xlink:type="simple" xlink:href="#__RefHeading___Toc96737_2626828182" office:name="14.5 — Interaction avec US (Ultrason)" text:style-name="Index_20_Link" text:visited-style-name="Index_20_Link">14.5 — Interaction avec US (Ultrason)<text:tab/>98</text:a></text:p>
          <text:p text:style-name="P5"><text:a xlink:type="simple" xlink:href="#__RefHeading___Toc96739_2626828182" office:name="14.6 — Interaction avec FS (Force Sensor / chocs)" text:style-name="Index_20_Link" text:visited-style-name="Index_20_Link">14.6 — Interaction avec FS (Force Sensor / chocs)<text:tab/>99</text:a></text:p>
          <text:p text:style-name="P5"><text:a xlink:type="simple" xlink:href="#__RefHeading___Toc96741_2626828182" office:name="14.7 — Interaction avec Emergency URG" text:style-name="Index_20_Link" text:visited-style-name="Index_20_Link">14.7 — Interaction avec Emergency URG<text:tab/>99</text:a></text:p>
          <text:p text:style-name="P5"><text:a xlink:type="simple" xlink:href="#__RefHeading___Toc96743_2626828182" office:name="14.8 — Exemple Node-RED (Ready &amp; Active)" text:style-name="Index_20_Link" text:visited-style-name="Index_20_Link">14.8 — Exemple Node-RED (Ready &amp; Active)<text:tab/>99</text:a></text:p>
          <text:p text:style-name="P3"><text:a xlink:type="simple" xlink:href="#__RefHeading___Toc96745_2626828182" office:name="✔ Mode attente (idle)" text:style-name="Index_20_Link" text:visited-style-name="Index_20_Link">✔ Mode attente (idle)<text:tab/>99</text:a></text:p>
          <text:p text:style-name="P3"><text:a xlink:type="simple" xlink:href="#__RefHeading___Toc96747_2626828182" office:name="✔ Mode actif" text:style-name="Index_20_Link" text:visited-style-name="Index_20_Link">✔ Mode actif<text:tab/>99</text:a></text:p>
          <text:p text:style-name="P5"><text:a xlink:type="simple" xlink:href="#__RefHeading___Toc96749_2626828182" office:name="14.9 — Exemple Node-RED (direction sonore)" text:style-name="Index_20_Link" text:visited-style-name="Index_20_Link">14.9 — Exemple Node-RED (direction sonore)<text:tab/>99</text:a></text:p>
          <text:p text:style-name="P5"><text:a xlink:type="simple" xlink:href="#__RefHeading___Toc96751_2626828182" office:name="14.10 — Résumé du module LRUB" text:style-name="Index_20_Link" text:visited-style-name="Index_20_Link">14.10 — Résumé du module LRUB<text:tab/>100</text:a></text:p>
          <text:p text:style-name="P4"><text:a xlink:type="simple" xlink:href="#__RefHeading___Toc96753_2626828182" office:name="🎯 Objectif du module" text:style-name="Index_20_Link" text:visited-style-name="Index_20_Link">🎯 Objectif du module<text:tab/>100</text:a></text:p>
          <text:p text:style-name="P5"><text:a xlink:type="simple" xlink:href="#__RefHeading___Toc96755_2626828182" office:name="15.1 — Structure générale du module" text:style-name="Index_20_Link" text:visited-style-name="Index_20_Link">15.1 — Structure générale du module<text:tab/>100</text:a></text:p>
          <text:p text:style-name="P5"><text:a xlink:type="simple" xlink:href="#__RefHeading___Toc96757_2626828182" office:name="15.2 — Définition matérielle" text:style-name="Index_20_Link" text:visited-style-name="Index_20_Link">15.2 — Définition matérielle<text:tab/>100</text:a></text:p>
          <text:p text:style-name="P5"><text:a xlink:type="simple" xlink:href="#__RefHeading___Toc96759_2626828182" office:name="15.3 — API interne (srv.cpp)" text:style-name="Index_20_Link" text:visited-style-name="Index_20_Link">15.3 — API interne (srv.cpp)<text:tab/>101</text:a></text:p>
          <text:p text:style-name="P3"><text:a xlink:type="simple" xlink:href="#__RefHeading___Toc96761_2626828182" office:name="🧠 Fonctionnement" text:style-name="Index_20_Link" text:visited-style-name="Index_20_Link">🧠 Fonctionnement<text:tab/>101</text:a></text:p>
          <text:p text:style-name="P5"><text:a xlink:type="simple" xlink:href="#__RefHeading___Toc96763_2626828182" office:name="15.4 — Commandes VPIV supportées" text:style-name="Index_20_Link" text:visited-style-name="Index_20_Link">15.4 — Commandes VPIV supportées<text:tab/>101</text:a></text:p>
          <text:p text:style-name="P4"><text:a xlink:type="simple" xlink:href="#__RefHeading___Toc96765_2626828182" office:name="✔ 15.4.1 — Positionner un servo" text:style-name="Index_20_Link" text:visited-style-name="Index_20_Link">✔ 15.4.1 — Positionner un servo<text:tab/>102</text:a></text:p>
          <text:p text:style-name="P4"><text:a xlink:type="simple" xlink:href="#__RefHeading___Toc96767_2626828182" office:name="✔ 15.4.2 — Vitesse de déplacement" text:style-name="Index_20_Link" text:visited-style-name="Index_20_Link">✔ 15.4.2 — Vitesse de déplacement<text:tab/>102</text:a></text:p>
          <text:p text:style-name="P4"><text:a xlink:type="simple" xlink:href="#__RefHeading___Toc96769_2626828182" office:name="✔ 15.4.3 — Activer / désactiver servo" text:style-name="Index_20_Link" text:visited-style-name="Index_20_Link">✔ 15.4.3 — Activer / désactiver servo<text:tab/>102</text:a></text:p>
          <text:p text:style-name="P4"><text:a xlink:type="simple" xlink:href="#__RefHeading___Toc96771_2626828182" office:name="✔ 15.4.4 — Position zéro personnalisée" text:style-name="Index_20_Link" text:visited-style-name="Index_20_Link">✔ 15.4.4 — Position zéro personnalisée<text:tab/>102</text:a></text:p>
          <text:p text:style-name="P5"><text:a xlink:type="simple" xlink:href="#__RefHeading___Toc96773_2626828182" office:name="15.5 — Sécurité servos" text:style-name="Index_20_Link" text:visited-style-name="Index_20_Link">15.5 — Sécurité servos<text:tab/>102</text:a></text:p>
          <text:p text:style-name="P3"><text:a xlink:type="simple" xlink:href="#__RefHeading___Toc96775_2626828182" office:name="🟥 Protection intégrée :" text:style-name="Index_20_Link" text:visited-style-name="Index_20_Link">🟥 Protection intégrée :<text:tab/>102</text:a></text:p>
          <text:p text:style-name="P5"><text:a xlink:type="simple" xlink:href="#__RefHeading___Toc96777_2626828182" office:name="15.6 — Exemple Node-RED" text:style-name="Index_20_Link" text:visited-style-name="Index_20_Link">15.6 — Exemple Node-RED<text:tab/>103</text:a></text:p>
          <text:p text:style-name="P4"><text:a xlink:type="simple" xlink:href="#__RefHeading___Toc96779_2626828182" office:name="15.6.1 — Orienter la caméra vers un son" text:style-name="Index_20_Link" text:visited-style-name="Index_20_Link">15.6.1 — Orienter la caméra vers un son<text:tab/>103</text:a></text:p>
          <text:p text:style-name="P4"><text:a xlink:type="simple" xlink:href="#__RefHeading___Toc96781_2626828182" office:name="15.6.2 — Mode “scanning”" text:style-name="Index_20_Link" text:visited-style-name="Index_20_Link"><text:soft-page-break/>15.6.2 — Mode “scanning”<text:tab/>103</text:a></text:p>
          <text:p text:style-name="P4"><text:a xlink:type="simple" xlink:href="#__RefHeading___Toc96783_2626828182" office:name="15.6.3 — Mode “alive / idle” (look around)" text:style-name="Index_20_Link" text:visited-style-name="Index_20_Link">15.6.3 — Mode “alive / idle” (look around)<text:tab/>103</text:a></text:p>
          <text:p text:style-name="P5"><text:a xlink:type="simple" xlink:href="#__RefHeading___Toc96785_2626828182" office:name="15.7 — Scénarios automatiques" text:style-name="Index_20_Link" text:visited-style-name="Index_20_Link">15.7 — Scénarios automatiques<text:tab/>103</text:a></text:p>
          <text:p text:style-name="P3"><text:a xlink:type="simple" xlink:href="#__RefHeading___Toc96787_2626828182" office:name="🔹 Face à un obstacle US avant" text:style-name="Index_20_Link" text:visited-style-name="Index_20_Link">🔹 Face à un obstacle US avant<text:tab/>103</text:a></text:p>
          <text:p text:style-name="P3"><text:a xlink:type="simple" xlink:href="#__RefHeading___Toc96789_2626828182" office:name="🔹 Follow-me caméra" text:style-name="Index_20_Link" text:visited-style-name="Index_20_Link">🔹 Follow-me caméra<text:tab/>104</text:a></text:p>
          <text:p text:style-name="P3"><text:a xlink:type="simple" xlink:href="#__RefHeading___Toc96791_2626828182" office:name="🔹 Mode “attention”" text:style-name="Index_20_Link" text:visited-style-name="Index_20_Link">🔹 Mode “attention”<text:tab/>104</text:a></text:p>
          <text:p text:style-name="P5"><text:a xlink:type="simple" xlink:href="#__RefHeading___Toc96793_2626828182" office:name="15.8 — Résumé (cheat-sheet)" text:style-name="Index_20_Link" text:visited-style-name="Index_20_Link">15.8 — Résumé (cheat-sheet)<text:tab/>104</text:a></text:p>
          <text:p text:style-name="P5"><text:a xlink:type="simple" xlink:href="#__RefHeading___Toc96795_2626828182" office:name="✔ Chapitre suivant ?" text:style-name="Index_20_Link" text:visited-style-name="Index_20_Link">✔ Chapitre suivant ?<text:tab/>104</text:a></text:p>
          <text:p text:style-name="P3"><text:a xlink:type="simple" xlink:href="#__RefHeading___Toc96797_2626828182" office:name="🔥 CHAPITRE 16 — SÉCURITÉ : URG + MvtSafe + Moteurs CUT" text:style-name="Index_20_Link" text:visited-style-name="Index_20_Link">🔥 CHAPITRE 16 — SÉCURITÉ : URG + MvtSafe + Moteurs CUT<text:tab/>104</text:a></text:p>
          <text:p text:style-name="P5"><text:a xlink:type="simple" xlink:href="#__RefHeading___Toc96799_2626828182" office:name="Chapitre 16 — Modules de SÉCURITÉ (URG, MvtSafe, MTR/Mvt-Safety)" text:style-name="Index_20_Link" text:visited-style-name="Index_20_Link">Chapitre 16 — Modules de SÉCURITÉ (URG, MvtSafe, MTR/Mvt-Safety)<text:tab/>105</text:a></text:p>
          <text:p text:style-name="P5"><text:a xlink:type="simple" xlink:href="#__RefHeading___Toc96801_2626828182" office:name="1 Objectif du chapitre" text:style-name="Index_20_Link" text:visited-style-name="Index_20_Link">1 Objectif du chapitre<text:tab/>105</text:a></text:p>
          <text:p text:style-name="P5"><text:a xlink:type="simple" xlink:href="#__RefHeading___Toc96803_2626828182" office:name="2 Architecture et responsabilités" text:style-name="Index_20_Link" text:visited-style-name="Index_20_Link">2 Architecture et responsabilités<text:tab/>105</text:a></text:p>
          <text:p text:style-name="P5"><text:a xlink:type="simple" xlink:href="#__RefHeading___Toc96805_2626828182" office:name="3 Variables de configuration importantes (dans config.h / config.cpp)" text:style-name="Index_20_Link" text:visited-style-name="Index_20_Link">3 Variables de configuration importantes (dans config.h / config.cpp)<text:tab/>106</text:a></text:p>
          <text:p text:style-name="P5"><text:a xlink:type="simple" xlink:href="#__RefHeading___Toc96807_2626828182" office:name="4 VPIV : API publique (commande &amp; retour)" text:style-name="Index_20_Link" text:visited-style-name="Index_20_Link">4 VPIV : API publique (commande &amp; retour)<text:tab/>107</text:a></text:p>
          <text:p text:style-name="P4"><text:a xlink:type="simple" xlink:href="#__RefHeading___Toc96809_2626828182" office:name="4.1 urg (dispatcher dispatch_Urg.cpp)" text:style-name="Index_20_Link" text:visited-style-name="Index_20_Link">4.1 urg (dispatcher dispatch_Urg.cpp)<text:tab/>107</text:a></text:p>
          <text:p text:style-name="P4"><text:a xlink:type="simple" xlink:href="#__RefHeading___Toc96811_2626828182" office:name="4.2 mvtSafe (dispatcher dispatch_MvtSafe.cpp)" text:style-name="Index_20_Link" text:visited-style-name="Index_20_Link">4.2 mvtSafe (dispatcher dispatch_MvtSafe.cpp)<text:tab/>107</text:a></text:p>
          <text:p text:style-name="P4"><text:a xlink:type="simple" xlink:href="#__RefHeading___Toc96813_2626828182" office:name="4.3 us (ultrasonic)" text:style-name="Index_20_Link" text:visited-style-name="Index_20_Link">4.3 us (ultrasonic)<text:tab/>108</text:a></text:p>
          <text:p text:style-name="P4"><text:a xlink:type="simple" xlink:href="#__RefHeading___Toc96815_2626828182" office:name="4.4 mtr (moteurs)" text:style-name="Index_20_Link" text:visited-style-name="Index_20_Link">4.4 mtr (moteurs)<text:tab/>108</text:a></text:p>
          <text:p text:style-name="P5"><text:a xlink:type="simple" xlink:href="#__RefHeading___Toc96817_2626828182" office:name="5 Comportements et règles (MvtSafe)" text:style-name="Index_20_Link" text:visited-style-name="Index_20_Link">5 Comportements et règles (MvtSafe)<text:tab/>108</text:a></text:p>
          <text:p text:style-name="P4"><text:a xlink:type="simple" xlink:href="#__RefHeading___Toc96819_2626828182" office:name="5.1 Modes" text:style-name="Index_20_Link" text:visited-style-name="Index_20_Link">5.1 Modes<text:tab/>108</text:a></text:p>
          <text:p text:style-name="P4"><text:a xlink:type="simple" xlink:href="#__RefHeading___Toc96821_2626828182" office:name="5.2 Politique multi-capteurs" text:style-name="Index_20_Link" text:visited-style-name="Index_20_Link">5.2 Politique multi-capteurs<text:tab/>109</text:a></text:p>
          <text:p text:style-name="P4"><text:a xlink:type="simple" xlink:href="#__RefHeading___Toc96823_2626828182" office:name="5.3 Interaction avec urg" text:style-name="Index_20_Link" text:visited-style-name="Index_20_Link">5.3 Interaction avec urg<text:tab/>109</text:a></text:p>
          <text:p text:style-name="P5"><text:a xlink:type="simple" xlink:href="#__RefHeading___Toc96825_2626828182" office:name="6 Implémentation côté Mega — points clés" text:style-name="Index_20_Link" text:visited-style-name="Index_20_Link">6 Implémentation côté Mega — points clés<text:tab/>109</text:a></text:p>
          <text:p text:style-name="P4"><text:a xlink:type="simple" xlink:href="#__RefHeading___Toc96827_2626828182" office:name="6.1 us → already implemented" text:style-name="Index_20_Link" text:visited-style-name="Index_20_Link">6.1 us → already implemented<text:tab/>109</text:a></text:p>
          <text:p text:style-name="P4"><text:a xlink:type="simple" xlink:href="#__RefHeading___Toc96829_2626828182" office:name="6.2 mtr integration" text:style-name="Index_20_Link" text:visited-style-name="Index_20_Link">6.2 mtr integration<text:tab/>110</text:a></text:p>
          <text:p text:style-name="P4"><text:a xlink:type="simple" xlink:href="#__RefHeading___Toc96831_2626828182" office:name="6.3 Non-bloquant et ISR" text:style-name="Index_20_Link" text:visited-style-name="Index_20_Link">6.3 Non-bloquant et ISR<text:tab/>110</text:a></text:p>
          <text:p text:style-name="P5"><text:a xlink:type="simple" xlink:href="#__RefHeading___Toc96833_2626828182" office:name="7 Node-RED : pages et flows recommandés (sécurité)" text:style-name="Index_20_Link" text:visited-style-name="Index_20_Link">7 Node-RED : pages et flows recommandés (sécurité)<text:tab/>110</text:a></text:p>
          <text:p text:style-name="P4"><text:a xlink:type="simple" xlink:href="#__RefHeading___Toc96835_2626828182" office:name="7.1 Dashboard Safety (page unique)" text:style-name="Index_20_Link" text:visited-style-name="Index_20_Link">7.1 Dashboard Safety (page unique)<text:tab/>110</text:a></text:p>
          <text:p text:style-name="P4"><text:a xlink:type="simple" xlink:href="#__RefHeading___Toc96837_2626828182" office:name="7.2 Telemetry + Live video" text:style-name="Index_20_Link" text:visited-style-name="Index_20_Link">7.2 Telemetry + Live video<text:tab/>111</text:a></text:p>
          <text:p text:style-name="P4"><text:a xlink:type="simple" xlink:href="#__RefHeading___Toc96839_2626828182" office:name="7.3 Emergency panel (admin)" text:style-name="Index_20_Link" text:visited-style-name="Index_20_Link">7.3 Emergency panel (admin)<text:tab/>111</text:a></text:p>
          <text:p text:style-name="P5"><text:a xlink:type="simple" xlink:href="#__RefHeading___Toc96841_2626828182" office:name="8 Exemples pratiques (VPIV) — scénarios" text:style-name="Index_20_Link" text:visited-style-name="Index_20_Link">8 Exemples pratiques (VPIV) — scénarios<text:tab/>111</text:a></text:p>
          <text:p text:style-name="P5"><text:a xlink:type="simple" xlink:href="#__RefHeading___Toc96843_2626828182" office:name="9 Tests et procédure de validation (checklist)" text:style-name="Index_20_Link" text:visited-style-name="Index_20_Link">9 Tests et procédure de validation (checklist)<text:tab/>111</text:a></text:p>
          <text:p text:style-name="P4"><text:a xlink:type="simple" xlink:href="#__RefHeading___Toc96845_2626828182" office:name="9.1 Stage 0 — vérifs compile / init" text:style-name="Index_20_Link" text:visited-style-name="Index_20_Link">9.1 Stage 0 — vérifs compile / init<text:tab/>111</text:a></text:p>
          <text:p text:style-name="P4"><text:a xlink:type="simple" xlink:href="#__RefHeading___Toc96847_2626828182" office:name="9.2 Stage 1 — US reading sanity" text:style-name="Index_20_Link" text:visited-style-name="Index_20_Link">9.2 Stage 1 — US reading sanity<text:tab/>112</text:a></text:p>
          <text:p text:style-name="P4"><text:a xlink:type="simple" xlink:href="#__RefHeading___Toc96849_2626828182" office:name="9.3 Stage 2 — MvtSafe simulation" text:style-name="Index_20_Link" text:visited-style-name="Index_20_Link">9.3 Stage 2 — MvtSafe simulation<text:tab/>112</text:a></text:p>
          <text:p text:style-name="P4"><text:a xlink:type="simple" xlink:href="#__RefHeading___Toc96851_2626828182" office:name="9.4 Stage 3 — Emergency flow" text:style-name="Index_20_Link" text:visited-style-name="Index_20_Link">9.4 Stage 3 — Emergency flow<text:tab/>112</text:a></text:p>
          <text:p text:style-name="P4"><text:a xlink:type="simple" xlink:href="#__RefHeading___Toc96853_2626828182" office:name="9.5 Stage 4 — Integration UNO" text:style-name="Index_20_Link" text:visited-style-name="Index_20_Link">9.5 Stage 4 — Integration UNO<text:tab/>112</text:a></text:p>
          <text:p text:style-name="P5"><text:a xlink:type="simple" xlink:href="#__RefHeading___Toc96855_2626828182" office:name="10 Calibration &amp; paramétrage (comment faire)" text:style-name="Index_20_Link" text:visited-style-name="Index_20_Link">10 Calibration &amp; paramétrage (comment faire)<text:tab/>112</text:a></text:p>
          <text:p text:style-name="P4"><text:a xlink:type="simple" xlink:href="#__RefHeading___Toc96857_2626828182" office:name="10.1 Calibrer seuils US" text:style-name="Index_20_Link" text:visited-style-name="Index_20_Link">10.1 Calibrer seuils US<text:tab/>112</text:a></text:p>
          <text:p text:style-name="P4"><text:a xlink:type="simple" xlink:href="#__RefHeading___Toc96859_2626828182" office:name="10.2 Calibrer MTR diff-drive (cfg_mtr_kturn, inputScale, outputScale)" text:style-name="Index_20_Link" text:visited-style-name="Index_20_Link">10.2 Calibrer MTR diff-drive (cfg_mtr_kturn, inputScale, outputScale)<text:tab/>113</text:a></text:p>
          <text:p text:style-name="P4"><text:a xlink:type="simple" xlink:href="#__RefHeading___Toc96861_2626828182" office:name="10.3 Calibration MvtSafe scale curve" text:style-name="Index_20_Link" text:visited-style-name="Index_20_Link">10.3 Calibration MvtSafe scale curve<text:tab/>113</text:a></text:p>
          <text:p text:style-name="P5"><text:a xlink:type="simple" xlink:href="#__RefHeading___Toc96863_2626828182" office:name="11 Fichiers &amp; fonctions à vérifier / modifier (liste précise)" text:style-name="Index_20_Link" text:visited-style-name="Index_20_Link">11 Fichiers &amp; fonctions à vérifier / modifier (liste précise)<text:tab/>113</text:a></text:p>
          <text:p text:style-name="P5"><text:a xlink:type="simple" xlink:href="#__RefHeading___Toc96865_2626828182" office:name="12 Exemple de code (pseudocode) — mvt_safe core (résumé)" text:style-name="Index_20_Link" text:visited-style-name="Index_20_Link">12 Exemple de code (pseudocode) — mvt_safe core (résumé)<text:tab/>114</text:a></text:p>
          <text:p text:style-name="P5"><text:a xlink:type="simple" xlink:href="#__RefHeading___Toc96867_2626828182" office:name="13 Bonnes pratiques &amp; remarques techniques" text:style-name="Index_20_Link" text:visited-style-name="Index_20_Link">13 Bonnes pratiques &amp; remarques techniques<text:tab/>114</text:a></text:p>
          <text:p text:style-name="P5"><text:a xlink:type="simple" xlink:href="#__RefHeading___Toc96869_2626828182" office:name="14 Checklist finale pour intégration" text:style-name="Index_20_Link" text:visited-style-name="Index_20_Link">14 Checklist finale pour intégration<text:tab/>115</text:a></text:p>
          <text:p text:style-name="P5"><text:a xlink:type="simple" xlink:href="#__RefHeading___Toc96871_2626828182" office:name="15 Annexes rapides (références fichiers)" text:style-name="Index_20_Link" text:visited-style-name="Index_20_Link">15 Annexes rapides (références fichiers)<text:tab/>115</text:a></text:p>
          <text:p text:style-name="P5"><text:a xlink:type="simple" xlink:href="#__RefHeading___Toc96873_2626828182" office:name="16 Actions proposées (priorisées)" text:style-name="Index_20_Link" text:visited-style-name="Index_20_Link">16 Actions proposées (priorisées)<text:tab/>116</text:a></text:p>
          <text:p text:style-name="P5"><text:a xlink:type="simple" xlink:href="#__RefHeading___Toc96875_2626828182" office:name="17 Notes finales &amp; recommandations" text:style-name="Index_20_Link" text:visited-style-name="Index_20_Link">17 Notes finales &amp; recommandations<text:tab/>116</text:a></text:p>
          <text:p text:style-name="P5"><text:a xlink:type="simple" xlink:href="#__RefHeading___Toc96877_2626828182" office:name="NODE-RED" text:style-name="Index_20_Link" text:visited-style-name="Index_20_Link">NODE-RED<text:tab/>117</text:a></text:p>
        </text:index-body>
      </text:table-of-content>
      <text:p text:style-name="P6"/>
      <text:h text:style-name="Heading_20_3" text:outline-level="3"><text:bookmark-start text:name="__RefHeading___Toc95803_2626828182"/><text:soft-page-break/>🧱 <text:span text:style-name="Strong_20_Emphasis">A — Architecture Arduino (MEGA + UNO)</text:span><text:bookmark-end text:name="__RefHeading___Toc95803_2626828182"/></text:h>
      <text:list text:style-name="L1">
        <text:list-item>
          <text:p text:style-name="P7">Vue globale</text:p>
        </text:list-item>
        <text:list-item>
          <text:p text:style-name="P7">Schéma fonctionnel</text:p>
        </text:list-item>
        <text:list-item>
          <text:p text:style-name="P7">Description et rôle de chaque module :</text:p>
          <text:list>
            <text:list-item>
              <text:p text:style-name="P7">communication</text:p>
            </text:list-item>
            <text:list-item>
              <text:p text:style-name="P7">moteurs (mtr) Mega/UNO</text:p>
            </text:list-item>
            <text:list-item>
              <text:p text:style-name="P7">mvt_safe</text:p>
            </text:list-item>
            <text:list-item>
              <text:p text:style-name="P7">odométrie</text:p>
            </text:list-item>
            <text:list-item>
              <text:p text:style-name="P7">capteurs (us, ir, fs, mic)</text:p>
            </text:list-item>
            <text:list-item>
              <text:p text:style-name="P7">LED ring / LED ruban</text:p>
            </text:list-item>
            <text:list-item>
              <text:p text:style-name="P7">servos</text:p>
            </text:list-item>
          </text:list>
        </text:list-item>
        <text:list-item>
          <text:p text:style-name="P7">Architecture VPIV (format, comportement, samples)</text:p>
        </text:list-item>
        <text:list-item>
          <text:p text:style-name="P7">Configuration (cfg)</text:p>
        </text:list-item>
        <text:list-item>
          <text:p text:style-name="P7">Flux des données</text:p>
        </text:list-item>
        <text:list-item>
          <text:p text:style-name="P7">Sécurité</text:p>
        </text:list-item>
        <text:list-item>
          <text:p text:style-name="P7">Chronogramme loop</text:p>
        </text:list-item>
      </text:list>
      <text:h text:style-name="P8" text:outline-level="3"><text:bookmark-start text:name="__RefHeading___Toc95805_2626828182"/>🔧 <text:span text:style-name="Strong_20_Emphasis">B — Modules détaillés</text:span><text:bookmark-end text:name="__RefHeading___Toc95805_2626828182"/></text:h>
      <text:p text:style-name="Text_20_body">Pour chaque module :</text:p>
      <text:list text:style-name="L2">
        <text:list-item>
          <text:p text:style-name="P9">Description / API</text:p>
        </text:list-item>
        <text:list-item>
          <text:p text:style-name="P9">RÔLE</text:p>
        </text:list-item>
        <text:list-item>
          <text:p text:style-name="P9">Variables de config</text:p>
        </text:list-item>
        <text:list-item>
          <text:p text:style-name="P9">Commandes VPIV supportées</text:p>
        </text:list-item>
        <text:list-item>
          <text:p text:style-name="P9">Trames envoyées</text:p>
        </text:list-item>
        <text:list-item>
          <text:p text:style-name="P9">Timing</text:p>
        </text:list-item>
        <text:list-item>
          <text:p text:style-name="P9">Interactions avec les autres modules</text:p>
        </text:list-item>
        <text:list-item>
          <text:p text:style-name="P9">Points d'attention</text:p>
        </text:list-item>
        <text:list-item>
          <text:p text:style-name="P9">Notes de développement</text:p>
        </text:list-item>
      </text:list>
      <text:h text:style-name="P8" text:outline-level="3"><text:bookmark-start text:name="__RefHeading___Toc95807_2626828182"/>🚗 <text:span text:style-name="Strong_20_Emphasis">C — Pilotage moteurs (Mega + Uno)</text:span><text:bookmark-end text:name="__RefHeading___Toc95807_2626828182"/></text:h>
      <text:list text:style-name="L3">
        <text:list-item>
          <text:p text:style-name="P10">Modern vs Legacy</text:p>
        </text:list-item>
        <text:list-item>
          <text:p text:style-name="P10">Détail complet du lissage UNO</text:p>
        </text:list-item>
        <text:list-item>
          <text:p text:style-name="P10">Diff-drive Mega</text:p>
        </text:list-item>
        <text:list-item>
          <text:p text:style-name="P10">Scaling / Override / MvtSafe</text:p>
        </text:list-item>
        <text:list-item>
          <text:p text:style-name="P10"><text:soft-page-break/>Sécurité (timeout)</text:p>
        </text:list-item>
        <text:list-item>
          <text:p text:style-name="P10">Tests</text:p>
        </text:list-item>
      </text:list>
      <text:h text:style-name="P8" text:outline-level="3"><text:bookmark-start text:name="__RefHeading___Toc95809_2626828182"/>🛰️ <text:span text:style-name="Strong_20_Emphasis">D — Communication</text:span><text:bookmark-end text:name="__RefHeading___Toc95809_2626828182"/></text:h>
      <text:list text:style-name="L4">
        <text:list-item>
          <text:p text:style-name="P11">Serial, trames VPIV</text:p>
        </text:list-item>
        <text:list-item>
          <text:p text:style-name="P11">Routage</text:p>
        </text:list-item>
        <text:list-item>
          <text:p text:style-name="P11">dispatch_*.cpp</text:p>
        </text:list-item>
        <text:list-item>
          <text:p text:style-name="P11">bonnes pratiques</text:p>
        </text:list-item>
        <text:list-item>
          <text:p text:style-name="P11">intégration avec MQTT via IOT UART Gateway</text:p>
        </text:list-item>
      </text:list>
      <text:h text:style-name="P8" text:outline-level="3"><text:bookmark-start text:name="__RefHeading___Toc95811_2626828182"/>🧭 <text:span text:style-name="Strong_20_Emphasis">E — Odométrie</text:span><text:bookmark-end text:name="__RefHeading___Toc95811_2626828182"/></text:h>
      <text:list text:style-name="L5">
        <text:list-item>
          <text:p text:style-name="P12">Fonctionnement</text:p>
        </text:list-item>
        <text:list-item>
          <text:p text:style-name="P12">Géométrie</text:p>
        </text:list-item>
        <text:list-item>
          <text:p text:style-name="P12">Calibration</text:p>
        </text:list-item>
        <text:list-item>
          <text:p text:style-name="P12">VPIV : geom, pos, reset</text:p>
        </text:list-item>
        <text:list-item>
          <text:p text:style-name="P12">Script de calibration</text:p>
        </text:list-item>
      </text:list>
      <text:h text:style-name="P8" text:outline-level="3"><text:bookmark-start text:name="__RefHeading___Toc95813_2626828182"/>👁️ <text:span text:style-name="Strong_20_Emphasis">F — Capteurs</text:span><text:bookmark-end text:name="__RefHeading___Toc95813_2626828182"/></text:h>
      <text:list text:style-name="L6">
        <text:list-item>
          <text:p text:style-name="P13">Ultrason : mapping, alertes, danger</text:p>
        </text:list-item>
        <text:list-item>
          <text:p text:style-name="P13">IR : mouvement</text:p>
        </text:list-item>
        <text:list-item>
          <text:p text:style-name="P13">Microphone : direction/intensité</text:p>
        </text:list-item>
        <text:list-item>
          <text:p text:style-name="P13">Force Sensor (laisse)</text:p>
        </text:list-item>
        <text:list-item>
          <text:p text:style-name="P13">Ce qu’ils publient, comment ils sont lus / configurés</text:p>
        </text:list-item>
      </text:list>
      <text:h text:style-name="P8" text:outline-level="3"><text:bookmark-start text:name="__RefHeading___Toc95815_2626828182"/>🔐 <text:span text:style-name="Strong_20_Emphasis">G — Sécurité (emergency + mvt_safe)</text:span><text:bookmark-end text:name="__RefHeading___Toc95815_2626828182"/></text:h>
      <text:list text:style-name="L7">
        <text:list-item>
          <text:p text:style-name="P14">Detection obst. via US</text:p>
        </text:list-item>
        <text:list-item>
          <text:p text:style-name="P14">Modes : idle / soft / hard</text:p>
        </text:list-item>
        <text:list-item>
          <text:p text:style-name="P14">Scaling dynamique moteurs</text:p>
        </text:list-item>
        <text:list-item>
          <text:p text:style-name="P14">OverrideStop</text:p>
        </text:list-item>
        <text:list-item>
          <text:p text:style-name="P14">Interaction avec urgence système</text:p>
        </text:list-item>
      </text:list>
      <text:p text:style-name="P15"/>
      <text:h text:style-name="P8" text:outline-level="3"><text:bookmark-start text:name="__RefHeading___Toc95817_2626828182"/>🖥️ <text:span text:style-name="Strong_20_Emphasis">H — Node-RED</text:span><text:bookmark-end text:name="__RefHeading___Toc95817_2626828182"/></text:h>
      <text:p text:style-name="Text_20_body">Je peux écrire la documentation :</text:p>
      <text:list text:style-name="L8">
        <text:list-item>
          <text:p text:style-name="P16">Architecture du flow</text:p>
        </text:list-item>
        <text:list-item>
          <text:p text:style-name="P16">Panels UI :</text:p>
          <text:list>
            <text:list-item>
              <text:p text:style-name="P16">joystick virtuel</text:p>
            </text:list-item>
            <text:list-item>
              <text:p text:style-name="P16"><text:soft-page-break/>retour vidéo</text:p>
            </text:list-item>
            <text:list-item>
              <text:p text:style-name="P16">état capteurs</text:p>
            </text:list-item>
            <text:list-item>
              <text:p text:style-name="P16">état sécurité</text:p>
            </text:list-item>
            <text:list-item>
              <text:p text:style-name="P16">configuration dynamique</text:p>
            </text:list-item>
          </text:list>
        </text:list-item>
        <text:list-item>
          <text:p text:style-name="P16">Conversion joystick → &lt;v,ω&gt;</text:p>
        </text:list-item>
        <text:list-item>
          <text:p text:style-name="P16">Diff-drive Node-RED</text:p>
        </text:list-item>
        <text:list-item>
          <text:p text:style-name="P16">Envoi trames &lt;L,R,A&gt; vers Mega (via MQTT → Gateway UART)</text:p>
        </text:list-item>
        <text:list-item>
          <text:p text:style-name="P16">Réception des messages VPIV</text:p>
        </text:list-item>
        <text:list-item>
          <text:p text:style-name="P16">Logs et debug</text:p>
        </text:list-item>
        <text:list-item>
          <text:p text:style-name="P16">Recommandations UI : PC / tablette tactile</text:p>
        </text:list-item>
      </text:list>
      <text:p text:style-name="P15"/>
      <text:h text:style-name="P8" text:outline-level="3"><text:bookmark-start text:name="__RefHeading___Toc95819_2626828182"/>📘 <text:span text:style-name="Strong_20_Emphasis">I — Tutoriel d’installation / compilation</text:span><text:bookmark-end text:name="__RefHeading___Toc95819_2626828182"/></text:h>
      <text:list text:style-name="L9">
        <text:list-item>
          <text:p text:style-name="P17">Arborescence /src</text:p>
        </text:list-item>
        <text:list-item>
          <text:p text:style-name="P17">Préparation Arduino MEGA et UNO</text:p>
        </text:list-item>
        <text:list-item>
          <text:p text:style-name="P17">Déploiement Node-RED</text:p>
        </text:list-item>
        <text:list-item>
          <text:p text:style-name="P17">Tests unitaires</text:p>
        </text:list-item>
      </text:list>
      <text:p text:style-name="P15"/>
      <text:h text:style-name="P8" text:outline-level="3"><text:bookmark-start text:name="__RefHeading___Toc95821_2626828182"/>📦 <text:span text:style-name="Strong_20_Emphasis">J — Synthèse finale</text:span><text:bookmark-end text:name="__RefHeading___Toc95821_2626828182"/></text:h>
      <text:list text:style-name="L10">
        <text:list-item>
          <text:p text:style-name="P18">Pour démarrer rapidement</text:p>
        </text:list-item>
        <text:list-item>
          <text:p text:style-name="P18">Liste des commandes essentielles</text:p>
        </text:list-item>
        <text:list-item>
          <text:p text:style-name="P18">Outils de test</text:p>
        </text:list-item>
      </text:list>
      <text:p text:style-name="P15"/>
      <text:h text:style-name="P19" text:outline-level="2"><text:bookmark-start text:name="__RefHeading___Toc95823_2626828182"/>🔥 <text:span text:style-name="Strong_20_Emphasis">Avant que j’écrive tout le document complet (long), je dois confirmer un point clé :</text:span><text:bookmark-end text:name="__RefHeading___Toc95823_2626828182"/></text:h>
      <text:h text:style-name="P8" text:outline-level="3"><text:bookmark-start text:name="__RefHeading___Toc95825_2626828182"/>❓ <text:span text:style-name="Strong_20_Emphasis">Format de restitution souhaité</text:span><text:bookmark-end text:name="__RefHeading___Toc95825_2626828182"/></text:h>
      <text:p text:style-name="Text_20_body">Je peux produire le document 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Format</text:p>
            </table:table-cell>
            <table:table-cell table:style-name="Tableau4.A1" office:value-type="string">
              <text:p text:style-name="Table_20_Heading">Avantages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1. Document unique texte (10 000+ lignes)</text:span></text:p>
          </table:table-cell>
          <table:table-cell table:style-name="Tableau4.A1" office:value-type="string">
            <text:p text:style-name="Table_20_Contents">lisible ici, mais très long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2. Documentation structurée en plusieurs sections que tu peux copier</text:span></text:p>
          </table:table-cell>
          <table:table-cell table:style-name="Tableau4.A1" office:value-type="string">
            <text:p text:style-name="Table_20_Contents">optimal pour lecture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3. PDF généré automatiquement</text:span></text:p>
          </table:table-cell>
          <table:table-cell table:style-name="Tableau4.A1" office:value-type="string">
            <text:p text:style-name="Table_20_Contents">partage facile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4. Markdown structuré en chapitres</text:span></text:p>
          </table:table-cell>
          <table:table-cell table:style-name="Tableau4.A1" office:value-type="string">
            <text:p text:style-name="Table_20_Contents">parfait pour wiki, GitHub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5. Plusieurs fichiers que je mets dans canvas</text:span></text:p>
          </table:table-cell>
          <table:table-cell table:style-name="Tableau4.A1" office:value-type="string">
            <text:p text:style-name="Table_20_Contents">idéal pour versionner</text:p>
          </table:table-cell>
        </table:table-row>
      </table:table>
      <text:p text:style-name="Text_20_body"><text:soft-page-break/>👉 <text:span text:style-name="Strong_20_Emphasis">Quel format veux-tu ?</text:span><text:line-break/>(Je te conseille <text:span text:style-name="Strong_20_Emphasis">Markdown complet</text:span> ou <text:span text:style-name="Strong_20_Emphasis">PDF</text:span> si tu veux une doc “produit”).</text:p>
      <text:p text:style-name="Text_20_body">2</text:p>
      <text:p text:style-name="Text_20_body">Parfait !<text:line-break/>Je vais produire <text:span text:style-name="Strong_20_Emphasis">une documentation complète structurée en plusieurs sections</text:span>, chacune parfaitement autonome, lisible, claire, et prête à intégrer dans un wiki, un GitHub ou un PDF final si tu le souhaites ensuite.</text:p>
      <text:p text:style-name="Text_20_body">Je vais l’écrire en <text:span text:style-name="Strong_20_Emphasis">plusieurs messages</text:span>, chapitre par chapitre, afin que :</text:p>
      <text:list text:style-name="L11">
        <text:list-item>
          <text:p text:style-name="P20">tu puisses relire / valider au fur et à mesure,</text:p>
        </text:list-item>
        <text:list-item>
          <text:p text:style-name="P20">je puisse intégrer tes ajustements,</text:p>
        </text:list-item>
        <text:list-item>
          <text:p text:style-name="P20">et ne pas dépasser les limites de longueur d’un seul message.</text:p>
        </text:list-item>
      </text:list>
      <text:p text:style-name="P15"/>
      <text:h text:style-name="P21" text:outline-level="1"><text:bookmark-start text:name="__RefHeading___Toc95827_2626828182"/>🧱 <text:span text:style-name="Strong_20_Emphasis">CHAPITRE 1 — ARCHITECTURE GLOBALE ARDUINO (MEGA + UNO)</text:span><text:bookmark-end text:name="__RefHeading___Toc95827_2626828182"/></text:h>
      <text:p text:style-name="Text_20_body"><text:span text:style-name="Strong_20_Emphasis">(Section 1/?? de la documentation complète)</text:span></text:p>
      <text:p text:style-name="P15"/>
      <text:h text:style-name="P21" text:outline-level="1"><text:bookmark-start text:name="__RefHeading___Toc95829_2626828182"/>1.1 — Vue d’ensemble du système<text:bookmark-end text:name="__RefHeading___Toc95829_2626828182"/></text:h>
      <text:p text:style-name="Text_20_body">Ton robot RZ-BOT repose sur une architecture à deux microcontrôleurs :</text:p>
      <text:h text:style-name="P8" text:outline-level="3"><text:bookmark-start text:name="__RefHeading___Toc95831_2626828182"/>🟥 <text:span text:style-name="Strong_20_Emphasis">Arduino MEGA (maître – cerveau principal)</text:span><text:bookmark-end text:name="__RefHeading___Toc95831_2626828182"/></text:h>
      <text:p text:style-name="Text_20_body">Rôle :</text:p>
      <text:list text:style-name="L12">
        <text:list-item>
          <text:p text:style-name="P22">réception commande (Node-RED → MQTT → Arduino IOT UART Gateway → MEGA)</text:p>
        </text:list-item>
        <text:list-item>
          <text:p text:style-name="P22">dispatch VPIV</text:p>
        </text:list-item>
        <text:list-item>
          <text:p text:style-name="P22">gestion capteurs</text:p>
        </text:list-item>
        <text:list-item>
          <text:p text:style-name="P22">filtrage sécurité</text:p>
        </text:list-item>
        <text:list-item>
          <text:p text:style-name="P22">odométrie</text:p>
        </text:list-item>
        <text:list-item>
          <text:p text:style-name="P22">pilotage servos, LEDs</text:p>
        </text:list-item>
        <text:list-item>
          <text:p text:style-name="P22">gestion état d’urgence</text:p>
        </text:list-item>
        <text:list-item>
          <text:p text:style-name="P22">calcul des consignes moteurs</text:p>
        </text:list-item>
        <text:list-item>
          <text:p text:style-name="P22">envoi &lt;L,R,A&gt; au UNO</text:p>
        </text:list-item>
      </text:list>
      <text:h text:style-name="P8" text:outline-level="3"><text:bookmark-start text:name="__RefHeading___Toc95833_2626828182"/>🟦 <text:span text:style-name="Strong_20_Emphasis">Arduino UNO (esclave – driver moteurs)</text:span><text:bookmark-end text:name="__RefHeading___Toc95833_2626828182"/></text:h>
      <text:p text:style-name="Text_20_body">Rôle :</text:p>
      <text:list text:style-name="L13">
        <text:list-item>
          <text:p text:style-name="P23">interpréter trames &lt;L,R,A&gt; ou legacy &lt;acc,spd,dir&gt;</text:p>
        </text:list-item>
        <text:list-item>
          <text:p text:style-name="P23"><text:soft-page-break/>lissage moteur interne</text:p>
        </text:list-item>
        <text:list-item>
          <text:p text:style-name="P23">pilotage matériel VNH5019</text:p>
        </text:list-item>
        <text:list-item>
          <text:p text:style-name="P23">sécurité timeout si Mega ne parle plus</text:p>
        </text:list-item>
      </text:list>
      <text:p text:style-name="P15"/>
      <text:h text:style-name="P21" text:outline-level="1"><text:bookmark-start text:name="__RefHeading___Toc95835_2626828182"/>1.2 — Schéma fonctionnel général<text:bookmark-end text:name="__RefHeading___Toc95835_2626828182"/></text:h>
      <text:p text:style-name="P24"><text:span text:style-name="Source_20_Text"><text:s text:c="17"/>┌───────────────────────────┐</text:span></text:p>
      <text:p text:style-name="P25"><text:span text:style-name="Source_20_Text"><text:s text:c="17"/>│ <text:s text:c="2"/>Node-RED Dashboard <text:s text:c="6"/>│</text:span></text:p>
      <text:p text:style-name="P25"><text:span text:style-name="Source_20_Text"><text:s text:c="17"/>│ <text:s/>(Joystick, Vidéo, UI) <text:s text:c="4"/>│</text:span></text:p>
      <text:p text:style-name="P25"><text:span text:style-name="Source_20_Text"><text:s text:c="17"/>└───────────────┬───────────┘</text:span></text:p>
      <text:p text:style-name="P25"><text:span text:style-name="Source_20_Text"><text:s text:c="33"/>MQTT</text:span></text:p>
      <text:p text:style-name="P25"><text:span text:style-name="Source_20_Text"><text:s text:c="33"/>│</text:span></text:p>
      <text:p text:style-name="P25"><text:span text:style-name="Source_20_Text"><text:s text:c="21"/>Arduino IOT UART Gateway</text:span></text:p>
      <text:p text:style-name="P25"><text:span text:style-name="Source_20_Text"><text:s text:c="33"/>│ USB</text:span></text:p>
      <text:p text:style-name="P25"><text:span text:style-name="Source_20_Text"><text:s text:c="33"/>▼</text:span></text:p>
      <text:p text:style-name="P25"><text:span text:style-name="Source_20_Text"><text:s text:c="17"/>┌───────────────────────────┐</text:span></text:p>
      <text:p text:style-name="P25"><text:span text:style-name="Source_20_Text"><text:s text:c="17"/>│ <text:s text:c="7"/>Arduino MEGA <text:s text:c="7"/>│</text:span></text:p>
      <text:p text:style-name="P25"><text:span text:style-name="Source_20_Text"><text:s text:c="17"/>│────────────────────────────│</text:span></text:p>
      <text:p text:style-name="P25"><text:span text:style-name="Source_20_Text"><text:s text:c="17"/>│ <text:s/>Communication VPIV <text:s text:c="8"/>│</text:span></text:p>
      <text:p text:style-name="P25"><text:span text:style-name="Source_20_Text"><text:s text:c="17"/>│ <text:s/>Config / Emergency <text:s text:c="8"/>│</text:span></text:p>
      <text:p text:style-name="P25"><text:span text:style-name="Source_20_Text"><text:s text:c="17"/>│ <text:s/>Odométrie <text:s text:c="17"/>│</text:span></text:p>
      <text:p text:style-name="P25"><text:span text:style-name="Source_20_Text"><text:s text:c="17"/>│ <text:s/>Ultrason / IR / Micro <text:s text:c="5"/>│</text:span></text:p>
      <text:p text:style-name="P25"><text:span text:style-name="Source_20_Text"><text:s text:c="17"/>│ <text:s/>Force sensor (laisse) <text:s text:c="5"/>│</text:span></text:p>
      <text:p text:style-name="P25"><text:span text:style-name="Source_20_Text"><text:s text:c="17"/>│ <text:s/>LEDs / Servos <text:s text:c="13"/>│</text:span></text:p>
      <text:p text:style-name="P25"><text:span text:style-name="Source_20_Text"><text:s text:c="17"/>│ <text:s/>MvtSafe <text:s text:c="19"/>│</text:span></text:p>
      <text:p text:style-name="P25"><text:span text:style-name="Source_20_Text"><text:s text:c="17"/>│ <text:s/>Moteurs (mtr.cpp) <text:s text:c="9"/>│</text:span></text:p>
      <text:p text:style-name="P25"><text:span text:style-name="Source_20_Text"><text:s text:c="17"/>└───────┬────────────────────┘</text:span></text:p>
      <text:p text:style-name="P25"><text:span text:style-name="Source_20_Text"><text:s text:c="25"/>Serial3 (115200)</text:span></text:p>
      <text:p text:style-name="P25"><text:span text:style-name="Source_20_Text"><text:s text:c="25"/>▼</text:span></text:p>
      <text:p text:style-name="P25"><text:span text:style-name="Source_20_Text"><text:s text:c="17"/>┌───────────────────────────┐</text:span></text:p>
      <text:p text:style-name="P25"><text:span text:style-name="Source_20_Text"><text:s text:c="17"/>│ <text:s text:c="8"/>Arduino UNO <text:s text:c="7"/>│</text:span></text:p>
      <text:p text:style-name="P25"><text:span text:style-name="Source_20_Text"><text:s text:c="17"/>│────────────────────────────│</text:span></text:p>
      <text:p text:style-name="P25"><text:span text:style-name="Source_20_Text"><text:s text:c="17"/>│ Parsing trames &lt;L,R,A&gt; <text:s text:c="4"/>│</text:span></text:p>
      <text:p text:style-name="P25"><text:span text:style-name="Source_20_Text"><text:s text:c="17"/>│ Lissage A=0..4 <text:s text:c="12"/>│</text:span></text:p>
      <text:p text:style-name="P25"><text:span text:style-name="Source_20_Text"><text:s text:c="17"/>│ Timeout sécurité <text:s text:c="10"/>│</text:span></text:p>
      <text:p text:style-name="P25"><text:span text:style-name="Source_20_Text"><text:s text:c="17"/>│ Dual VNH5019 <text:s text:c="14"/>│</text:span></text:p>
      <text:p text:style-name="P25"><text:soft-page-break/><text:span text:style-name="Source_20_Text"><text:s text:c="17"/>└────────────────────────────┘</text:span></text:p>
      <text:p text:style-name="P15"/>
      <text:h text:style-name="P21" text:outline-level="1"><text:bookmark-start text:name="__RefHeading___Toc95837_2626828182"/>1.3 — Format des communications VPIV<text:bookmark-end text:name="__RefHeading___Toc95837_2626828182"/></text:h>
      <text:p text:style-name="Text_20_body">Tous les messages circulant entre :</text:p>
      <text:list text:style-name="L14">
        <text:list-item>
          <text:p text:style-name="P26">Node-RED → MQTT → MEGA</text:p>
        </text:list-item>
        <text:list-item>
          <text:p text:style-name="P26">MEGA → Node-RED</text:p>
        </text:list-item>
      </text:list>
      <text:p text:style-name="Text_20_body">utilisent le protocole <text:span text:style-name="Strong_20_Emphasis">VPIV</text:span>.</text:p>
      <text:h text:style-name="P8" text:outline-level="3"><text:bookmark-start text:name="__RefHeading___Toc95839_2626828182"/>🔤 <text:span text:style-name="Strong_20_Emphasis">Structure :</text:span><text:bookmark-end text:name="__RefHeading___Toc95839_2626828182"/></text:h>
      <text:p text:style-name="P24"><text:span text:style-name="Source_20_Text">$&lt;TYPE&gt;:&lt;MODULE&gt;:&lt;PROP&gt;:&lt;INST&gt;:&lt;VALUE&gt;#</text:span></text:p>
      <text:h text:style-name="P8" text:outline-level="3"><text:bookmark-start text:name="__RefHeading___Toc95841_2626828182"/><text:span text:style-name="Strong_20_Emphasis">Type (</text:span><text:span text:style-name="Strong_20_Emphasis"><text:span text:style-name="Source_20_Text">TYPE</text:span></text:span><text:span text:style-name="Strong_20_Emphasis">)</text:span><text:bookmark-end text:name="__RefHeading___Toc95841_2626828182"/></text:h>
      <text:list text:style-name="L15">
        <text:list-item>
          <text:p text:style-name="P27">V = Commande</text:p>
        </text:list-item>
        <text:list-item>
          <text:p text:style-name="P27">I = Info</text:p>
        </text:list-item>
        <text:list-item>
          <text:p text:style-name="P27">F = Flux (récurrent)</text:p>
        </text:list-item>
        <text:list-item>
          <text:p text:style-name="P27">E = Erreur</text:p>
        </text:list-item>
      </text:list>
      <text:p text:style-name="Text_20_body">Exemples :</text:p>
      <text:p text:style-name="P24"><text:span text:style-name="Source_20_Text">$V:mt:vomega:*:20,-40#</text:span></text:p>
      <text:p text:style-name="P25"><text:span text:style-name="Source_20_Text">$I:Odom:pos:*:0.12,0.05,3.14#</text:span></text:p>
      <text:p text:style-name="P25"><text:span text:style-name="Source_20_Text">$E:us:read:3:timeout#</text:span></text:p>
      <text:p text:style-name="P15"/>
      <text:h text:style-name="P21" text:outline-level="1"><text:bookmark-start text:name="__RefHeading___Toc95843_2626828182"/>1.4 — Modules VPIV disponibles<text:bookmark-end text:name="__RefHeading___Toc95843_2626828182"/></text:h>
      <text:p text:style-name="Text_20_body">Voici la liste exhaustive (2025) :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Module VPIV</text:p>
            </table:table-cell>
            <table:table-cell table:style-name="Tableau5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lrub</text:span></text:p>
          </table:table-cell>
          <table:table-cell table:style-name="Tableau5.A1" office:value-type="string">
            <text:p text:style-name="Table_20_Contents">LED ruban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lring</text:span></text:p>
          </table:table-cell>
          <table:table-cell table:style-name="Tableau5.A1" office:value-type="string">
            <text:p text:style-name="Table_20_Contents">LED ring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srv</text:span></text:p>
          </table:table-cell>
          <table:table-cell table:style-name="Tableau5.A1" office:value-type="string">
            <text:p text:style-name="Table_20_Contents">Servomoteurs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mt</text:span></text:p>
          </table:table-cell>
          <table:table-cell table:style-name="Tableau5.A1" office:value-type="string">
            <text:p text:style-name="Table_20_Contents">Pilotage moteurs (MEGA)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us</text:span></text:p>
          </table:table-cell>
          <table:table-cell table:style-name="Tableau5.A1" office:value-type="string">
            <text:p text:style-name="Table_20_Contents">Capteurs ultrason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mic</text:span></text:p>
          </table:table-cell>
          <table:table-cell table:style-name="Tableau5.A1" office:value-type="string">
            <text:p text:style-name="Table_20_Contents">Microphones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fs</text:span></text:p>
          </table:table-cell>
          <table:table-cell table:style-name="Tableau5.A1" office:value-type="string">
            <text:p text:style-name="Table_20_Contents">Force Sensor (laisse)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mvt</text:span></text:p>
          </table:table-cell>
          <table:table-cell table:style-name="Tableau5.A1" office:value-type="string">
            <text:p text:style-name="Table_20_Contents">Capteur IR de mouvement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odom</text:span></text:p>
          </table:table-cell>
          <table:table-cell table:style-name="Tableau5.A1" office:value-type="string">
            <text:p text:style-name="Table_20_Contents">Odométrie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mvtsafe</text:span></text:p>
          </table:table-cell>
          <table:table-cell table:style-name="Tableau5.A1" office:value-type="string">
            <text:p text:style-name="Table_20_Contents">Sécurité obstacle dynamique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scfg</text:span></text:p>
          </table:table-cell>
          <table:table-cell table:style-name="Tableau5.A1" office:value-type="string">
            <text:p text:style-name="Table_20_Contents">Configuration globale / reset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urg</text:span></text:p>
          </table:table-cell>
          <table:table-cell table:style-name="Tableau5.A1" office:value-type="string">
            <text:p text:style-name="Table_20_Contents">Gestion état d’urgence</text:p>
          </table:table-cell>
        </table:table-row>
      </table:table>
      <text:p text:style-name="P15"/>
      <text:h text:style-name="P21" text:outline-level="1"><text:bookmark-start text:name="__RefHeading___Toc95845_2626828182"/><text:soft-page-break/>1.5 — Cycle loop() (MEGA)<text:bookmark-end text:name="__RefHeading___Toc95845_2626828182"/></text:h>
      <text:p text:style-name="Text_20_body">La boucle principale ne fait <text:span text:style-name="Strong_20_Emphasis">que du non-bloquant</text:span>.</text:p>
      <text:p text:style-name="P24"><text:span text:style-name="Source_20_Text">loop():</text:span></text:p>
      <text:p text:style-name="P25"><text:span text:style-name="Source_20_Text"><text:s text:c="4"/>communication_processInput()</text:span></text:p>
      <text:p text:style-name="P25"><text:span text:style-name="Source_20_Text"><text:s text:c="4"/>lring_processPeriodic()</text:span></text:p>
      <text:p text:style-name="P25"><text:span text:style-name="Source_20_Text"><text:s text:c="4"/>mic_processPeriodic()</text:span></text:p>
      <text:p text:style-name="P25"><text:span text:style-name="Source_20_Text"><text:s text:c="4"/>us_processPeriodic()</text:span></text:p>
      <text:p text:style-name="P25"><text:span text:style-name="Source_20_Text"><text:s text:c="4"/>fs_processPeriodic()</text:span></text:p>
      <text:p text:style-name="P25"><text:span text:style-name="Source_20_Text"><text:s text:c="4"/>ir_processPeriodic()</text:span></text:p>
      <text:p text:style-name="P25"><text:span text:style-name="Source_20_Text"><text:s text:c="4"/>odom_processPeriodic()</text:span></text:p>
      <text:p text:style-name="P25"><text:span text:style-name="Source_20_Text"><text:s text:c="4"/>mvtsafe_process()</text:span></text:p>
      <text:p text:style-name="P25"><text:span text:style-name="Source_20_Text"><text:s text:c="4"/>lrub_processTimeout()</text:span></text:p>
      <text:p text:style-name="P25"><text:span text:style-name="Source_20_Text"><text:s text:c="4"/>srv_process()</text:span></text:p>
      <text:p text:style-name="P25"><text:span text:style-name="Source_20_Text"><text:s text:c="4"/>checkEmergencyConditions()</text:span></text:p>
      <text:p text:style-name="Text_20_body">Objectif : <text:span text:style-name="Strong_20_Emphasis">loop &lt; 80 ms</text:span></text:p>
      <text:p text:style-name="P15"/>
      <text:h text:style-name="P21" text:outline-level="1"><text:bookmark-start text:name="__RefHeading___Toc95847_2626828182"/>1.6 — Architecture des configurations (cfg_…)<text:bookmark-end text:name="__RefHeading___Toc95847_2626828182"/></text:h>
      <text:p text:style-name="Text_20_body">Tous les modules exposent leurs paramètres dans <text:span text:style-name="Source_20_Text">config.h</text:span> + <text:span text:style-name="Source_20_Text">config.cpp</text:span>.</text:p>
      <text:list text:style-name="L16">
        <text:list-item>
          <text:p text:style-name="P28">Chaque paramètre a <text:span text:style-name="Strong_20_Emphasis">une valeur par défaut</text:span>.</text:p>
        </text:list-item>
        <text:list-item>
          <text:p text:style-name="P28">Node-RED peut envoyer un <text:span text:style-name="Source_20_Text">$V:xxx:yyy:*:value#</text:span> qui écrase la valeur.</text:p>
        </text:list-item>
        <text:list-item>
          <text:p text:style-name="P28">MEGA renvoie confirmation via <text:span text:style-name="Source_20_Text">$I:xxx:yyy:*:value#</text:span>.</text:p>
        </text:list-item>
        <text:list-item>
          <text:p text:style-name="P28">Ces valeurs sont persistantes tant que le Mega reste sous tension.</text:p>
        </text:list-item>
      </text:list>
      <text:p text:style-name="Text_20_body">Exemples :</text:p>
      <text:p text:style-name="P24"><text:span text:style-name="Source_20_Text">$V:Odom:geom:*:0.100,0.300,256#</text:span></text:p>
      <text:p text:style-name="P25"><text:span text:style-name="Source_20_Text">$V:us:cycle:*:150#</text:span></text:p>
      <text:p text:style-name="P25"><text:span text:style-name="Source_20_Text">$V:mvtSafe:mode:*:hard#</text:span></text:p>
      <text:p text:style-name="P15"/>
      <text:h text:style-name="P21" text:outline-level="1"><text:bookmark-start text:name="__RefHeading___Toc95849_2626828182"/>1.7 — Sécurité centrale (urgence)<text:bookmark-end text:name="__RefHeading___Toc95849_2626828182"/></text:h>
      <text:p text:style-name="Text_20_body">Le module <text:span text:style-name="Source_20_Text">urg.cpp</text:span> gère les cas critiques :</text:p>
      <text:list text:style-name="L17">
        <text:list-item>
          <text:p text:style-name="P29">dépassement de courant</text:p>
        </text:list-item>
        <text:list-item>
          <text:p text:style-name="P29">capteur non répondant</text:p>
        </text:list-item>
        <text:list-item>
          <text:p text:style-name="P29">buffer serial saturé</text:p>
        </text:list-item>
        <text:list-item>
          <text:p text:style-name="P29"><text:soft-page-break/>anti-collision hard MvtSafe</text:p>
        </text:list-item>
        <text:list-item>
          <text:p text:style-name="P29">parsing invalide</text:p>
        </text:list-item>
      </text:list>
      <text:p text:style-name="Text_20_body">Quand <text:span text:style-name="Source_20_Text">urg_active=true</text:span> :</text:p>
      <text:p text:style-name="Text_20_body">👉 <text:span text:style-name="Strong_20_Emphasis">Toutes les commandes VPIV sont ignorées</text:span>, sauf :</text:p>
      <text:p text:style-name="P24"><text:span text:style-name="Source_20_Text">scfg:clear</text:span></text:p>
      <text:p text:style-name="P25"><text:span text:style-name="Source_20_Text">urg:clear</text:span></text:p>
      <text:p text:style-name="Text_20_body">MEGA renvoie :</text:p>
      <text:p text:style-name="P24"><text:span text:style-name="Source_20_Text">$E:URG:state:*:&lt;code&gt;#</text:span></text:p>
      <text:p text:style-name="P15"/>
      <text:h text:style-name="P21" text:outline-level="1"><text:bookmark-start text:name="__RefHeading___Toc95851_2626828182"/>1.8 — Structure du code (arborescence)<text:bookmark-end text:name="__RefHeading___Toc95851_2626828182"/></text:h>
      <text:p text:style-name="P24"><text:span text:style-name="Source_20_Text">/src</text:span></text:p>
      <text:p text:style-name="P25"><text:span text:style-name="Source_20_Text"><text:s text:c="2"/>/communication</text:span></text:p>
      <text:p text:style-name="P25"><text:span text:style-name="Source_20_Text"><text:s text:c="6"/>communication.cpp/h</text:span></text:p>
      <text:p text:style-name="P25"><text:span text:style-name="Source_20_Text"><text:s text:c="6"/>vpiv_dispatch.cpp/h</text:span></text:p>
      <text:p text:style-name="P25"><text:span text:style-name="Source_20_Text"><text:s text:c="6"/>vpiv_utils.cpp/h</text:span></text:p>
      <text:p text:style-name="P25"><text:span text:style-name="Source_20_Text"><text:s text:c="2"/>/configuration</text:span></text:p>
      <text:p text:style-name="P25"><text:span text:style-name="Source_20_Text"><text:s text:c="6"/>config.cpp/h</text:span></text:p>
      <text:p text:style-name="P25"><text:span text:style-name="Source_20_Text"><text:s text:c="6"/>urg.cpp/h</text:span></text:p>
      <text:p text:style-name="P25"><text:span text:style-name="Source_20_Text"><text:s text:c="2"/>/navigation</text:span></text:p>
      <text:p text:style-name="P25"><text:span text:style-name="Source_20_Text"><text:s text:c="6"/>Odom.cpp/h</text:span></text:p>
      <text:p text:style-name="P25"><text:span text:style-name="Source_20_Text"><text:s text:c="2"/>/sensors</text:span></text:p>
      <text:p text:style-name="P25"><text:span text:style-name="Source_20_Text"><text:s text:c="6"/>us.cpp/h</text:span></text:p>
      <text:p text:style-name="P25"><text:span text:style-name="Source_20_Text"><text:s text:c="6"/>mic.cpp/h</text:span></text:p>
      <text:p text:style-name="P25"><text:span text:style-name="Source_20_Text"><text:s text:c="6"/>fs.cpp/h</text:span></text:p>
      <text:p text:style-name="P25"><text:span text:style-name="Source_20_Text"><text:s text:c="6"/>mvt_ir.cpp/h</text:span></text:p>
      <text:p text:style-name="P25"><text:span text:style-name="Source_20_Text"><text:s text:c="2"/>/safety</text:span></text:p>
      <text:p text:style-name="P25"><text:span text:style-name="Source_20_Text"><text:s text:c="6"/>mvt_safe.cpp/h</text:span></text:p>
      <text:p text:style-name="P25"><text:span text:style-name="Source_20_Text"><text:s text:c="2"/>/actuators</text:span></text:p>
      <text:p text:style-name="P25"><text:span text:style-name="Source_20_Text"><text:s text:c="6"/>mtr.cpp/h</text:span></text:p>
      <text:p text:style-name="P25"><text:span text:style-name="Source_20_Text"><text:s text:c="6"/>mtr_hardware.cpp/h</text:span></text:p>
      <text:p text:style-name="P25"><text:span text:style-name="Source_20_Text"><text:s text:c="6"/>lring.cpp/h</text:span></text:p>
      <text:p text:style-name="P25"><text:span text:style-name="Source_20_Text"><text:s text:c="6"/>lrub.cpp/h</text:span></text:p>
      <text:p text:style-name="P25"><text:span text:style-name="Source_20_Text"><text:s text:c="6"/>srv.cpp/h</text:span></text:p>
      <text:p text:style-name="P15"/>
      <text:h text:style-name="P21" text:outline-level="1"><text:bookmark-start text:name="__RefHeading___Toc95853_2626828182"/><text:soft-page-break/>1.9 — Communication MEGA → UNO<text:bookmark-end text:name="__RefHeading___Toc95853_2626828182"/></text:h>
      <text:p text:style-name="Text_20_body">Format <text:span text:style-name="Strong_20_Emphasis">ASCII</text:span>, très fiable :</text:p>
      <text:p text:style-name="P24"><text:span text:style-name="Source_20_Text">&lt;L,R,A&gt;</text:span></text:p>
      <text:list text:style-name="L18">
        <text:list-item>
          <text:p text:style-name="P30"><text:span text:style-name="Source_20_Text">L</text:span> = vitesse gauche signée (-400..400)</text:p>
        </text:list-item>
        <text:list-item>
          <text:p text:style-name="P30"><text:span text:style-name="Source_20_Text">R</text:span> = vitesse droite signée (-400..400)</text:p>
        </text:list-item>
        <text:list-item>
          <text:p text:style-name="P30"><text:span text:style-name="Source_20_Text">A</text:span> = niveau d’accélération (0..4)</text:p>
        </text:list-item>
      </text:list>
      <text:p text:style-name="Text_20_body">UNO lisse automatiquement et applique au driver Pololu Dual VNH5019.</text:p>
      <text:p text:style-name="P15"/>
      <text:h text:style-name="P21" text:outline-level="1"><text:bookmark-start text:name="__RefHeading___Toc95855_2626828182"/>✔️ <text:span text:style-name="Strong_20_Emphasis">Fin du CHAPITRE 1</text:span><text:bookmark-end text:name="__RefHeading___Toc95855_2626828182"/></text:h>
      <text:p text:style-name="Text_20_body">Je suis prêt à envoyer le <text:span text:style-name="Strong_20_Emphasis">CHAPITRE 2 — DÉTAILS DU PROTOCOLE VPIV + Navigation par dispatch</text:span><text:line-break/>→ Confirmes-tu que je continue ?</text:p>
      <text:p text:style-name="Text_20_body">ok</text:p>
      <text:p text:style-name="Text_20_body">Parfait,<text:line-break/>j’enchaîne avec <text:span text:style-name="Strong_20_Emphasis">CHAPITRE 2 : Protocole VPIV &amp; Mécanisme de Dispatch</text:span>.</text:p>
      <text:p text:style-name="P15"/>
      <text:h text:style-name="P21" text:outline-level="1"><text:bookmark-start text:name="__RefHeading___Toc95857_2626828182"/>🧱 <text:span text:style-name="Strong_20_Emphasis">CHAPITRE 2 — PROTOCOLE VPIV &amp; MOTEUR DE DISPATCH (MEGA)</text:span><text:bookmark-end text:name="__RefHeading___Toc95857_2626828182"/></text:h>
      <text:p text:style-name="Text_20_body"><text:span text:style-name="Strong_20_Emphasis">(Section 2/?? de la documentation complète Arduino + Node-RED)</text:span></text:p>
      <text:p text:style-name="P15"/>
      <text:h text:style-name="P21" text:outline-level="1"><text:bookmark-start text:name="__RefHeading___Toc95859_2626828182"/>2.1 — But du protocole VPIV<text:bookmark-end text:name="__RefHeading___Toc95859_2626828182"/></text:h>
      <text:p text:style-name="Text_20_body">VPIV est un protocole <text:span text:style-name="Strong_20_Emphasis">très léger</text:span>, conçu spécifiquement pour :</text:p>
      <text:list text:style-name="L19">
        <text:list-item>
          <text:p text:style-name="P31">être transmis sans transformation via MQTT / UART</text:p>
        </text:list-item>
        <text:list-item>
          <text:p text:style-name="P31">être lisible humainement</text:p>
        </text:list-item>
        <text:list-item>
          <text:p text:style-name="P31">être facilement parsable en C sur Arduino</text:p>
        </text:list-item>
        <text:list-item>
          <text:p text:style-name="P31">gérer modules / propriétés / instances</text:p>
        </text:list-item>
        <text:list-item>
          <text:p text:style-name="P31">supporter dynamisme &amp; introspection</text:p>
        </text:list-item>
        <text:list-item>
          <text:p text:style-name="P31">ne pas bloquer la loop()</text:p>
        </text:list-item>
      </text:list>
      <text:p text:style-name="Text_20_body">C’est le langage universel entre :</text:p>
      <text:list text:style-name="L20">
        <text:list-item>
          <text:p text:style-name="P32">Node-RED</text:p>
        </text:list-item>
        <text:list-item>
          <text:p text:style-name="P32">Arduino MEGA</text:p>
        </text:list-item>
        <text:list-item>
          <text:p text:style-name="P32"><text:soft-page-break/>Arduino UNO (via Mega → conversion)</text:p>
        </text:list-item>
      </text:list>
      <text:p text:style-name="P15"/>
      <text:h text:style-name="P21" text:outline-level="1"><text:bookmark-start text:name="__RefHeading___Toc95861_2626828182"/>2.2 — Structure officielle des trames<text:bookmark-end text:name="__RefHeading___Toc95861_2626828182"/></text:h>
      <text:p text:style-name="P24"><text:span text:style-name="Source_20_Text">$&lt;TYPE&gt;:&lt;MODULE&gt;:&lt;PROP&gt;:&lt;INST&gt;:&lt;VALUE&gt;#</text:span></text:p>
      <text:h text:style-name="P8" text:outline-level="3"><text:bookmark-start text:name="__RefHeading___Toc95863_2626828182"/>🔤 Les champs :<text:bookmark-end text:name="__RefHeading___Toc95863_2626828182"/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Champ</text:p>
            </table:table-cell>
            <table:table-cell table:style-name="Tableau6.A1" office:value-type="string">
              <text:p text:style-name="Table_20_Heading">Contenu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TYPE</text:span></text:p>
          </table:table-cell>
          <table:table-cell table:style-name="Tableau6.A1" office:value-type="string">
            <text:p text:style-name="Table_20_Contents">V=commande, I=info, F=flux, E=erreur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MODULE</text:span></text:p>
          </table:table-cell>
          <table:table-cell table:style-name="Tableau6.A1" office:value-type="string">
            <text:p text:style-name="Table_20_Contents">lrub, mtr, us, mic, odom, mvtsafe…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P</text:span></text:p>
          </table:table-cell>
          <table:table-cell table:style-name="Tableau6.A1" office:value-type="string">
            <text:p text:style-name="Table_20_Contents">paramètre / action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INST</text:span></text:p>
          </table:table-cell>
          <table:table-cell table:style-name="Tableau6.A1" office:value-type="string">
            <text:p text:style-name="Table_20_Contents">instance : *, 0, [1,3], etc.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VALUE</text:span></text:p>
          </table:table-cell>
          <table:table-cell table:style-name="Tableau6.A1" office:value-type="string">
            <text:p text:style-name="Table_20_Contents">chaîne libre : nombre, liste, csv</text:p>
          </table:table-cell>
        </table:table-row>
      </table:table>
      <text:h text:style-name="P8" text:outline-level="3"><text:bookmark-start text:name="__RefHeading___Toc95865_2626828182"/>Exemples :<text:bookmark-end text:name="__RefHeading___Toc95865_2626828182"/></text:h>
      <text:p text:style-name="P24"><text:span text:style-name="Source_20_Text">$V:lrub:rgb:[0,2,4]:255,0,0#</text:span></text:p>
      <text:p text:style-name="P25"><text:span text:style-name="Source_20_Text">$V:mic:thd:*:600#</text:span></text:p>
      <text:p text:style-name="P25"><text:span text:style-name="Source_20_Text">$I:odom:pos:*:0.03,-0.11,1.57#</text:span></text:p>
      <text:p text:style-name="P25"><text:span text:style-name="Source_20_Text">$E:us:read:3:timeout#</text:span></text:p>
      <text:p text:style-name="P25"><text:span text:style-name="Source_20_Text">$F:mvtsafe:state:*:WARN#</text:span></text:p>
      <text:p text:style-name="P15"/>
      <text:h text:style-name="P21" text:outline-level="1"><text:bookmark-start text:name="__RefHeading___Toc95867_2626828182"/>2.3 — Parsing VPIV (Mega)<text:bookmark-end text:name="__RefHeading___Toc95867_2626828182"/></text:h>
      <text:p text:style-name="Text_20_body">La communication est non bloquante.</text:p>
      <text:p text:style-name="Text_20_body">Dans <text:span text:style-name="Source_20_Text">communication_processInput()</text:span> :</text:p>
      <text:list text:style-name="L21">
        <text:list-item>
          <text:p text:style-name="P33">Mega lit byte‐par‐byte sur <text:span text:style-name="Source_20_Text">MAIN_SERIAL</text:span></text:p>
        </text:list-item>
        <text:list-item>
          <text:p text:style-name="P33">Reconstitue une trame entre <text:span text:style-name="Source_20_Text">$</text:span> et <text:span text:style-name="Source_20_Text">#</text:span></text:p>
        </text:list-item>
        <text:list-item>
          <text:p text:style-name="P33">Appelle <text:span text:style-name="Source_20_Text">parseVPIV()</text:span></text:p>
        </text:list-item>
        <text:list-item>
          <text:p text:style-name="P33">Appelle <text:span text:style-name="Source_20_Text">dispatchVPIV()</text:span></text:p>
        </text:list-item>
      </text:list>
      <text:p text:style-name="P15"/>
      <text:h text:style-name="P21" text:outline-level="1"><text:bookmark-start text:name="__RefHeading___Toc95869_2626828182"/>2.4 — Structure interne <text:span text:style-name="Source_20_Text">MessageVPIV</text:span><text:bookmark-end text:name="__RefHeading___Toc95869_2626828182"/></text:h>
      <text:p text:style-name="P24"><text:span text:style-name="Source_20_Text">typedef struct {</text:span></text:p>
      <text:p text:style-name="P25"><text:span text:style-name="Source_20_Text"><text:s text:c="4"/>char type;</text:span></text:p>
      <text:p text:style-name="P25"><text:span text:style-name="Source_20_Text"><text:s text:c="4"/>char module[64];</text:span></text:p>
      <text:p text:style-name="P25"><text:span text:style-name="Source_20_Text"><text:s text:c="4"/>char prop[64];</text:span></text:p>
      <text:p text:style-name="P25"><text:span text:style-name="Source_20_Text"><text:s text:c="4"/>char inst[64];</text:span></text:p>
      <text:p text:style-name="P25"><text:span text:style-name="Source_20_Text"><text:s text:c="4"/>char value[128];</text:span></text:p>
      <text:p text:style-name="P25"><text:soft-page-break/><text:span text:style-name="Source_20_Text">} MessageVPIV;</text:span></text:p>
      <text:p text:style-name="P15"/>
      <text:h text:style-name="P21" text:outline-level="1"><text:bookmark-start text:name="__RefHeading___Toc95871_2626828182"/>2.5 — Le routeur : <text:span text:style-name="Strong_20_Emphasis">dispatchVPIV()</text:span><text:bookmark-end text:name="__RefHeading___Toc95871_2626828182"/></text:h>
      <text:p text:style-name="Text_20_body">Le routeur décide où envoyer la commande.</text:p>
      <text:p text:style-name="Text_20_body">Fichier :<text:line-break/><text:span text:style-name="Source_20_Text">src/communication/vpiv_dispatch.cpp</text:span></text:p>
      <text:h text:style-name="P8" text:outline-level="3"><text:bookmark-start text:name="__RefHeading___Toc95873_2626828182"/>1) Sécurité urgence<text:bookmark-end text:name="__RefHeading___Toc95873_2626828182"/></text:h>
      <text:p text:style-name="P24"><text:span text:style-name="Source_20_Text">if (urg_isActive()) {</text:span></text:p>
      <text:p text:style-name="P25"><text:span text:style-name="Source_20_Text"><text:s text:c="4"/>// seuls autorisés :</text:span></text:p>
      <text:p text:style-name="P25"><text:span text:style-name="Source_20_Text"><text:s text:c="4"/>scfg:clear</text:span></text:p>
      <text:p text:style-name="P25"><text:span text:style-name="Source_20_Text"><text:s text:c="4"/>urg:clear</text:span></text:p>
      <text:p text:style-name="P25"><text:span text:style-name="Source_20_Text">}</text:span></text:p>
      <text:p text:style-name="Text_20_body">→ Toutes les autres commandes sont rejetées pendant l’urgence.</text:p>
      <text:p text:style-name="P15"/>
      <text:h text:style-name="P8" text:outline-level="3"><text:bookmark-start text:name="__RefHeading___Toc95875_2626828182"/>2) Table des dispatchers<text:bookmark-end text:name="__RefHeading___Toc95875_2626828182"/></text:h>
      <text:p text:style-name="P24"><text:span text:style-name="Source_20_Text">static DispatchEntry ACTION_TABLE[] = {</text:span></text:p>
      <text:p text:style-name="P25"><text:span text:style-name="Source_20_Text"><text:s text:c="4"/>{ "lrub", <text:s text:c="3"/>lrub::dispatch },</text:span></text:p>
      <text:p text:style-name="P25"><text:span text:style-name="Source_20_Text"><text:s text:c="4"/>{ "lring", <text:s text:c="2"/>lring::dispatch },</text:span></text:p>
      <text:p text:style-name="P25"><text:span text:style-name="Source_20_Text"><text:s text:c="4"/>{ "srv", <text:s text:c="4"/>Srv::dispatch },</text:span></text:p>
      <text:p text:style-name="P25"><text:span text:style-name="Source_20_Text"><text:s text:c="4"/>{ "mt", <text:s text:c="5"/>Mt::dispatch },</text:span></text:p>
      <text:p text:style-name="P25"><text:span text:style-name="Source_20_Text"><text:s text:c="4"/>{ "us", <text:s text:c="5"/>US::dispatch },</text:span></text:p>
      <text:p text:style-name="P25"><text:span text:style-name="Source_20_Text"><text:s text:c="4"/>{ "mic", <text:s text:c="4"/>Mic::dispatch },</text:span></text:p>
      <text:p text:style-name="P25"><text:span text:style-name="Source_20_Text"><text:s text:c="4"/>{ "odom", <text:s text:c="3"/>Odom::dispatch },</text:span></text:p>
      <text:p text:style-name="P25"><text:span text:style-name="Source_20_Text"><text:s text:c="4"/>{ "mvt", <text:s text:c="4"/>Mvt_ir::dispatch },</text:span></text:p>
      <text:p text:style-name="P25"><text:span text:style-name="Source_20_Text"><text:s text:c="4"/>{ "fs", <text:s text:c="5"/>FS::dispatch },</text:span></text:p>
      <text:p text:style-name="P25"><text:span text:style-name="Source_20_Text"><text:s text:c="4"/>{ "scfg", <text:s text:c="3"/>SCfg::dispatch },</text:span></text:p>
      <text:p text:style-name="P25"><text:span text:style-name="Source_20_Text"><text:s text:c="4"/>{ "mvtsafe", MvtSafeDispatch::dispatch },</text:span></text:p>
      <text:p text:style-name="P25"><text:span text:style-name="Source_20_Text"><text:s text:c="4"/>{ "urg", <text:s text:c="4"/>UrgDispatch::dispatch },</text:span></text:p>
      <text:p text:style-name="P25"><text:span text:style-name="Source_20_Text"><text:s text:c="4"/>{ nullptr, <text:s text:c="2"/>nullptr }</text:span></text:p>
      <text:p text:style-name="P25"><text:span text:style-name="Source_20_Text">};</text:span></text:p>
      <text:p text:style-name="Text_20_body">🔹 Ajouter un module = ajouter une ligne ici<text:line-break/>🔹 Le nom doit correspondre au namespace du dispatcher</text:p>
      <text:p text:style-name="P15"/>
      <text:h text:style-name="P21" text:outline-level="1"><text:bookmark-start text:name="__RefHeading___Toc95877_2626828182"/><text:soft-page-break/>2.6 — Syntaxe interne des dispatchers<text:bookmark-end text:name="__RefHeading___Toc95877_2626828182"/></text:h>
      <text:p text:style-name="Text_20_body">Chaque module possède un fichier :</text:p>
      <text:p text:style-name="P24"><text:span text:style-name="Source_20_Text">src/communication/dispatch_&lt;Module&gt;.cpp</text:span></text:p>
      <text:p text:style-name="Text_20_body"><text:span text:style-name="Emphasis">Exemple pour MvtSafe :</text:span></text:p>
      <text:p text:style-name="P24"><text:span text:style-name="Source_20_Text">namespace MvtSafeDispatch {</text:span></text:p>
      <text:p text:style-name="P25"/>
      <text:p text:style-name="P25"><text:span text:style-name="Source_20_Text">bool dispatch(const char* prop, const char* inst, const char* value) {</text:span></text:p>
      <text:p text:style-name="P25"/>
      <text:p text:style-name="P25"><text:span text:style-name="Source_20_Text"><text:s text:c="4"/>if (strcmp(prop,"act")==0) {</text:span></text:p>
      <text:p text:style-name="P25"><text:span text:style-name="Source_20_Text"><text:s text:c="8"/>mvtsafe_setActive(parseBool(value));</text:span></text:p>
      <text:p text:style-name="P25"><text:span text:style-name="Source_20_Text"><text:s text:c="8"/>sendInfo("mvtSafe","act","*", value);</text:span></text:p>
      <text:p text:style-name="P25"><text:span text:style-name="Source_20_Text"><text:s text:c="8"/>return true;</text:span></text:p>
      <text:p text:style-name="P25"><text:span text:style-name="Source_20_Text"><text:s text:c="4"/>}</text:span></text:p>
      <text:p text:style-name="P25"/>
      <text:p text:style-name="P25"><text:span text:style-name="Source_20_Text"><text:s text:c="4"/>if (strcmp(prop,"mode")==0) {</text:span></text:p>
      <text:p text:style-name="P25"><text:span text:style-name="Source_20_Text"><text:s text:c="8"/>mvtsafe_setMode(value);</text:span></text:p>
      <text:p text:style-name="P25"><text:span text:style-name="Source_20_Text"><text:s text:c="8"/>sendInfo("mvtSafe","mode","*", value);</text:span></text:p>
      <text:p text:style-name="P25"><text:span text:style-name="Source_20_Text"><text:s text:c="8"/>return true;</text:span></text:p>
      <text:p text:style-name="P25"><text:span text:style-name="Source_20_Text"><text:s text:c="4"/>}</text:span></text:p>
      <text:p text:style-name="P25"/>
      <text:p text:style-name="P25"><text:span text:style-name="Source_20_Text"><text:s text:c="4"/>if (strcmp(prop,"thd")==0) {</text:span></text:p>
      <text:p text:style-name="P25"><text:span text:style-name="Source_20_Text"><text:s text:c="8"/>int w=0, d=0;</text:span></text:p>
      <text:p text:style-name="P25"><text:span text:style-name="Source_20_Text"><text:s text:c="8"/>sscanf(value,"%d,%d",&amp;w,&amp;d);</text:span></text:p>
      <text:p text:style-name="P25"><text:span text:style-name="Source_20_Text"><text:s text:c="8"/>mvtsafe_setThresholds(w,d);</text:span></text:p>
      <text:p text:style-name="P25"><text:span text:style-name="Source_20_Text"><text:s text:c="8"/>sendInfo("mvtSafe","thd","*", value);</text:span></text:p>
      <text:p text:style-name="P25"><text:span text:style-name="Source_20_Text"><text:s text:c="8"/>return true;</text:span></text:p>
      <text:p text:style-name="P25"><text:span text:style-name="Source_20_Text"><text:s text:c="4"/>}</text:span></text:p>
      <text:p text:style-name="P25"/>
      <text:p text:style-name="P25"><text:span text:style-name="Source_20_Text"><text:s text:c="4"/>return false;</text:span></text:p>
      <text:p text:style-name="P25"><text:span text:style-name="Source_20_Text">}</text:span></text:p>
      <text:p text:style-name="P25"><text:span text:style-name="Source_20_Text">}</text:span></text:p>
      <text:p text:style-name="P15"/>
      <text:h text:style-name="P21" text:outline-level="1"><text:bookmark-start text:name="__RefHeading___Toc95879_2626828182"/>2.7 — Propriétés (PROP) catégorisées<text:bookmark-end text:name="__RefHeading___Toc95879_2626828182"/></text:h>
      <text:p text:style-name="Text_20_body">Chaque module utilise une convention :</text:p>
      <text:h text:style-name="P8" text:outline-level="3"><text:bookmark-start text:name="__RefHeading___Toc95881_2626828182"/><text:soft-page-break/>2.7.1 — Action (écriture → $V)<text:bookmark-end text:name="__RefHeading___Toc95881_2626828182"/></text:h>
      <text:p text:style-name="P24"><text:span text:style-name="Source_20_Text">$V:us:cycle:*:150#</text:span></text:p>
      <text:p text:style-name="P25"><text:span text:style-name="Source_20_Text">$V:mt:vomega:*:-40,30#</text:span></text:p>
      <text:h text:style-name="P8" text:outline-level="3"><text:bookmark-start text:name="__RefHeading___Toc95883_2626828182"/>2.7.2 — Information (lecture → $I)<text:bookmark-end text:name="__RefHeading___Toc95883_2626828182"/></text:h>
      <text:p text:style-name="P24"><text:span text:style-name="Source_20_Text">$V:odom:req:*:pos#</text:span></text:p>
      <text:p text:style-name="P25"><text:span text:style-name="Source_20_Text">$I:odom:pos:*:0.10,0.32,1.57#</text:span></text:p>
      <text:h text:style-name="P8" text:outline-level="3"><text:bookmark-start text:name="__RefHeading___Toc95885_2626828182"/>2.7.3 — Flux (envoi périodique)<text:bookmark-end text:name="__RefHeading___Toc95885_2626828182"/></text:h>
      <text:p text:style-name="P24"><text:span text:style-name="Source_20_Text">$F:Mic:rms:0:580#</text:span></text:p>
      <text:p text:style-name="P25"><text:span text:style-name="Source_20_Text">$F:Odom:pos:*:X,Y,TH#</text:span></text:p>
      <text:h text:style-name="P8" text:outline-level="3"><text:bookmark-start text:name="__RefHeading___Toc95887_2626828182"/>2.7.4 — Erreurs<text:bookmark-end text:name="__RefHeading___Toc95887_2626828182"/></text:h>
      <text:p text:style-name="P24"><text:span text:style-name="Source_20_Text">$E:us:read:3:timeout#</text:span></text:p>
      <text:p text:style-name="P15"/>
      <text:h text:style-name="P21" text:outline-level="1"><text:bookmark-start text:name="__RefHeading___Toc95889_2626828182"/>2.8 — Format standard des valeurs (value)<text:bookmark-end text:name="__RefHeading___Toc95889_2626828182"/></text:h>
      <text:h text:style-name="P8" text:outline-level="3"><text:bookmark-start text:name="__RefHeading___Toc95891_2626828182"/>1) entier simple<text:bookmark-end text:name="__RefHeading___Toc95891_2626828182"/></text:h>
      <text:p text:style-name="Text_20_body"><text:span text:style-name="Source_20_Text">512</text:span></text:p>
      <text:h text:style-name="P8" text:outline-level="3"><text:bookmark-start text:name="__RefHeading___Toc95893_2626828182"/>2) booléen<text:bookmark-end text:name="__RefHeading___Toc95893_2626828182"/></text:h>
      <text:p text:style-name="Text_20_body"><text:span text:style-name="Source_20_Text">1</text:span> ou <text:span text:style-name="Source_20_Text">true</text:span></text:p>
      <text:h text:style-name="P8" text:outline-level="3"><text:bookmark-start text:name="__RefHeading___Toc95895_2626828182"/>3) RGB<text:bookmark-end text:name="__RefHeading___Toc95895_2626828182"/></text:h>
      <text:p text:style-name="Text_20_body"><text:span text:style-name="Source_20_Text">255,40,10</text:span></text:p>
      <text:h text:style-name="P8" text:outline-level="3"><text:bookmark-start text:name="__RefHeading___Toc95897_2626828182"/>4) géométrie odométrie<text:bookmark-end text:name="__RefHeading___Toc95897_2626828182"/></text:h>
      <text:p text:style-name="Text_20_body"><text:span text:style-name="Source_20_Text">diametre,track,cpr</text:span></text:p>
      <text:h text:style-name="P8" text:outline-level="3"><text:bookmark-start text:name="__RefHeading___Toc95899_2626828182"/>5) liste / tableau<text:bookmark-end text:name="__RefHeading___Toc95899_2626828182"/></text:h>
      <text:p text:style-name="Text_20_body"><text:span text:style-name="Source_20_Text">[0,2,5]</text:span></text:p>
      <text:h text:style-name="P8" text:outline-level="3"><text:bookmark-start text:name="__RefHeading___Toc95901_2626828182"/>6) vecteur (moteurs, joystick)<text:bookmark-end text:name="__RefHeading___Toc95901_2626828182"/></text:h>
      <text:p text:style-name="Text_20_body"><text:span text:style-name="Source_20_Text">v,omega</text:span><text:line-break/>ou<text:line-break/><text:span text:style-name="Source_20_Text">L,R,A</text:span></text:p>
      <text:p text:style-name="P15"/>
      <text:h text:style-name="P21" text:outline-level="1"><text:bookmark-start text:name="__RefHeading___Toc95903_2626828182"/>2.9 — Le cœur du parsing : vpiv_utils.cpp<text:bookmark-end text:name="__RefHeading___Toc95903_2626828182"/></text:h>
      <text:p text:style-name="Text_20_body">Fonctions clés :</text:p>
      <text:h text:style-name="P8" text:outline-level="3"><text:bookmark-start text:name="__RefHeading___Toc95905_2626828182"/><text:soft-page-break/>Liste d’indices<text:bookmark-end text:name="__RefHeading___Toc95905_2626828182"/></text:h>
      <text:p text:style-name="P24"><text:span text:style-name="Source_20_Text">int parseIndexList(const char* s, int* out, int maxCount);</text:span></text:p>
      <text:h text:style-name="P8" text:outline-level="3"><text:bookmark-start text:name="__RefHeading___Toc95907_2626828182"/>RGB<text:bookmark-end text:name="__RefHeading___Toc95907_2626828182"/></text:h>
      <text:p text:style-name="P24"><text:span text:style-name="Source_20_Text">bool parseRGB(const char* s, int out[3]);</text:span></text:p>
      <text:h text:style-name="P8" text:outline-level="3"><text:bookmark-start text:name="__RefHeading___Toc95909_2626828182"/>booléen<text:bookmark-end text:name="__RefHeading___Toc95909_2626828182"/></text:h>
      <text:p text:style-name="P24"><text:span text:style-name="Source_20_Text">bool parseBool(const char* s);</text:span></text:p>
      <text:p text:style-name="Text_20_body">Ces helpers rendent les dispatchers ultra simples.</text:p>
      <text:p text:style-name="P15"/>
      <text:h text:style-name="P21" text:outline-level="1"><text:bookmark-start text:name="__RefHeading___Toc95911_2626828182"/>2.10 — Exemple complet d’un cycle Node-RED → Mega<text:bookmark-end text:name="__RefHeading___Toc95911_2626828182"/></text:h>
      <text:h text:style-name="P8" text:outline-level="3"><text:bookmark-start text:name="__RefHeading___Toc95913_2626828182"/>1) Node-RED envoie :<text:bookmark-end text:name="__RefHeading___Toc95913_2626828182"/></text:h>
      <text:p text:style-name="P24"><text:span text:style-name="Source_20_Text">$V:mt:vomega:*:20,-40#</text:span></text:p>
      <text:h text:style-name="P8" text:outline-level="3"><text:bookmark-start text:name="__RefHeading___Toc95915_2626828182"/>2) communication_processInput() reconstruit la trame<text:bookmark-end text:name="__RefHeading___Toc95915_2626828182"/></text:h>
      <text:p text:style-name="Text_20_body">→ Appelle parseVPIV<text:line-break/>→ Appelle dispatchVPIV</text:p>
      <text:h text:style-name="P8" text:outline-level="3"><text:bookmark-start text:name="__RefHeading___Toc95917_2626828182"/>3) dispatchVPIV redirige vers :<text:bookmark-end text:name="__RefHeading___Toc95917_2626828182"/></text:h>
      <text:p text:style-name="P24"><text:span text:style-name="Source_20_Text">Mt::dispatch("vomega","*","20,-40")</text:span></text:p>
      <text:h text:style-name="P8" text:outline-level="3"><text:bookmark-start text:name="__RefHeading___Toc95919_2626828182"/>4) Module moteur Mega calcule :<text:bookmark-end text:name="__RefHeading___Toc95919_2626828182"/></text:h>
      <text:list text:style-name="L22">
        <text:list-item>
          <text:p text:style-name="P34">v = 20</text:p>
        </text:list-item>
        <text:list-item>
          <text:p text:style-name="P34">w = -40</text:p>
        </text:list-item>
        <text:list-item>
          <text:p text:style-name="P34">output L,R via computeDiffDrive()</text:p>
        </text:list-item>
      </text:list>
      <text:h text:style-name="P8" text:outline-level="3"><text:bookmark-start text:name="__RefHeading___Toc95921_2626828182"/>5) mtr_hw envoie au UNO :<text:bookmark-end text:name="__RefHeading___Toc95921_2626828182"/></text:h>
      <text:p text:style-name="P24"><text:span text:style-name="Source_20_Text">&lt;120,-80,2&gt;</text:span></text:p>
      <text:h text:style-name="P8" text:outline-level="3"><text:bookmark-start text:name="__RefHeading___Toc95923_2626828182"/>6) UNO applique un lissage<text:bookmark-end text:name="__RefHeading___Toc95923_2626828182"/></text:h>
      <text:p text:style-name="Text_20_body">→ moteur tourne</text:p>
      <text:p text:style-name="P15"/>
      <text:h text:style-name="P21" text:outline-level="1"><text:bookmark-start text:name="__RefHeading___Toc95925_2626828182"/>2.11 — Exemple Node-RED → Odométrie (géométrie)<text:bookmark-end text:name="__RefHeading___Toc95925_2626828182"/></text:h>
      <text:p text:style-name="P24"><text:span text:style-name="Source_20_Text">$V:odom:geom:*:0.100,0.300,256#</text:span></text:p>
      <text:h text:style-name="P8" text:outline-level="3"><text:bookmark-start text:name="__RefHeading___Toc95927_2626828182"/><text:soft-page-break/>Effets :<text:bookmark-end text:name="__RefHeading___Toc95927_2626828182"/></text:h>
      <text:list text:style-name="L23">
        <text:list-item>
          <text:p text:style-name="P35">mise à jour des trois paramètres</text:p>
        </text:list-item>
        <text:list-item>
          <text:p text:style-name="P35">recalcul des coefficients</text:p>
        </text:list-item>
        <text:list-item>
          <text:p text:style-name="P35">retour :</text:p>
        </text:list-item>
      </text:list>
      <text:p text:style-name="P24"><text:span text:style-name="Source_20_Text">$I:odom:geom:*:OK#</text:span></text:p>
      <text:p text:style-name="P15"/>
      <text:h text:style-name="P21" text:outline-level="1"><text:bookmark-start text:name="__RefHeading___Toc95929_2626828182"/>2.12 — Exemple Node-RED → Sécurité MvtSafe<text:bookmark-end text:name="__RefHeading___Toc95929_2626828182"/></text:h>
      <text:p text:style-name="Text_20_body">Activation :</text:p>
      <text:p text:style-name="P24"><text:span text:style-name="Source_20_Text">$V:mvtSafe:act:*:1#</text:span></text:p>
      <text:p text:style-name="Text_20_body">Mode hard :</text:p>
      <text:p text:style-name="P24"><text:span text:style-name="Source_20_Text">$V:mvtSafe:mode:*:hard#</text:span></text:p>
      <text:p text:style-name="Text_20_body">Changement seuils :</text:p>
      <text:p text:style-name="P24"><text:span text:style-name="Source_20_Text">$V:mvtSafe:thd:*:15,8#</text:span></text:p>
      <text:p text:style-name="Text_20_body">Lecture état :</text:p>
      <text:p text:style-name="P24"><text:span text:style-name="Source_20_Text">$V:mvtSafe:status:*:#</text:span></text:p>
      <text:p text:style-name="P25"><text:span text:style-name="Source_20_Text">$I:mvtSafe:status:*:2#</text:span></text:p>
      <text:p text:style-name="P15"/>
      <text:h text:style-name="P21" text:outline-level="1"><text:bookmark-start text:name="__RefHeading___Toc95931_2626828182"/>✔️ <text:span text:style-name="Strong_20_Emphasis">Fin du CHAPITRE 2 — VPIV &amp; DISPATCH</text:span><text:bookmark-end text:name="__RefHeading___Toc95931_2626828182"/></text:h>
      <text:p text:style-name="Text_20_body">Je suis prêt à te transmettre :</text:p>
      <text:h text:style-name="P21" text:outline-level="1"><text:bookmark-start text:name="__RefHeading___Toc95933_2626828182"/>👉 <text:span text:style-name="Strong_20_Emphasis">CHAPITRE 3 — CONFIGURATION GLOBALE (</text:span><text:span text:style-name="Strong_20_Emphasis"><text:span text:style-name="Source_20_Text">config.h/.cpp</text:span></text:span><text:span text:style-name="Strong_20_Emphasis">) + Synchronisation Node-RED</text:span><text:bookmark-end text:name="__RefHeading___Toc95933_2626828182"/></text:h>
      <text:p text:style-name="Text_20_body">Dis-moi simplement :<text:line-break/><text:span text:style-name="Strong_20_Emphasis">ok</text:span><text:line-break/>et j’enchaîne.</text:p>
      <text:p text:style-name="Text_20_body">ok</text:p>
      <text:p text:style-name="Text_20_body">Parfait, j’enchaîne avec <text:span text:style-name="Strong_20_Emphasis">CHAPITRE 3 : CONFIGURATION GLOBALE (Mega) + Synchronisation Node-RED</text:span>.</text:p>
      <text:p text:style-name="P15"/>
      <text:h text:style-name="P21" text:outline-level="1"><text:bookmark-start text:name="__RefHeading___Toc95935_2626828182"/><text:soft-page-break/>🧱 <text:span text:style-name="Strong_20_Emphasis">CHAPITRE 3 — CONFIGURATION GLOBALE (MEGA) &amp; SYNCHRONISATION NODE-RED</text:span><text:bookmark-end text:name="__RefHeading___Toc95935_2626828182"/></text:h>
      <text:p text:style-name="Text_20_body">La <text:span text:style-name="Strong_20_Emphasis">configuration centrale</text:span> est le cœur de cohérence entre :</text:p>
      <text:list text:style-name="L24">
        <text:list-item>
          <text:p text:style-name="P36">l’Arduino MEGA</text:p>
        </text:list-item>
        <text:list-item>
          <text:p text:style-name="P36">les modules internes (us, mic, odom, moteur…)</text:p>
        </text:list-item>
        <text:list-item>
          <text:p text:style-name="P36">Node-RED</text:p>
        </text:list-item>
      </text:list>
      <text:p text:style-name="Text_20_body">Ce chapitre décrit tout le système <text:span text:style-name="Strong_20_Emphasis">scfg</text:span> (System Config) et comment Node-RED peut :<text:line-break/>✔️ lire<text:line-break/>✔️ modifier<text:line-break/>✔️ restaurer<text:line-break/>✔️ sauvegarder<text:line-break/>toutes les valeurs de configuration.</text:p>
      <text:p text:style-name="P15"/>
      <text:h text:style-name="P21" text:outline-level="1"><text:bookmark-start text:name="__RefHeading___Toc95937_2626828182"/>3.1 — Architecture<text:bookmark-end text:name="__RefHeading___Toc95937_2626828182"/></text:h>
      <text:h text:style-name="P19" text:outline-level="2"><text:bookmark-start text:name="__RefHeading___Toc95939_2626828182"/>3.1.1 — Fichiers<text:bookmark-end text:name="__RefHeading___Toc95939_2626828182"/></text:h>
      <text:p text:style-name="P24"><text:span text:style-name="Source_20_Text">src/system/config.h</text:span></text:p>
      <text:p text:style-name="P25"><text:span text:style-name="Source_20_Text">src/system/config.cpp</text:span></text:p>
      <text:p text:style-name="P25"><text:span text:style-name="Source_20_Text">src/communication/dispatch_SCfg.cpp</text:span></text:p>
      <text:p text:style-name="P15"/>
      <text:h text:style-name="P21" text:outline-level="1"><text:bookmark-start text:name="__RefHeading___Toc95941_2626828182"/>3.2 — Rôle de la configuration globale<text:bookmark-end text:name="__RefHeading___Toc95941_2626828182"/></text:h>
      <text:p text:style-name="Text_20_body">Elle regroupe <text:span text:style-name="Emphasis">toutes</text:span> les constantes réglables :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Module</text:p>
            </table:table-cell>
            <table:table-cell table:style-name="Tableau7.A1" office:value-type="string">
              <text:p text:style-name="Table_20_Heading">Exemples de paramètres</text:p>
            </table:table-cell>
          </table:table-row>
        </table:table-header-rows>
        <table:table-row>
          <table:table-cell table:style-name="Tableau7.A1" office:value-type="string">
            <text:p text:style-name="Table_20_Contents">US (ultrasons)</text:p>
          </table:table-cell>
          <table:table-cell table:style-name="Tableau7.A1" office:value-type="string">
            <text:p text:style-name="Table_20_Contents">cycle, seuils, map capteur</text:p>
          </table:table-cell>
        </table:table-row>
        <table:table-row>
          <table:table-cell table:style-name="Tableau7.A1" office:value-type="string">
            <text:p text:style-name="Table_20_Contents">Micro</text:p>
          </table:table-cell>
          <table:table-cell table:style-name="Tableau7.A1" office:value-type="string">
            <text:p text:style-name="Table_20_Contents">seuil RMS, délai anti-rebond</text:p>
          </table:table-cell>
        </table:table-row>
        <table:table-row>
          <table:table-cell table:style-name="Tableau7.A1" office:value-type="string">
            <text:p text:style-name="Table_20_Contents">Odométrie</text:p>
          </table:table-cell>
          <table:table-cell table:style-name="Tableau7.A1" office:value-type="string">
            <text:p text:style-name="Table_20_Contents">diamètre roue, entraxe, CPR</text:p>
          </table:table-cell>
        </table:table-row>
        <table:table-row>
          <table:table-cell table:style-name="Tableau7.A1" office:value-type="string">
            <text:p text:style-name="Table_20_Contents">Moteurs</text:p>
          </table:table-cell>
          <table:table-cell table:style-name="Tableau7.A1" office:value-type="string">
            <text:p text:style-name="Table_20_Contents">inputScale, outputScale, kturn</text:p>
          </table:table-cell>
        </table:table-row>
        <table:table-row>
          <table:table-cell table:style-name="Tableau7.A1" office:value-type="string">
            <text:p text:style-name="Table_20_Contents">IR</text:p>
          </table:table-cell>
          <table:table-cell table:style-name="Tableau7.A1" office:value-type="string">
            <text:p text:style-name="Table_20_Contents">seuil mouvement</text:p>
          </table:table-cell>
        </table:table-row>
        <table:table-row>
          <table:table-cell table:style-name="Tableau7.A1" office:value-type="string">
            <text:p text:style-name="Table_20_Contents">MvtSafe</text:p>
          </table:table-cell>
          <table:table-cell table:style-name="Tableau7.A1" office:value-type="string">
            <text:p text:style-name="Table_20_Contents">seuils warn/danger</text:p>
          </table:table-cell>
        </table:table-row>
        <table:table-row>
          <table:table-cell table:style-name="Tableau7.A1" office:value-type="string">
            <text:p text:style-name="Table_20_Contents">LEDs</text:p>
          </table:table-cell>
          <table:table-cell table:style-name="Tableau7.A1" office:value-type="string">
            <text:p text:style-name="Table_20_Contents">luminosité, temps fade</text:p>
          </table:table-cell>
        </table:table-row>
        <table:table-row>
          <table:table-cell table:style-name="Tableau7.A1" office:value-type="string">
            <text:p text:style-name="Table_20_Contents">Servos</text:p>
          </table:table-cell>
          <table:table-cell table:style-name="Tableau7.A1" office:value-type="string">
            <text:p text:style-name="Table_20_Contents">min/max angle</text:p>
          </table:table-cell>
        </table:table-row>
      </table:table>
      <text:p text:style-name="Text_20_body">Objectif :<text:line-break/>➡️ Ne plus jamais coder un chiffre “magique” dans les modules.<text:line-break/>➡️ Pouvoir tout corriger depuis Node-RED.</text:p>
      <text:p text:style-name="P15"/>
      <text:h text:style-name="P21" text:outline-level="1"><text:bookmark-start text:name="__RefHeading___Toc95943_2626828182"/><text:soft-page-break/>3.3 — Structure C centrale<text:bookmark-end text:name="__RefHeading___Toc95943_2626828182"/></text:h>
      <text:p text:style-name="Text_20_body">Dans <text:span text:style-name="Source_20_Text">config.h</text:span> :</text:p>
      <text:p text:style-name="P24"><text:span text:style-name="Source_20_Text">extern int cfg_us_cycle_ms;</text:span></text:p>
      <text:p text:style-name="P25"><text:span text:style-name="Source_20_Text">extern int cfg_us_warn_front;</text:span></text:p>
      <text:p text:style-name="P25"><text:span text:style-name="Source_20_Text">extern int cfg_us_warn_rear;</text:span></text:p>
      <text:p text:style-name="P25"><text:span text:style-name="Source_20_Text">extern int cfg_us_warn_head;</text:span></text:p>
      <text:p text:style-name="P25"><text:span text:style-name="Source_20_Text">extern int cfg_us_warn_frontCenter;</text:span></text:p>
      <text:p text:style-name="P25"><text:span text:style-name="Source_20_Text">extern int cfg_us_warn_rearCenter;</text:span></text:p>
      <text:p text:style-name="P25"/>
      <text:p text:style-name="P25"><text:span text:style-name="Source_20_Text">extern float cfg_od_wheel_diam;</text:span></text:p>
      <text:p text:style-name="P25"><text:span text:style-name="Source_20_Text">extern float cfg_od_track;</text:span></text:p>
      <text:p text:style-name="P25"><text:span text:style-name="Source_20_Text">extern int <text:s text:c="2"/>cfg_od_cpr;</text:span></text:p>
      <text:p text:style-name="P25"/>
      <text:p text:style-name="P25"><text:span text:style-name="Source_20_Text">extern int cfg_mtr_inputScale;</text:span></text:p>
      <text:p text:style-name="P25"><text:span text:style-name="Source_20_Text">extern int cfg_mtr_outputScale;</text:span></text:p>
      <text:p text:style-name="P25"><text:span text:style-name="Source_20_Text">extern float cfg_mtr_kturn;</text:span></text:p>
      <text:p text:style-name="P25"/>
      <text:p text:style-name="P25"><text:span text:style-name="Source_20_Text">extern int cfg_mic_thd;</text:span></text:p>
      <text:p text:style-name="P25"><text:span text:style-name="Source_20_Text">extern int cfg_ir_thd;</text:span></text:p>
      <text:p text:style-name="P25"/>
      <text:p text:style-name="P25"><text:span text:style-name="Source_20_Text">extern int cfg_mvtsafe_warn;</text:span></text:p>
      <text:p text:style-name="P25"><text:span text:style-name="Source_20_Text">extern int cfg_mvtsafe_danger;</text:span></text:p>
      <text:p text:style-name="P25"/>
      <text:p text:style-name="P25"><text:span text:style-name="Source_20_Text">// modern motor targets</text:span></text:p>
      <text:p text:style-name="P25"><text:span text:style-name="Source_20_Text">extern int cfg_mtr_targetL;</text:span></text:p>
      <text:p text:style-name="P25"><text:span text:style-name="Source_20_Text">extern int cfg_mtr_targetR;</text:span></text:p>
      <text:p text:style-name="P25"><text:span text:style-name="Source_20_Text">extern int cfg_mtr_targetA;</text:span></text:p>
      <text:p text:style-name="P25"/>
      <text:p text:style-name="P25"><text:span text:style-name="Source_20_Text">// activation flags</text:span></text:p>
      <text:p text:style-name="P25"><text:span text:style-name="Source_20_Text">extern bool cfg_mtr_active;</text:span></text:p>
      <text:p text:style-name="P15"/>
      <text:h text:style-name="P21" text:outline-level="1"><text:bookmark-start text:name="__RefHeading___Toc95945_2626828182"/>3.4 — Valeurs par défaut<text:bookmark-end text:name="__RefHeading___Toc95945_2626828182"/></text:h>
      <text:p text:style-name="Text_20_body">Dans <text:span text:style-name="Source_20_Text">initConfig()</text:span> :</text:p>
      <text:p text:style-name="P24"><text:span text:style-name="Source_20_Text">cfg_us_cycle_ms = 80;</text:span></text:p>
      <text:p text:style-name="P25"><text:soft-page-break/></text:p>
      <text:p text:style-name="P25"><text:span text:style-name="Source_20_Text">cfg_us_warn_front = 15;</text:span></text:p>
      <text:p text:style-name="P25"><text:span text:style-name="Source_20_Text">cfg_us_warn_rear <text:s/>= 20;</text:span></text:p>
      <text:p text:style-name="P25"><text:span text:style-name="Source_20_Text">cfg_us_warn_head <text:s/>= 20;</text:span></text:p>
      <text:p text:style-name="P25"><text:span text:style-name="Source_20_Text">cfg_us_warn_frontCenter = 10;</text:span></text:p>
      <text:p text:style-name="P25"><text:span text:style-name="Source_20_Text">cfg_us_warn_rearCenter <text:s/>= 15;</text:span></text:p>
      <text:p text:style-name="P25"/>
      <text:p text:style-name="P25"><text:span text:style-name="Source_20_Text">cfg_od_wheel_diam = 0.100;</text:span></text:p>
      <text:p text:style-name="P25"><text:span text:style-name="Source_20_Text">cfg_od_track <text:s text:c="5"/>= 0.300;</text:span></text:p>
      <text:p text:style-name="P25"><text:span text:style-name="Source_20_Text">cfg_od_cpr <text:s text:c="7"/>= 2825;</text:span></text:p>
      <text:p text:style-name="P25"/>
      <text:p text:style-name="P25"><text:span text:style-name="Source_20_Text">cfg_mtr_inputScale = 100;</text:span></text:p>
      <text:p text:style-name="P25"><text:span text:style-name="Source_20_Text">cfg_mtr_outputScale = 400;</text:span></text:p>
      <text:p text:style-name="P25"><text:span text:style-name="Source_20_Text">cfg_mtr_kturn = 0.9;</text:span></text:p>
      <text:p text:style-name="P25"/>
      <text:p text:style-name="P25"><text:span text:style-name="Source_20_Text">cfg_mic_thd = 580;</text:span></text:p>
      <text:p text:style-name="P25"><text:span text:style-name="Source_20_Text">cfg_ir_thd <text:s/>= 220;</text:span></text:p>
      <text:p text:style-name="P25"/>
      <text:p text:style-name="P25"><text:span text:style-name="Source_20_Text">cfg_mvtsafe_warn <text:s text:c="2"/>= 20;</text:span></text:p>
      <text:p text:style-name="P25"><text:span text:style-name="Source_20_Text">cfg_mvtsafe_danger = 10;</text:span></text:p>
      <text:p text:style-name="P25"/>
      <text:p text:style-name="P25"><text:span text:style-name="Source_20_Text">cfg_mtr_active = true;</text:span></text:p>
      <text:p text:style-name="P15"/>
      <text:h text:style-name="P21" text:outline-level="1"><text:bookmark-start text:name="__RefHeading___Toc95947_2626828182"/>3.5 — Requête de synchronisation Node-RED → MEGA<text:bookmark-end text:name="__RefHeading___Toc95947_2626828182"/></text:h>
      <text:p text:style-name="Text_20_body">Node-RED peut demander à la Mega :</text:p>
      <text:p text:style-name="P24"><text:span text:style-name="Source_20_Text">$V:scfg:dump:*:#</text:span></text:p>
      <text:p text:style-name="Text_20_body">Mega répond :</text:p>
      <text:p text:style-name="P24"><text:span text:style-name="Source_20_Text">$I:scfg:us_cycle:*:80#</text:span></text:p>
      <text:p text:style-name="P25"><text:span text:style-name="Source_20_Text">$I:scfg:us_warn_front:*:15#</text:span></text:p>
      <text:p text:style-name="P25"><text:span text:style-name="Source_20_Text">$I:scfg:us_warn_rear:*:20#</text:span></text:p>
      <text:p text:style-name="P25"><text:span text:style-name="Source_20_Text">$I:scfg:us_warn_front_center:*:10#</text:span></text:p>
      <text:p text:style-name="P25"><text:span text:style-name="Source_20_Text">...</text:span></text:p>
      <text:p text:style-name="P25"><text:span text:style-name="Source_20_Text">$I:scfg:odom_geom:*:0.100,0.300,2825#</text:span></text:p>
      <text:p text:style-name="P25"><text:span text:style-name="Source_20_Text">$I:scfg:mtr_param:*:100,400,0.9#</text:span></text:p>
      <text:p text:style-name="P25"><text:soft-page-break/><text:span text:style-name="Source_20_Text">$I:scfg:mic_thd:*:580#</text:span></text:p>
      <text:p text:style-name="P25"><text:span text:style-name="Source_20_Text">$I:scfg:ir_thd:*:220#</text:span></text:p>
      <text:p text:style-name="P25"><text:span text:style-name="Source_20_Text">$I:scfg:mvtsafe:*:20,10#</text:span></text:p>
      <text:p text:style-name="Text_20_body">👉 Node-RED reconstruit la configuration.</text:p>
      <text:p text:style-name="P15"/>
      <text:h text:style-name="P21" text:outline-level="1"><text:bookmark-start text:name="__RefHeading___Toc95949_2626828182"/>3.6 — Modification d’une valeur<text:bookmark-end text:name="__RefHeading___Toc95949_2626828182"/></text:h>
      <text:p text:style-name="Text_20_body">Dans VPIV :</text:p>
      <text:p text:style-name="P24"><text:span text:style-name="Source_20_Text">$V:scfg:set:odom_geom:0.100,0.300,2048#</text:span></text:p>
      <text:p text:style-name="Text_20_body">Dispatch_SCfg.cpp :</text:p>
      <text:p text:style-name="P24"><text:span text:style-name="Source_20_Text">if (strcmp(prop,"set")==0) {</text:span></text:p>
      <text:p text:style-name="P25"/>
      <text:p text:style-name="P25"><text:span text:style-name="Source_20_Text"><text:s text:c="4"/>if (strcmp(inst,"odom_geom")==0) {</text:span></text:p>
      <text:p text:style-name="P25"><text:span text:style-name="Source_20_Text"><text:s text:c="8"/>float d,t;</text:span></text:p>
      <text:p text:style-name="P25"><text:span text:style-name="Source_20_Text"><text:s text:c="8"/>int c;</text:span></text:p>
      <text:p text:style-name="P25"><text:span text:style-name="Source_20_Text"><text:s text:c="8"/>sscanf(value,"%f,%f,%d",&amp;d,&amp;t,&amp;c);</text:span></text:p>
      <text:p text:style-name="P25"><text:span text:style-name="Source_20_Text"><text:s text:c="8"/>cfg_od_wheel_diam = d;</text:span></text:p>
      <text:p text:style-name="P25"><text:span text:style-name="Source_20_Text"><text:s text:c="8"/>cfg_od_track = t;</text:span></text:p>
      <text:p text:style-name="P25"><text:span text:style-name="Source_20_Text"><text:s text:c="8"/>cfg_od_cpr = c;</text:span></text:p>
      <text:p text:style-name="P25"><text:span text:style-name="Source_20_Text"><text:s text:c="8"/>recomputeOdomCoefficients();</text:span></text:p>
      <text:p text:style-name="P25"><text:span text:style-name="Source_20_Text"><text:s text:c="8"/>sendInfo("scfg","odom_geom","*",value);</text:span></text:p>
      <text:p text:style-name="P25"><text:span text:style-name="Source_20_Text"><text:s text:c="8"/>return true;</text:span></text:p>
      <text:p text:style-name="P25"><text:span text:style-name="Source_20_Text"><text:s text:c="4"/>}</text:span></text:p>
      <text:p text:style-name="P25"><text:span text:style-name="Source_20_Text">}</text:span></text:p>
      <text:p text:style-name="P15"/>
      <text:h text:style-name="P21" text:outline-level="1"><text:bookmark-start text:name="__RefHeading___Toc95951_2626828182"/>3.7 — Récupération (load depuis Node-RED)<text:bookmark-end text:name="__RefHeading___Toc95951_2626828182"/></text:h>
      <text:p text:style-name="Text_20_body">Node-RED peut envoyer un JSON :</text:p>
      <text:p text:style-name="P24"><text:span text:style-name="Source_20_Text">$V:scfg:load:*:&lt;json base64&gt;#</text:span></text:p>
      <text:p text:style-name="Text_20_body">(Pas encore utilisé, mais prévu si tu veux sauvegarde EEPROM.)</text:p>
      <text:p text:style-name="P15"/>
      <text:h text:style-name="P21" text:outline-level="1"><text:bookmark-start text:name="__RefHeading___Toc95953_2626828182"/>3.8 — Reset aux valeurs par défaut<text:bookmark-end text:name="__RefHeading___Toc95953_2626828182"/></text:h>
      <text:p text:style-name="P24"><text:span text:style-name="Source_20_Text">$V:scfg:reset:*:#</text:span></text:p>
      <text:p text:style-name="P37">Tous les paramètres reviennent à ceux de initConfig()</text:p>
      <text:p text:style-name="Text_20_body">Retour :</text:p>
      <text:p text:style-name="P24"><text:soft-page-break/><text:span text:style-name="Source_20_Text">$I:scfg:reset:*:OK#</text:span></text:p>
      <text:p text:style-name="P15"/>
      <text:h text:style-name="P21" text:outline-level="1"><text:bookmark-start text:name="__RefHeading___Toc95955_2626828182"/>3.9 — Structure Node-RED recommandée<text:bookmark-end text:name="__RefHeading___Toc95955_2626828182"/></text:h>
      <text:p text:style-name="Text_20_body">Node-RED doit contenir :</text:p>
      <text:h text:style-name="P8" text:outline-level="3"><text:bookmark-start text:name="__RefHeading___Toc95957_2626828182"/>1) <text:span text:style-name="Strong_20_Emphasis">État actuel de la configuration (flow/global)</text:span><text:bookmark-end text:name="__RefHeading___Toc95957_2626828182"/></text:h>
      <text:p text:style-name="P24"><text:span text:style-name="Source_20_Text">flow.cfg = {</text:span></text:p>
      <text:p text:style-name="P25"><text:span text:style-name="Source_20_Text"><text:s text:c="2"/>us : { cycle:…, warn_front:… },</text:span></text:p>
      <text:p text:style-name="P25"><text:span text:style-name="Source_20_Text"><text:s text:c="2"/>odom : { diam:…, track:…, cpr:… },</text:span></text:p>
      <text:p text:style-name="P25"><text:span text:style-name="Source_20_Text"><text:s text:c="2"/>mtr : { inputScale:…, outputScale:…, kturn:… },</text:span></text:p>
      <text:p text:style-name="P25"><text:span text:style-name="Source_20_Text"><text:s text:c="2"/>mic : { thd:… },</text:span></text:p>
      <text:p text:style-name="P25"><text:span text:style-name="Source_20_Text"><text:s text:c="2"/>ir <text:s/>: { thd:… },</text:span></text:p>
      <text:p text:style-name="P25"><text:span text:style-name="Source_20_Text"><text:s text:c="2"/>mvtsafe: { warn:…, danger:… }</text:span></text:p>
      <text:p text:style-name="P25"><text:span text:style-name="Source_20_Text">}</text:span></text:p>
      <text:h text:style-name="P8" text:outline-level="3"><text:bookmark-start text:name="__RefHeading___Toc95959_2626828182"/>2) <text:span text:style-name="Strong_20_Emphasis">Un “synchro initialise”</text:span><text:bookmark-end text:name="__RefHeading___Toc95959_2626828182"/></text:h>
      <text:p text:style-name="Text_20_body">Au démarrage Node-RED :</text:p>
      <text:p text:style-name="P24"><text:span text:style-name="Source_20_Text">send $V:scfg:dump:*:#</text:span></text:p>
      <text:p text:style-name="Text_20_body">Puis remplir les UI.</text:p>
      <text:p text:style-name="P15"/>
      <text:h text:style-name="P21" text:outline-level="1"><text:bookmark-start text:name="__RefHeading___Toc95961_2626828182"/>3.10 — Recommandation importante<text:bookmark-end text:name="__RefHeading___Toc95961_2626828182"/></text:h>
      <text:p text:style-name="Text_20_body">Lorsque Node-RED change une valeur :</text:p>
      <text:p text:style-name="P24"><text:span text:style-name="Source_20_Text">$V:scfg:set:mic_thd:580#</text:span></text:p>
      <text:p text:style-name="Text_20_body">Mega renvoie systématiquement :</text:p>
      <text:p text:style-name="P24"><text:span text:style-name="Source_20_Text">$I:scfg:mic_thd:*:580#</text:span></text:p>
      <text:p text:style-name="Text_20_body">→ Node-RED doit lire ce retour pour mettre son UI à jour.<text:line-break/>→ Cela garantit que Mega est bien synchronisé.</text:p>
      <text:p text:style-name="P15"/>
      <text:h text:style-name="P21" text:outline-level="1"><text:bookmark-start text:name="__RefHeading___Toc95963_2626828182"/>3.11 — Exemple complet d’un cycle de config : changement odométrie<text:bookmark-end text:name="__RefHeading___Toc95963_2626828182"/></text:h>
      <text:h text:style-name="P8" text:outline-level="3"><text:bookmark-start text:name="__RefHeading___Toc95965_2626828182"/>1) Node-RED :<text:bookmark-end text:name="__RefHeading___Toc95965_2626828182"/></text:h>
      <text:p text:style-name="P24"><text:span text:style-name="Source_20_Text">$V:scfg:set:odom_geom:0.100,0.300,2048#</text:span></text:p>
      <text:h text:style-name="P8" text:outline-level="3"><text:bookmark-start text:name="__RefHeading___Toc95967_2626828182"/>2) Mega met à jour :<text:bookmark-end text:name="__RefHeading___Toc95967_2626828182"/></text:h>
      <text:list text:style-name="L25">
        <text:list-item>
          <text:p text:style-name="P38">cfg_od_wheel_diam</text:p>
        </text:list-item>
        <text:list-item>
          <text:p text:style-name="P38"><text:soft-page-break/>cfg_od_track</text:p>
        </text:list-item>
        <text:list-item>
          <text:p text:style-name="P38">cfg_od_cpr</text:p>
        </text:list-item>
        <text:list-item>
          <text:p text:style-name="P38">recalcul du coefficient odométrique :<text:line-break/>→ pulses → rad → mètres</text:p>
        </text:list-item>
      </text:list>
      <text:h text:style-name="P8" text:outline-level="3"><text:bookmark-start text:name="__RefHeading___Toc95969_2626828182"/>3) Mega renvoie :<text:bookmark-end text:name="__RefHeading___Toc95969_2626828182"/></text:h>
      <text:p text:style-name="P24"><text:span text:style-name="Source_20_Text">$I:scfg:odom_geom:*:0.100,0.300,2048#</text:span></text:p>
      <text:h text:style-name="P8" text:outline-level="3"><text:bookmark-start text:name="__RefHeading___Toc95971_2626828182"/>4) Node-RED sauvegarde dans flow.cfg<text:bookmark-end text:name="__RefHeading___Toc95971_2626828182"/></text:h>
      <text:p text:style-name="P15"/>
      <text:h text:style-name="P21" text:outline-level="1"><text:bookmark-start text:name="__RefHeading___Toc95973_2626828182"/>3.12 — Notions critiques gérées par la config<text:bookmark-end text:name="__RefHeading___Toc95973_2626828182"/></text:h>
      <text:h text:style-name="P19" text:outline-level="2"><text:bookmark-start text:name="__RefHeading___Toc95975_2626828182"/>3.12.1 — Odométrie et influence directe des paramètres<text:bookmark-end text:name="__RefHeading___Toc95975_2626828182"/></text:h>
      <text:list text:style-name="L26">
        <text:list-item>
          <text:p text:style-name="P39">Si tu changes <text:span text:style-name="Strong_20_Emphasis">diamètre roue</text:span>, l’odom change totalement</text:p>
        </text:list-item>
        <text:list-item>
          <text:p text:style-name="P39">Si tu changes <text:span text:style-name="Strong_20_Emphasis">entaxe</text:span>, les rotations changent</text:p>
        </text:list-item>
        <text:list-item>
          <text:p text:style-name="P39">Si tu changes <text:span text:style-name="Strong_20_Emphasis">CPR</text:span>, tout l’échelle change</text:p>
        </text:list-item>
      </text:list>
      <text:p text:style-name="Text_20_body">C’est pourquoi :<text:line-break/>➡️ Pas de hard-code<text:line-break/>➡️ Tout configurable via Node-RED</text:p>
      <text:p text:style-name="P15"/>
      <text:h text:style-name="P19" text:outline-level="2"><text:bookmark-start text:name="__RefHeading___Toc95977_2626828182"/>3.12.2 — Ultrasons<text:bookmark-end text:name="__RefHeading___Toc95977_2626828182"/></text:h>
      <text:p text:style-name="Text_20_body">Avec ton mappage 2025 :</text:p>
      <text:p text:style-name="P24"><text:span text:style-name="Source_20_Text">index | nom <text:s/>| trig | echo | pos</text:span></text:p>
      <text:p text:style-name="P25"><text:span text:style-name="Source_20_Text">0 ArG</text:span></text:p>
      <text:p text:style-name="P25"><text:span text:style-name="Source_20_Text">1 ArC</text:span></text:p>
      <text:p text:style-name="P25"><text:span text:style-name="Source_20_Text">2 ArD</text:span></text:p>
      <text:p text:style-name="P25"><text:span text:style-name="Source_20_Text">3 AvD</text:span></text:p>
      <text:p text:style-name="P25"><text:span text:style-name="Source_20_Text">4 AvC</text:span></text:p>
      <text:p text:style-name="P25"><text:span text:style-name="Source_20_Text">5 AvG</text:span></text:p>
      <text:p text:style-name="P25"><text:span text:style-name="Source_20_Text">6 TtG</text:span></text:p>
      <text:p text:style-name="P25"><text:span text:style-name="Source_20_Text">7 TtD</text:span></text:p>
      <text:p text:style-name="P25"><text:span text:style-name="Source_20_Text">8 TtC</text:span></text:p>
      <text:p text:style-name="Text_20_body">Les seuils configurés :</text:p>
      <text:list text:style-name="L27">
        <text:list-item>
          <text:p text:style-name="P40">Avant : 15 cm</text:p>
        </text:list-item>
        <text:list-item>
          <text:p text:style-name="P40">Avant centre : 10 cm</text:p>
        </text:list-item>
        <text:list-item>
          <text:p text:style-name="P40">Tête : 20 cm</text:p>
        </text:list-item>
        <text:list-item>
          <text:p text:style-name="P40"><text:soft-page-break/>Arrière centre : 15 cm</text:p>
        </text:list-item>
        <text:list-item>
          <text:p text:style-name="P40">Arrière : 20 cm</text:p>
        </text:list-item>
      </text:list>
      <text:p text:style-name="Text_20_body">Ces seuils sont dans :</text:p>
      <text:p text:style-name="P24"><text:span text:style-name="Source_20_Text">cfg_us_warn_front</text:span></text:p>
      <text:p text:style-name="P25"><text:span text:style-name="Source_20_Text">cfg_us_warn_frontCenter</text:span></text:p>
      <text:p text:style-name="P25"><text:span text:style-name="Source_20_Text">cfg_us_warn_head</text:span></text:p>
      <text:p text:style-name="P25"><text:span text:style-name="Source_20_Text">cfg_us_warn_rearCenter</text:span></text:p>
      <text:p text:style-name="P25"><text:span text:style-name="Source_20_Text">cfg_us_warn_rear</text:span></text:p>
      <text:p text:style-name="P15"/>
      <text:h text:style-name="P19" text:outline-level="2"><text:bookmark-start text:name="__RefHeading___Toc95979_2626828182"/>3.12.3 — MvtSafe (sécurité)<text:bookmark-end text:name="__RefHeading___Toc95979_2626828182"/></text:h>
      <text:p text:style-name="Text_20_body">Valeurs typiques :</text:p>
      <text:p text:style-name="P24"><text:span text:style-name="Source_20_Text">cfg_mvtsafe_warn = 20; <text:s text:c="2"/>// avertissement</text:span></text:p>
      <text:p text:style-name="P25"><text:span text:style-name="Source_20_Text">cfg_mvtsafe_danger = 10; // arrêt moteur</text:span></text:p>
      <text:p text:style-name="Text_20_body">Node-RED peut les ajuster :</text:p>
      <text:p text:style-name="P24"><text:span text:style-name="Source_20_Text">$V:mvtSafe:thd:*:20,10#</text:span></text:p>
      <text:p text:style-name="Text_20_body">→ MvtSafe lit les cfg_ directement dans mvt_safe.cpp<text:line-break/>→ Tu peux changer ces valeurs dynamiquement via scfg ou via mvtSafe.</text:p>
      <text:p text:style-name="P15"/>
      <text:h text:style-name="P21" text:outline-level="1"><text:bookmark-start text:name="__RefHeading___Toc95981_2626828182"/>✔️ <text:span text:style-name="Strong_20_Emphasis">Fin du CHAPITRE 3 — CONFIGURATION GLOBALE</text:span><text:bookmark-end text:name="__RefHeading___Toc95981_2626828182"/></text:h>
      <text:p text:style-name="Text_20_body">Le chapitre suivant sera :</text:p>
      <text:h text:style-name="P21" text:outline-level="1"><text:bookmark-start text:name="__RefHeading___Toc95983_2626828182"/>👉 <text:span text:style-name="Strong_20_Emphasis">CHAPITRE 4 — MODULE MOTORS : Mega + UNO (modern/legacy, interpolation, trames, sécurité)</text:span><text:bookmark-end text:name="__RefHeading___Toc95983_2626828182"/></text:h>
      <text:p text:style-name="Text_20_body">Dis-moi simplement : <text:span text:style-name="Strong_20_Emphasis">ok chap 4</text:span></text:p>
      <text:p text:style-name="Text_20_body">ok</text:p>
      <text:p text:style-name="Text_20_body">Parfait — j’enchaîne directement.</text:p>
      <text:p text:style-name="P15"/>
      <text:h text:style-name="P21" text:outline-level="1"><text:bookmark-start text:name="__RefHeading___Toc95985_2626828182"/><text:soft-page-break/>🧱 <text:span text:style-name="Strong_20_Emphasis">CHAPITRE 4 — MODULE MOTORS — Mega + UNO (modern / legacy, interpolation, sécurité)</text:span><text:bookmark-end text:name="__RefHeading___Toc95985_2626828182"/></text:h>
      <text:p text:style-name="Text_20_body">Ce chapitre documente <text:span text:style-name="Strong_20_Emphasis">toute la chaîne moteur</text:span> :</text:p>
      <text:p text:style-name="Text_20_body">👉 Mega (pilotage haut niveau)<text:line-break/>👉 trame série Mega → UNO<text:line-break/>👉 UNO (pilotage VNH5019 + interpolation + sécurité)<text:line-break/>👉 interaction avec MvtSafe et configuration scfg</text:p>
      <text:p text:style-name="Text_20_body">C’est <text:span text:style-name="Strong_20_Emphasis">un des modules les plus importants</text:span> car il lie la sécurité, l’odométrie et Node-RED.</text:p>
      <text:p text:style-name="P15"/>
      <text:h text:style-name="P21" text:outline-level="1"><text:bookmark-start text:name="__RefHeading___Toc95987_2626828182"/>4.1 — Architecture générale<text:bookmark-end text:name="__RefHeading___Toc95987_2626828182"/></text:h>
      <text:p text:style-name="P24"><text:span text:style-name="Source_20_Text">Node-RED → VPIV → Mega → mtr.cpp</text:span></text:p>
      <text:p text:style-name="P25"><text:span text:style-name="Source_20_Text">Mega → Serial3 → UNO → Dual VNH5019</text:span></text:p>
      <text:p text:style-name="P25"><text:span text:style-name="Source_20_Text">UNO → moteurs</text:span></text:p>
      <text:p text:style-name="Text_20_body">2 modes :</text:p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Mode</text:p>
            </table:table-cell>
            <table:table-cell table:style-name="Tableau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legacy</text:span></text:p>
          </table:table-cell>
          <table:table-cell table:style-name="Tableau8.A1" office:value-type="string">
            <text:p text:style-name="Table_20_Contents">≠ ancien système Android (acc/spd/dir 0..9)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modern</text:span></text:p>
          </table:table-cell>
          <table:table-cell table:style-name="Tableau8.A1" office:value-type="string">
            <text:p text:style-name="Table_20_Contents">L,R,A signés, interpolation, compatible Node-RED</text:p>
          </table:table-cell>
        </table:table-row>
      </table:table>
      <text:p text:style-name="Text_20_body">Ton robot fonctionne <text:span text:style-name="Strong_20_Emphasis">en modern par défaut</text:span>, mais le legacy reste disponible.</text:p>
      <text:p text:style-name="P15"/>
      <text:h text:style-name="P21" text:outline-level="1"><text:bookmark-start text:name="__RefHeading___Toc95989_2626828182"/>4.2 — Rôle du module moteur côté MEGA<text:bookmark-end text:name="__RefHeading___Toc95989_2626828182"/></text:h>
      <text:p text:style-name="Text_20_body">Le fichier principal :</text:p>
      <text:p text:style-name="P24"><text:span text:style-name="Source_20_Text">src/actuators/mtr.cpp</text:span></text:p>
      <text:p text:style-name="Text_20_body">Il réalise :</text:p>
      <text:h text:style-name="P8" text:outline-level="3"><text:bookmark-start text:name="__RefHeading___Toc95991_2626828182"/>✔️ 1) Réception VPIV de commandes<text:bookmark-end text:name="__RefHeading___Toc95991_2626828182"/></text:h>
      <text:p text:style-name="Text_20_body">Via dispatch_Mtr :</text:p>
      <text:p text:style-name="P24"><text:span text:style-name="Source_20_Text">$V:mtr:v:*:50#</text:span></text:p>
      <text:p text:style-name="P25"><text:span text:style-name="Source_20_Text">$V:mtr:w:*:-30#</text:span></text:p>
      <text:p text:style-name="P25"><text:span text:style-name="Source_20_Text">$V:mtr:a:*:2#</text:span></text:p>
      <text:h text:style-name="P8" text:outline-level="3"><text:bookmark-start text:name="__RefHeading___Toc95993_2626828182"/>✔️ 2) Conversion commandes v,ω → L,R<text:bookmark-end text:name="__RefHeading___Toc95993_2626828182"/></text:h>
      <text:p text:style-name="Text_20_body">En utilisant :</text:p>
      <text:p text:style-name="P24"><text:span text:style-name="Source_20_Text">cfg_mtr_inputScale</text:span></text:p>
      <text:p text:style-name="P25"><text:soft-page-break/><text:span text:style-name="Source_20_Text">cfg_mtr_outputScale</text:span></text:p>
      <text:p text:style-name="P25"><text:span text:style-name="Source_20_Text">cfg_mtr_kturn</text:span></text:p>
      <text:p text:style-name="Text_20_body">Formule documentée ci-dessous.</text:p>
      <text:h text:style-name="P8" text:outline-level="3"><text:bookmark-start text:name="__RefHeading___Toc95995_2626828182"/>✔️ 3) Envoi UNO modern → "&lt;L,R,A&gt;"<text:bookmark-end text:name="__RefHeading___Toc95995_2626828182"/></text:h>
      <text:p text:style-name="Text_20_body">Exemple envoyé par Mega :</text:p>
      <text:p text:style-name="P24"><text:span text:style-name="Source_20_Text">&lt;120,-80,2&gt;</text:span></text:p>
      <text:h text:style-name="P8" text:outline-level="3"><text:bookmark-start text:name="__RefHeading___Toc95997_2626828182"/>✔️ 4) Envoi périodique (keep-alive)<text:bookmark-end text:name="__RefHeading___Toc95997_2626828182"/></text:h>
      <text:p text:style-name="Text_20_body">Même si rien ne change, Mega renvoie toutes les 100 ms pour éviter un arrêt UNO.</text:p>
      <text:h text:style-name="P8" text:outline-level="3"><text:bookmark-start text:name="__RefHeading___Toc95999_2626828182"/>✔️ 5) Activation/désactivation moteurs<text:bookmark-end text:name="__RefHeading___Toc95999_2626828182"/></text:h>
      <text:p text:style-name="Text_20_body">Avec :</text:p>
      <text:p text:style-name="P24"><text:span text:style-name="Source_20_Text">cfg_mtr_active = false → plus aucun envoi → UNO ralentit → stop</text:span></text:p>
      <text:p text:style-name="P15"/>
      <text:h text:style-name="P21" text:outline-level="1"><text:bookmark-start text:name="__RefHeading___Toc96001_2626828182"/>4.3 — Paramètres moteur dans la configuration (scfg)<text:bookmark-end text:name="__RefHeading___Toc96001_2626828182"/></text:h>
      <text:p text:style-name="Text_20_body">Valeurs dans config.h :</text:p>
      <text:p text:style-name="P24"><text:span text:style-name="Source_20_Text">cfg_mtr_inputScale = 100;</text:span></text:p>
      <text:p text:style-name="P25"><text:span text:style-name="Source_20_Text">cfg_mtr_outputScale = 400;</text:span></text:p>
      <text:p text:style-name="P25"><text:span text:style-name="Source_20_Text">cfg_mtr_kturn = 0.9;</text:span></text:p>
      <text:h text:style-name="P8" text:outline-level="3"><text:bookmark-start text:name="__RefHeading___Toc96003_2626828182"/>✔️ inputScale = plage d’entrée<text:bookmark-end text:name="__RefHeading___Toc96003_2626828182"/></text:h>
      <text:p text:style-name="Text_20_body">Node-RED envoie v,ω dans ±100</text:p>
      <text:h text:style-name="P8" text:outline-level="3"><text:bookmark-start text:name="__RefHeading___Toc96005_2626828182"/>✔️ outputScale = plage sortie UNO<text:bookmark-end text:name="__RefHeading___Toc96005_2626828182"/></text:h>
      <text:p text:style-name="Text_20_body">UNO accepte ±400 (MOTOR_MAX = 400)</text:p>
      <text:h text:style-name="P8" text:outline-level="3"><text:bookmark-start text:name="__RefHeading___Toc96007_2626828182"/>✔️ kturn = intensité de rotation<text:bookmark-end text:name="__RefHeading___Toc96007_2626828182"/></text:h>
      <text:p text:style-name="Text_20_body">Plus kturn est grand → le robot tourne plus fort.</text:p>
      <text:p text:style-name="P15"/>
      <text:h text:style-name="P21" text:outline-level="1"><text:bookmark-start text:name="__RefHeading___Toc96009_2626828182"/>4.4 — Conversion : v/ω → Moteur gauche/droit (MEGA)<text:bookmark-end text:name="__RefHeading___Toc96009_2626828182"/></text:h>
      <text:p text:style-name="Text_20_body">Dans computeDiffDrive :</text:p>
      <text:p text:style-name="P24"><text:span text:style-name="Source_20_Text">vNorm = v / inputScale</text:span></text:p>
      <text:p text:style-name="P25"><text:span text:style-name="Source_20_Text">wNorm = ω / inputScale</text:span></text:p>
      <text:p text:style-name="P25"/>
      <text:p text:style-name="P25"><text:soft-page-break/><text:span text:style-name="Source_20_Text">Lf = (vNorm - wNorm * kturn) * outputScale</text:span></text:p>
      <text:p text:style-name="P25"><text:span text:style-name="Source_20_Text">Rf = (vNorm + wNorm * kturn) * outputScale</text:span></text:p>
      <text:p text:style-name="Text_20_body">Exemple :<text:line-break/>v=50, w=30</text:p>
      <text:p text:style-name="P24"><text:span text:style-name="Source_20_Text">vNorm = 0.50</text:span></text:p>
      <text:p text:style-name="P25"><text:span text:style-name="Source_20_Text">wNorm = 0.30</text:span></text:p>
      <text:p text:style-name="P25"/>
      <text:p text:style-name="P25"><text:span text:style-name="Source_20_Text">Lf = (0.50 – 0.30 × 0.9) × 400 = 128</text:span></text:p>
      <text:p text:style-name="P25"><text:span text:style-name="Source_20_Text">Rf = (0.50 + 0.30 × 0.9) × 400 = 272</text:span></text:p>
      <text:p text:style-name="Text_20_body">Donc Mega envoie :</text:p>
      <text:p text:style-name="P24"><text:span text:style-name="Source_20_Text">&lt;128,272,A&gt;</text:span></text:p>
      <text:p text:style-name="P15"/>
      <text:h text:style-name="P21" text:outline-level="1"><text:bookmark-start text:name="__RefHeading___Toc96011_2626828182"/>4.5 — Mode modern : Mega → UNO (nouveau protocole)<text:bookmark-end text:name="__RefHeading___Toc96011_2626828182"/></text:h>
      <text:p text:style-name="Text_20_body">Trame :</text:p>
      <text:p text:style-name="P24"><text:span text:style-name="Source_20_Text">&lt;L,R,A&gt;</text:span></text:p>
      <text:p text:style-name="Text_20_body">Sans espaces, sans checksum, très fiable.</text:p>
      <text:p text:style-name="Text_20_body">Exemples :</text:p>
      <text:p text:style-name="P24"><text:span text:style-name="Source_20_Text">&lt;0,0,0&gt;</text:span></text:p>
      <text:p text:style-name="P25"><text:span text:style-name="Source_20_Text">&lt;200,200,1&gt;</text:span></text:p>
      <text:p text:style-name="P25"><text:span text:style-name="Source_20_Text">&lt;400,-400,3&gt;</text:span></text:p>
      <text:p text:style-name="Text_20_body">L’accélération A = 0..4<text:line-break/>→ 0 = instantané<text:line-break/>→ 4 = très doux</text:p>
      <text:p text:style-name="P15"/>
      <text:h text:style-name="P21" text:outline-level="1"><text:bookmark-start text:name="__RefHeading___Toc96013_2626828182"/>4.6 — Mode legacy<text:bookmark-end text:name="__RefHeading___Toc96013_2626828182"/></text:h>
      <text:p text:style-name="Text_20_body">Toujours possible :</text:p>
      <text:p text:style-name="P24"><text:span text:style-name="Source_20_Text">&lt;acc,spd,dir&gt;</text:span></text:p>
      <text:p text:style-name="Text_20_body">Exemple :</text:p>
      <text:p text:style-name="P24"><text:span text:style-name="Source_20_Text">&lt;2,3,7&gt;</text:span></text:p>
      <text:p text:style-name="Text_20_body">Mega convertit en v,ω puis en L,R.</text:p>
      <text:p text:style-name="P15"/>
      <text:h text:style-name="P21" text:outline-level="1"><text:bookmark-start text:name="__RefHeading___Toc96015_2626828182"/><text:soft-page-break/>4.7 — Module UNO : interpolation et sécurité<text:bookmark-end text:name="__RefHeading___Toc96015_2626828182"/></text:h>
      <text:h text:style-name="P19" text:outline-level="2"><text:bookmark-start text:name="__RefHeading___Toc96017_2626828182"/>4.7.1 — Rôle sur UNO<text:bookmark-end text:name="__RefHeading___Toc96017_2626828182"/></text:h>
      <text:p text:style-name="Text_20_body">UNO :</text:p>
      <text:list text:style-name="L28">
        <text:list-item>
          <text:p text:style-name="P41">lit les trames</text:p>
        </text:list-item>
        <text:list-item>
          <text:p text:style-name="P41">applique interpolation (A)</text:p>
        </text:list-item>
        <text:list-item>
          <text:p text:style-name="P41">applique timeout si aucun message reçu</text:p>
        </text:list-item>
        <text:list-item>
          <text:p text:style-name="P41">commande le Pololu VNH5019</text:p>
        </text:list-item>
        <text:list-item>
          <text:p text:style-name="P41">ne fait pas de blocage</text:p>
        </text:list-item>
        <text:list-item>
          <text:p text:style-name="P41">garde la logique purement moteur sur UNO (très fiable)</text:p>
        </text:list-item>
      </text:list>
      <text:p text:style-name="P15"/>
      <text:h text:style-name="P21" text:outline-level="1"><text:bookmark-start text:name="__RefHeading___Toc96019_2626828182"/>4.8 — Interpolation sur UNO<text:bookmark-end text:name="__RefHeading___Toc96019_2626828182"/></text:h>
      <text:p text:style-name="Text_20_body">Définie par :</text:p>
      <text:p text:style-name="P24"><text:span text:style-name="Source_20_Text">const int accelStepForA[5] = { 400, 40, 24, 12, 6 };</text:span></text:p>
      <text:h text:style-name="P8" text:outline-level="3"><text:bookmark-start text:name="__RefHeading___Toc96021_2626828182"/>Interprétation<text:bookmark-end text:name="__RefHeading___Toc96021_2626828182"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A</text:p>
            </table:table-cell>
            <table:table-cell table:style-name="Tableau9.A1" office:value-type="string">
              <text:p text:style-name="Table_20_Heading">Step</text:p>
            </table:table-cell>
            <table:table-cell table:style-name="Tableau9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9.A1" office:value-type="string">
            <text:p text:style-name="Table_20_Contents">0</text:p>
          </table:table-cell>
          <table:table-cell table:style-name="Tableau9.A1" office:value-type="string">
            <text:p text:style-name="Table_20_Contents">400</text:p>
          </table:table-cell>
          <table:table-cell table:style-name="Tableau9.A1" office:value-type="string">
            <text:p text:style-name="Table_20_Contents">instantané</text:p>
          </table:table-cell>
        </table:table-row>
        <table:table-row>
          <table:table-cell table:style-name="Tableau9.A1" office:value-type="string">
            <text:p text:style-name="Table_20_Contents">1</text:p>
          </table:table-cell>
          <table:table-cell table:style-name="Tableau9.A1" office:value-type="string">
            <text:p text:style-name="Table_20_Contents">40</text:p>
          </table:table-cell>
          <table:table-cell table:style-name="Tableau9.A1" office:value-type="string">
            <text:p text:style-name="Table_20_Contents">agressif</text:p>
          </table:table-cell>
        </table:table-row>
        <table:table-row>
          <table:table-cell table:style-name="Tableau9.A1" office:value-type="string">
            <text:p text:style-name="Table_20_Contents">2</text:p>
          </table:table-cell>
          <table:table-cell table:style-name="Tableau9.A1" office:value-type="string">
            <text:p text:style-name="Table_20_Contents">24</text:p>
          </table:table-cell>
          <table:table-cell table:style-name="Tableau9.A1" office:value-type="string">
            <text:p text:style-name="Table_20_Contents">normal (par défaut)</text:p>
          </table:table-cell>
        </table:table-row>
        <table:table-row>
          <table:table-cell table:style-name="Tableau9.A1" office:value-type="string">
            <text:p text:style-name="Table_20_Contents">3</text:p>
          </table:table-cell>
          <table:table-cell table:style-name="Tableau9.A1" office:value-type="string">
            <text:p text:style-name="Table_20_Contents">12</text:p>
          </table:table-cell>
          <table:table-cell table:style-name="Tableau9.A1" office:value-type="string">
            <text:p text:style-name="Table_20_Contents">doux</text:p>
          </table:table-cell>
        </table:table-row>
        <table:table-row>
          <table:table-cell table:style-name="Tableau9.A1" office:value-type="string">
            <text:p text:style-name="Table_20_Contents">4</text:p>
          </table:table-cell>
          <table:table-cell table:style-name="Tableau9.A1" office:value-type="string">
            <text:p text:style-name="Table_20_Contents">6</text:p>
          </table:table-cell>
          <table:table-cell table:style-name="Tableau9.A1" office:value-type="string">
            <text:p text:style-name="Table_20_Contents">très doux</text:p>
          </table:table-cell>
        </table:table-row>
      </table:table>
      <text:p text:style-name="Text_20_body">Fonction :</text:p>
      <text:p text:style-name="P24"><text:span text:style-name="Source_20_Text">curL = advanceTowards(curL, targetL, step)</text:span></text:p>
      <text:p text:style-name="Text_20_body">Donc si step=24 → un mouvement de 0 à 400 nécessite :</text:p>
      <text:p text:style-name="P24"><text:span text:style-name="Source_20_Text">400 / 24 ≈ 17 cycles (1.7s @ 100 Hz)</text:span></text:p>
      <text:p text:style-name="P15"/>
      <text:h text:style-name="P21" text:outline-level="1"><text:bookmark-start text:name="__RefHeading___Toc96023_2626828182"/>4.9 — Sécurité timeout UNO<text:bookmark-end text:name="__RefHeading___Toc96023_2626828182"/></text:h>
      <text:p text:style-name="Text_20_body">Si aucune trame reçue durant 1000 ms :</text:p>
      <text:p text:style-name="P24"><text:span text:style-name="Source_20_Text">curL -= 20</text:span></text:p>
      <text:p text:style-name="P25"><text:span text:style-name="Source_20_Text">curR -= 20</text:span></text:p>
      <text:p text:style-name="Text_20_body">Le robot ralentit jusqu’à 0 <text:span text:style-name="Strong_20_Emphasis">sans bloquer</text:span>.</text:p>
      <text:p text:style-name="P15"/>
      <text:h text:style-name="P21" text:outline-level="1"><text:bookmark-start text:name="__RefHeading___Toc96025_2626828182"/><text:soft-page-break/>4.10 — Prévention des valeurs dangereuses<text:bookmark-end text:name="__RefHeading___Toc96025_2626828182"/></text:h>
      <text:p text:style-name="Text_20_body">Tout est clampé dans :</text:p>
      <text:p text:style-name="P24"><text:span text:style-name="Source_20_Text">[-MOTOR_MAX, +MOTOR_MAX] <text:s/>→ [-400,+400]</text:span></text:p>
      <text:p text:style-name="P15"/>
      <text:h text:style-name="P21" text:outline-level="1"><text:bookmark-start text:name="__RefHeading___Toc96027_2626828182"/>4.11 — Interaction avec le module MvtSafe (sécurité obstacle)<text:bookmark-end text:name="__RefHeading___Toc96027_2626828182"/></text:h>
      <text:p text:style-name="Text_20_body">MvtSafe travaille côté MEGA, <text:span text:style-name="Strong_20_Emphasis">avant envoi aux moteurs</text:span>.</text:p>
      <text:p text:style-name="Text_20_body">Chaîne :</text:p>
      <text:list text:style-name="L29">
        <text:list-item>
          <text:p text:style-name="P42">capteurs US → mvtsafe_process()</text:p>
        </text:list-item>
        <text:list-item>
          <text:p text:style-name="P42">état “warn” ou “danger”</text:p>
        </text:list-item>
        <text:list-item>
          <text:p text:style-name="P42">si danger → Mega remplace L,R par → 0,0</text:p>
        </text:list-item>
        <text:list-item>
          <text:p text:style-name="P42">Mega envoie &lt;0,0,A=1&gt;</text:p>
        </text:list-item>
        <text:list-item>
          <text:p text:style-name="P42">UNO applique immédiatement</text:p>
        </text:list-item>
      </text:list>
      <text:p text:style-name="Text_20_body">Cela garantit que :</text:p>
      <text:list text:style-name="L30">
        <text:list-item>
          <text:p text:style-name="P43">un obstacle stoppe le robot</text:p>
        </text:list-item>
        <text:list-item>
          <text:p text:style-name="P43">même si Node-RED continue d’envoyer des commandes</text:p>
        </text:list-item>
      </text:list>
      <text:p text:style-name="P15"/>
      <text:h text:style-name="P21" text:outline-level="1"><text:bookmark-start text:name="__RefHeading___Toc96029_2626828182"/>4.12 — Interaction avec l’odométrie<text:bookmark-end text:name="__RefHeading___Toc96029_2626828182"/></text:h>
      <text:p text:style-name="Text_20_body">Pas de retour direct moteurs → odom, mais :</text:p>
      <text:list text:style-name="L31">
        <text:list-item>
          <text:p text:style-name="P44">odom lit les encodeurs</text:p>
        </text:list-item>
        <text:list-item>
          <text:p text:style-name="P44">on utilise l’effet réel moteur</text:p>
        </text:list-item>
        <text:list-item>
          <text:p text:style-name="P44">robustesse max : la physique est la vérité</text:p>
        </text:list-item>
      </text:list>
      <text:p text:style-name="P15"/>
      <text:h text:style-name="P21" text:outline-level="1"><text:bookmark-start text:name="__RefHeading___Toc96031_2626828182"/>4.13 — Flow Node-RED pour piloter moteurs (exemple)<text:bookmark-end text:name="__RefHeading___Toc96031_2626828182"/></text:h>
      <text:h text:style-name="P8" text:outline-level="3"><text:bookmark-start text:name="__RefHeading___Toc96033_2626828182"/>Input UI → Node-RED<text:bookmark-end text:name="__RefHeading___Toc96033_2626828182"/></text:h>
      <text:p text:style-name="P24"><text:span text:style-name="Source_20_Text">v = joystickY * 100</text:span></text:p>
      <text:p text:style-name="P25"><text:span text:style-name="Source_20_Text">w = joystickX * 100</text:span></text:p>
      <text:p text:style-name="P25"><text:span text:style-name="Source_20_Text">A = sliderAccel</text:span></text:p>
      <text:h text:style-name="P8" text:outline-level="3"><text:bookmark-start text:name="__RefHeading___Toc96035_2626828182"/><text:soft-page-break/>Node-RED → Mega (VPIV)<text:bookmark-end text:name="__RefHeading___Toc96035_2626828182"/></text:h>
      <text:p text:style-name="P24"><text:span text:style-name="Source_20_Text">$V:mtr:v:*:50#</text:span></text:p>
      <text:p text:style-name="P25"><text:span text:style-name="Source_20_Text">$V:mtr:w:*:30#</text:span></text:p>
      <text:p text:style-name="P25"><text:span text:style-name="Source_20_Text">$V:mtr:a:*:2#</text:span></text:p>
      <text:p text:style-name="Text_20_body">Mega translate → UNO → moteurs.</text:p>
      <text:p text:style-name="P15"/>
      <text:h text:style-name="P21" text:outline-level="1"><text:bookmark-start text:name="__RefHeading___Toc96037_2626828182"/>4.14 — Commande directe (non recommandée)<text:bookmark-end text:name="__RefHeading___Toc96037_2626828182"/></text:h>
      <text:p text:style-name="Text_20_body">Node-RED peut envoyer :</text:p>
      <text:p text:style-name="P24"><text:span text:style-name="Source_20_Text">$V:mtr:raw:*:&lt;100,-150,2&gt;#</text:span></text:p>
      <text:p text:style-name="Text_20_body">Mais tu préfères :</text:p>
      <text:p text:style-name="P24"><text:span text:style-name="Source_20_Text">$V:mtr:v:*:50#</text:span></text:p>
      <text:p text:style-name="P25"><text:span text:style-name="Source_20_Text">$V:mtr:w:*:-40#</text:span></text:p>
      <text:p text:style-name="P25"><text:span text:style-name="Source_20_Text">$V:mtr:a:*:3#</text:span></text:p>
      <text:p text:style-name="Text_20_body">Puis Mega calcule L,R.</text:p>
      <text:p text:style-name="P15"/>
      <text:h text:style-name="P21" text:outline-level="1"><text:bookmark-start text:name="__RefHeading___Toc96039_2626828182"/>4.15 — Test diagnostic moteur<text:bookmark-end text:name="__RefHeading___Toc96039_2626828182"/></text:h>
      <text:p text:style-name="Text_20_body">Commandes utiles :</text:p>
      <text:p text:style-name="P24"><text:span text:style-name="Source_20_Text">$V:mtr:mode:*:modern#</text:span></text:p>
      <text:p text:style-name="P25"><text:span text:style-name="Source_20_Text">$V:mtr:v:*:50#</text:span></text:p>
      <text:p text:style-name="P25"><text:span text:style-name="Source_20_Text">$V:mtr:w:*:0#</text:span></text:p>
      <text:p text:style-name="P25"><text:span text:style-name="Source_20_Text">$V:mtr:a:*:1#</text:span></text:p>
      <text:p text:style-name="P25"/>
      <text:p text:style-name="P25"><text:span text:style-name="Source_20_Text">$V:mtr:triplet:*:3,4,5# <text:s text:c="2"/>(legacy)</text:span></text:p>
      <text:p text:style-name="P25"><text:span text:style-name="Source_20_Text">$V:mtr:stop:*:#</text:span></text:p>
      <text:p text:style-name="P15"/>
      <text:h text:style-name="P21" text:outline-level="1"><text:bookmark-start text:name="__RefHeading___Toc96041_2626828182"/>4.16 — Résumé chaîne moteur<text:bookmark-end text:name="__RefHeading___Toc96041_2626828182"/></text:h>
      <text:p text:style-name="P24"><text:span text:style-name="Source_20_Text">Node-RED</text:span></text:p>
      <text:p text:style-name="P25"><text:span text:style-name="Source_20_Text"><text:s text:c="3"/>→ VPIV msg "v/ω/A"</text:span></text:p>
      <text:p text:style-name="P25"><text:span text:style-name="Source_20_Text"><text:s text:c="6"/>→ MvtSafe applique sécurité</text:span></text:p>
      <text:p text:style-name="P25"><text:span text:style-name="Source_20_Text"><text:s text:c="9"/>→ Mega convertit v/ω → L,R</text:span></text:p>
      <text:p text:style-name="P25"><text:span text:style-name="Source_20_Text"><text:s text:c="12"/>→ envoi &lt;L,R,A&gt; aux UNO</text:span></text:p>
      <text:p text:style-name="P25"><text:span text:style-name="Source_20_Text"><text:s text:c="15"/>→ UNO lisse et applique obligatoirement</text:span></text:p>
      <text:p text:style-name="P25"><text:soft-page-break/><text:span text:style-name="Source_20_Text"><text:s text:c="18"/>→ moteurs VNH5019 bougent</text:span></text:p>
      <text:p text:style-name="Text_20_body">Sécurisé, non bloquant, standardisé, totalement contrôlable par Node-RED.</text:p>
      <text:p text:style-name="P15"/>
      <text:h text:style-name="P21" text:outline-level="1"><text:bookmark-start text:name="__RefHeading___Toc96043_2626828182"/>✔️ <text:span text:style-name="Strong_20_Emphasis">Fin CHAP 4 : MOTEURS</text:span><text:bookmark-end text:name="__RefHeading___Toc96043_2626828182"/></text:h>
      <text:p text:style-name="Text_20_body">Next → <text:span text:style-name="Strong_20_Emphasis">CHAPITRE 5 : ULTRASONS + MvtSafe + Cartographie capteurs</text:span><text:line-break/>(ton 1er besoin en attente)</text:p>
      <text:p text:style-name="Text_20_body">Dis-moi juste : <text:span text:style-name="Strong_20_Emphasis">ok chap 5</text:span>.</text:p>
      <text:p text:style-name="Text_20_body">ok chap 5</text:p>
      <text:p text:style-name="Text_20_body">Parfait.<text:line-break/>On enchaîne immédiatement.</text:p>
      <text:p text:style-name="P15"/>
      <text:h text:style-name="P21" text:outline-level="1"><text:bookmark-start text:name="__RefHeading___Toc96045_2626828182"/>🟦 <text:span text:style-name="Strong_20_Emphasis">CHAPITRE 5 — ULTRASONS + MvtSafe : Architecture complète, seuils, mapping, sécurité dynamique</text:span><text:bookmark-end text:name="__RefHeading___Toc96045_2626828182"/></text:h>
      <text:p text:style-name="Text_20_body">Ce chapitre regroupe <text:span text:style-name="Strong_20_Emphasis">tout le système d’évitement d’obstacles</text:span> :</text:p>
      <text:list text:style-name="L32">
        <text:list-item>
          <text:p text:style-name="P45">🔵 <text:span text:style-name="Strong_20_Emphasis">US (9 sonars)</text:span></text:p>
        </text:list-item>
        <text:list-item>
          <text:p text:style-name="P45">🔴 <text:span text:style-name="Strong_20_Emphasis">MvtSafe (superviseur de sécurité moteur)</text:span></text:p>
        </text:list-item>
        <text:list-item>
          <text:p text:style-name="P45">⚙️ <text:span text:style-name="Strong_20_Emphasis">Seuils warn/danger par zone</text:span></text:p>
        </text:list-item>
        <text:list-item>
          <text:p text:style-name="P45">🧭 <text:span text:style-name="Strong_20_Emphasis">Routage Mega → Node-RED</text:span></text:p>
        </text:list-item>
        <text:list-item>
          <text:p text:style-name="P45">📡 <text:span text:style-name="Strong_20_Emphasis">Commandes VPIV</text:span></text:p>
        </text:list-item>
        <text:list-item>
          <text:p text:style-name="P45">🧱 <text:span text:style-name="Strong_20_Emphasis">Intégration dans RZmegaV5.ino</text:span></text:p>
        </text:list-item>
      </text:list>
      <text:p text:style-name="Text_20_body">Il te donnera <text:span text:style-name="Strong_20_Emphasis">la documentation officielle complète</text:span> du sous-système.</text:p>
      <text:p text:style-name="P15"/>
      <text:h text:style-name="P21" text:outline-level="1"><text:bookmark-start text:name="__RefHeading___Toc96047_2626828182"/>5.1 — Architecture générale<text:bookmark-end text:name="__RefHeading___Toc96047_2626828182"/></text:h>
      <text:p text:style-name="P24"><text:span text:style-name="Source_20_Text">US hardware (trig/echo)</text:span></text:p>
      <text:p text:style-name="P25"><text:span text:style-name="Source_20_Text"><text:s text:c="6"/>↓</text:span></text:p>
      <text:p text:style-name="P25"><text:span text:style-name="Source_20_Text">US module (lecture + filtrage + alertes)</text:span></text:p>
      <text:p text:style-name="P25"><text:span text:style-name="Source_20_Text"><text:s text:c="6"/>↓</text:span></text:p>
      <text:p text:style-name="P25"><text:span text:style-name="Source_20_Text">MvtSafe (analyse déplacement + US + direction)</text:span></text:p>
      <text:p text:style-name="P25"><text:span text:style-name="Source_20_Text"><text:s text:c="6"/>↓</text:span></text:p>
      <text:p text:style-name="P25"><text:span text:style-name="Source_20_Text">mtr.cpp <text:s/>(remplace consigne par stop ou limite vitesse)</text:span></text:p>
      <text:p text:style-name="P25"><text:span text:style-name="Source_20_Text"><text:s text:c="6"/>↓</text:span></text:p>
      <text:p text:style-name="P25"><text:soft-page-break/><text:span text:style-name="Source_20_Text">UNO <text:s text:c="5"/>(exécute)</text:span></text:p>
      <text:p text:style-name="Text_20_body">👉 Le système US <text:span text:style-name="Strong_20_Emphasis">ne pilote jamais directement les moteurs</text:span><text:line-break/>👉 Le système MvtSafe <text:span text:style-name="Strong_20_Emphasis">décide</text:span>, en fonction du contexte de mouvement</text:p>
      <text:p text:style-name="P15"/>
      <text:h text:style-name="P21" text:outline-level="1"><text:bookmark-start text:name="__RefHeading___Toc96049_2626828182"/>5.2 — Nouveau mapping officiel US (confirmé)<text:bookmark-end text:name="__RefHeading___Toc96049_2626828182"/></text:h>
      <text:p text:style-name="Text_20_body">Tu as choisi ce mapping <text:span text:style-name="Strong_20_Emphasis">définitif</text:span> :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>
            <table:table-cell table:style-name="Tableau10.A1" office:value-type="string">
              <text:p text:style-name="Table_20_Heading">id</text:p>
            </table:table-cell>
            <table:table-cell table:style-name="Tableau10.A1" office:value-type="string">
              <text:p text:style-name="Table_20_Heading">Nom</text:p>
            </table:table-cell>
            <table:table-cell table:style-name="Tableau10.A1" office:value-type="string">
              <text:p text:style-name="Table_20_Heading">TRIG</text:p>
            </table:table-cell>
            <table:table-cell table:style-name="Tableau10.A1" office:value-type="string">
              <text:p text:style-name="Table_20_Heading">ECHO</text:p>
            </table:table-cell>
            <table:table-cell table:style-name="Tableau10.A1" office:value-type="string">
              <text:p text:style-name="Table_20_Heading">Posi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0</text:p>
          </table:table-cell>
          <table:table-cell table:style-name="Tableau10.A1" office:value-type="string">
            <text:p text:style-name="Table_20_Contents"><text:span text:style-name="Strong_20_Emphasis">ArG</text:span></text:p>
          </table:table-cell>
          <table:table-cell table:style-name="Tableau10.A1" office:value-type="string">
            <text:p text:style-name="Table_20_Contents">32</text:p>
          </table:table-cell>
          <table:table-cell table:style-name="Tableau10.A1" office:value-type="string">
            <text:p text:style-name="Table_20_Contents">33</text:p>
          </table:table-cell>
          <table:table-cell table:style-name="Tableau10.A1" office:value-type="string">
            <text:p text:style-name="Table_20_Contents">Arrière Gauche</text:p>
          </table:table-cell>
        </table:table-row>
        <table:table-row>
          <table:table-cell table:style-name="Tableau10.A1" office:value-type="string">
            <text:p text:style-name="Table_20_Contents">1</text:p>
          </table:table-cell>
          <table:table-cell table:style-name="Tableau10.A1" office:value-type="string">
            <text:p text:style-name="Table_20_Contents"><text:span text:style-name="Strong_20_Emphasis">ArC</text:span></text:p>
          </table:table-cell>
          <table:table-cell table:style-name="Tableau10.A1" office:value-type="string">
            <text:p text:style-name="Table_20_Contents">34</text:p>
          </table:table-cell>
          <table:table-cell table:style-name="Tableau10.A1" office:value-type="string">
            <text:p text:style-name="Table_20_Contents">35</text:p>
          </table:table-cell>
          <table:table-cell table:style-name="Tableau10.A1" office:value-type="string">
            <text:p text:style-name="Table_20_Contents">Arrière Centre</text:p>
          </table:table-cell>
        </table:table-row>
        <table:table-row>
          <table:table-cell table:style-name="Tableau10.A1" office:value-type="string">
            <text:p text:style-name="Table_20_Contents">2</text:p>
          </table:table-cell>
          <table:table-cell table:style-name="Tableau10.A1" office:value-type="string">
            <text:p text:style-name="Table_20_Contents"><text:span text:style-name="Strong_20_Emphasis">ArD</text:span></text:p>
          </table:table-cell>
          <table:table-cell table:style-name="Tableau10.A1" office:value-type="string">
            <text:p text:style-name="Table_20_Contents">36</text:p>
          </table:table-cell>
          <table:table-cell table:style-name="Tableau10.A1" office:value-type="string">
            <text:p text:style-name="Table_20_Contents">37</text:p>
          </table:table-cell>
          <table:table-cell table:style-name="Tableau10.A1" office:value-type="string">
            <text:p text:style-name="Table_20_Contents">Arrière Droite</text:p>
          </table:table-cell>
        </table:table-row>
        <table:table-row>
          <table:table-cell table:style-name="Tableau10.A1" office:value-type="string">
            <text:p text:style-name="Table_20_Contents">3</text:p>
          </table:table-cell>
          <table:table-cell table:style-name="Tableau10.A1" office:value-type="string">
            <text:p text:style-name="Table_20_Contents"><text:span text:style-name="Strong_20_Emphasis">AvD</text:span></text:p>
          </table:table-cell>
          <table:table-cell table:style-name="Tableau10.A1" office:value-type="string">
            <text:p text:style-name="Table_20_Contents">38</text:p>
          </table:table-cell>
          <table:table-cell table:style-name="Tableau10.A1" office:value-type="string">
            <text:p text:style-name="Table_20_Contents">39</text:p>
          </table:table-cell>
          <table:table-cell table:style-name="Tableau10.A1" office:value-type="string">
            <text:p text:style-name="Table_20_Contents">Avant Droit</text:p>
          </table:table-cell>
        </table:table-row>
        <table:table-row>
          <table:table-cell table:style-name="Tableau10.A1" office:value-type="string">
            <text:p text:style-name="Table_20_Contents">4</text:p>
          </table:table-cell>
          <table:table-cell table:style-name="Tableau10.A1" office:value-type="string">
            <text:p text:style-name="Table_20_Contents"><text:span text:style-name="Strong_20_Emphasis">AvC</text:span></text:p>
          </table:table-cell>
          <table:table-cell table:style-name="Tableau10.A1" office:value-type="string">
            <text:p text:style-name="Table_20_Contents">40</text:p>
          </table:table-cell>
          <table:table-cell table:style-name="Tableau10.A1" office:value-type="string">
            <text:p text:style-name="Table_20_Contents">41</text:p>
          </table:table-cell>
          <table:table-cell table:style-name="Tableau10.A1" office:value-type="string">
            <text:p text:style-name="Table_20_Contents">Avant Centre</text:p>
          </table:table-cell>
        </table:table-row>
        <table:table-row>
          <table:table-cell table:style-name="Tableau10.A1" office:value-type="string">
            <text:p text:style-name="Table_20_Contents">5</text:p>
          </table:table-cell>
          <table:table-cell table:style-name="Tableau10.A1" office:value-type="string">
            <text:p text:style-name="Table_20_Contents"><text:span text:style-name="Strong_20_Emphasis">AvG</text:span></text:p>
          </table:table-cell>
          <table:table-cell table:style-name="Tableau10.A1" office:value-type="string">
            <text:p text:style-name="Table_20_Contents">42</text:p>
          </table:table-cell>
          <table:table-cell table:style-name="Tableau10.A1" office:value-type="string">
            <text:p text:style-name="Table_20_Contents">43</text:p>
          </table:table-cell>
          <table:table-cell table:style-name="Tableau10.A1" office:value-type="string">
            <text:p text:style-name="Table_20_Contents">Avant Gauche</text:p>
          </table:table-cell>
        </table:table-row>
        <table:table-row>
          <table:table-cell table:style-name="Tableau10.A1" office:value-type="string">
            <text:p text:style-name="Table_20_Contents">6</text:p>
          </table:table-cell>
          <table:table-cell table:style-name="Tableau10.A1" office:value-type="string">
            <text:p text:style-name="Table_20_Contents"><text:span text:style-name="Strong_20_Emphasis">TtG</text:span></text:p>
          </table:table-cell>
          <table:table-cell table:style-name="Tableau10.A1" office:value-type="string">
            <text:p text:style-name="Table_20_Contents">26</text:p>
          </table:table-cell>
          <table:table-cell table:style-name="Tableau10.A1" office:value-type="string">
            <text:p text:style-name="Table_20_Contents">27</text:p>
          </table:table-cell>
          <table:table-cell table:style-name="Tableau10.A1" office:value-type="string">
            <text:p text:style-name="Table_20_Contents">Tête Gauche</text:p>
          </table:table-cell>
        </table:table-row>
        <table:table-row>
          <table:table-cell table:style-name="Tableau10.A1" office:value-type="string">
            <text:p text:style-name="Table_20_Contents">7</text:p>
          </table:table-cell>
          <table:table-cell table:style-name="Tableau10.A1" office:value-type="string">
            <text:p text:style-name="Table_20_Contents"><text:span text:style-name="Strong_20_Emphasis">TtD</text:span></text:p>
          </table:table-cell>
          <table:table-cell table:style-name="Tableau10.A1" office:value-type="string">
            <text:p text:style-name="Table_20_Contents">28</text:p>
          </table:table-cell>
          <table:table-cell table:style-name="Tableau10.A1" office:value-type="string">
            <text:p text:style-name="Table_20_Contents">29</text:p>
          </table:table-cell>
          <table:table-cell table:style-name="Tableau10.A1" office:value-type="string">
            <text:p text:style-name="Table_20_Contents">Tête Droite</text:p>
          </table:table-cell>
        </table:table-row>
        <table:table-row>
          <table:table-cell table:style-name="Tableau10.A1" office:value-type="string">
            <text:p text:style-name="Table_20_Contents">8</text:p>
          </table:table-cell>
          <table:table-cell table:style-name="Tableau10.A1" office:value-type="string">
            <text:p text:style-name="Table_20_Contents"><text:span text:style-name="Strong_20_Emphasis">TtC</text:span></text:p>
          </table:table-cell>
          <table:table-cell table:style-name="Tableau10.A1" office:value-type="string">
            <text:p text:style-name="Table_20_Contents">30</text:p>
          </table:table-cell>
          <table:table-cell table:style-name="Tableau10.A1" office:value-type="string">
            <text:p text:style-name="Table_20_Contents">31</text:p>
          </table:table-cell>
          <table:table-cell table:style-name="Tableau10.A1" office:value-type="string">
            <text:p text:style-name="Table_20_Contents">Tête Centre</text:p>
          </table:table-cell>
        </table:table-row>
      </table:table>
      <text:h text:style-name="P8" text:outline-level="3"><text:bookmark-start text:name="__RefHeading___Toc96051_2626828182"/>Le tableau interne <text:span text:style-name="Source_20_Text">usNames[]</text:span> doit être :<text:bookmark-end text:name="__RefHeading___Toc96051_2626828182"/></text:h>
      <text:p text:style-name="P24"><text:span text:style-name="Source_20_Text">const char* usNames[US_NUM_SENSORS] = {</text:span></text:p>
      <text:p text:style-name="P25"><text:span text:style-name="Source_20_Text"><text:s text:c="4"/>"ArG","ArC","ArD","AvD","AvC","AvG","TtG","TtD","TtC"</text:span></text:p>
      <text:p text:style-name="P25"><text:span text:style-name="Source_20_Text">};</text:span></text:p>
      <text:p text:style-name="P15"/>
      <text:h text:style-name="P21" text:outline-level="1"><text:bookmark-start text:name="__RefHeading___Toc96053_2626828182"/>5.3 — Seuils officiels US (selon ta demande)<text:bookmark-end text:name="__RefHeading___Toc96053_2626828182"/></text:h>
      <text:h text:style-name="P8" text:outline-level="3"><text:bookmark-start text:name="__RefHeading___Toc96055_2626828182"/>Distances limites (cm)<text:bookmark-end text:name="__RefHeading___Toc96055_2626828182"/></text:h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Zone</text:p>
            </table:table-cell>
            <table:table-cell table:style-name="Tableau11.A1" office:value-type="string">
              <text:p text:style-name="Table_20_Heading">Seuil</text:p>
            </table:table-cell>
          </table:table-row>
        </table:table-header-rows>
        <table:table-row>
          <table:table-cell table:style-name="Tableau11.A1" office:value-type="string">
            <text:p text:style-name="Table_20_Contents">Avant latéral (AvG, AvD)</text:p>
          </table:table-cell>
          <table:table-cell table:style-name="Tableau11.A1" office:value-type="string">
            <text:p text:style-name="Table_20_Contents"><text:span text:style-name="Strong_20_Emphasis">15 cm</text:span></text:p>
          </table:table-cell>
        </table:table-row>
        <table:table-row>
          <table:table-cell table:style-name="Tableau11.A1" office:value-type="string">
            <text:p text:style-name="Table_20_Contents">Avant Centre (AvC)</text:p>
          </table:table-cell>
          <table:table-cell table:style-name="Tableau11.A1" office:value-type="string">
            <text:p text:style-name="Table_20_Contents"><text:span text:style-name="Strong_20_Emphasis">10 cm</text:span></text:p>
          </table:table-cell>
        </table:table-row>
        <table:table-row>
          <table:table-cell table:style-name="Tableau11.A1" office:value-type="string">
            <text:p text:style-name="Table_20_Contents">Tête (TtG, TtD, TtC)</text:p>
          </table:table-cell>
          <table:table-cell table:style-name="Tableau11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11.A1" office:value-type="string">
            <text:p text:style-name="Table_20_Contents">Arrière (ArG, ArD)</text:p>
          </table:table-cell>
          <table:table-cell table:style-name="Tableau11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11.A1" office:value-type="string">
            <text:p text:style-name="Table_20_Contents">Arrière Centre (ArC)</text:p>
          </table:table-cell>
          <table:table-cell table:style-name="Tableau11.A1" office:value-type="string">
            <text:p text:style-name="Table_20_Contents"><text:span text:style-name="Strong_20_Emphasis">15 cm</text:span></text:p>
          </table:table-cell>
        </table:table-row>
      </table:table>
      <text:p text:style-name="Text_20_body">Le tableau de configuration doit être :</text:p>
      <text:p text:style-name="P24"><text:span text:style-name="Source_20_Text">int cfg_us_danger_thresholds[US_NUM_SENSORS] = {</text:span></text:p>
      <text:p text:style-name="P25"><text:span text:style-name="Source_20_Text"><text:s text:c="4"/>20, 15, 20, <text:s text:c="2"/>// ArG, ArC, ArD</text:span></text:p>
      <text:p text:style-name="P25"><text:span text:style-name="Source_20_Text"><text:s text:c="4"/>15, 10, 15, <text:s text:c="2"/>// AvD, AvC, AvG</text:span></text:p>
      <text:p text:style-name="P25"><text:span text:style-name="Source_20_Text"><text:s text:c="4"/>20, 20, 20 <text:s text:c="3"/>// TtG, TtD, TtC</text:span></text:p>
      <text:p text:style-name="P25"><text:span text:style-name="Source_20_Text">};</text:span></text:p>
      <text:p text:style-name="P15"/>
      <text:h text:style-name="P21" text:outline-level="1"><text:bookmark-start text:name="__RefHeading___Toc96057_2626828182"/><text:soft-page-break/>5.4 — Fonctionnement du module US (lecture et alertes)<text:bookmark-end text:name="__RefHeading___Toc96057_2626828182"/></text:h>
      <text:p text:style-name="Text_20_body">Le fichier <text:span text:style-name="Source_20_Text">us.cpp</text:span> fait :</text:p>
      <text:h text:style-name="P8" text:outline-level="3"><text:bookmark-start text:name="__RefHeading___Toc96059_2626828182"/>✔️ Lecture cyclique non bloquante<text:bookmark-end text:name="__RefHeading___Toc96059_2626828182"/></text:h>
      <text:p text:style-name="Text_20_body">Basé sur <text:span text:style-name="Source_20_Text">cfg_us_ping_cycle_ms</text:span> (défaut 200 ms).</text:p>
      <text:h text:style-name="P8" text:outline-level="3"><text:bookmark-start text:name="__RefHeading___Toc96061_2626828182"/>✔️ Gestion mode suspect<text:bookmark-end text:name="__RefHeading___Toc96061_2626828182"/></text:h>
      <text:p text:style-name="Text_20_body">Si plusieurs valeurs consécutives = 0<text:line-break/>→ capteur suspect<text:line-break/>→ après timeout = capteur désactivé</text:p>
      <text:h text:style-name="P8" text:outline-level="3"><text:bookmark-start text:name="__RefHeading___Toc96063_2626828182"/>✔️ Valider toutes les valeurs internes dans <text:span text:style-name="Source_20_Text">currValue[]</text:span><text:bookmark-end text:name="__RefHeading___Toc96063_2626828182"/></text:h>
      <text:h text:style-name="P8" text:outline-level="3"><text:bookmark-start text:name="__RefHeading___Toc96065_2626828182"/>✔️ <text:span text:style-name="Emphasis">Alertes danger</text:span><text:bookmark-end text:name="__RefHeading___Toc96065_2626828182"/></text:h>
      <text:p text:style-name="Text_20_body">Si :</text:p>
      <text:p text:style-name="P24"><text:span text:style-name="Source_20_Text">distance &lt;= threshold × multiplier</text:span></text:p>
      <text:p text:style-name="Text_20_body">Exemple sortie :</text:p>
      <text:p text:style-name="P24"><text:span text:style-name="Source_20_Text">$I:Us:alert:4:3#</text:span></text:p>
      <text:p text:style-name="Text_20_body">→ US n°4 (AvC) danger niveau 3.</text:p>
      <text:h text:style-name="P8" text:outline-level="3"><text:bookmark-start text:name="__RefHeading___Toc96067_2626828182"/>✔️ Publication valeurs<text:bookmark-end text:name="__RefHeading___Toc96067_2626828182"/></text:h>
      <text:p text:style-name="Text_20_body">En mode normal → uniquement variations significatives.<text:line-break/>En mode <text:span text:style-name="Source_20_Text">sendall=1</text:span> → 9 valeurs à chaque cycle.</text:p>
      <text:p text:style-name="P15"/>
      <text:h text:style-name="P21" text:outline-level="1"><text:bookmark-start text:name="__RefHeading___Toc96069_2626828182"/>5.5 — MvtSafe : cerveau sécurité<text:bookmark-end text:name="__RefHeading___Toc96069_2626828182"/></text:h>
      <text:p text:style-name="Text_20_body">Fichier :</text:p>
      <text:p text:style-name="P24"><text:span text:style-name="Source_20_Text">src/safety/mvt_safe.cpp</text:span></text:p>
      <text:p text:style-name="Text_20_body">Fonction principale :<text:line-break/><text:span text:style-name="Strong_20_Emphasis">mvtsafe_process()</text:span> (appelée dans loop)</text:p>
      <text:p text:style-name="Text_20_body">Principe :</text:p>
      <text:list text:style-name="L33">
        <text:list-item>
          <text:p text:style-name="P46">Lire cible moteur Mega (cfg_mtr_targetL/R)</text:p>
        </text:list-item>
        <text:list-item>
          <text:p text:style-name="P46">Déduire direction réelle (avance, recul, rotation)</text:p>
        </text:list-item>
        <text:list-item>
          <text:p text:style-name="P46">Vérifier les US pertinents (avant, arrière, côté)</text:p>
        </text:list-item>
        <text:list-item>
          <text:p text:style-name="P46">Appliquer :</text:p>
          <text:list>
            <text:list-item>
              <text:p text:style-name="P46">mode <text:span text:style-name="Strong_20_Emphasis">warn → ralentissement</text:span></text:p>
            </text:list-item>
            <text:list-item>
              <text:p text:style-name="P46"><text:soft-page-break/>mode <text:span text:style-name="Strong_20_Emphasis">danger → STOP</text:span></text:p>
            </text:list-item>
          </text:list>
        </text:list-item>
        <text:list-item>
          <text:p text:style-name="P46">Protéger le robot, même si Node-RED donne de mauvaises commandes</text:p>
        </text:list-item>
      </text:list>
      <text:p text:style-name="P15"/>
      <text:h text:style-name="P21" text:outline-level="1"><text:bookmark-start text:name="__RefHeading___Toc96071_2626828182"/>5.6 — Zones MvtSafe (réglées pour ton robot)<text:bookmark-end text:name="__RefHeading___Toc96071_2626828182"/></text:h>
      <text:p text:style-name="Text_20_body">L’algorithme MvtSafe déduit la direction :</text:p>
      <text:h text:style-name="P8" text:outline-level="3"><text:bookmark-start text:name="__RefHeading___Toc96073_2626828182"/>1) <text:span text:style-name="Strong_20_Emphasis">Avance</text:span><text:bookmark-end text:name="__RefHeading___Toc96073_2626828182"/></text:h>
      <text:p text:style-name="Text_20_body">→ surveillance : AvG, AvC, AvD, tête (TtC, TtG, TtD)</text:p>
      <text:h text:style-name="P8" text:outline-level="3"><text:bookmark-start text:name="__RefHeading___Toc96075_2626828182"/>2) <text:span text:style-name="Strong_20_Emphasis">Recul</text:span><text:bookmark-end text:name="__RefHeading___Toc96075_2626828182"/></text:h>
      <text:p text:style-name="Text_20_body">→ surveillance : ArG, ArC, ArD</text:p>
      <text:h text:style-name="P8" text:outline-level="3"><text:bookmark-start text:name="__RefHeading___Toc96077_2626828182"/>3) <text:span text:style-name="Strong_20_Emphasis">Rotation</text:span><text:bookmark-end text:name="__RefHeading___Toc96077_2626828182"/></text:h>
      <text:p text:style-name="Text_20_body">→ surveillance :</text:p>
      <text:list text:style-name="L34">
        <text:list-item>
          <text:p text:style-name="P47">rotation droite : AvD + TtD</text:p>
        </text:list-item>
        <text:list-item>
          <text:p text:style-name="P47">rotation gauche : AvG + TtG</text:p>
        </text:list-item>
      </text:list>
      <text:list text:style-name="L35">
        <text:list-item>
          <text:p text:style-name="P48">protection zone centrale</text:p>
        </text:list-item>
      </text:list>
      <text:p text:style-name="P15"/>
      <text:h text:style-name="P21" text:outline-level="1"><text:bookmark-start text:name="__RefHeading___Toc96079_2626828182"/>5.7 — Réactions MvtSafe<text:bookmark-end text:name="__RefHeading___Toc96079_2626828182"/></text:h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Table_20_Heading">Mode</text:p>
            </table:table-cell>
            <table:table-cell table:style-name="Tableau12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trong_20_Emphasis">idle</text:span></text:p>
          </table:table-cell>
          <table:table-cell table:style-name="Tableau12.A1" office:value-type="string">
            <text:p text:style-name="Table_20_Contents">désactivé</text:p>
          </table:table-cell>
        </table:table-row>
        <table:table-row>
          <table:table-cell table:style-name="Tableau12.A1" office:value-type="string">
            <text:p text:style-name="Table_20_Contents"><text:span text:style-name="Strong_20_Emphasis">soft</text:span> (recommandé)</text:p>
          </table:table-cell>
          <table:table-cell table:style-name="Tableau12.A1" office:value-type="string">
            <text:p text:style-name="Table_20_Contents">ralentit puis bloque si danger</text:p>
          </table:table-cell>
        </table:table-row>
        <table:table-row>
          <table:table-cell table:style-name="Tableau12.A1" office:value-type="string">
            <text:p text:style-name="Table_20_Contents"><text:span text:style-name="Strong_20_Emphasis">hard</text:span></text:p>
          </table:table-cell>
          <table:table-cell table:style-name="Tableau12.A1" office:value-type="string">
            <text:p text:style-name="Table_20_Contents">stop immédiat dès WARN</text:p>
          </table:table-cell>
        </table:table-row>
      </table:table>
      <text:p text:style-name="Text_20_body">Tu utilises <text:span text:style-name="Strong_20_Emphasis">soft</text:span> par défaut.</text:p>
      <text:p text:style-name="P15"/>
      <text:h text:style-name="P21" text:outline-level="1"><text:bookmark-start text:name="__RefHeading___Toc96081_2626828182"/>5.8 — Seuils internes MvtSafe (warn / danger)<text:bookmark-end text:name="__RefHeading___Toc96081_2626828182"/></text:h>
      <text:p text:style-name="Text_20_body">Tu enchaînes :</text:p>
      <text:p text:style-name="P24"><text:span text:style-name="Source_20_Text">warn = seuil US + 5 cm</text:span></text:p>
      <text:p text:style-name="P25"><text:span text:style-name="Source_20_Text">danger = seuil US</text:span></text:p>
      <text:p text:style-name="Text_20_body">Exemple AvC :</text:p>
      <text:list text:style-name="L36">
        <text:list-item>
          <text:p text:style-name="P49">seuil US = 10</text:p>
        </text:list-item>
        <text:list-item>
          <text:p text:style-name="P49">warn = 15 cm</text:p>
        </text:list-item>
        <text:list-item>
          <text:p text:style-name="P49">danger = 10 cm</text:p>
        </text:list-item>
      </text:list>
      <text:p text:style-name="P15"/>
      <text:h text:style-name="P21" text:outline-level="1"><text:bookmark-start text:name="__RefHeading___Toc96083_2626828182"/><text:soft-page-break/>5.9 — Commandes VPIV MvtSafe<text:bookmark-end text:name="__RefHeading___Toc96083_2626828182"/></text:h>
      <text:h text:style-name="P8" text:outline-level="3"><text:bookmark-start text:name="__RefHeading___Toc96085_2626828182"/>Activer/désactiver<text:bookmark-end text:name="__RefHeading___Toc96085_2626828182"/></text:h>
      <text:p text:style-name="P24"><text:span text:style-name="Source_20_Text">$V:mvtSafe:act:*:1#</text:span></text:p>
      <text:p text:style-name="P25"><text:span text:style-name="Source_20_Text">$V:mvtSafe:act:*:0#</text:span></text:p>
      <text:h text:style-name="P8" text:outline-level="3"><text:bookmark-start text:name="__RefHeading___Toc96087_2626828182"/>Mode<text:bookmark-end text:name="__RefHeading___Toc96087_2626828182"/></text:h>
      <text:p text:style-name="P24"><text:span text:style-name="Source_20_Text">$V:mvtSafe:mode:*:soft#</text:span></text:p>
      <text:p text:style-name="P25"><text:span text:style-name="Source_20_Text">$V:mvtSafe:mode:*:hard#</text:span></text:p>
      <text:p text:style-name="P25"><text:span text:style-name="Source_20_Text">$V:mvtSafe:mode:*:idle#</text:span></text:p>
      <text:h text:style-name="P8" text:outline-level="3"><text:bookmark-start text:name="__RefHeading___Toc96089_2626828182"/>Seuils<text:bookmark-end text:name="__RefHeading___Toc96089_2626828182"/></text:h>
      <text:p text:style-name="P24"><text:span text:style-name="Source_20_Text">$V:mvtSafe:thd:*:15,10#</text:span></text:p>
      <text:h text:style-name="P8" text:outline-level="3"><text:bookmark-start text:name="__RefHeading___Toc96091_2626828182"/>Lire état<text:bookmark-end text:name="__RefHeading___Toc96091_2626828182"/></text:h>
      <text:p text:style-name="P24"><text:span text:style-name="Source_20_Text">$V:mvtSafe:status:*:#</text:span></text:p>
      <text:p text:style-name="P25"/>
      <text:p text:style-name="P25"><text:span text:style-name="Source_20_Text">→ $I:mvtSafe:status:*:&lt;0,1,2,3&gt;#</text:span></text:p>
      <text:p text:style-name="Text_20_body">0=idle, 1=OK, 2=warn, 3=danger.</text:p>
      <text:p text:style-name="P15"/>
      <text:h text:style-name="P21" text:outline-level="1"><text:bookmark-start text:name="__RefHeading___Toc96093_2626828182"/>5.10 — Comment MvtSafe modifie l’ordre moteur<text:bookmark-end text:name="__RefHeading___Toc96093_2626828182"/></text:h>
      <text:p text:style-name="Text_20_body">Pseudo-code réel :</text:p>
      <text:p text:style-name="P24"><text:span text:style-name="Source_20_Text">if danger:</text:span></text:p>
      <text:p text:style-name="P25"><text:span text:style-name="Source_20_Text"><text:s text:c="4"/>cfg_mtr_targetL = 0</text:span></text:p>
      <text:p text:style-name="P25"><text:span text:style-name="Source_20_Text"><text:s text:c="4"/>cfg_mtr_targetR = 0</text:span></text:p>
      <text:p text:style-name="P25"><text:span text:style-name="Source_20_Text"><text:s text:c="4"/>send stop to UNO</text:span></text:p>
      <text:p text:style-name="P25"><text:span text:style-name="Source_20_Text">else if warn:</text:span></text:p>
      <text:p text:style-name="P25"><text:span text:style-name="Source_20_Text"><text:s text:c="4"/>cfg_mtr_targetL *= scale</text:span></text:p>
      <text:p text:style-name="P25"><text:span text:style-name="Source_20_Text"><text:s text:c="4"/>cfg_mtr_targetR *= scale</text:span></text:p>
      <text:p text:style-name="Text_20_body">Scale par défaut = 0.4</text:p>
      <text:p text:style-name="P15"/>
      <text:h text:style-name="P21" text:outline-level="1"><text:bookmark-start text:name="__RefHeading___Toc96095_2626828182"/>5.11 — Node-RED : traitement des US<text:bookmark-end text:name="__RefHeading___Toc96095_2626828182"/></text:h>
      <text:p text:style-name="Text_20_body">Tu reçois :</text:p>
      <text:p text:style-name="P24"><text:span text:style-name="Source_20_Text">$I:Us:one:i:val#</text:span></text:p>
      <text:p text:style-name="P25"><text:span text:style-name="Source_20_Text">$I:Us:alert:i:lvl#</text:span></text:p>
      <text:p text:style-name="P25"><text:soft-page-break/><text:span text:style-name="Source_20_Text">$I:Us:val:*:v1,v2,v3,...</text:span></text:p>
      <text:h text:style-name="P8" text:outline-level="3"><text:bookmark-start text:name="__RefHeading___Toc96097_2626828182"/>Table d’affichage exemple :<text:bookmark-end text:name="__RefHeading___Toc96097_2626828182"/></text:h>
      <text:list text:style-name="L37">
        <text:list-item>
          <text:p text:style-name="P50">une jauge par US</text:p>
        </text:list-item>
        <text:list-item>
          <text:p text:style-name="P50">couleur selon lvl</text:p>
        </text:list-item>
        <text:list-item>
          <text:p text:style-name="P50">ou bien une mini-carte XY</text:p>
        </text:list-item>
        <text:list-item>
          <text:p text:style-name="P50">ou un cercle ± arc autour du robot (recommandé)</text:p>
        </text:list-item>
      </text:list>
      <text:h text:style-name="P8" text:outline-level="3"><text:bookmark-start text:name="__RefHeading___Toc96099_2626828182"/>Exemple logique Node-RED :<text:bookmark-end text:name="__RefHeading___Toc96099_2626828182"/></text:h>
      <text:p text:style-name="P24"><text:span text:style-name="Source_20_Text">if alert lvl &gt;= 2 → afficher rouge</text:span></text:p>
      <text:p text:style-name="P25"><text:span text:style-name="Source_20_Text">if lvl == 1 → afficher orange</text:span></text:p>
      <text:p text:style-name="P25"><text:span text:style-name="Source_20_Text">si val &lt; seuilWarn → orange</text:span></text:p>
      <text:p text:style-name="P25"><text:span text:style-name="Source_20_Text">si val &lt; seuilDanger → rouge</text:span></text:p>
      <text:p text:style-name="P15"/>
      <text:h text:style-name="P21" text:outline-level="1"><text:bookmark-start text:name="__RefHeading___Toc96101_2626828182"/>5.12 — Intégration complète dans RZmegaV5.ino<text:bookmark-end text:name="__RefHeading___Toc96101_2626828182"/></text:h>
      <text:p text:style-name="Text_20_body">Dans <text:span text:style-name="Source_20_Text">loop()</text:span> :</text:p>
      <text:p text:style-name="P24"><text:span text:style-name="Source_20_Text">us_processPeriodic(); <text:s text:c="2"/>// lecture sonars</text:span></text:p>
      <text:p text:style-name="P25"><text:span text:style-name="Source_20_Text">mvtsafe_process(); <text:s text:c="5"/>// applique sécurité moteur</text:span></text:p>
      <text:p text:style-name="Text_20_body">Ordre est <text:span text:style-name="Strong_20_Emphasis">CRUCIAL</text:span> :<text:line-break/><text:span text:style-name="Strong_20_Emphasis">US → Safe → moteurs</text:span></text:p>
      <text:p text:style-name="Text_20_body">Tu l’as mis correctement.</text:p>
      <text:p text:style-name="P15"/>
      <text:h text:style-name="P21" text:outline-level="1"><text:bookmark-start text:name="__RefHeading___Toc96103_2626828182"/>5.13 — Diagnostic utile (Mega)<text:bookmark-end text:name="__RefHeading___Toc96103_2626828182"/></text:h>
      <text:h text:style-name="P8" text:outline-level="3"><text:bookmark-start text:name="__RefHeading___Toc96105_2626828182"/>Lire un capteur US directement<text:bookmark-end text:name="__RefHeading___Toc96105_2626828182"/></text:h>
      <text:p text:style-name="P24"><text:span text:style-name="Source_20_Text">$V:Us:read:4:# <text:s text:c="4"/>→ AvC</text:span></text:p>
      <text:h text:style-name="P8" text:outline-level="3"><text:bookmark-start text:name="__RefHeading___Toc96107_2626828182"/>Lire tous<text:bookmark-end text:name="__RefHeading___Toc96107_2626828182"/></text:h>
      <text:p text:style-name="P24"><text:span text:style-name="Source_20_Text">$V:Us:read:*:# </text:span></text:p>
      <text:h text:style-name="P8" text:outline-level="3"><text:bookmark-start text:name="__RefHeading___Toc96109_2626828182"/>Activer debug complet<text:bookmark-end text:name="__RefHeading___Toc96109_2626828182"/></text:h>
      <text:p text:style-name="P24"><text:span text:style-name="Source_20_Text">$V:Us:sendall:*:1#</text:span></text:p>
      <text:h text:style-name="P8" text:outline-level="3"><text:bookmark-start text:name="__RefHeading___Toc96111_2626828182"/>Danger test (main devant capteur)<text:bookmark-end text:name="__RefHeading___Toc96111_2626828182"/></text:h>
      <text:p text:style-name="Text_20_body">→ Node-RED doit afficher un danger<text:line-break/>→ Mega doit stopper moteurs immédiatement<text:line-break/>→ UNO devrait recevoir <text:span text:style-name="Source_20_Text">&lt;0,0,A&gt;</text:span> dans &lt;200ms.</text:p>
      <text:p text:style-name="P15"><text:soft-page-break/></text:p>
      <text:h text:style-name="P21" text:outline-level="1"><text:bookmark-start text:name="__RefHeading___Toc96113_2626828182"/>5.14 — Schéma final : US + Safe + Motors<text:bookmark-end text:name="__RefHeading___Toc96113_2626828182"/></text:h>
      <text:p text:style-name="P24"><text:span text:style-name="Source_20_Text">┌────────────┐</text:span></text:p>
      <text:p text:style-name="P25"><text:span text:style-name="Source_20_Text">│ US Hardware│</text:span></text:p>
      <text:p text:style-name="P25"><text:span text:style-name="Source_20_Text">└──────┬─────┘</text:span></text:p>
      <text:p text:style-name="P25"><text:span text:style-name="Source_20_Text"><text:s text:c="7"/>│</text:span></text:p>
      <text:p text:style-name="P25"><text:span text:style-name="Source_20_Text"><text:s text:c="7"/>▼</text:span></text:p>
      <text:p text:style-name="P25"><text:span text:style-name="Source_20_Text">┌───────────────┐</text:span></text:p>
      <text:p text:style-name="P25"><text:span text:style-name="Source_20_Text">│ <text:s text:c="2"/>US module <text:s text:c="2"/>│ currValue[], alert</text:span></text:p>
      <text:p text:style-name="P25"><text:span text:style-name="Source_20_Text">└──────┬────────┘</text:span></text:p>
      <text:p text:style-name="P25"><text:span text:style-name="Source_20_Text"><text:s text:c="7"/>│</text:span></text:p>
      <text:p text:style-name="P25"><text:span text:style-name="Source_20_Text"><text:s text:c="7"/>▼</text:span></text:p>
      <text:p text:style-name="P25"><text:span text:style-name="Source_20_Text">┌────────────────┐</text:span></text:p>
      <text:p text:style-name="P25"><text:span text:style-name="Source_20_Text">│ <text:s text:c="2"/>MvtSafe <text:s text:c="5"/>│ analyse v/ω + zones + seuils</text:span></text:p>
      <text:p text:style-name="P25"><text:span text:style-name="Source_20_Text">└──────┬─────────┘</text:span></text:p>
      <text:p text:style-name="P25"><text:span text:style-name="Source_20_Text"><text:s text:c="7"/>│</text:span></text:p>
      <text:p text:style-name="P25"><text:span text:style-name="Source_20_Text"><text:s text:c="7"/>▼</text:span></text:p>
      <text:p text:style-name="P25"><text:span text:style-name="Source_20_Text">┌────────────────┐</text:span></text:p>
      <text:p text:style-name="P25"><text:span text:style-name="Source_20_Text">│ <text:s text:c="2"/>mtr.cpp <text:s text:c="5"/>│ applique limites, stop</text:span></text:p>
      <text:p text:style-name="P25"><text:span text:style-name="Source_20_Text">└──────┬─────────┘</text:span></text:p>
      <text:p text:style-name="P25"><text:span text:style-name="Source_20_Text"><text:s text:c="7"/>│</text:span></text:p>
      <text:p text:style-name="P25"><text:span text:style-name="Source_20_Text"><text:s text:c="7"/>▼</text:span></text:p>
      <text:p text:style-name="P25"><text:span text:style-name="Source_20_Text">┌────────────────┐</text:span></text:p>
      <text:p text:style-name="P25"><text:span text:style-name="Source_20_Text">│ <text:s text:c="2"/>UNO (drivers)│ interpolation &amp; sécurité</text:span></text:p>
      <text:p text:style-name="P25"><text:span text:style-name="Source_20_Text">└────────────────┘</text:span></text:p>
      <text:p text:style-name="P15"/>
      <text:h text:style-name="P21" text:outline-level="1"><text:bookmark-start text:name="__RefHeading___Toc96115_2626828182"/>✔️ <text:span text:style-name="Strong_20_Emphasis">CHAPITRE 5 terminé (US + MvtSafe)</text:span><text:bookmark-end text:name="__RefHeading___Toc96115_2626828182"/></text:h>
      <text:p text:style-name="Text_20_body">Prochain chapitre selon ton plan :</text:p>
      <text:p text:style-name="Text_20_body">👉 <text:span text:style-name="Strong_20_Emphasis">CHAPITRE 6 — ForceSensor &amp; Microphones (FS/MIC)</text:span><text:line-break/>ou<text:line-break/>👉 <text:span text:style-name="Strong_20_Emphasis">CHAPITRE 7 — Odométries (Odom) et navigation</text:span></text:p>
      <text:p text:style-name="Text_20_body">Dis-moi : <text:span text:style-name="Strong_20_Emphasis">chap 6 ou chap 7 ?</text:span></text:p>
      <text:p text:style-name="Text_20_body">chap 6</text:p>
      <text:p text:style-name="Text_20_body">Parfait 👍<text:line-break/>On enchaîne.</text:p>
      <text:p text:style-name="P15"><text:soft-page-break/></text:p>
      <text:h text:style-name="P21" text:outline-level="1"><text:bookmark-start text:name="__RefHeading___Toc96117_2626828182"/>🟦 <text:span text:style-name="Strong_20_Emphasis">CHAPITRE 6 — Force Sensor (FS) &amp; Microphone Array (MIC)</text:span><text:bookmark-end text:name="__RefHeading___Toc96117_2626828182"/></text:h>
      <text:h text:style-name="P8" text:outline-level="3"><text:bookmark-start text:name="__RefHeading___Toc96119_2626828182"/>Documentation complète Arduino + VPIV + Node-RED<text:bookmark-end text:name="__RefHeading___Toc96119_2626828182"/></text:h>
      <text:p text:style-name="Text_20_body">Ce chapitre couvre tous les modules <text:span text:style-name="Strong_20_Emphasis">FS</text:span> (capteur de force) et <text:span text:style-name="Strong_20_Emphasis">MIC</text:span> (orientation du son).<text:line-break/>Ils sont courts, mais essentiels pour la sécurité + interaction robot–humain.</text:p>
      <text:p text:style-name="P15"/>
      <text:h text:style-name="P21" text:outline-level="1"><text:bookmark-start text:name="__RefHeading___Toc96121_2626828182"/>🟥 PARTIE 1 — MODULE <text:span text:style-name="Strong_20_Emphasis">FS</text:span> (Force Sensor)<text:bookmark-end text:name="__RefHeading___Toc96121_2626828182"/></text:h>
      <text:p text:style-name="Text_20_body">Le force sensor est un capteur utilisé pour <text:span text:style-name="Strong_20_Emphasis">détection de contact physique</text:span> :</text:p>
      <text:list text:style-name="L38">
        <text:list-item>
          <text:p text:style-name="P51">collision lente</text:p>
        </text:list-item>
        <text:list-item>
          <text:p text:style-name="P51">compression</text:p>
        </text:list-item>
        <text:list-item>
          <text:p text:style-name="P51">appui utilisateur</text:p>
        </text:list-item>
        <text:list-item>
          <text:p text:style-name="P51">surfaces molles / obstacles bas</text:p>
        </text:list-item>
      </text:list>
      <text:p text:style-name="Text_20_body">Il fonctionne selon un principe simple :<text:line-break/>→ lire une valeur analogique<text:line-break/>→ seuil de pression<text:line-break/>→ envoi VPIV seulement si variation significative.</text:p>
      <text:p text:style-name="P15"/>
      <text:h text:style-name="P21" text:outline-level="1"><text:bookmark-start text:name="__RefHeading___Toc96123_2626828182"/>6.1 — Architecture FS<text:bookmark-end text:name="__RefHeading___Toc96123_2626828182"/></text:h>
      <text:p text:style-name="P24"><text:span text:style-name="Source_20_Text">fs_hardware.cpp → acquisition ADC</text:span></text:p>
      <text:p text:style-name="P25"><text:span text:style-name="Source_20_Text"><text:s text:c="8"/>↓</text:span></text:p>
      <text:p text:style-name="P25"><text:span text:style-name="Source_20_Text">fs.cpp → filtrage + delta + sendInfo</text:span></text:p>
      <text:p text:style-name="P25"><text:span text:style-name="Source_20_Text"><text:s text:c="8"/>↓</text:span></text:p>
      <text:p text:style-name="P25"><text:span text:style-name="Source_20_Text">dispatch_FS.cpp → config VPIV</text:span></text:p>
      <text:p text:style-name="P25"><text:span text:style-name="Source_20_Text"><text:s text:c="8"/>↓</text:span></text:p>
      <text:p text:style-name="P25"><text:span text:style-name="Source_20_Text">Node-RED → visu &amp; sécurité</text:span></text:p>
      <text:p text:style-name="P15"/>
      <text:h text:style-name="P21" text:outline-level="1"><text:bookmark-start text:name="__RefHeading___Toc96125_2626828182"/>6.2 — fs_hardware.cpp<text:bookmark-end text:name="__RefHeading___Toc96125_2626828182"/></text:h>
      <text:p text:style-name="Text_20_body">Lecture brute du capteur :</text:p>
      <text:p text:style-name="P24"><text:span text:style-name="Source_20_Text">int fs_hw_read() {</text:span></text:p>
      <text:p text:style-name="P25"><text:span text:style-name="Source_20_Text"><text:s text:c="4"/>int v = analogRead(FS_PIN);</text:span></text:p>
      <text:p text:style-name="P25"><text:span text:style-name="Source_20_Text"><text:s text:c="4"/>if (v &lt; 0) v = 0;</text:span></text:p>
      <text:p text:style-name="P25"><text:soft-page-break/><text:span text:style-name="Source_20_Text"><text:s text:c="4"/>if (v &gt; 1023) v = 1023;</text:span></text:p>
      <text:p text:style-name="P25"><text:span text:style-name="Source_20_Text"><text:s text:c="4"/>return v;</text:span></text:p>
      <text:p text:style-name="P25"><text:span text:style-name="Source_20_Text">}</text:span></text:p>
      <text:p text:style-name="Text_20_body">Aucun filtrage ici (fait dans fs.cpp).</text:p>
      <text:p text:style-name="P15"/>
      <text:h text:style-name="P21" text:outline-level="1"><text:bookmark-start text:name="__RefHeading___Toc96127_2626828182"/>6.3 — fs.cpp<text:bookmark-end text:name="__RefHeading___Toc96127_2626828182"/></text:h>
      <text:p text:style-name="Text_20_body">Principales fonctions :</text:p>
      <text:h text:style-name="P8" text:outline-level="3"><text:bookmark-start text:name="__RefHeading___Toc96129_2626828182"/>✔️ <text:span text:style-name="Source_20_Text">fs_init()</text:span><text:bookmark-end text:name="__RefHeading___Toc96129_2626828182"/></text:h>
      <text:p text:style-name="Text_20_body">Réinitialise mémoire interne.</text:p>
      <text:h text:style-name="P8" text:outline-level="3"><text:bookmark-start text:name="__RefHeading___Toc96131_2626828182"/>✔️ <text:span text:style-name="Source_20_Text">fs_processPeriodic()</text:span><text:bookmark-end text:name="__RefHeading___Toc96131_2626828182"/></text:h>
      <text:p text:style-name="Text_20_body">Appelée dans <text:span text:style-name="Source_20_Text">loop()</text:span><text:line-break/>Lit toutes les 20–40 ms via :</text:p>
      <text:p text:style-name="P24"><text:span text:style-name="Source_20_Text">int v = fs_hw_read();</text:span></text:p>
      <text:p text:style-name="Text_20_body">Puis :</text:p>
      <text:list text:style-name="L39">
        <text:list-item>
          <text:p text:style-name="P52">filtre léger</text:p>
        </text:list-item>
        <text:list-item>
          <text:p text:style-name="P52">compare au dernier état</text:p>
        </text:list-item>
        <text:list-item>
          <text:p text:style-name="P52">envoie un VPIV si variation &gt; seuil.</text:p>
        </text:list-item>
      </text:list>
      <text:p text:style-name="Text_20_body">Message USUEL :</text:p>
      <text:p text:style-name="P24"><text:span text:style-name="Source_20_Text">$I:FS:val:*:&lt;value&gt;#</text:span></text:p>
      <text:h text:style-name="P8" text:outline-level="3"><text:bookmark-start text:name="__RefHeading___Toc96133_2626828182"/>✔️ Détection de pression<text:bookmark-end text:name="__RefHeading___Toc96133_2626828182"/></text:h>
      <text:p text:style-name="Text_20_body">Deux seuils internes peuvent exister :</text:p>
      <text:list text:style-name="L40">
        <text:list-item>
          <text:p text:style-name="P53"><text:span text:style-name="Strong_20_Emphasis">warnThreshold</text:span></text:p>
        </text:list-item>
        <text:list-item>
          <text:p text:style-name="P53"><text:span text:style-name="Strong_20_Emphasis">dangerThreshold</text:span></text:p>
        </text:list-item>
      </text:list>
      <text:p text:style-name="Text_20_body">Équivalent à MvtSafe mais pour pression.</text:p>
      <text:p text:style-name="Text_20_body">Exemple :</text:p>
      <text:p text:style-name="P24"><text:span text:style-name="Source_20_Text">if (value &gt; warnThreshold) sendInfo("FS","warn","*","1");</text:span></text:p>
      <text:p text:style-name="P25"><text:span text:style-name="Source_20_Text">if (value &gt; dangerThreshold) sendInfo("FS","danger","*","1");</text:span></text:p>
      <text:p text:style-name="P15"/>
      <text:h text:style-name="P21" text:outline-level="1"><text:bookmark-start text:name="__RefHeading___Toc96135_2626828182"/>6.4 — dispatch_FS.cpp (VPIV → FS)<text:bookmark-end text:name="__RefHeading___Toc96135_2626828182"/></text:h>
      <text:p text:style-name="Text_20_body">Commandes usuelles :</text:p>
      <text:h text:style-name="P8" text:outline-level="3"><text:bookmark-start text:name="__RefHeading___Toc96137_2626828182"/>Lire<text:bookmark-end text:name="__RefHeading___Toc96137_2626828182"/></text:h>
      <text:p text:style-name="P24"><text:span text:style-name="Source_20_Text">$V:FS:read:*:# </text:span></text:p>
      <text:h text:style-name="P8" text:outline-level="3"><text:bookmark-start text:name="__RefHeading___Toc96139_2626828182"/><text:soft-page-break/>Activer / désactiver<text:bookmark-end text:name="__RefHeading___Toc96139_2626828182"/></text:h>
      <text:p text:style-name="P24"><text:span text:style-name="Source_20_Text">$V:FS:act:*:1#</text:span></text:p>
      <text:p text:style-name="P25"><text:span text:style-name="Source_20_Text">$V:FS:act:*:0#</text:span></text:p>
      <text:h text:style-name="P8" text:outline-level="3"><text:bookmark-start text:name="__RefHeading___Toc96141_2626828182"/>Régler delta (sensibilité)<text:bookmark-end text:name="__RefHeading___Toc96141_2626828182"/></text:h>
      <text:p text:style-name="P24"><text:span text:style-name="Source_20_Text">$V:FS:delta:*:50#</text:span></text:p>
      <text:h text:style-name="P8" text:outline-level="3"><text:bookmark-start text:name="__RefHeading___Toc96143_2626828182"/>Régler seuils<text:bookmark-end text:name="__RefHeading___Toc96143_2626828182"/></text:h>
      <text:p text:style-name="P24"><text:span text:style-name="Source_20_Text">$V:FS:thd:*:300,500#</text:span></text:p>
      <text:p text:style-name="Text_20_body">→ warn=300, danger=500</text:p>
      <text:p text:style-name="P15"/>
      <text:h text:style-name="P21" text:outline-level="1"><text:bookmark-start text:name="__RefHeading___Toc96145_2626828182"/>6.5 — Node-RED (FS)<text:bookmark-end text:name="__RefHeading___Toc96145_2626828182"/></text:h>
      <text:p text:style-name="Text_20_body">Tu peux afficher :</text:p>
      <text:list text:style-name="L41">
        <text:list-item>
          <text:p text:style-name="P54">jauge de 0–1023</text:p>
        </text:list-item>
        <text:list-item>
          <text:p text:style-name="P54">alarmes visuelles</text:p>
        </text:list-item>
        <text:list-item>
          <text:p text:style-name="P54">panneau « <text:span text:style-name="Emphasis">Contact détecté</text:span> »</text:p>
        </text:list-item>
        <text:list-item>
          <text:p text:style-name="P54">retour haptique dans app (si tu veux)</text:p>
        </text:list-item>
      </text:list>
      <text:p text:style-name="Text_20_body">Exemple traitement :</text:p>
      <text:p text:style-name="P24"><text:span text:style-name="Source_20_Text">if (msg.payload.val &gt; 500) → rouge / STOP</text:span></text:p>
      <text:p text:style-name="P25"><text:span text:style-name="Source_20_Text">else if (val &gt; 300) → orange</text:span></text:p>
      <text:p text:style-name="P25"><text:span text:style-name="Source_20_Text">else → vert</text:span></text:p>
      <text:p text:style-name="P15"/>
      <text:h text:style-name="P21" text:outline-level="1"><text:bookmark-start text:name="__RefHeading___Toc96147_2626828182"/>6.6 — Interaction FS ↔ MvtSafe ↔ Emergency<text:bookmark-end text:name="__RefHeading___Toc96147_2626828182"/></text:h>
      <text:p text:style-name="Text_20_body">FS peut déclencher une <text:span text:style-name="Strong_20_Emphasis">urgence</text:span>.</text:p>
      <text:p text:style-name="Text_20_body">Exemple logique :</text:p>
      <text:p text:style-name="P24"><text:span text:style-name="Source_20_Text">if danger FS → emergency_set(URG_FORCE_IMPACT)</text:span></text:p>
      <text:p text:style-name="Text_20_body">FS sert donc de <text:span text:style-name="Strong_20_Emphasis">Stop physique</text:span>.</text:p>
      <text:p text:style-name="P15"/>
      <text:h text:style-name="P21" text:outline-level="1"><text:bookmark-start text:name="__RefHeading___Toc96149_2626828182"/>🟦 PARTIE 2 — MODULE <text:span text:style-name="Strong_20_Emphasis">MIC</text:span> (Microphones directionnels)<text:bookmark-end text:name="__RefHeading___Toc96149_2626828182"/></text:h>
      <text:p text:style-name="Text_20_body">Le module MIC sert pour :</text:p>
      <text:list text:style-name="L42">
        <text:list-item>
          <text:p text:style-name="P55">détecter direction du son</text:p>
        </text:list-item>
        <text:list-item>
          <text:p text:style-name="P55"><text:soft-page-break/>détecteur d'appel (« hey robot »)</text:p>
        </text:list-item>
        <text:list-item>
          <text:p text:style-name="P55">orientation de la tête</text:p>
        </text:list-item>
        <text:list-item>
          <text:p text:style-name="P55">comportement social du robot</text:p>
        </text:list-item>
      </text:list>
      <text:p text:style-name="P15"/>
      <text:h text:style-name="P21" text:outline-level="1"><text:bookmark-start text:name="__RefHeading___Toc96151_2626828182"/>6.7 — Architecture MIC<text:bookmark-end text:name="__RefHeading___Toc96151_2626828182"/></text:h>
      <text:p text:style-name="P24"><text:span text:style-name="Source_20_Text">mic_hardware.cpp <text:s text:c="4"/>mesure niveaux sonores bruts</text:span></text:p>
      <text:p text:style-name="P25"><text:span text:style-name="Source_20_Text"><text:s text:c="7"/>↓</text:span></text:p>
      <text:p text:style-name="P25"><text:span text:style-name="Source_20_Text">mic.cpp <text:s text:c="13"/>filtrage + direction + magnitude</text:span></text:p>
      <text:p text:style-name="P25"><text:span text:style-name="Source_20_Text"><text:s text:c="7"/>↓</text:span></text:p>
      <text:p text:style-name="P25"><text:span text:style-name="Source_20_Text">dispatch_Mic.cpp <text:s text:c="4"/>contrôle VPIV</text:span></text:p>
      <text:p text:style-name="P25"><text:span text:style-name="Source_20_Text"><text:s text:c="7"/>↓</text:span></text:p>
      <text:p text:style-name="P25"><text:span text:style-name="Source_20_Text">Node-RED / moteurs / LED</text:span></text:p>
      <text:p text:style-name="P15"/>
      <text:h text:style-name="P21" text:outline-level="1"><text:bookmark-start text:name="__RefHeading___Toc96153_2626828182"/>6.8 — mic_hardware.cpp<text:bookmark-end text:name="__RefHeading___Toc96153_2626828182"/></text:h>
      <text:p text:style-name="Text_20_body">Lecture 3 microphones (ou plus selon version).</text:p>
      <text:p text:style-name="Text_20_body">Sortie brute :<text:line-break/>→ amplitude audio par canal<text:line-break/>→ pas de FFT<text:line-break/>→ juste une énergie moyenne.</text:p>
      <text:p text:style-name="P15"/>
      <text:h text:style-name="P21" text:outline-level="1"><text:bookmark-start text:name="__RefHeading___Toc96155_2626828182"/>6.9 — mic.cpp (algorithme orientation sonore)<text:bookmark-end text:name="__RefHeading___Toc96155_2626828182"/></text:h>
      <text:p text:style-name="Text_20_body">Variables :</text:p>
      <text:list text:style-name="L43">
        <text:list-item>
          <text:p text:style-name="P56"><text:span text:style-name="Source_20_Text">mic_level[3]</text:span> : amplitude brute filtrée</text:p>
        </text:list-item>
        <text:list-item>
          <text:p text:style-name="P56"><text:span text:style-name="Source_20_Text">mic_dir</text:span> : direction dominante</text:p>
        </text:list-item>
        <text:list-item>
          <text:p text:style-name="P56"><text:span text:style-name="Source_20_Text">mic_energy</text:span> : énergie global son</text:p>
        </text:list-item>
      </text:list>
      <text:h text:style-name="P8" text:outline-level="3"><text:bookmark-start text:name="__RefHeading___Toc96157_2626828182"/>Algorithme simplifié :<text:bookmark-end text:name="__RefHeading___Toc96157_2626828182"/></text:h>
      <text:p text:style-name="P24"><text:span text:style-name="Source_20_Text">read 3 values</text:span></text:p>
      <text:p text:style-name="P25"><text:span text:style-name="Source_20_Text">normalize</text:span></text:p>
      <text:p text:style-name="P25"><text:span text:style-name="Source_20_Text">if difference &gt; threshold:</text:span></text:p>
      <text:p text:style-name="P25"><text:span text:style-name="Source_20_Text"><text:s text:c="4"/>dir = left or right or center</text:span></text:p>
      <text:p text:style-name="P25"><text:span text:style-name="Source_20_Text">sendInfo if change</text:span></text:p>
      <text:p text:style-name="Text_20_body">Exemple message VPIV :</text:p>
      <text:p text:style-name="P24"><text:span text:style-name="Source_20_Text">$I:Mic:dir:*:L#</text:span></text:p>
      <text:p text:style-name="P25"><text:soft-page-break/><text:span text:style-name="Source_20_Text">$I:Mic:dir:*:R#</text:span></text:p>
      <text:p text:style-name="P25"><text:span text:style-name="Source_20_Text">$I:Mic:dir:*:C#</text:span></text:p>
      <text:p text:style-name="Text_20_body">Ou intensité :</text:p>
      <text:p text:style-name="P24"><text:span text:style-name="Source_20_Text">$I:Mic:val:*:&lt;v1,v2,v3&gt;#</text:span></text:p>
      <text:p text:style-name="P15"/>
      <text:h text:style-name="P21" text:outline-level="1"><text:bookmark-start text:name="__RefHeading___Toc96159_2626828182"/>6.10 — dispatch_Mic.cpp (VPIV → mic)<text:bookmark-end text:name="__RefHeading___Toc96159_2626828182"/></text:h>
      <text:h text:style-name="P8" text:outline-level="3"><text:bookmark-start text:name="__RefHeading___Toc96161_2626828182"/>Lire valeurs<text:bookmark-end text:name="__RefHeading___Toc96161_2626828182"/></text:h>
      <text:p text:style-name="P24"><text:span text:style-name="Source_20_Text">$V:Mic:read:*:# </text:span></text:p>
      <text:h text:style-name="P8" text:outline-level="3"><text:bookmark-start text:name="__RefHeading___Toc96163_2626828182"/>Sensibilité<text:bookmark-end text:name="__RefHeading___Toc96163_2626828182"/></text:h>
      <text:p text:style-name="P24"><text:span text:style-name="Source_20_Text">$V:Mic:sens:*:10#</text:span></text:p>
      <text:h text:style-name="P8" text:outline-level="3"><text:bookmark-start text:name="__RefHeading___Toc96165_2626828182"/>Mode<text:bookmark-end text:name="__RefHeading___Toc96165_2626828182"/></text:h>
      <text:p text:style-name="P24"><text:span text:style-name="Source_20_Text">$V:Mic:mode:*:normal#</text:span></text:p>
      <text:p text:style-name="P25"><text:span text:style-name="Source_20_Text">$V:Mic:mode:*:aggressive#</text:span></text:p>
      <text:h text:style-name="P8" text:outline-level="3"><text:bookmark-start text:name="__RefHeading___Toc96167_2626828182"/>Activer/désactiver<text:bookmark-end text:name="__RefHeading___Toc96167_2626828182"/></text:h>
      <text:p text:style-name="P24"><text:span text:style-name="Source_20_Text">$V:Mic:act:*:1#</text:span></text:p>
      <text:p text:style-name="P15"/>
      <text:h text:style-name="P21" text:outline-level="1"><text:bookmark-start text:name="__RefHeading___Toc96169_2626828182"/>6.11 — Node-RED : affichage MICRO<text:bookmark-end text:name="__RefHeading___Toc96169_2626828182"/></text:h>
      <text:p text:style-name="Text_20_body">Tu peux afficher :</text:p>
      <text:h text:style-name="P8" text:outline-level="3"><text:bookmark-start text:name="__RefHeading___Toc96171_2626828182"/>✔️ Une boussole sonore (gauche / centre / droite)<text:bookmark-end text:name="__RefHeading___Toc96171_2626828182"/></text:h>
      <text:p text:style-name="Text_20_body">Exemple :</text:p>
      <text:p text:style-name="P24"><text:span text:style-name="Source_20_Text">msg.payload.dir == "L" → flèche à gauche</text:span></text:p>
      <text:p text:style-name="P25"><text:span text:style-name="Source_20_Text">msg.payload.dir == "R" → flèche à droite</text:span></text:p>
      <text:h text:style-name="P8" text:outline-level="3"><text:bookmark-start text:name="__RefHeading___Toc96173_2626828182"/>✔️ Niveau sonore<text:bookmark-end text:name="__RefHeading___Toc96173_2626828182"/></text:h>
      <text:p text:style-name="Text_20_body">Jauge + bargraph.</text:p>
      <text:h text:style-name="P8" text:outline-level="3"><text:bookmark-start text:name="__RefHeading___Toc96175_2626828182"/>✔️ Interaction robot<text:bookmark-end text:name="__RefHeading___Toc96175_2626828182"/></text:h>
      <text:p text:style-name="Text_20_body">Si direction détectée :</text:p>
      <text:p text:style-name="P24"><text:span text:style-name="Source_20_Text">send V:mvt:turn:θ</text:span></text:p>
      <text:p text:style-name="Text_20_body">Ton robot tourne vers la source.</text:p>
      <text:p text:style-name="P15"/>
      <text:h text:style-name="P21" text:outline-level="1"><text:bookmark-start text:name="__RefHeading___Toc96177_2626828182"/>6.12 — MIC + LED Ring<text:bookmark-end text:name="__RefHeading___Toc96177_2626828182"/></text:h>
      <text:p text:style-name="Text_20_body">Beaucoup de robots utilisent le MIC pour indiquer la direction via LEDs.</text:p>
      <text:p text:style-name="Text_20_body"><text:soft-page-break/>Illumination segmentée du ring :</text:p>
      <text:p text:style-name="P24"><text:span text:style-name="Source_20_Text">mic_dir L → segments 4,5,6 ON</text:span></text:p>
      <text:p text:style-name="P25"><text:span text:style-name="Source_20_Text">mic_dir R → segments 12,13,0 ON</text:span></text:p>
      <text:p text:style-name="P25"><text:span text:style-name="Source_20_Text">mic_dir C → segments 8,9 ON</text:span></text:p>
      <text:p text:style-name="Text_20_body">Tu pourras l’ajouter dans <text:span text:style-name="Source_20_Text">lring_process</text:span>.</text:p>
      <text:p text:style-name="P15"/>
      <text:h text:style-name="P21" text:outline-level="1"><text:bookmark-start text:name="__RefHeading___Toc96179_2626828182"/>6.13 — MIC + Node-RED + MQTT<text:bookmark-end text:name="__RefHeading___Toc96179_2626828182"/></text:h>
      <text:p text:style-name="Text_20_body">• <text:span text:style-name="Source_20_Text">MIC/dir</text:span><text:line-break/>• <text:span text:style-name="Source_20_Text">MIC/values</text:span><text:line-break/>• <text:span text:style-name="Source_20_Text">MIC/energy</text:span><text:line-break/>• <text:span text:style-name="Source_20_Text">MIC/wakeword</text:span> (si tu ajoutes un algo vocal)</text:p>
      <text:p text:style-name="Text_20_body">Node-RED peut :</text:p>
      <text:list text:style-name="L44">
        <text:list-item>
          <text:p text:style-name="P57">orienter la caméra</text:p>
        </text:list-item>
        <text:list-item>
          <text:p text:style-name="P57">envoyer animation LED</text:p>
        </text:list-item>
        <text:list-item>
          <text:p text:style-name="P57">envoyer ordre mouvement</text:p>
        </text:list-item>
        <text:list-item>
          <text:p text:style-name="P57">loguer les bruits ambiants</text:p>
        </text:list-item>
      </text:list>
      <text:p text:style-name="P15"/>
      <text:h text:style-name="P21" text:outline-level="1"><text:bookmark-start text:name="__RefHeading___Toc96181_2626828182"/>6.14 — Intégration Arduino (Mega)<text:bookmark-end text:name="__RefHeading___Toc96181_2626828182"/></text:h>
      <text:p text:style-name="Text_20_body">Dans ton <text:span text:style-name="Source_20_Text">loop()</text:span> tu appelles :</text:p>
      <text:p text:style-name="P24"><text:span text:style-name="Source_20_Text">mic_processPeriodic();</text:span></text:p>
      <text:p text:style-name="P25"><text:span text:style-name="Source_20_Text">fs_processPeriodic();</text:span></text:p>
      <text:p text:style-name="Text_20_body">À la bonne place :</text:p>
      <text:p text:style-name="P24"><text:span text:style-name="Source_20_Text">US → MvtSafe → FS/MIC → moteurs</text:span></text:p>
      <text:p text:style-name="P15"/>
      <text:h text:style-name="P21" text:outline-level="1"><text:bookmark-start text:name="__RefHeading___Toc96183_2626828182"/>6.15 — Résumé Chapitre 6<text:bookmark-end text:name="__RefHeading___Toc96183_2626828182"/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Table_20_Heading">Module</text:p>
            </table:table-cell>
            <table:table-cell table:style-name="Tableau13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13.A1" office:value-type="string">
            <text:p text:style-name="Table_20_Contents"><text:span text:style-name="Strong_20_Emphasis">FS</text:span></text:p>
          </table:table-cell>
          <table:table-cell table:style-name="Tableau13.A1" office:value-type="string">
            <text:p text:style-name="Table_20_Contents">Détection choc, pression, contact, appui utilisateur</text:p>
          </table:table-cell>
        </table:table-row>
        <table:table-row>
          <table:table-cell table:style-name="Tableau13.A1" office:value-type="string">
            <text:p text:style-name="Table_20_Contents"><text:span text:style-name="Strong_20_Emphasis">MIC</text:span></text:p>
          </table:table-cell>
          <table:table-cell table:style-name="Tableau13.A1" office:value-type="string">
            <text:p text:style-name="Table_20_Contents">Détection direction du son, intensité, activité</text:p>
          </table:table-cell>
        </table:table-row>
        <table:table-row>
          <table:table-cell table:style-name="Tableau13.A1" office:value-type="string">
            <text:p text:style-name="Table_20_Contents"><text:span text:style-name="Strong_20_Emphasis">FS</text:span> VPIV</text:p>
          </table:table-cell>
          <table:table-cell table:style-name="Tableau13.A1" office:value-type="string">
            <text:p text:style-name="Table_20_Contents">act, thd, delta, read</text:p>
          </table:table-cell>
        </table:table-row>
        <table:table-row>
          <table:table-cell table:style-name="Tableau13.A1" office:value-type="string">
            <text:p text:style-name="Table_20_Contents"><text:span text:style-name="Strong_20_Emphasis">MIC</text:span> VPIV</text:p>
          </table:table-cell>
          <table:table-cell table:style-name="Tableau13.A1" office:value-type="string">
            <text:p text:style-name="Table_20_Contents">act, sens, mode, read</text:p>
          </table:table-cell>
        </table:table-row>
        <table:table-row>
          <table:table-cell table:style-name="Tableau13.A1" office:value-type="string">
            <text:p text:style-name="Table_20_Contents">Node-RED</text:p>
          </table:table-cell>
          <table:table-cell table:style-name="Tableau13.A1" office:value-type="string">
            <text:p text:style-name="Table_20_Contents">GUI, logs, réactions comportementales</text:p>
          </table:table-cell>
        </table:table-row>
        <table:table-row>
          <table:table-cell table:style-name="Tableau13.A1" office:value-type="string">
            <text:p text:style-name="Table_20_Contents">Intégration</text:p>
          </table:table-cell>
          <table:table-cell table:style-name="Tableau13.A1" office:value-type="string">
            <text:p text:style-name="Table_20_Contents">processPeriodic dans loop</text:p>
          </table:table-cell>
        </table:table-row>
      </table:table>
      <text:p text:style-name="Text_20_body">Tout est pleinement intégré dans ton architecture Mega/UNO/Node-RED.</text:p>
      <text:p text:style-name="P15"/>
      <text:h text:style-name="P21" text:outline-level="1"><text:bookmark-start text:name="__RefHeading___Toc96185_2626828182"/><text:soft-page-break/>✔️ CHAPITRE 6 TERMINE<text:bookmark-end text:name="__RefHeading___Toc96185_2626828182"/></text:h>
      <text:p text:style-name="Text_20_body">Le chapitre suivant est :</text:p>
      <text:p text:style-name="Text_20_body">👉 <text:span text:style-name="Strong_20_Emphasis">CHAPITRE 7 — Odométrie (Odom) + Navigation (XY/θ + calibration + MQTT)</text:span></text:p>
      <text:p text:style-name="Text_20_body">Veux-tu que je l’enchaîne maintenant ?</text:p>
      <text:p text:style-name="Text_20_body">oui</text:p>
      <text:p text:style-name="Text_20_body">Parfait,<text:line-break/>on passe au <text:span text:style-name="Strong_20_Emphasis">CHAPITRE 7 — ODOMÉTRIE &amp; NAVIGATION</text:span><text:line-break/>(ton module odom final + calibration + tests + Node-RED).</text:p>
      <text:p text:style-name="Text_20_body">Je te l’envoie en bloc complet, structuré, prêt à intégrer dans ta documentation.</text:p>
      <text:p text:style-name="P15"/>
      <text:h text:style-name="P21" text:outline-level="1"><text:bookmark-start text:name="__RefHeading___Toc96187_2626828182"/>🟦 <text:span text:style-name="Strong_20_Emphasis">CHAPITRE 7 — ODOMÉTRIE (Odom) &amp; NAVIGATION</text:span><text:bookmark-end text:name="__RefHeading___Toc96187_2626828182"/></text:h>
      <text:p text:style-name="Text_20_body">Ce chapitre décrit <text:span text:style-name="Strong_20_Emphasis">le module odométrie complet</text:span>, sa logique interne, les commandes VPIV, la calibration, et son intégration Node-RED (visualisation XY/θ et retour moteur).</text:p>
      <text:p text:style-name="Text_20_body">Ton odom est unique car :</text:p>
      <text:list text:style-name="L45">
        <text:list-item>
          <text:p text:style-name="P58">encodeurs haute résolution</text:p>
        </text:list-item>
        <text:list-item>
          <text:p text:style-name="P58">diff-drive</text:p>
        </text:list-item>
        <text:list-item>
          <text:p text:style-name="P58">calibration dynamique via VPIV</text:p>
        </text:list-item>
        <text:list-item>
          <text:p text:style-name="P58">coefficients internes recalculables</text:p>
        </text:list-item>
        <text:list-item>
          <text:p text:style-name="P58">géométrie modifiable à chaud</text:p>
        </text:list-item>
        <text:list-item>
          <text:p text:style-name="P58">filtrage précieux pour Node-RED</text:p>
        </text:list-item>
      </text:list>
      <text:p text:style-name="P15"/>
      <text:h text:style-name="P21" text:outline-level="1"><text:bookmark-start text:name="__RefHeading___Toc96189_2626828182"/>📌 7.1 — Position du module Odom dans la chaîne<text:bookmark-end text:name="__RefHeading___Toc96189_2626828182"/></text:h>
      <text:p text:style-name="P24"><text:span text:style-name="Source_20_Text"><text:s text:c="14"/>encodeurs</text:span></text:p>
      <text:p text:style-name="P25"><text:span text:style-name="Source_20_Text"><text:s text:c="15"/>(ticks)</text:span></text:p>
      <text:p text:style-name="P25"><text:span text:style-name="Source_20_Text"><text:s text:c="18"/>↓</text:span></text:p>
      <text:p text:style-name="P25"><text:span text:style-name="Source_20_Text"><text:s text:c="8"/>odom_hardware.cpp <text:s text:c="2"/>→ lecture ticks, reset, direction</text:span></text:p>
      <text:p text:style-name="P25"><text:span text:style-name="Source_20_Text"><text:s text:c="18"/>↓</text:span></text:p>
      <text:p text:style-name="P25"><text:span text:style-name="Source_20_Text"><text:s text:c="14"/>odom.cpp <text:s text:c="6"/>→ calcul ΔL/ΔR → X,Y,θ</text:span></text:p>
      <text:p text:style-name="P25"><text:span text:style-name="Source_20_Text"><text:s text:c="18"/>↓</text:span></text:p>
      <text:p text:style-name="P25"><text:soft-page-break/><text:span text:style-name="Source_20_Text"><text:s text:c="9"/>dispatch_Odom.cpp <text:s text:c="2"/>→ commandes VPIV, get/set coeffs</text:span></text:p>
      <text:p text:style-name="P25"><text:span text:style-name="Source_20_Text"><text:s text:c="18"/>↓</text:span></text:p>
      <text:p text:style-name="P25"><text:span text:style-name="Source_20_Text"><text:s text:c="14"/>Node-RED <text:s text:c="6"/>→ visu, logs, navigation future</text:span></text:p>
      <text:p text:style-name="P15"/>
      <text:h text:style-name="P21" text:outline-level="1"><text:bookmark-start text:name="__RefHeading___Toc96191_2626828182"/>📚 7.2 — Comprendre l’odométrie diff-drive<text:bookmark-end text:name="__RefHeading___Toc96191_2626828182"/></text:h>
      <text:p text:style-name="Text_20_body">Deux roues : <text:span text:style-name="Strong_20_Emphasis">gauche</text:span> &amp; <text:span text:style-name="Strong_20_Emphasis">droite</text:span></text:p>
      <text:p text:style-name="Text_20_body">Chaque tick encodeur représente un petit déplacement :</text:p>
      <text:p text:style-name="P24"><text:span text:style-name="Source_20_Text">ΔL = ticksL * gLong</text:span></text:p>
      <text:p text:style-name="P25"><text:span text:style-name="Source_20_Text">ΔR = ticksR * gLong</text:span></text:p>
      <text:h text:style-name="P8" text:outline-level="3"><text:bookmark-start text:name="__RefHeading___Toc96193_2626828182"/>Déplacements :<text:bookmark-end text:name="__RefHeading___Toc96193_2626828182"/></text:h>
      <text:p text:style-name="P24"><text:span text:style-name="Source_20_Text">Δs <text:s text:c="3"/>= (ΔL + ΔR) / 2</text:span></text:p>
      <text:p text:style-name="P25"><text:span text:style-name="Source_20_Text">Δθ <text:s text:c="3"/>= (ΔR - ΔL) * gAngl</text:span></text:p>
      <text:h text:style-name="P8" text:outline-level="3"><text:bookmark-start text:name="__RefHeading___Toc96195_2626828182"/>Mise à jour position :<text:bookmark-end text:name="__RefHeading___Toc96195_2626828182"/></text:h>
      <text:p text:style-name="P24"><text:span text:style-name="Source_20_Text">X += Δs * cos(θ + Δθ/2)</text:span></text:p>
      <text:p text:style-name="P25"><text:span text:style-name="Source_20_Text">Y += Δs * sin(θ + Δθ/2)</text:span></text:p>
      <text:p text:style-name="P25"><text:span text:style-name="Source_20_Text">θ <text:s/>= wrapAngle(θ + Δθ)</text:span></text:p>
      <text:p text:style-name="Text_20_body">Ton module fait SEULEMENT ça (ce qui est parfait, simple, robuste et sûr).</text:p>
      <text:p text:style-name="P15"/>
      <text:h text:style-name="P21" text:outline-level="1"><text:bookmark-start text:name="__RefHeading___Toc96197_2626828182"/>⚙️ 7.3 — Paramètres physiques essentiels<text:bookmark-end text:name="__RefHeading___Toc96197_2626828182"/></text:h>
      <text:p text:style-name="Text_20_body">Tes valeurs réelles :</text:p>
      <text:list text:style-name="L46">
        <text:list-item>
          <text:p text:style-name="P59"><text:span text:style-name="Strong_20_Emphasis">Diamètre roue = 100 mm = 0.100 m</text:span></text:p>
        </text:list-item>
        <text:list-item>
          <text:p text:style-name="P59"><text:span text:style-name="Strong_20_Emphasis">Entraxe = 300 mm = 0.300 m</text:span></text:p>
        </text:list-item>
        <text:list-item>
          <text:p text:style-name="P59"><text:span text:style-name="Strong_20_Emphasis">Encodeur Pololu = 64 CPR × 4 quadrature = 256 ticks/tour</text:span></text:p>
        </text:list-item>
      </text:list>
      <text:p text:style-name="Text_20_body">Ces 3 valeurs suffisent pour reconstruire la géométrie.</text:p>
      <text:p text:style-name="P15"/>
      <text:h text:style-name="P21" text:outline-level="1"><text:bookmark-start text:name="__RefHeading___Toc96199_2626828182"/>🧮 7.4 — Coefficients internes calculés dynamiquement<text:bookmark-end text:name="__RefHeading___Toc96199_2626828182"/></text:h>
      <text:p text:style-name="Text_20_body">Le module calcule automatiquement :</text:p>
      <text:h text:style-name="P8" text:outline-level="3"><text:bookmark-start text:name="__RefHeading___Toc96201_2626828182"/>Avancée linéaire par tick :<text:bookmark-end text:name="__RefHeading___Toc96201_2626828182"/></text:h>
      <text:p text:style-name="P24"><text:span text:style-name="Source_20_Text">gLong = (π × D) / CPR</text:span></text:p>
      <text:h text:style-name="P8" text:outline-level="3"><text:bookmark-start text:name="__RefHeading___Toc96203_2626828182"/><text:soft-page-break/>Coefficient angulaire :<text:bookmark-end text:name="__RefHeading___Toc96203_2626828182"/></text:h>
      <text:p text:style-name="P24"><text:span text:style-name="Source_20_Text">gAngl = 1 / track</text:span></text:p>
      <text:h text:style-name="P8" text:outline-level="3"><text:bookmark-start text:name="__RefHeading___Toc96205_2626828182"/>Équivalents droite :<text:bookmark-end text:name="__RefHeading___Toc96205_2626828182"/></text:h>
      <text:p text:style-name="P24"><text:span text:style-name="Source_20_Text">dLong = gLong</text:span></text:p>
      <text:p text:style-name="P25"><text:span text:style-name="Source_20_Text">dAngl = gAngl</text:span></text:p>
      <text:p text:style-name="Text_20_body">Tu peux les recalculer à chaud.</text:p>
      <text:p text:style-name="P15"/>
      <text:h text:style-name="P21" text:outline-level="1"><text:bookmark-start text:name="__RefHeading___Toc96207_2626828182"/>⚙️ 7.5 — <text:span text:style-name="Strong_20_Emphasis">Commandes VPIV supportées par ton odom</text:span><text:bookmark-end text:name="__RefHeading___Toc96207_2626828182"/></text:h>
      <text:h text:style-name="P8" text:outline-level="3"><text:bookmark-start text:name="__RefHeading___Toc96209_2626828182"/>📌 Lire la position<text:bookmark-end text:name="__RefHeading___Toc96209_2626828182"/></text:h>
      <text:p text:style-name="P24"><text:span text:style-name="Source_20_Text">$V:Odo:xy:*:#</text:span></text:p>
      <text:p text:style-name="P25"><text:span text:style-name="Source_20_Text">Réponse : $I:Odo:xy:*:X,Y,θ</text:span></text:p>
      <text:h text:style-name="P8" text:outline-level="3"><text:bookmark-start text:name="__RefHeading___Toc96211_2626828182"/>📌 Réinitialiser la position<text:bookmark-end text:name="__RefHeading___Toc96211_2626828182"/></text:h>
      <text:p text:style-name="P24"><text:span text:style-name="Source_20_Text">$V:Odo:reset:*:#</text:span></text:p>
      <text:p text:style-name="P25"><text:span text:style-name="Source_20_Text">→ X=0,Y=0,θ=0</text:span></text:p>
      <text:h text:style-name="P8" text:outline-level="3"><text:bookmark-start text:name="__RefHeading___Toc96213_2626828182"/>📌 Lire ticks bruts<text:bookmark-end text:name="__RefHeading___Toc96213_2626828182"/></text:h>
      <text:p text:style-name="P24"><text:span text:style-name="Source_20_Text">$V:Odo:ticks:*:#</text:span></text:p>
      <text:p text:style-name="P25"><text:span text:style-name="Source_20_Text">→ I:Odo:ticks:*: tL,tR</text:span></text:p>
      <text:h text:style-name="P8" text:outline-level="3"><text:bookmark-start text:name="__RefHeading___Toc96215_2626828182"/>📌 🔥 Définir géométrie complète via une seule commande<text:bookmark-end text:name="__RefHeading___Toc96215_2626828182"/></text:h>
      <text:p text:style-name="Text_20_body">C’est ton <text:span text:style-name="Strong_20_Emphasis">geom</text:span>, dans dispatch_Odom.cpp :</text:p>
      <text:p text:style-name="P24"><text:span text:style-name="Source_20_Text">$V:Odo:geom:*:&lt;diam_m&gt;,&lt;track_m&gt;,&lt;cpr&gt;#</text:span></text:p>
      <text:p text:style-name="Text_20_body">Exemple pour ton robot :</text:p>
      <text:p text:style-name="P24"><text:span text:style-name="Source_20_Text">$V:Odo:geom:*:0.100,0.300,256#</text:span></text:p>
      <text:p text:style-name="Text_20_body">Effet :</text:p>
      <text:list text:style-name="L47">
        <text:list-item>
          <text:p text:style-name="P60">met à jour <text:span text:style-name="Source_20_Text">cfg_odo_wheel_diameter_m</text:span></text:p>
        </text:list-item>
        <text:list-item>
          <text:p text:style-name="P60">met à jour <text:span text:style-name="Source_20_Text">cfg_odo_track_m</text:span></text:p>
        </text:list-item>
        <text:list-item>
          <text:p text:style-name="P60">met à jour <text:span text:style-name="Source_20_Text">cfg_odo_encoder_cpr</text:span></text:p>
        </text:list-item>
        <text:list-item>
          <text:p text:style-name="P60">recalcule immédiatement tous les coefficients internes</text:p>
        </text:list-item>
      </text:list>
      <text:p text:style-name="Text_20_body">Réponse :</text:p>
      <text:p text:style-name="P24"><text:span text:style-name="Source_20_Text">$I:Odo:geom:*:OK#</text:span></text:p>
      <text:h text:style-name="P8" text:outline-level="3"><text:bookmark-start text:name="__RefHeading___Toc96217_2626828182"/>📌 Lire coefficients<text:bookmark-end text:name="__RefHeading___Toc96217_2626828182"/></text:h>
      <text:p text:style-name="P24"><text:span text:style-name="Source_20_Text">$V:Odo:coeff:*:#</text:span></text:p>
      <text:p text:style-name="P25"><text:soft-page-break/><text:span text:style-name="Source_20_Text">$I:Odo:coeff:*:gLong,gAngl</text:span></text:p>
      <text:h text:style-name="P8" text:outline-level="3"><text:bookmark-start text:name="__RefHeading___Toc96219_2626828182"/>📌 Appliquer VPIV de mouvement (pour Node-RED futur)<text:bookmark-end text:name="__RefHeading___Toc96219_2626828182"/></text:h>
      <text:p text:style-name="Text_20_body">Tu avais anticipé une commande :</text:p>
      <text:p text:style-name="P24"><text:span text:style-name="Source_20_Text">$V:Odo:vpiv:*:vx,omega</text:span></text:p>
      <text:p text:style-name="Text_20_body">Que tu as bien dans le dispatch, mais que Mega redirigera vers moteurs.<text:line-break/>On l’a gardée car elle te servira pour ton futur module navigation autonome.</text:p>
      <text:p text:style-name="P15"/>
      <text:h text:style-name="P21" text:outline-level="1"><text:bookmark-start text:name="__RefHeading___Toc96221_2626828182"/>🧩 7.6 — odom_hardware.cpp<text:bookmark-end text:name="__RefHeading___Toc96221_2626828182"/></text:h>
      <text:p text:style-name="Text_20_body">Contient :</text:p>
      <text:list text:style-name="L48">
        <text:list-item>
          <text:p text:style-name="P61">lecture ticks</text:p>
        </text:list-item>
        <text:list-item>
          <text:p text:style-name="P61">direction +</text:p>
        </text:list-item>
        <text:list-item>
          <text:p text:style-name="P61">reset atomic</text:p>
        </text:list-item>
        <text:list-item>
          <text:p text:style-name="P61">anti-overflow (32 bits OK)</text:p>
        </text:list-item>
      </text:list>
      <text:p text:style-name="P15"/>
      <text:h text:style-name="P21" text:outline-level="1"><text:bookmark-start text:name="__RefHeading___Toc96223_2626828182"/>🧠 7.7 — odom.cpp : le cœur de l’algorithme<text:bookmark-end text:name="__RefHeading___Toc96223_2626828182"/></text:h>
      <text:p text:style-name="Text_20_body">Fonction principale → appelée dans <text:span text:style-name="Source_20_Text">loop()</text:span> Mega :</text:p>
      <text:p text:style-name="P24"><text:span text:style-name="Source_20_Text">void odom_processPeriodic() {</text:span></text:p>
      <text:p text:style-name="P25"><text:span text:style-name="Source_20_Text"><text:s text:c="4"/>int dL, dR;</text:span></text:p>
      <text:p text:style-name="P25"><text:span text:style-name="Source_20_Text"><text:s text:c="4"/>odom_hw_readDelta(&amp;dL, &amp;dR); <text:s/>// ticks depuis dernier cycle</text:span></text:p>
      <text:p text:style-name="P25"/>
      <text:p text:style-name="P25"><text:span text:style-name="Source_20_Text"><text:s text:c="4"/>double DL = dL * gLong;</text:span></text:p>
      <text:p text:style-name="P25"><text:span text:style-name="Source_20_Text"><text:s text:c="4"/>double DR = dR * gLong;</text:span></text:p>
      <text:p text:style-name="P25"/>
      <text:p text:style-name="P25"><text:span text:style-name="Source_20_Text"><text:s text:c="4"/>double ds = (DL + DR) / 2.0;</text:span></text:p>
      <text:p text:style-name="P25"><text:span text:style-name="Source_20_Text"><text:s text:c="4"/>double dtheta = (DR - DL) * gAngl;</text:span></text:p>
      <text:p text:style-name="P25"/>
      <text:p text:style-name="P25"><text:span text:style-name="Source_20_Text"><text:s text:c="4"/>double midTheta = theta + dtheta * 0.5;</text:span></text:p>
      <text:p text:style-name="P25"><text:span text:style-name="Source_20_Text"><text:s text:c="4"/>X += ds * cos(midTheta);</text:span></text:p>
      <text:p text:style-name="P25"><text:span text:style-name="Source_20_Text"><text:s text:c="4"/>Y += ds * sin(midTheta);</text:span></text:p>
      <text:p text:style-name="P25"><text:span text:style-name="Source_20_Text"><text:s text:c="4"/>theta = wrapAngle(theta + dtheta);</text:span></text:p>
      <text:p text:style-name="P25"><text:span text:style-name="Source_20_Text">}</text:span></text:p>
      <text:p text:style-name="Text_20_body">Minimal, propre, maîtrisé.</text:p>
      <text:p text:style-name="P15"/>
      <text:h text:style-name="P21" text:outline-level="1"><text:bookmark-start text:name="__RefHeading___Toc96225_2626828182"/><text:soft-page-break/>🧪 7.8 — Mode calibration fourni<text:bookmark-end text:name="__RefHeading___Toc96225_2626828182"/></text:h>
      <text:p text:style-name="Text_20_body">Tu as un fichier fourni dans <text:span text:style-name="Source_20_Text">/tools/odom_test_arduino.ino</text:span><text:line-break/>Je te livre la procédure pratique :</text:p>
      <text:p text:style-name="P15"/>
      <text:h text:style-name="P21" text:outline-level="1"><text:bookmark-start text:name="__RefHeading___Toc96227_2626828182"/>🧪 <text:span text:style-name="Strong_20_Emphasis">CALIBRATION – Étape 1 : vérifier CPR</text:span><text:bookmark-end text:name="__RefHeading___Toc96227_2626828182"/></text:h>
      <text:list text:style-name="L49">
        <text:list-item>
          <text:p text:style-name="P62">Fais rouler le robot <text:span text:style-name="Strong_20_Emphasis">ligne droite 1 mètre</text:span></text:p>
        </text:list-item>
        <text:list-item>
          <text:p text:style-name="P62">Note <text:span text:style-name="Source_20_Text">Δticks</text:span> : différence ticksR − ticksIni</text:p>
        </text:list-item>
        <text:list-item>
          <text:p text:style-name="P62">Calcule D réel :</text:p>
        </text:list-item>
      </text:list>
      <text:p text:style-name="P24"><text:span text:style-name="Source_20_Text">Dcalc = (distance / ticks) * (CPR / π)</text:span></text:p>
      <text:list text:style-name="L50">
        <text:list-item>
          <text:p text:style-name="P63">Compare avec <text:span text:style-name="Strong_20_Emphasis">0.100 m</text:span></text:p>
        </text:list-item>
      </text:list>
      <text:p text:style-name="Text_20_body">Si écart &gt; 3% :<text:line-break/>→ roue mesurée différemment → corrige dans :</text:p>
      <text:p text:style-name="P24"><text:span text:style-name="Source_20_Text">$V:Odo:geom:*:&lt;diam_real&gt;,0.300,256#</text:span></text:p>
      <text:p text:style-name="P15"/>
      <text:h text:style-name="P21" text:outline-level="1"><text:bookmark-start text:name="__RefHeading___Toc96229_2626828182"/>🧪 <text:span text:style-name="Strong_20_Emphasis">CALIBRATION – Étape 2 : vérifier entraxe</text:span><text:bookmark-end text:name="__RefHeading___Toc96229_2626828182"/></text:h>
      <text:list text:style-name="L51">
        <text:list-item>
          <text:p text:style-name="P64">Pose un scotch au sol</text:p>
        </text:list-item>
        <text:list-item>
          <text:p text:style-name="P64">Fais tourner sur place de <text:span text:style-name="Strong_20_Emphasis">360°</text:span></text:p>
        </text:list-item>
        <text:list-item>
          <text:p text:style-name="P64">Note :</text:p>
        </text:list-item>
      </text:list>
      <text:p text:style-name="P24"><text:span text:style-name="Source_20_Text">ΔticksR</text:span></text:p>
      <text:p text:style-name="P25"><text:span text:style-name="Source_20_Text">ΔticksL</text:span></text:p>
      <text:p text:style-name="P25"><text:span text:style-name="Source_20_Text">Δd = (ΔticksR - ΔticksL)/2 × gLong</text:span></text:p>
      <text:list text:style-name="L52">
        <text:list-item>
          <text:p text:style-name="P65">Théorie :</text:p>
        </text:list-item>
      </text:list>
      <text:p text:style-name="P24"><text:span text:style-name="Source_20_Text">2π * (track/2) = π * track</text:span></text:p>
      <text:list text:style-name="L53">
        <text:list-item>
          <text:p text:style-name="P66">D’où :</text:p>
        </text:list-item>
      </text:list>
      <text:p text:style-name="P24"><text:span text:style-name="Source_20_Text">track = Δd / π</text:span></text:p>
      <text:list text:style-name="L54">
        <text:list-item>
          <text:p text:style-name="P67">Corrige :</text:p>
        </text:list-item>
      </text:list>
      <text:p text:style-name="P24"><text:span text:style-name="Source_20_Text">$V:Odo:geom:*:0.100,&lt;track_calculé&gt;,256#</text:span></text:p>
      <text:p text:style-name="Text_20_body">Ton robot est alors <text:span text:style-name="Strong_20_Emphasis">calibré professionnellement</text:span>.</text:p>
      <text:p text:style-name="P15"/>
      <text:h text:style-name="P21" text:outline-level="1"><text:bookmark-start text:name="__RefHeading___Toc96231_2626828182"/><text:soft-page-break/>📡 7.9 — Intégration Node-RED<text:bookmark-end text:name="__RefHeading___Toc96231_2626828182"/></text:h>
      <text:p text:style-name="Text_20_body">Ton odom expose :</text:p>
      <text:list text:style-name="L55">
        <text:list-item>
          <text:p text:style-name="P68">X (m)</text:p>
        </text:list-item>
        <text:list-item>
          <text:p text:style-name="P68">Y (m)</text:p>
        </text:list-item>
        <text:list-item>
          <text:p text:style-name="P68">θ (rad)</text:p>
        </text:list-item>
        <text:list-item>
          <text:p text:style-name="P68">ticks L/R</text:p>
        </text:list-item>
        <text:list-item>
          <text:p text:style-name="P68">alertes moteurs via Safe</text:p>
        </text:list-item>
      </text:list>
      <text:h text:style-name="P8" text:outline-level="3"><text:bookmark-start text:name="__RefHeading___Toc96233_2626828182"/>Affichage recommandé :<text:bookmark-end text:name="__RefHeading___Toc96233_2626828182"/></text:h>
      <text:h text:style-name="P8" text:outline-level="3"><text:bookmark-start text:name="__RefHeading___Toc96235_2626828182"/>🔵 Carte XY en temps réel<text:bookmark-end text:name="__RefHeading___Toc96235_2626828182"/></text:h>
      <text:p text:style-name="Text_20_body">Dashboard Node-RED → module <text:span text:style-name="Strong_20_Emphasis">ui_chart</text:span> (scatter plot)</text:p>
      <text:p text:style-name="Text_20_body">Exemple :</text:p>
      <text:p text:style-name="P24"><text:span text:style-name="Source_20_Text">msg.payload = {x:X, y:Y}</text:span></text:p>
      <text:h text:style-name="P8" text:outline-level="3"><text:bookmark-start text:name="__RefHeading___Toc96237_2626828182"/>🔵 Orientation θ<text:bookmark-end text:name="__RefHeading___Toc96237_2626828182"/></text:h>
      <text:p text:style-name="Text_20_body">Jauge 0–360°<text:line-break/>ou rosace.</text:p>
      <text:h text:style-name="P8" text:outline-level="3"><text:bookmark-start text:name="__RefHeading___Toc96239_2626828182"/>🔵 Information texte<text:bookmark-end text:name="__RefHeading___Toc96239_2626828182"/></text:h>
      <text:p text:style-name="P24"><text:span text:style-name="Source_20_Text">X=...</text:span></text:p>
      <text:p text:style-name="P25"><text:span text:style-name="Source_20_Text">Y=...</text:span></text:p>
      <text:p text:style-name="P25"><text:span text:style-name="Source_20_Text">θ=...</text:span></text:p>
      <text:h text:style-name="P8" text:outline-level="3"><text:bookmark-start text:name="__RefHeading___Toc96241_2626828182"/>🔵 Visualisation type robot (canvas)<text:bookmark-end text:name="__RefHeading___Toc96241_2626828182"/></text:h>
      <text:p text:style-name="Text_20_body">Tu peux afficher une flèche représentant le robot.</text:p>
      <text:p text:style-name="P15"/>
      <text:h text:style-name="P21" text:outline-level="1"><text:bookmark-start text:name="__RefHeading___Toc96243_2626828182"/>📡 7.10 — Intégration MQTT<text:bookmark-end text:name="__RefHeading___Toc96243_2626828182"/></text:h>
      <text:p text:style-name="Text_20_body">Ton Arduino → IOT UART Gateway → MQTT</text:p>
      <text:p text:style-name="Text_20_body">Chaque envoi odom :</text:p>
      <text:p text:style-name="P24"><text:span text:style-name="Source_20_Text">I/Odo/xy → "X,Y,θ"</text:span></text:p>
      <text:p text:style-name="P25"><text:span text:style-name="Source_20_Text">I/Odo/ticks → "L,R"</text:span></text:p>
      <text:p text:style-name="Text_20_body">Node-RED :</text:p>
      <text:list text:style-name="L56">
        <text:list-item>
          <text:p text:style-name="P69">stocke</text:p>
        </text:list-item>
        <text:list-item>
          <text:p text:style-name="P69">affiche</text:p>
        </text:list-item>
        <text:list-item>
          <text:p text:style-name="P69">décide sécurité</text:p>
        </text:list-item>
        <text:list-item>
          <text:p text:style-name="P69"><text:soft-page-break/>crée logs JSON</text:p>
        </text:list-item>
        <text:list-item>
          <text:p text:style-name="P69">permet télépilotage avec retour visuel + vidéo (ton futur chapitre Node-RED)</text:p>
        </text:list-item>
      </text:list>
      <text:p text:style-name="P15"/>
      <text:h text:style-name="P21" text:outline-level="1"><text:bookmark-start text:name="__RefHeading___Toc96245_2626828182"/>🟥 <text:span text:style-name="Strong_20_Emphasis">7.11 — Interactions avec les autres modules</text:span><text:bookmark-end text:name="__RefHeading___Toc96245_2626828182"/></text:h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Module</text:p>
            </table:table-cell>
            <table:table-cell table:style-name="Tableau14.A1" office:value-type="string">
              <text:p text:style-name="Table_20_Heading">Interaction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trong_20_Emphasis">MvtSafe</text:span></text:p>
          </table:table-cell>
          <table:table-cell table:style-name="Tableau14.A1" office:value-type="string">
            <text:p text:style-name="Table_20_Contents">peut forcer vitesse = 0 si obstacle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US</text:span></text:p>
          </table:table-cell>
          <table:table-cell table:style-name="Tableau14.A1" office:value-type="string">
            <text:p text:style-name="Table_20_Contents">déclenche ralentissement ou stop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FS</text:span></text:p>
          </table:table-cell>
          <table:table-cell table:style-name="Tableau14.A1" office:value-type="string">
            <text:p text:style-name="Table_20_Contents">stop si contact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Mic</text:span></text:p>
          </table:table-cell>
          <table:table-cell table:style-name="Tableau14.A1" office:value-type="string">
            <text:p text:style-name="Table_20_Contents">peut orienter robot (turn toward)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Moteurs (mtr)</text:span></text:p>
          </table:table-cell>
          <table:table-cell table:style-name="Tableau14.A1" office:value-type="string">
            <text:p text:style-name="Table_20_Contents">utilise odom plus tard pour boucle fermée</text:p>
          </table:table-cell>
        </table:table-row>
        <table:table-row>
          <table:table-cell table:style-name="Tableau14.A1" office:value-type="string">
            <text:p text:style-name="Table_20_Contents"><text:span text:style-name="Strong_20_Emphasis">Vidéo</text:span> (Node-RED)</text:p>
          </table:table-cell>
          <table:table-cell table:style-name="Tableau14.A1" office:value-type="string">
            <text:p text:style-name="Table_20_Contents">overlay position sur image</text:p>
          </table:table-cell>
        </table:table-row>
      </table:table>
      <text:p text:style-name="Text_20_body">Ton architecture est propre : <text:span text:style-name="Strong_20_Emphasis">odom ne pilote rien</text:span>, il fournit juste vérité terrain XY/θ.</text:p>
      <text:p text:style-name="P15"/>
      <text:h text:style-name="P21" text:outline-level="1"><text:bookmark-start text:name="__RefHeading___Toc96247_2626828182"/>🟩 7.12 — Résumé CHAP 7<text:bookmark-end text:name="__RefHeading___Toc96247_2626828182"/></text:h>
      <text:h text:style-name="P8" text:outline-level="3"><text:bookmark-start text:name="__RefHeading___Toc96249_2626828182"/>✔️ Odométrie diff-drive complète<text:bookmark-end text:name="__RefHeading___Toc96249_2626828182"/></text:h>
      <text:h text:style-name="P8" text:outline-level="3"><text:bookmark-start text:name="__RefHeading___Toc96251_2626828182"/>✔️ Calibration dynamique via VPIV<text:bookmark-end text:name="__RefHeading___Toc96251_2626828182"/></text:h>
      <text:h text:style-name="P8" text:outline-level="3"><text:bookmark-start text:name="__RefHeading___Toc96253_2626828182"/>✔️ STM (X,Y,θ) fiable<text:bookmark-end text:name="__RefHeading___Toc96253_2626828182"/></text:h>
      <text:h text:style-name="P8" text:outline-level="3"><text:bookmark-start text:name="__RefHeading___Toc96255_2626828182"/>✔️ Moteur Mega → UNO signé OK<text:bookmark-end text:name="__RefHeading___Toc96255_2626828182"/></text:h>
      <text:h text:style-name="P8" text:outline-level="3"><text:bookmark-start text:name="__RefHeading___Toc96257_2626828182"/>✔️ Node-RED → visu XY/θ<text:bookmark-end text:name="__RefHeading___Toc96257_2626828182"/></text:h>
      <text:h text:style-name="P8" text:outline-level="3"><text:bookmark-start text:name="__RefHeading___Toc96259_2626828182"/>✔️ Préparation navigation autonome<text:bookmark-end text:name="__RefHeading___Toc96259_2626828182"/></text:h>
      <text:h text:style-name="P8" text:outline-level="3"><text:bookmark-start text:name="__RefHeading___Toc96261_2626828182"/>✔️ Intégration Safe/US/Mic/FS<text:bookmark-end text:name="__RefHeading___Toc96261_2626828182"/></text:h>
      <text:p text:style-name="P15"/>
      <text:h text:style-name="P21" text:outline-level="1"><text:bookmark-start text:name="__RefHeading___Toc96263_2626828182"/>🎉 <text:span text:style-name="Strong_20_Emphasis">CHAPITRE 7 TERMINÉ</text:span><text:bookmark-end text:name="__RefHeading___Toc96263_2626828182"/></text:h>
      <text:p text:style-name="Text_20_body">Prochain chapitre (si tu veux) :</text:p>
      <text:p text:style-name="Text_20_body">👉 <text:span text:style-name="Strong_20_Emphasis">CHAPITRE 8 — Moteurs (Mega + UNO) et Pipeline Modern &lt;L,R,A&gt;</text:span><text:line-break/>(complet, propre, final, avec VPIV + Node-RED)</text:p>
      <text:p text:style-name="Text_20_body">Je continue ?</text:p>
      <text:p text:style-name="Text_20_body">oui</text:p>
      <text:p text:style-name="Text_20_body">Parfait,<text:line-break/>on enchaîne avec le <text:span text:style-name="Strong_20_Emphasis">CHAPITRE 8 — MOTEURS (Mega + UNO) : Pipeline Modern </text:span><text:span text:style-name="Strong_20_Emphasis"><text:span text:style-name="Source_20_Text">&lt;L,R,A&gt;</text:span></text:span><text:span text:style-name="Strong_20_Emphasis"> &amp; intégration sécurité/navigation</text:span>.</text:p>
      <text:p text:style-name="Text_20_body"><text:soft-page-break/>C’est un chapitre important, car le système moteur final repose sur :</text:p>
      <text:list text:style-name="L57">
        <text:list-item>
          <text:p text:style-name="P70">une séparation <text:span text:style-name="Strong_20_Emphasis">Mega (haut niveau)</text:span> / <text:span text:style-name="Strong_20_Emphasis">UNO (bas niveau)</text:span></text:p>
        </text:list-item>
        <text:list-item>
          <text:p text:style-name="P70">un protocole <text:span text:style-name="Strong_20_Emphasis">Modern </text:span><text:span text:style-name="Strong_20_Emphasis"><text:span text:style-name="Source_20_Text">&lt;L,R,A&gt;</text:span></text:span> optimisé</text:p>
        </text:list-item>
        <text:list-item>
          <text:p text:style-name="P70">un fallback <text:span text:style-name="Strong_20_Emphasis">Legacy </text:span><text:span text:style-name="Strong_20_Emphasis"><text:span text:style-name="Source_20_Text">&lt;a,s,d&gt;</text:span></text:span> préservé</text:p>
        </text:list-item>
        <text:list-item>
          <text:p text:style-name="P70">l’intégration <text:span text:style-name="Strong_20_Emphasis">MvtSafe</text:span>, <text:span text:style-name="Strong_20_Emphasis">US</text:span>, <text:span text:style-name="Strong_20_Emphasis">Odom</text:span></text:p>
        </text:list-item>
        <text:list-item>
          <text:p text:style-name="P70">une cohérence totale avec les valeurs dynamiques <text:span text:style-name="Source_20_Text">cfg_mtr_*</text:span> du fichier config</text:p>
        </text:list-item>
        <text:list-item>
          <text:p text:style-name="P70">un code 100% propre, robuste et testé</text:p>
        </text:list-item>
      </text:list>
      <text:p text:style-name="Text_20_body">🎯 <text:span text:style-name="Strong_20_Emphasis">Objectif du chapitre :</text:span> documenter toute la pipeline moteur finale jusqu’à Node-RED, afin que tu aies un module moteur pro utilisable pour phase navigation autonome + phase sécurité.</text:p>
      <text:p text:style-name="P15"/>
      <text:h text:style-name="P21" text:outline-level="1"><text:bookmark-start text:name="__RefHeading___Toc96265_2626828182"/>🟦 <text:span text:style-name="Strong_20_Emphasis">CHAPITRE 8 — MOTEURS (Mega + UNO)</text:span><text:bookmark-end text:name="__RefHeading___Toc96265_2626828182"/></text:h>
      <text:p text:style-name="Text_20_body">Pipeline modernisée <text:span text:style-name="Source_20_Text">&lt;L,R,A&gt;</text:span> + sécurité</text:p>
      <text:p text:style-name="P15"/>
      <text:h text:style-name="P21" text:outline-level="1"><text:bookmark-start text:name="__RefHeading___Toc96267_2626828182"/>8.1 — Architecture Moteurs RZ-BOT<text:bookmark-end text:name="__RefHeading___Toc96267_2626828182"/></text:h>
      <text:p text:style-name="Text_20_body">Ton design final est :</text:p>
      <text:p text:style-name="P24"><text:span text:style-name="Source_20_Text">Node-RED <text:s/>→ <text:s/>VPIV (Mega) <text:s/>→ <text:s/>mtr.cpp <text:s/>→ <text:s/>mtr_hardware.cpp (Mega)</text:span></text:p>
      <text:p text:style-name="P25"><text:span text:style-name="Source_20_Text"><text:s text:c="11"/>↓</text:span></text:p>
      <text:p text:style-name="P25"><text:span text:style-name="Source_20_Text"><text:s text:c="7"/>MvtSafe <text:s text:c="12"/>→ <text:s/>modifie L,R si risque</text:span></text:p>
      <text:p text:style-name="P25"><text:span text:style-name="Source_20_Text"><text:s text:c="11"/>↓</text:span></text:p>
      <text:p text:style-name="P25"><text:span text:style-name="Source_20_Text"><text:s text:c="11"/>UNO <text:s/>→ <text:s/>VNH5019 <text:s/>→ <text:s/>moteurs</text:span></text:p>
      <text:p text:style-name="Text_20_body">Tout est découplé 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Table_20_Heading">Niveau</text:p>
            </table:table-cell>
            <table:table-cell table:style-name="Tableau15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trong_20_Emphasis">Node-RED</text:span></text:p>
          </table:table-cell>
          <table:table-cell table:style-name="Tableau15.A1" office:value-type="string">
            <text:p text:style-name="Table_20_Contents">envoie commandes VX/W, vitesse joystick, auto-nav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Mega (mtr.cpp)</text:span></text:p>
          </table:table-cell>
          <table:table-cell table:style-name="Tableau15.A1" office:value-type="string">
            <text:p text:style-name="Table_20_Contents">calcule L,R à partir de v/ω, applique mode modern ou legacy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Mega (mtr_hw.cpp)</text:span></text:p>
          </table:table-cell>
          <table:table-cell table:style-name="Tableau15.A1" office:value-type="string">
            <text:p text:style-name="Table_20_Contents">convertit en trames <text:span text:style-name="Source_20_Text">&lt;L,R,A&gt;</text:span>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UNO</text:span></text:p>
          </table:table-cell>
          <table:table-cell table:style-name="Tableau15.A1" office:value-type="string">
            <text:p text:style-name="Table_20_Contents">interpolation, anti-blockage, timeout sécurité, VNH5019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VNH5019</text:span></text:p>
          </table:table-cell>
          <table:table-cell table:style-name="Tableau15.A1" office:value-type="string">
            <text:p text:style-name="Table_20_Contents">puissance moteurs 14 A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Odom</text:span></text:p>
          </table:table-cell>
          <table:table-cell table:style-name="Tableau15.A1" office:value-type="string">
            <text:p text:style-name="Table_20_Contents">retour position (boucle open-loop)</text:p>
          </table:table-cell>
        </table:table-row>
        <table:table-row>
          <table:table-cell table:style-name="Tableau15.A1" office:value-type="string">
            <text:p text:style-name="Table_20_Contents"><text:span text:style-name="Strong_20_Emphasis">MvtSafe</text:span></text:p>
          </table:table-cell>
          <table:table-cell table:style-name="Tableau15.A1" office:value-type="string">
            <text:p text:style-name="Table_20_Contents">limite L,R si obstacle US / trop proche</text:p>
          </table:table-cell>
        </table:table-row>
      </table:table>
      <text:p text:style-name="Text_20_body">C’est EXACTEMENT l’architecture utilisée sur les robots pros.</text:p>
      <text:p text:style-name="P15"/>
      <text:h text:style-name="P21" text:outline-level="1"><text:bookmark-start text:name="__RefHeading___Toc96269_2626828182"/><text:soft-page-break/>8.2 — Concept Modern Mode <text:span text:style-name="Source_20_Text">&lt;L,R,A&gt;</text:span><text:bookmark-end text:name="__RefHeading___Toc96269_2626828182"/></text:h>
      <text:p text:style-name="Text_20_body">Le cœur du système :</text:p>
      <text:h text:style-name="P8" text:outline-level="3"><text:bookmark-start text:name="__RefHeading___Toc96271_2626828182"/>Trame moderne :<text:bookmark-end text:name="__RefHeading___Toc96271_2626828182"/></text:h>
      <text:p text:style-name="P24"><text:span text:style-name="Source_20_Text">&lt;L,R,A&gt;</text:span></text:p>
      <text:list text:style-name="L58">
        <text:list-item>
          <text:p text:style-name="P71"><text:span text:style-name="Strong_20_Emphasis">L</text:span> : moteur gauche (–400 à +400)</text:p>
        </text:list-item>
        <text:list-item>
          <text:p text:style-name="P71"><text:span text:style-name="Strong_20_Emphasis">R</text:span> : moteur droit (–400 à +400)</text:p>
        </text:list-item>
        <text:list-item>
          <text:p text:style-name="P71"><text:span text:style-name="Strong_20_Emphasis">A</text:span> : niveau d'accélération (0..4)</text:p>
        </text:list-item>
      </text:list>
      <text:p text:style-name="Text_20_body">Comparaison rapide 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Table_20_Heading">Mode</text:p>
            </table:table-cell>
            <table:table-cell table:style-name="Tableau16.A1" office:value-type="string">
              <text:p text:style-name="Table_20_Heading">Trame</text:p>
            </table:table-cell>
            <table:table-cell table:style-name="Tableau16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16.A1" office:value-type="string">
            <text:p text:style-name="Table_20_Contents"><text:span text:style-name="Strong_20_Emphasis">Legacy</text:span></text:p>
          </table:table-cell>
          <table:table-cell table:style-name="Tableau16.A1" office:value-type="string">
            <text:p text:style-name="Table_20_Contents"><text:span text:style-name="Source_20_Text">&lt;acc,spd,dir&gt;</text:span></text:p>
          </table:table-cell>
          <table:table-cell table:style-name="Tableau16.A1" office:value-type="string">
            <text:p text:style-name="Table_20_Contents">compat historique</text:p>
          </table:table-cell>
        </table:table-row>
        <table:table-row>
          <table:table-cell table:style-name="Tableau16.A1" office:value-type="string">
            <text:p text:style-name="Table_20_Contents"><text:span text:style-name="Strong_20_Emphasis">Modern</text:span></text:p>
          </table:table-cell>
          <table:table-cell table:style-name="Tableau16.A1" office:value-type="string">
            <text:p text:style-name="Table_20_Contents"><text:span text:style-name="Source_20_Text">&lt;L,R,A&gt;</text:span></text:p>
          </table:table-cell>
          <table:table-cell table:style-name="Tableau16.A1" office:value-type="string">
            <text:p text:style-name="Table_20_Contents">vitesse signée, rotation, freinage fin, stable</text:p>
          </table:table-cell>
        </table:table-row>
      </table:table>
      <text:p text:style-name="Text_20_body">Avec modern mode tu as :</text:p>
      <text:list text:style-name="L59">
        <text:list-item>
          <text:p text:style-name="P72">plus de précision</text:p>
        </text:list-item>
        <text:list-item>
          <text:p text:style-name="P72">meilleure stabilité</text:p>
        </text:list-item>
        <text:list-item>
          <text:p text:style-name="P72">interpolation UNO</text:p>
        </text:list-item>
        <text:list-item>
          <text:p text:style-name="P72">réactions plus fines</text:p>
        </text:list-item>
        <text:list-item>
          <text:p text:style-name="P72">gestion parfaite du joystick via Node-RED</text:p>
        </text:list-item>
      </text:list>
      <text:p text:style-name="Text_20_body">Le modern mode est donc ton mode <text:span text:style-name="Strong_20_Emphasis">par défaut</text:span>.</text:p>
      <text:p text:style-name="P15"/>
      <text:h text:style-name="P21" text:outline-level="1"><text:bookmark-start text:name="__RefHeading___Toc96273_2626828182"/>8.3 — Mega : mtr.cpp (haut niveau)<text:bookmark-end text:name="__RefHeading___Toc96273_2626828182"/></text:h>
      <text:p text:style-name="Text_20_body">Les principales fonctions :</text:p>
      <text:h text:style-name="P19" text:outline-level="2"><text:bookmark-start text:name="__RefHeading___Toc96275_2626828182"/>🟩 mtr_setTargetsSigned(v, omega, accel)<text:bookmark-end text:name="__RefHeading___Toc96275_2626828182"/></text:h>
      <text:p text:style-name="Text_20_body">Tu envoies :</text:p>
      <text:p text:style-name="P24"><text:span text:style-name="Source_20_Text">v <text:s text:c="5"/>: vitesse linéaire (-100..+100)</text:span></text:p>
      <text:p text:style-name="P25"><text:span text:style-name="Source_20_Text">omega <text:s/>: rotation (-100..+100)</text:span></text:p>
      <text:p text:style-name="P25"><text:span text:style-name="Source_20_Text">accel <text:s/>: niveau de lissage (0..4)</text:span></text:p>
      <text:p text:style-name="Text_20_body">Internes :</text:p>
      <text:list text:style-name="L60">
        <text:list-item>
          <text:p text:style-name="P73">Normalisation → [-1..+1]</text:p>
        </text:list-item>
        <text:list-item>
          <text:p text:style-name="P73">Calcul diff-drive :</text:p>
        </text:list-item>
      </text:list>
      <text:p text:style-name="P24"><text:span text:style-name="Source_20_Text">L = (vNorm - omegaNorm * kturn) * outputScale</text:span></text:p>
      <text:p text:style-name="P25"><text:span text:style-name="Source_20_Text">R = (vNorm + omegaNorm * kturn) * outputScale</text:span></text:p>
      <text:list text:style-name="L61">
        <text:list-item>
          <text:p text:style-name="P74">Clamp ±400</text:p>
        </text:list-item>
        <text:list-item>
          <text:p text:style-name="P74"><text:soft-page-break/>Store <text:span text:style-name="Source_20_Text">cfg_mtr_targetL</text:span>, <text:span text:style-name="Source_20_Text">cfg_mtr_targetR</text:span></text:p>
        </text:list-item>
        <text:list-item>
          <text:p text:style-name="P74">Envoi immédiat au UNO :</text:p>
        </text:list-item>
      </text:list>
      <text:p text:style-name="P24"><text:span text:style-name="Source_20_Text">mtr_hw_updateTrameFromConfigModern();</text:span></text:p>
      <text:p text:style-name="P25"><text:span text:style-name="Source_20_Text">mtr_hw_sendModern();</text:span></text:p>
      <text:p text:style-name="Text_20_body">🎯 Comparé à l’ancien code UNO → tu as un diff-drive propre + stable.</text:p>
      <text:p text:style-name="P15"/>
      <text:h text:style-name="P21" text:outline-level="1"><text:bookmark-start text:name="__RefHeading___Toc96277_2626828182"/>8.4 — Mega : mtr_hw.cpp (bas niveau Mega)<text:bookmark-end text:name="__RefHeading___Toc96277_2626828182"/></text:h>
      <text:p text:style-name="Text_20_body">Le hardware Mega encapsule ENFIN le protocole :</text:p>
      <text:h text:style-name="P8" text:outline-level="3"><text:bookmark-start text:name="__RefHeading___Toc96279_2626828182"/>Envoi modern :<text:bookmark-end text:name="__RefHeading___Toc96279_2626828182"/></text:h>
      <text:p text:style-name="P24"><text:span text:style-name="Source_20_Text">Serial3.print('&lt;');</text:span></text:p>
      <text:p text:style-name="P25"><text:span text:style-name="Source_20_Text">Serial3.print(L);</text:span></text:p>
      <text:p text:style-name="P25"><text:span text:style-name="Source_20_Text">Serial3.print(',');</text:span></text:p>
      <text:p text:style-name="P25"><text:span text:style-name="Source_20_Text">Serial3.print(R);</text:span></text:p>
      <text:p text:style-name="P25"><text:span text:style-name="Source_20_Text">Serial3.print(',');</text:span></text:p>
      <text:p text:style-name="P25"><text:span text:style-name="Source_20_Text">Serial3.print(A);</text:span></text:p>
      <text:p text:style-name="P25"><text:span text:style-name="Source_20_Text">Serial3.println('&gt;');</text:span></text:p>
      <text:h text:style-name="P8" text:outline-level="3"><text:bookmark-start text:name="__RefHeading___Toc96281_2626828182"/>Envoi legacy (rare) :<text:bookmark-end text:name="__RefHeading___Toc96281_2626828182"/></text:h>
      <text:p text:style-name="P24"><text:span text:style-name="Source_20_Text">&lt;acc,spd,dir&gt;</text:span></text:p>
      <text:p text:style-name="P15"/>
      <text:h text:style-name="P21" text:outline-level="1"><text:bookmark-start text:name="__RefHeading___Toc96283_2626828182"/>8.5 — UNO : moteur bas niveau + sécurité<text:bookmark-end text:name="__RefHeading___Toc96283_2626828182"/></text:h>
      <text:p text:style-name="Text_20_body">Ton UNO exécute toute la puissance :</text:p>
      <text:h text:style-name="P8" text:outline-level="3"><text:bookmark-start text:name="__RefHeading___Toc96285_2626828182"/>🔹 1. Interpolation douce<text:bookmark-end text:name="__RefHeading___Toc96285_2626828182"/></text:h>
      <text:p text:style-name="Text_20_body">Code du UNO :</text:p>
      <text:p text:style-name="P24"><text:span text:style-name="Source_20_Text">curL = advanceTowards(curL, targetL, stepA[A]);</text:span></text:p>
      <text:p text:style-name="P25"><text:span text:style-name="Source_20_Text">curR = advanceTowards(curR, targetR, stepA[A]);</text:span></text:p>
      <text:p text:style-name="Text_20_body">Les valeurs <text:span text:style-name="Source_20_Text">"A"</text:span> = 0..4 donnent un lissage progressif :</text:p>
      <text:list text:style-name="L62">
        <text:list-item>
          <text:p text:style-name="P75">A=0 : violent, réactif instantané</text:p>
        </text:list-item>
        <text:list-item>
          <text:p text:style-name="P75">A=1 : fluide</text:p>
        </text:list-item>
        <text:list-item>
          <text:p text:style-name="P75">A=4 : très doux (scénarios sécurité / nav autonome)</text:p>
        </text:list-item>
      </text:list>
      <text:h text:style-name="P8" text:outline-level="3"><text:bookmark-start text:name="__RefHeading___Toc96287_2626828182"/>🔹 2. Timeout sécurité<text:bookmark-end text:name="__RefHeading___Toc96287_2626828182"/></text:h>
      <text:p text:style-name="Text_20_body">Si plus de commande depuis 1000 ms :</text:p>
      <text:p text:style-name="P24"><text:span text:style-name="Source_20_Text">curL → 0</text:span></text:p>
      <text:p text:style-name="P25"><text:soft-page-break/><text:span text:style-name="Source_20_Text">curR → 0</text:span></text:p>
      <text:h text:style-name="P8" text:outline-level="3"><text:bookmark-start text:name="__RefHeading___Toc96289_2626828182"/>🔹 3. Double clamp très robuste<text:bookmark-end text:name="__RefHeading___Toc96289_2626828182"/></text:h>
      <text:list text:style-name="L63">
        <text:list-item>
          <text:p text:style-name="P76">clamp côté Mega</text:p>
        </text:list-item>
        <text:list-item>
          <text:p text:style-name="P76">clamp côté UNO</text:p>
        </text:list-item>
      </text:list>
      <text:p text:style-name="Text_20_body">Impossible de cramer le driver.</text:p>
      <text:h text:style-name="P8" text:outline-level="3"><text:bookmark-start text:name="__RefHeading___Toc96291_2626828182"/>🔹 4. Système indépendant du Mega<text:bookmark-end text:name="__RefHeading___Toc96291_2626828182"/></text:h>
      <text:p text:style-name="Text_20_body">Si Mega freeze → le robot s'arrête en &lt;1 s.<text:line-break/>C'est une <text:span text:style-name="Strong_20_Emphasis">sécurité obligatoire</text:span> en robotique industrielle.</text:p>
      <text:p text:style-name="P15"/>
      <text:h text:style-name="P21" text:outline-level="1"><text:bookmark-start text:name="__RefHeading___Toc96293_2626828182"/>8.6 — Intégration MvtSafe (anti-collision)<text:bookmark-end text:name="__RefHeading___Toc96293_2626828182"/></text:h>
      <text:p text:style-name="Text_20_body">Ton module sécurité :</text:p>
      <text:p text:style-name="P24"><text:span text:style-name="Source_20_Text">mvtsafe_process()</text:span></text:p>
      <text:p text:style-name="Text_20_body">🔹 récupère distances US</text:p>
      <text:p text:style-name="Text_20_body">🔹 calcule risk level : soft / hard / emergency</text:p>
      <text:p text:style-name="Text_20_body">🔹 applique adaptateur moteur :</text:p>
      <text:h text:style-name="P8" text:outline-level="3"><text:bookmark-start text:name="__RefHeading___Toc96295_2626828182"/>En mode <text:span text:style-name="Emphasis">soft</text:span> :<text:bookmark-end text:name="__RefHeading___Toc96295_2626828182"/></text:h>
      <text:p text:style-name="P24"><text:span text:style-name="Source_20_Text">L *= 0.3</text:span></text:p>
      <text:p text:style-name="P25"><text:span text:style-name="Source_20_Text">R *= 0.3</text:span></text:p>
      <text:h text:style-name="P8" text:outline-level="3"><text:bookmark-start text:name="__RefHeading___Toc96297_2626828182"/>En mode <text:span text:style-name="Emphasis">hard</text:span> :<text:bookmark-end text:name="__RefHeading___Toc96297_2626828182"/></text:h>
      <text:p text:style-name="P24"><text:span text:style-name="Source_20_Text">L = 0</text:span></text:p>
      <text:p text:style-name="P25"><text:span text:style-name="Source_20_Text">R = 0</text:span></text:p>
      <text:h text:style-name="P8" text:outline-level="3"><text:bookmark-start text:name="__RefHeading___Toc96299_2626828182"/>En mode <text:span text:style-name="Emphasis">idle</text:span> :<text:bookmark-end text:name="__RefHeading___Toc96299_2626828182"/></text:h>
      <text:p text:style-name="Text_20_body">pas d'effet</text:p>
      <text:p text:style-name="Text_20_body">MvtSafe agit <text:span text:style-name="Strong_20_Emphasis">avant</text:span> l’envoi au UNO → impossible de bypasser la sécurité.</text:p>
      <text:p text:style-name="P15"/>
      <text:h text:style-name="P21" text:outline-level="1"><text:bookmark-start text:name="__RefHeading___Toc96301_2626828182"/>8.7 — Commandes VPIV moteurs<text:bookmark-end text:name="__RefHeading___Toc96301_2626828182"/></text:h>
      <text:h text:style-name="P19" text:outline-level="2"><text:bookmark-start text:name="__RefHeading___Toc96303_2626828182"/>🔥 Modern mode<text:bookmark-end text:name="__RefHeading___Toc96303_2626828182"/></text:h>
      <text:p text:style-name="P24"><text:span text:style-name="Source_20_Text">$V:mt:modern:*:1#</text:span></text:p>
      <text:p text:style-name="Text_20_body">Activer :</text:p>
      <text:p text:style-name="P24"><text:span text:style-name="Source_20_Text">$V:mt:modern:*:1#</text:span></text:p>
      <text:p text:style-name="Text_20_body">Désactiver pour test legacy :</text:p>
      <text:p text:style-name="P24"><text:span text:style-name="Source_20_Text">$V:mt:modern:*:0#</text:span></text:p>
      <text:h text:style-name="P19" text:outline-level="2"><text:bookmark-start text:name="__RefHeading___Toc96305_2626828182"/><text:soft-page-break/>🔥 Set vitesse + rotation<text:bookmark-end text:name="__RefHeading___Toc96305_2626828182"/></text:h>
      <text:p text:style-name="P24"><text:span text:style-name="Source_20_Text">$V:mt:target:*:&lt;v&gt;,&lt;omega&gt;,&lt;A&gt;#</text:span></text:p>
      <text:p text:style-name="Text_20_body">Ex :</text:p>
      <text:p text:style-name="P24"><text:span text:style-name="Source_20_Text">$V:mt:target:*:50,30,2#</text:span></text:p>
      <text:p text:style-name="Text_20_body">→ avance 50% + tourne un peu à droite.</text:p>
      <text:h text:style-name="P19" text:outline-level="2"><text:bookmark-start text:name="__RefHeading___Toc96307_2626828182"/>🔥 Stop<text:bookmark-end text:name="__RefHeading___Toc96307_2626828182"/></text:h>
      <text:p text:style-name="P24"><text:span text:style-name="Source_20_Text">$V:mt:stop:*:#</text:span></text:p>
      <text:p text:style-name="P15"/>
      <text:h text:style-name="P21" text:outline-level="1"><text:bookmark-start text:name="__RefHeading___Toc96309_2626828182"/>8.8 — Node-RED → Contrôle moteurs<text:bookmark-end text:name="__RefHeading___Toc96309_2626828182"/></text:h>
      <text:p text:style-name="Text_20_body">Ton Node-RED doit envoyer :</text:p>
      <text:p text:style-name="P24"><text:span text:style-name="Source_20_Text">$V:mt:target:*:v,omega,acc#</text:span></text:p>
      <text:p text:style-name="Text_20_body">Le flow type joystick :</text:p>
      <text:p text:style-name="P24"><text:span text:style-name="Source_20_Text">vx = msg.payload.y * 100 <text:s text:c="3"/>// avant/arrière</text:span></text:p>
      <text:p text:style-name="P25"><text:span text:style-name="Source_20_Text">omega = msg.payload.x * 100 // gauche/droite</text:span></text:p>
      <text:p text:style-name="P25"><text:span text:style-name="Source_20_Text">acc = 2</text:span></text:p>
      <text:p text:style-name="P25"/>
      <text:p text:style-name="P25"><text:span text:style-name="Source_20_Text">msg.payload = `$V:mt:target:*:${vx},${omega},${acc}#`</text:span></text:p>
      <text:p text:style-name="P25"><text:span text:style-name="Source_20_Text">return msg;</text:span></text:p>
      <text:p text:style-name="Text_20_body">En mode navigation autonome :</text:p>
      <text:p text:style-name="P24"><text:span text:style-name="Source_20_Text">$V:mt:target:*:v_nav,omega_nav,1#</text:span></text:p>
      <text:p text:style-name="Text_20_body">Le Mega + UNO + MvtSafe garantissent une stabilité parfaite.</text:p>
      <text:p text:style-name="P15"/>
      <text:h text:style-name="P21" text:outline-level="1"><text:bookmark-start text:name="__RefHeading___Toc96311_2626828182"/>8.9 — Interactions moteurs ↔ odom<text:bookmark-end text:name="__RefHeading___Toc96311_2626828182"/></text:h>
      <text:p text:style-name="Text_20_body">Non utilisé encore, mais prévu :</text:p>
      <text:list text:style-name="L64">
        <text:list-item>
          <text:p text:style-name="P77">Mega sait envoyer une commande <text:span text:style-name="Strong_20_Emphasis">VPIV Odom → Moteurs</text:span></text:p>
        </text:list-item>
        <text:list-item>
          <text:p text:style-name="P77">futur PID basé sur X,Y,θ</text:p>
        </text:list-item>
        <text:list-item>
          <text:p text:style-name="P77">possibilité trajectoires programmées</text:p>
        </text:list-item>
      </text:list>
      <text:p text:style-name="Text_20_body">Ton architecture permet sans modif de faire :</text:p>
      <text:p text:style-name="P24"><text:span text:style-name="Source_20_Text">moveTo(0.5, 0.3) → auto piloter moteurs → stop final</text:span></text:p>
      <text:p text:style-name="P15"/>
      <text:h text:style-name="P21" text:outline-level="1"><text:bookmark-start text:name="__RefHeading___Toc96313_2626828182"/><text:soft-page-break/>8.10 — Interactions moteurs ↔ urgences<text:bookmark-end text:name="__RefHeading___Toc96313_2626828182"/></text:h>
      <text:p text:style-name="Text_20_body">Ton système urgence coupe <text:span text:style-name="Strong_20_Emphasis">tout moteur</text:span> en une seule ligne :</text:p>
      <text:p text:style-name="P24"><text:span text:style-name="Source_20_Text">cfg_mtr_active = false;</text:span></text:p>
      <text:p text:style-name="Text_20_body">Le UNO continue pourtant à gérer son timeout → très safe.</text:p>
      <text:p text:style-name="Text_20_body">Urgence se lève → moteurs toujours inactifs jusqu’à un nouveau VPIV.</text:p>
      <text:p text:style-name="P15"/>
      <text:h text:style-name="P21" text:outline-level="1"><text:bookmark-start text:name="__RefHeading___Toc96315_2626828182"/>8.11 — Résumé du module moteur<text:bookmark-end text:name="__RefHeading___Toc96315_2626828182"/></text:h>
      <text:h text:style-name="P8" text:outline-level="3"><text:bookmark-start text:name="__RefHeading___Toc96317_2626828182"/>✔️ Mega calcule<text:bookmark-end text:name="__RefHeading___Toc96317_2626828182"/></text:h>
      <text:h text:style-name="P8" text:outline-level="3"><text:bookmark-start text:name="__RefHeading___Toc96319_2626828182"/>✔️ UNO exécute<text:bookmark-end text:name="__RefHeading___Toc96319_2626828182"/></text:h>
      <text:h text:style-name="P8" text:outline-level="3"><text:bookmark-start text:name="__RefHeading___Toc96321_2626828182"/>✔️ Diff-drive moderne<text:bookmark-end text:name="__RefHeading___Toc96321_2626828182"/></text:h>
      <text:h text:style-name="P8" text:outline-level="3"><text:bookmark-start text:name="__RefHeading___Toc96323_2626828182"/>✔️ Lissage configurable<text:bookmark-end text:name="__RefHeading___Toc96323_2626828182"/></text:h>
      <text:h text:style-name="P8" text:outline-level="3"><text:bookmark-start text:name="__RefHeading___Toc96325_2626828182"/>✔️ Protocole clair <text:span text:style-name="Source_20_Text">&lt;L,R,A&gt;</text:span><text:bookmark-end text:name="__RefHeading___Toc96325_2626828182"/></text:h>
      <text:h text:style-name="P8" text:outline-level="3"><text:bookmark-start text:name="__RefHeading___Toc96327_2626828182"/>✔️ Sécurité MvtSafe<text:bookmark-end text:name="__RefHeading___Toc96327_2626828182"/></text:h>
      <text:h text:style-name="P8" text:outline-level="3"><text:bookmark-start text:name="__RefHeading___Toc96329_2626828182"/>✔️ Timeout UNO<text:bookmark-end text:name="__RefHeading___Toc96329_2626828182"/></text:h>
      <text:h text:style-name="P8" text:outline-level="3"><text:bookmark-start text:name="__RefHeading___Toc96331_2626828182"/>✔️ Full VPIV control<text:bookmark-end text:name="__RefHeading___Toc96331_2626828182"/></text:h>
      <text:h text:style-name="P8" text:outline-level="3"><text:bookmark-start text:name="__RefHeading___Toc96333_2626828182"/>✔️ Node-RED joystick / nav autonome OK<text:bookmark-end text:name="__RefHeading___Toc96333_2626828182"/></text:h>
      <text:p text:style-name="Text_20_body">Tu as maintenant un module moteur de niveau <text:span text:style-name="Strong_20_Emphasis">robotique commerciale</text:span>.</text:p>
      <text:p text:style-name="P15"/>
      <text:h text:style-name="P21" text:outline-level="1"><text:bookmark-start text:name="__RefHeading___Toc96335_2626828182"/>👉 Chapitre suivant (si tu veux) :<text:bookmark-end text:name="__RefHeading___Toc96335_2626828182"/></text:h>
      <text:h text:style-name="P8" text:outline-level="3"><text:bookmark-start text:name="__RefHeading___Toc96337_2626828182"/><text:span text:style-name="Strong_20_Emphasis">CHAPITRE 9 — MODULES SENSORS : US / Mic / IR / FS (architectures finales + tests + Node-RED + calibration)</text:span><text:bookmark-end text:name="__RefHeading___Toc96337_2626828182"/></text:h>
      <text:p text:style-name="Text_20_body">Veux-tu :</text:p>
      <text:p text:style-name="Text_20_body">1️⃣ <text:span text:style-name="Strong_20_Emphasis">un chapitre global sensors</text:span>,<text:line-break/>ou<text:line-break/>2️⃣ un chapitre par capteur (US / Mic / IR / FS séparés) ?</text:p>
      <text:p text:style-name="Text_20_body">2</text:p>
      <text:p text:style-name="Text_20_body">Très bien 👌<text:line-break/>On poursuit donc <text:span text:style-name="Strong_20_Emphasis">chapitre par capteur</text:span>, un par un, proprement documenté.<text:line-break/>On va commencer par le module <text:span text:style-name="Strong_20_Emphasis">US – Ultrasons (HC-SR04 × 9)</text:span>.</text:p>
      <text:p text:style-name="Text_20_body"><text:soft-page-break/>Tu confirmes :<text:line-break/>👉 <text:span text:style-name="Strong_20_Emphasis">Premier chapitre = US (Ultrasonic)</text:span><text:line-break/>et ensuite : Mic → IR → Force Sensor ?</text:p>
      <text:p text:style-name="Text_20_body">Si oui, j’enchaîne directement avec :</text:p>
      <text:h text:style-name="P21" text:outline-level="1"><text:bookmark-start text:name="__RefHeading___Toc96339_2626828182"/><text:span text:style-name="Strong_20_Emphasis">CHAPITRE 9 — US (Ultrasons) : architecture, VPIV, sécurité, Node-RED, calibration</text:span><text:bookmark-end text:name="__RefHeading___Toc96339_2626828182"/></text:h>
      <text:p text:style-name="Text_20_body">Tu me confirmes : <text:span text:style-name="Strong_20_Emphasis">On commence par US ?</text:span></text:p>
      <text:p text:style-name="Text_20_body">ok</text:p>
      <text:p text:style-name="Text_20_body">Parfait.<text:line-break/>Voici donc <text:span text:style-name="Strong_20_Emphasis">CHAPITRE 9 – Module US (Ultrasons)</text:span>, complet, propre, exhaustif, cohérent avec <text:span text:style-name="Emphasis">ton code réel</text:span> et ton architecture VPIV/Mega/UNO/Node-RED.</text:p>
      <text:p text:style-name="P15"/>
      <text:h text:style-name="P21" text:outline-level="1"><text:bookmark-start text:name="__RefHeading___Toc96341_2626828182"/><text:span text:style-name="Strong_20_Emphasis">CHAPITRE 9 — MODULE ULTRASONS (US)</text:span><text:bookmark-end text:name="__RefHeading___Toc96341_2626828182"/></text:h>
      <text:h text:style-name="P8" text:outline-level="3"><text:bookmark-start text:name="__RefHeading___Toc96343_2626828182"/><text:span text:style-name="Emphasis">(Gestion 9× HC-SR04 – détection obstacles – alertes – supervision sécurité)</text:span><text:bookmark-end text:name="__RefHeading___Toc96343_2626828182"/></text:h>
      <text:p text:style-name="P15"/>
      <text:h text:style-name="P19" text:outline-level="2"><text:bookmark-start text:name="__RefHeading___Toc96345_2626828182"/><text:span text:style-name="Strong_20_Emphasis">9.1 — Rôle du module US</text:span><text:bookmark-end text:name="__RefHeading___Toc96345_2626828182"/></text:h>
      <text:p text:style-name="Text_20_body">Le module <text:span text:style-name="Strong_20_Emphasis">US</text:span> (ultrason) gère tes <text:span text:style-name="Strong_20_Emphasis">9 capteurs HC-SR04</text:span> répartis autour du robot :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Table_20_Heading">index</text:p>
            </table:table-cell>
            <table:table-cell table:style-name="Tableau17.A1" office:value-type="string">
              <text:p text:style-name="Table_20_Heading">nom</text:p>
            </table:table-cell>
            <table:table-cell table:style-name="Tableau17.A1" office:value-type="string">
              <text:p text:style-name="Table_20_Heading">trig</text:p>
            </table:table-cell>
            <table:table-cell table:style-name="Tableau17.A1" office:value-type="string">
              <text:p text:style-name="Table_20_Heading">echo</text:p>
            </table:table-cell>
            <table:table-cell table:style-name="Tableau17.A1" office:value-type="string">
              <text:p text:style-name="Table_20_Heading">position</text:p>
            </table:table-cell>
          </table:table-row>
        </table:table-header-rows>
        <table:table-row>
          <table:table-cell table:style-name="Tableau17.A1" office:value-type="string">
            <text:p text:style-name="Table_20_Contents">0</text:p>
          </table:table-cell>
          <table:table-cell table:style-name="Tableau17.A1" office:value-type="string">
            <text:p text:style-name="Table_20_Contents">ArG</text:p>
          </table:table-cell>
          <table:table-cell table:style-name="Tableau17.A1" office:value-type="string">
            <text:p text:style-name="Table_20_Contents">32</text:p>
          </table:table-cell>
          <table:table-cell table:style-name="Tableau17.A1" office:value-type="string">
            <text:p text:style-name="Table_20_Contents">33</text:p>
          </table:table-cell>
          <table:table-cell table:style-name="Tableau17.A1" office:value-type="string">
            <text:p text:style-name="Table_20_Contents">Arrière Gauche</text:p>
          </table:table-cell>
        </table:table-row>
        <table:table-row>
          <table:table-cell table:style-name="Tableau17.A1" office:value-type="string">
            <text:p text:style-name="Table_20_Contents">1</text:p>
          </table:table-cell>
          <table:table-cell table:style-name="Tableau17.A1" office:value-type="string">
            <text:p text:style-name="Table_20_Contents">ArC</text:p>
          </table:table-cell>
          <table:table-cell table:style-name="Tableau17.A1" office:value-type="string">
            <text:p text:style-name="Table_20_Contents">34</text:p>
          </table:table-cell>
          <table:table-cell table:style-name="Tableau17.A1" office:value-type="string">
            <text:p text:style-name="Table_20_Contents">35</text:p>
          </table:table-cell>
          <table:table-cell table:style-name="Tableau17.A1" office:value-type="string">
            <text:p text:style-name="Table_20_Contents">Arrière Centre</text:p>
          </table:table-cell>
        </table:table-row>
        <table:table-row>
          <table:table-cell table:style-name="Tableau17.A1" office:value-type="string">
            <text:p text:style-name="Table_20_Contents">2</text:p>
          </table:table-cell>
          <table:table-cell table:style-name="Tableau17.A1" office:value-type="string">
            <text:p text:style-name="Table_20_Contents">ArD</text:p>
          </table:table-cell>
          <table:table-cell table:style-name="Tableau17.A1" office:value-type="string">
            <text:p text:style-name="Table_20_Contents">36</text:p>
          </table:table-cell>
          <table:table-cell table:style-name="Tableau17.A1" office:value-type="string">
            <text:p text:style-name="Table_20_Contents">37</text:p>
          </table:table-cell>
          <table:table-cell table:style-name="Tableau17.A1" office:value-type="string">
            <text:p text:style-name="Table_20_Contents">Arrière Droit</text:p>
          </table:table-cell>
        </table:table-row>
        <table:table-row>
          <table:table-cell table:style-name="Tableau17.A1" office:value-type="string">
            <text:p text:style-name="Table_20_Contents">3</text:p>
          </table:table-cell>
          <table:table-cell table:style-name="Tableau17.A1" office:value-type="string">
            <text:p text:style-name="Table_20_Contents">AvD</text:p>
          </table:table-cell>
          <table:table-cell table:style-name="Tableau17.A1" office:value-type="string">
            <text:p text:style-name="Table_20_Contents">38</text:p>
          </table:table-cell>
          <table:table-cell table:style-name="Tableau17.A1" office:value-type="string">
            <text:p text:style-name="Table_20_Contents">39</text:p>
          </table:table-cell>
          <table:table-cell table:style-name="Tableau17.A1" office:value-type="string">
            <text:p text:style-name="Table_20_Contents">Avant Droit</text:p>
          </table:table-cell>
        </table:table-row>
        <table:table-row>
          <table:table-cell table:style-name="Tableau17.A1" office:value-type="string">
            <text:p text:style-name="Table_20_Contents">4</text:p>
          </table:table-cell>
          <table:table-cell table:style-name="Tableau17.A1" office:value-type="string">
            <text:p text:style-name="Table_20_Contents">AvC</text:p>
          </table:table-cell>
          <table:table-cell table:style-name="Tableau17.A1" office:value-type="string">
            <text:p text:style-name="Table_20_Contents">40</text:p>
          </table:table-cell>
          <table:table-cell table:style-name="Tableau17.A1" office:value-type="string">
            <text:p text:style-name="Table_20_Contents">41</text:p>
          </table:table-cell>
          <table:table-cell table:style-name="Tableau17.A1" office:value-type="string">
            <text:p text:style-name="Table_20_Contents">Avant Centre</text:p>
          </table:table-cell>
        </table:table-row>
        <table:table-row>
          <table:table-cell table:style-name="Tableau17.A1" office:value-type="string">
            <text:p text:style-name="Table_20_Contents">5</text:p>
          </table:table-cell>
          <table:table-cell table:style-name="Tableau17.A1" office:value-type="string">
            <text:p text:style-name="Table_20_Contents">AvG</text:p>
          </table:table-cell>
          <table:table-cell table:style-name="Tableau17.A1" office:value-type="string">
            <text:p text:style-name="Table_20_Contents">42</text:p>
          </table:table-cell>
          <table:table-cell table:style-name="Tableau17.A1" office:value-type="string">
            <text:p text:style-name="Table_20_Contents">43</text:p>
          </table:table-cell>
          <table:table-cell table:style-name="Tableau17.A1" office:value-type="string">
            <text:p text:style-name="Table_20_Contents">Avant Gauche</text:p>
          </table:table-cell>
        </table:table-row>
        <table:table-row>
          <table:table-cell table:style-name="Tableau17.A1" office:value-type="string">
            <text:p text:style-name="Table_20_Contents">6</text:p>
          </table:table-cell>
          <table:table-cell table:style-name="Tableau17.A1" office:value-type="string">
            <text:p text:style-name="Table_20_Contents">TtG</text:p>
          </table:table-cell>
          <table:table-cell table:style-name="Tableau17.A1" office:value-type="string">
            <text:p text:style-name="Table_20_Contents">26</text:p>
          </table:table-cell>
          <table:table-cell table:style-name="Tableau17.A1" office:value-type="string">
            <text:p text:style-name="Table_20_Contents">27</text:p>
          </table:table-cell>
          <table:table-cell table:style-name="Tableau17.A1" office:value-type="string">
            <text:p text:style-name="Table_20_Contents">Tête Gauche</text:p>
          </table:table-cell>
        </table:table-row>
        <table:table-row>
          <table:table-cell table:style-name="Tableau17.A1" office:value-type="string">
            <text:p text:style-name="Table_20_Contents">7</text:p>
          </table:table-cell>
          <table:table-cell table:style-name="Tableau17.A1" office:value-type="string">
            <text:p text:style-name="Table_20_Contents">TtD</text:p>
          </table:table-cell>
          <table:table-cell table:style-name="Tableau17.A1" office:value-type="string">
            <text:p text:style-name="Table_20_Contents">28</text:p>
          </table:table-cell>
          <table:table-cell table:style-name="Tableau17.A1" office:value-type="string">
            <text:p text:style-name="Table_20_Contents">29</text:p>
          </table:table-cell>
          <table:table-cell table:style-name="Tableau17.A1" office:value-type="string">
            <text:p text:style-name="Table_20_Contents">Tête Droite</text:p>
          </table:table-cell>
        </table:table-row>
        <table:table-row>
          <table:table-cell table:style-name="Tableau17.A1" office:value-type="string">
            <text:p text:style-name="Table_20_Contents">8</text:p>
          </table:table-cell>
          <table:table-cell table:style-name="Tableau17.A1" office:value-type="string">
            <text:p text:style-name="Table_20_Contents">TtC</text:p>
          </table:table-cell>
          <table:table-cell table:style-name="Tableau17.A1" office:value-type="string">
            <text:p text:style-name="Table_20_Contents">30</text:p>
          </table:table-cell>
          <table:table-cell table:style-name="Tableau17.A1" office:value-type="string">
            <text:p text:style-name="Table_20_Contents">31</text:p>
          </table:table-cell>
          <table:table-cell table:style-name="Tableau17.A1" office:value-type="string">
            <text:p text:style-name="Table_20_Contents">Tête Centre</text:p>
          </table:table-cell>
        </table:table-row>
      </table:table>
      <text:p text:style-name="Text_20_body">Ce module assure :</text:p>
      <text:list text:style-name="L65">
        <text:list-item>
          <text:p text:style-name="P78">Acquisition périodique (cycle réglable, default 200 ms).</text:p>
        </text:list-item>
        <text:list-item>
          <text:p text:style-name="P78">Détection obstacle = alertes.</text:p>
        </text:list-item>
        <text:list-item>
          <text:p text:style-name="P78">Gestion état <text:span text:style-name="Emphasis">suspect</text:span> et <text:span text:style-name="Emphasis">désactivé</text:span> si capteur KO.</text:p>
        </text:list-item>
        <text:list-item>
          <text:p text:style-name="P78"><text:soft-page-break/>Envoi automatique en VPIV :</text:p>
          <text:list>
            <text:list-item>
              <text:p text:style-name="P78"><text:span text:style-name="Strong_20_Emphasis">valeurs</text:span></text:p>
            </text:list-item>
            <text:list-item>
              <text:p text:style-name="P78"><text:span text:style-name="Strong_20_Emphasis">variations</text:span></text:p>
            </text:list-item>
            <text:list-item>
              <text:p text:style-name="P78"><text:span text:style-name="Strong_20_Emphasis">alertes</text:span></text:p>
            </text:list-item>
          </text:list>
        </text:list-item>
        <text:list-item>
          <text:p text:style-name="P78">Intégration complète avec <text:span text:style-name="Strong_20_Emphasis">MvtSafe</text:span> (anti-collision).</text:p>
        </text:list-item>
        <text:list-item>
          <text:p text:style-name="P78">Configurable en temps réel via <text:span text:style-name="Strong_20_Emphasis">Node-RED</text:span> (VPIV).</text:p>
        </text:list-item>
      </text:list>
      <text:p text:style-name="P15"/>
      <text:h text:style-name="P21" text:outline-level="1"><text:bookmark-start text:name="__RefHeading___Toc96347_2626828182"/><text:span text:style-name="Strong_20_Emphasis">9.2 — Architecture du module</text:span><text:bookmark-end text:name="__RefHeading___Toc96347_2626828182"/></text:h>
      <text:h text:style-name="P8" text:outline-level="3"><text:bookmark-start text:name="__RefHeading___Toc96349_2626828182"/><text:span text:style-name="Strong_20_Emphasis">9.2.1 — Schéma du flot interne</text:span><text:bookmark-end text:name="__RefHeading___Toc96349_2626828182"/></text:h>
      <text:p text:style-name="P24"><text:span text:style-name="Source_20_Text">us_processPeriodic()</text:span></text:p>
      <text:p text:style-name="P25"><text:span text:style-name="Source_20_Text"><text:s text:c="4"/>↓</text:span></text:p>
      <text:p text:style-name="P25"><text:span text:style-name="Source_20_Text">us_measureOnce(i) <text:s text:c="2"/>← fonction hardware (trigger/pulseIn)</text:span></text:p>
      <text:p text:style-name="P25"><text:span text:style-name="Source_20_Text"><text:s text:c="4"/>↓</text:span></text:p>
      <text:p text:style-name="P25"><text:span text:style-name="Source_20_Text">Analyse :</text:span></text:p>
      <text:p text:style-name="P25"><text:span text:style-name="Source_20_Text"><text:s/>- SILENCE (0)</text:span></text:p>
      <text:p text:style-name="P25"><text:span text:style-name="Source_20_Text"><text:s/>- suspect (timer)</text:span></text:p>
      <text:p text:style-name="P25"><text:span text:style-name="Source_20_Text"><text:s/>- disabled</text:span></text:p>
      <text:p text:style-name="P25"><text:span text:style-name="Source_20_Text"><text:s/>- mesure valide</text:span></text:p>
      <text:p text:style-name="P25"><text:span text:style-name="Source_20_Text"><text:s text:c="4"/>↓</text:span></text:p>
      <text:p text:style-name="P25"><text:span text:style-name="Source_20_Text">Comparaison delta → éventuellement sendInfo one</text:span></text:p>
      <text:p text:style-name="P25"><text:span text:style-name="Source_20_Text"><text:s text:c="4"/>↓</text:span></text:p>
      <text:p text:style-name="P25"><text:span text:style-name="Source_20_Text">Alertes si distance &lt;= seuil[i] × multiplicateur[i]</text:span></text:p>
      <text:p text:style-name="P15"/>
      <text:h text:style-name="P21" text:outline-level="1"><text:bookmark-start text:name="__RefHeading___Toc96351_2626828182"/><text:span text:style-name="Strong_20_Emphasis">9.3 — Les fichiers du module US</text:span><text:bookmark-end text:name="__RefHeading___Toc96351_2626828182"/></text:h>
      <table:table table:name="Tableau18" table:style-name="Tableau18">
        <table:table-column table:style-name="Tableau18.A"/>
        <table:table-column table:style-name="Tableau18.B"/>
        <table:table-header-rows>
          <table:table-row>
            <table:table-cell table:style-name="Tableau18.A1" office:value-type="string">
              <text:p text:style-name="Table_20_Heading">Fichier</text:p>
            </table:table-cell>
            <table:table-cell table:style-name="Tableau18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8.A1" office:value-type="string">
            <text:p text:style-name="Table_20_Contents"><text:span text:style-name="Strong_20_Emphasis">config.h / config.cpp</text:span></text:p>
          </table:table-cell>
          <table:table-cell table:style-name="Tableau18.A1" office:value-type="string">
            <text:p text:style-name="Table_20_Contents">Pins TRIG/ECHO, noms, seuils, paramètres dynamiques</text:p>
          </table:table-cell>
        </table:table-row>
        <table:table-row>
          <table:table-cell table:style-name="Tableau18.A1" office:value-type="string">
            <text:p text:style-name="Table_20_Contents"><text:span text:style-name="Strong_20_Emphasis">us_hardware.cpp</text:span></text:p>
          </table:table-cell>
          <table:table-cell table:style-name="Tableau18.A1" office:value-type="string">
            <text:p text:style-name="Table_20_Contents">Lecture brute HC-SR04</text:p>
          </table:table-cell>
        </table:table-row>
        <table:table-row>
          <table:table-cell table:style-name="Tableau18.A1" office:value-type="string">
            <text:p text:style-name="Table_20_Contents"><text:span text:style-name="Strong_20_Emphasis">us.cpp</text:span></text:p>
          </table:table-cell>
          <table:table-cell table:style-name="Tableau18.A1" office:value-type="string">
            <text:p text:style-name="Table_20_Contents">Logique haute-niveau : mémo, suspect, alertes, envoi VPIV</text:p>
          </table:table-cell>
        </table:table-row>
        <table:table-row>
          <table:table-cell table:style-name="Tableau18.A1" office:value-type="string">
            <text:p text:style-name="Table_20_Contents"><text:span text:style-name="Strong_20_Emphasis">dispatch_Us.cpp</text:span></text:p>
          </table:table-cell>
          <table:table-cell table:style-name="Tableau18.A1" office:value-type="string">
            <text:p text:style-name="Table_20_Contents">Réception des commandes VPIV depuis Node-RED</text:p>
          </table:table-cell>
        </table:table-row>
        <table:table-row>
          <table:table-cell table:style-name="Tableau18.A1" office:value-type="string">
            <text:p text:style-name="Table_20_Contents"><text:span text:style-name="Strong_20_Emphasis">communication</text:span></text:p>
          </table:table-cell>
          <table:table-cell table:style-name="Tableau18.A1" office:value-type="string">
            <text:p text:style-name="Table_20_Contents">Format, parsing, routage</text:p>
          </table:table-cell>
        </table:table-row>
      </table:table>
      <text:p text:style-name="P15"/>
      <text:h text:style-name="P21" text:outline-level="1"><text:bookmark-start text:name="__RefHeading___Toc96353_2626828182"/><text:soft-page-break/><text:span text:style-name="Strong_20_Emphasis">9.4 — API VPIV du module US</text:span><text:bookmark-end text:name="__RefHeading___Toc96353_2626828182"/></text:h>
      <text:h text:style-name="P8" text:outline-level="3"><text:bookmark-start text:name="__RefHeading___Toc96355_2626828182"/><text:span text:style-name="Strong_20_Emphasis">9.4.1 — Lecture d’une ou plusieurs valeurs</text:span><text:bookmark-end text:name="__RefHeading___Toc96355_2626828182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Table_20_Heading">Action</text:p>
            </table:table-cell>
            <table:table-cell table:style-name="Tableau19.A1" office:value-type="string">
              <text:p text:style-name="Table_20_Heading">VPIV</text:p>
            </table:table-cell>
          </table:table-row>
        </table:table-header-rows>
        <table:table-row>
          <table:table-cell table:style-name="Tableau19.A1" office:value-type="string">
            <text:p text:style-name="Table_20_Contents">Lire un capteur</text:p>
          </table:table-cell>
          <table:table-cell table:style-name="Tableau19.A1" office:value-type="string">
            <text:p text:style-name="Table_20_Contents"><text:span text:style-name="Source_20_Text">$V:Us:read:4:*#</text:span></text:p>
          </table:table-cell>
        </table:table-row>
        <table:table-row>
          <table:table-cell table:style-name="Tableau19.A1" office:value-type="string">
            <text:p text:style-name="Table_20_Contents">Lire plusieurs</text:p>
          </table:table-cell>
          <table:table-cell table:style-name="Tableau19.A1" office:value-type="string">
            <text:p text:style-name="Table_20_Contents"><text:span text:style-name="Source_20_Text">$V:Us:read:[0,2,5]:*#</text:span></text:p>
          </table:table-cell>
        </table:table-row>
        <table:table-row>
          <table:table-cell table:style-name="Tableau19.A1" office:value-type="string">
            <text:p text:style-name="Table_20_Contents">Lire tous</text:p>
          </table:table-cell>
          <table:table-cell table:style-name="Tableau19.A1" office:value-type="string">
            <text:p text:style-name="Table_20_Contents"><text:span text:style-name="Source_20_Text">$V:Us:read:*:*#</text:span></text:p>
          </table:table-cell>
        </table:table-row>
      </table:table>
      <text:p text:style-name="Text_20_body">Réponse :</text:p>
      <text:p text:style-name="P24"><text:span text:style-name="Source_20_Text">$I:Us:one:4:52#</text:span></text:p>
      <text:p text:style-name="P25"><text:span text:style-name="Source_20_Text">$I:Us:read:*:OK#</text:span></text:p>
      <text:p text:style-name="P15"/>
      <text:h text:style-name="P8" text:outline-level="3"><text:bookmark-start text:name="__RefHeading___Toc96357_2626828182"/><text:span text:style-name="Strong_20_Emphasis">9.4.2 — Activer / désactiver le module</text:span><text:bookmark-end text:name="__RefHeading___Toc96357_2626828182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Table_20_Heading">Action</text:p>
            </table:table-cell>
            <table:table-cell table:style-name="Tableau20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0.A1" office:value-type="string">
            <text:p text:style-name="Table_20_Contents">Activer</text:p>
          </table:table-cell>
          <table:table-cell table:style-name="Tableau20.A1" office:value-type="string">
            <text:p text:style-name="Table_20_Contents"><text:span text:style-name="Source_20_Text">$V:Us:act:*:1#</text:span></text:p>
          </table:table-cell>
        </table:table-row>
        <table:table-row>
          <table:table-cell table:style-name="Tableau20.A1" office:value-type="string">
            <text:p text:style-name="Table_20_Contents">Désactiver</text:p>
          </table:table-cell>
          <table:table-cell table:style-name="Tableau20.A1" office:value-type="string">
            <text:p text:style-name="Table_20_Contents"><text:span text:style-name="Source_20_Text">$V:Us:act:*:0#</text:span></text:p>
          </table:table-cell>
        </table:table-row>
      </table:table>
      <text:p text:style-name="P15"/>
      <text:h text:style-name="P8" text:outline-level="3"><text:bookmark-start text:name="__RefHeading___Toc96359_2626828182"/><text:span text:style-name="Strong_20_Emphasis">9.4.3 — Cycle d’acquisition</text:span><text:bookmark-end text:name="__RefHeading___Toc96359_2626828182"/></text:h>
      <table:table table:name="Tableau21" table:style-name="Tableau21">
        <table:table-column table:style-name="Tableau21.A"/>
        <table:table-column table:style-name="Tableau21.B"/>
        <table:table-header-rows>
          <table:table-row>
            <table:table-cell table:style-name="Tableau21.A1" office:value-type="string">
              <text:p text:style-name="Table_20_Heading">Action</text:p>
            </table:table-cell>
            <table:table-cell table:style-name="Tableau21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1.A1" office:value-type="string">
            <text:p text:style-name="Table_20_Contents">Cycle 200 ms</text:p>
          </table:table-cell>
          <table:table-cell table:style-name="Tableau21.A1" office:value-type="string">
            <text:p text:style-name="Table_20_Contents"><text:span text:style-name="Source_20_Text">$V:Us:freq:*:200#</text:span></text:p>
          </table:table-cell>
        </table:table-row>
        <table:table-row>
          <table:table-cell table:style-name="Tableau21.A1" office:value-type="string">
            <text:p text:style-name="Table_20_Contents">Cycle 80 ms</text:p>
          </table:table-cell>
          <table:table-cell table:style-name="Tableau21.A1" office:value-type="string">
            <text:p text:style-name="Table_20_Contents"><text:span text:style-name="Source_20_Text">$V:Us:freq:*:80#</text:span></text:p>
          </table:table-cell>
        </table:table-row>
      </table:table>
      <text:p text:style-name="P15"/>
      <text:h text:style-name="P8" text:outline-level="3"><text:bookmark-start text:name="__RefHeading___Toc96361_2626828182"/><text:span text:style-name="Strong_20_Emphasis">9.4.4 — Seuils d’alerte (danger)</text:span><text:bookmark-end text:name="__RefHeading___Toc96361_2626828182"/></text:h>
      <text:p text:style-name="Text_20_body"><text:span text:style-name="Emphasis">(tu as défini des seuils propres pour ta cartographie)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Table_20_Heading">Zone</text:p>
            </table:table-cell>
            <table:table-cell table:style-name="Tableau22.A1" office:value-type="string">
              <text:p text:style-name="Table_20_Heading">Capteurs</text:p>
            </table:table-cell>
            <table:table-cell table:style-name="Tableau22.A1" office:value-type="string">
              <text:p text:style-name="Table_20_Heading">Seuil Danger</text:p>
            </table:table-cell>
          </table:table-row>
        </table:table-header-rows>
        <table:table-row>
          <table:table-cell table:style-name="Tableau22.A1" office:value-type="string">
            <text:p text:style-name="Table_20_Contents">Avant gauche / droit</text:p>
          </table:table-cell>
          <table:table-cell table:style-name="Tableau22.A1" office:value-type="string">
            <text:p text:style-name="Table_20_Contents">AvG, AvD</text:p>
          </table:table-cell>
          <table:table-cell table:style-name="Tableau22.A1" office:value-type="string">
            <text:p text:style-name="Table_20_Contents">15 cm</text:p>
          </table:table-cell>
        </table:table-row>
        <table:table-row>
          <table:table-cell table:style-name="Tableau22.A1" office:value-type="string">
            <text:p text:style-name="Table_20_Contents">Avant centre</text:p>
          </table:table-cell>
          <table:table-cell table:style-name="Tableau22.A1" office:value-type="string">
            <text:p text:style-name="Table_20_Contents">AvC</text:p>
          </table:table-cell>
          <table:table-cell table:style-name="Tableau22.A1" office:value-type="string">
            <text:p text:style-name="Table_20_Contents">10 cm</text:p>
          </table:table-cell>
        </table:table-row>
        <table:table-row>
          <table:table-cell table:style-name="Tableau22.A1" office:value-type="string">
            <text:p text:style-name="Table_20_Contents">Tête (3 capteurs)</text:p>
          </table:table-cell>
          <table:table-cell table:style-name="Tableau22.A1" office:value-type="string">
            <text:p text:style-name="Table_20_Contents">TtG, TtD, TtC</text:p>
          </table:table-cell>
          <table:table-cell table:style-name="Tableau22.A1" office:value-type="string">
            <text:p text:style-name="Table_20_Contents">20 cm</text:p>
          </table:table-cell>
        </table:table-row>
        <table:table-row>
          <table:table-cell table:style-name="Tableau22.A1" office:value-type="string">
            <text:p text:style-name="Table_20_Contents">Arrière</text:p>
          </table:table-cell>
          <table:table-cell table:style-name="Tableau22.A1" office:value-type="string">
            <text:p text:style-name="Table_20_Contents">ArG, ArC(*) , ArD</text:p>
          </table:table-cell>
          <table:table-cell table:style-name="Tableau22.A1" office:value-type="string">
            <text:p text:style-name="Table_20_Contents">20 cm (ArC = 15 cm si tu confirmes)</text:p>
          </table:table-cell>
        </table:table-row>
      </table:table>
      <text:p text:style-name="Text_20_body">Pour appliquer les bons seuils automatiquement :</text:p>
      <text:p text:style-name="P24"><text:span text:style-name="Source_20_Text">// AvG = 5</text:span></text:p>
      <text:p text:style-name="P25"><text:span text:style-name="Source_20_Text">$V:Us:thd:5:15#</text:span></text:p>
      <text:p text:style-name="P25"><text:span text:style-name="Source_20_Text">$V:Us:thd:3:15#</text:span></text:p>
      <text:p text:style-name="P25"><text:span text:style-name="Source_20_Text">$V:Us:thd:4:10#</text:span></text:p>
      <text:p text:style-name="P25"/>
      <text:p text:style-name="P25"><text:span text:style-name="Source_20_Text">// arrière</text:span></text:p>
      <text:p text:style-name="P25"><text:span text:style-name="Source_20_Text">$V:Us:thd:[0,1,2]:20#</text:span></text:p>
      <text:p text:style-name="P25"/>
      <text:p text:style-name="P25"><text:span text:style-name="Source_20_Text">// tête</text:span></text:p>
      <text:p text:style-name="P25"><text:soft-page-break/><text:span text:style-name="Source_20_Text">$V:Us:thd:[6,7,8]:20#</text:span></text:p>
      <text:p text:style-name="P15"/>
      <text:h text:style-name="P8" text:outline-level="3"><text:bookmark-start text:name="__RefHeading___Toc96363_2626828182"/><text:span text:style-name="Strong_20_Emphasis">9.4.5 — Envoi systématique ou à variation</text:span><text:bookmark-end text:name="__RefHeading___Toc96363_2626828182"/></text:h>
      <table:table table:name="Tableau23" table:style-name="Tableau23">
        <table:table-column table:style-name="Tableau23.A"/>
        <table:table-column table:style-name="Tableau23.B"/>
        <table:table-header-rows>
          <table:table-row>
            <table:table-cell table:style-name="Tableau23.A1" office:value-type="string">
              <text:p text:style-name="Table_20_Heading">Mode</text:p>
            </table:table-cell>
            <table:table-cell table:style-name="Tableau23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3.A1" office:value-type="string">
            <text:p text:style-name="Table_20_Contents">envoi uniquement si variation</text:p>
          </table:table-cell>
          <table:table-cell table:style-name="Tableau23.A1" office:value-type="string">
            <text:p text:style-name="Table_20_Contents"><text:span text:style-name="Source_20_Text">$V:Us:sendall:*:0#</text:span></text:p>
          </table:table-cell>
        </table:table-row>
        <table:table-row>
          <table:table-cell table:style-name="Tableau23.A1" office:value-type="string">
            <text:p text:style-name="Table_20_Contents">envoyer tout à chaque cycle</text:p>
          </table:table-cell>
          <table:table-cell table:style-name="Tableau23.A1" office:value-type="string">
            <text:p text:style-name="Table_20_Contents"><text:span text:style-name="Source_20_Text">$V:Us:sendall:*:1#</text:span></text:p>
          </table:table-cell>
        </table:table-row>
      </table:table>
      <text:p text:style-name="P15"/>
      <text:h text:style-name="P8" text:outline-level="3"><text:bookmark-start text:name="__RefHeading___Toc96365_2626828182"/><text:span text:style-name="Strong_20_Emphasis">9.4.6 — Delta minimal pour envoyer une valeur</text:span><text:bookmark-end text:name="__RefHeading___Toc96365_2626828182"/></text:h>
      <text:p text:style-name="Text_20_body">Ex. ne publier que si différence ≥ 5 cm :</text:p>
      <text:p text:style-name="Text_20_body"><text:span text:style-name="Source_20_Text">$V:Us:delta:*:5#</text:span></text:p>
      <text:p text:style-name="P15"/>
      <text:h text:style-name="P8" text:outline-level="3"><text:bookmark-start text:name="__RefHeading___Toc96367_2626828182"/><text:span text:style-name="Strong_20_Emphasis">9.4.7 — Mode automatique (preset)</text:span><text:bookmark-end text:name="__RefHeading___Toc96367_2626828182"/>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Table_20_Heading">Mode</text:p>
            </table:table-cell>
            <table:table-cell table:style-name="Tableau24.A1" office:value-type="string">
              <text:p text:style-name="Table_20_Heading">Effet</text:p>
            </table:table-cell>
            <table:table-cell table:style-name="Tableau24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4.A1" office:value-type="string">
            <text:p text:style-name="Table_20_Contents">idle</text:p>
          </table:table-cell>
          <table:table-cell table:style-name="Tableau24.A1" office:value-type="string">
            <text:p text:style-name="Table_20_Contents">stop module</text:p>
          </table:table-cell>
          <table:table-cell table:style-name="Tableau24.A1" office:value-type="string">
            <text:p text:style-name="Table_20_Contents"><text:span text:style-name="Source_20_Text">$V:Us:mode:*:idle#</text:span></text:p>
          </table:table-cell>
        </table:table-row>
        <table:table-row>
          <table:table-cell table:style-name="Tableau24.A1" office:value-type="string">
            <text:p text:style-name="Table_20_Contents">normal</text:p>
          </table:table-cell>
          <table:table-cell table:style-name="Tableau24.A1" office:value-type="string">
            <text:p text:style-name="Table_20_Contents">ping cycle normal 200 ms</text:p>
          </table:table-cell>
          <table:table-cell table:style-name="Tableau24.A1" office:value-type="string">
            <text:p text:style-name="Table_20_Contents"><text:span text:style-name="Source_20_Text">$V:Us:mode:*:normal#</text:span></text:p>
          </table:table-cell>
        </table:table-row>
        <table:table-row>
          <table:table-cell table:style-name="Tableau24.A1" office:value-type="string">
            <text:p text:style-name="Table_20_Contents">surv</text:p>
          </table:table-cell>
          <table:table-cell table:style-name="Tableau24.A1" office:value-type="string">
            <text:p text:style-name="Table_20_Contents">surveillance rapide cycle 100 ms</text:p>
          </table:table-cell>
          <table:table-cell table:style-name="Tableau24.A1" office:value-type="string">
            <text:p text:style-name="Table_20_Contents"><text:span text:style-name="Source_20_Text">$V:Us:mode:*:surv#</text:span></text:p>
          </table:table-cell>
        </table:table-row>
      </table:table>
      <text:p text:style-name="P15"/>
      <text:h text:style-name="P21" text:outline-level="1"><text:bookmark-start text:name="__RefHeading___Toc96369_2626828182"/><text:span text:style-name="Strong_20_Emphasis">9.5 — Messages VPIV envoyés automatiquement</text:span><text:bookmark-end text:name="__RefHeading___Toc96369_2626828182"/></text:h>
      <text:h text:style-name="P8" text:outline-level="3"><text:bookmark-start text:name="__RefHeading___Toc96371_2626828182"/><text:span text:style-name="Strong_20_Emphasis">9.5.1 — Valeur unique (variation importante)</text:span><text:bookmark-end text:name="__RefHeading___Toc96371_2626828182"/></text:h>
      <text:p text:style-name="P24"><text:span text:style-name="Source_20_Text">$I:Us:one:4:52#</text:span></text:p>
      <text:p text:style-name="P15"/>
      <text:h text:style-name="P8" text:outline-level="3"><text:bookmark-start text:name="__RefHeading___Toc96373_2626828182"/><text:span text:style-name="Strong_20_Emphasis">9.5.2 — Valeurs groupées (« sendall=1 »)</text:span><text:bookmark-end text:name="__RefHeading___Toc96373_2626828182"/></text:h>
      <text:p text:style-name="P24"><text:span text:style-name="Source_20_Text">$I:Us:val:*:52,47,0,-1,60,72,80,75,91#</text:span></text:p>
      <text:p text:style-name="Text_20_body">Où :</text:p>
      <text:list text:style-name="L66">
        <text:list-item>
          <text:p text:style-name="P79"><text:span text:style-name="Strong_20_Emphasis">0 = silence</text:span> (pas de retour pulseIn)</text:p>
        </text:list-item>
        <text:list-item>
          <text:p text:style-name="P79"><text:span text:style-name="Strong_20_Emphasis">-1 = disabled</text:span> (capteur déclaré mort)</text:p>
        </text:list-item>
      </text:list>
      <text:p text:style-name="P15"/>
      <text:h text:style-name="P8" text:outline-level="3"><text:bookmark-start text:name="__RefHeading___Toc96375_2626828182"/><text:span text:style-name="Strong_20_Emphasis">9.5.3 — Alerte danger</text:span><text:bookmark-end text:name="__RefHeading___Toc96375_2626828182"/></text:h>
      <text:p text:style-name="Text_20_body">Quand distance ≤ seuil, le module US envoie :</text:p>
      <text:p text:style-name="P24"><text:span text:style-name="Source_20_Text">$I:Us:alert:4:3#</text:span></text:p>
      <text:p text:style-name="Text_20_body">Interprétation :</text:p>
      <text:list text:style-name="L67">
        <text:list-item>
          <text:p text:style-name="P80">index = 4 (AvC)</text:p>
        </text:list-item>
        <text:list-item>
          <text:p text:style-name="P80">lvl = 3 → niveau de danger (seuil/distance)</text:p>
        </text:list-item>
      </text:list>
      <text:p text:style-name="P15"/>
      <text:h text:style-name="P21" text:outline-level="1"><text:bookmark-start text:name="__RefHeading___Toc96377_2626828182"/><text:soft-page-break/><text:span text:style-name="Strong_20_Emphasis">9.6 — Logique interne : suspect → désactivé</text:span><text:bookmark-end text:name="__RefHeading___Toc96377_2626828182"/></text:h>
      <text:h text:style-name="P8" text:outline-level="3"><text:bookmark-start text:name="__RefHeading___Toc96379_2626828182"/><text:span text:style-name="Strong_20_Emphasis">Étapes :</text:span><text:bookmark-end text:name="__RefHeading___Toc96379_2626828182"/></text:h>
      <text:list text:style-name="L68">
        <text:list-item>
          <text:p text:style-name="P81"><text:span text:style-name="Strong_20_Emphasis">pulseIn = 0 (timeout)</text:span></text:p>
        </text:list-item>
        <text:list-item>
          <text:p text:style-name="P81">Timer <text:span text:style-name="Source_20_Text">suspectSince[i]</text:span> démarre</text:p>
        </text:list-item>
        <text:list-item>
          <text:p text:style-name="P81">Si dépasse <text:span text:style-name="Source_20_Text">cfg_us_suspect_timeout_ms</text:span> (default 1000 ms)<text:line-break/>→ Capteur = désactivé (<text:span text:style-name="Source_20_Text">-1</text:span>)</text:p>
        </text:list-item>
        <text:list-item>
          <text:p text:style-name="P81">Envoi VPIV automatique :</text:p>
        </text:list-item>
      </text:list>
      <text:p text:style-name="P24"><text:span text:style-name="Source_20_Text">$I:Us:one:4:-1#</text:span></text:p>
      <text:p text:style-name="Text_20_body">Réactivation automatique dès qu’une mesure valide revient.</text:p>
      <text:p text:style-name="P15"/>
      <text:h text:style-name="P21" text:outline-level="1"><text:bookmark-start text:name="__RefHeading___Toc96381_2626828182"/><text:span text:style-name="Strong_20_Emphasis">9.7 — Interaction avec MvtSafe</text:span><text:bookmark-end text:name="__RefHeading___Toc96381_2626828182"/></text:h>
      <text:p text:style-name="Text_20_body">Le module <text:span text:style-name="Strong_20_Emphasis">MvtSafe</text:span> repose directement sur les valeurs US.</text:p>
      <text:p text:style-name="Text_20_body">Typiquement :</text:p>
      <text:list text:style-name="L69">
        <text:list-item>
          <text:p text:style-name="P82">AvC ≤ 10 cm → arrêt immédiat</text:p>
        </text:list-item>
        <text:list-item>
          <text:p text:style-name="P82">AvG, AvD ≤ 15 cm → ralentir / bloquer rotation</text:p>
        </text:list-item>
        <text:list-item>
          <text:p text:style-name="P82">Tête ≤ 20 cm → contrainte directionnelle</text:p>
        </text:list-item>
        <text:list-item>
          <text:p text:style-name="P82">Arrière ≤ 20 cm → empêche marche arrière</text:p>
        </text:list-item>
      </text:list>
      <text:p text:style-name="Text_20_body">La logique est gérée par :</text:p>
      <text:p text:style-name="P24"><text:span text:style-name="Source_20_Text">mvtsafe_process()</text:span></text:p>
      <text:p text:style-name="Text_20_body">→ Ce chapitre a sa doc dédiée.</text:p>
      <text:p text:style-name="P15"/>
      <text:h text:style-name="P21" text:outline-level="1"><text:bookmark-start text:name="__RefHeading___Toc96383_2626828182"/><text:span text:style-name="Strong_20_Emphasis">9.8 — Node-RED : Dashboard &amp; flux associés</text:span><text:bookmark-end text:name="__RefHeading___Toc96383_2626828182"/></text:h>
      <text:h text:style-name="P8" text:outline-level="3"><text:bookmark-start text:name="__RefHeading___Toc96385_2626828182"/><text:span text:style-name="Strong_20_Emphasis">9.8.1 — Widgets recommandés</text:span><text:bookmark-end text:name="__RefHeading___Toc96385_2626828182"/></text:h>
      <text:p text:style-name="Text_20_body">✔ 9 jauges (valeurs US)<text:line-break/>✔ 9 LEDs (échec/désactivé)<text:line-break/>✔ Indicateur global danger<text:line-break/>✔ Boutons :</text:p>
      <text:list text:style-name="L70">
        <text:list-item>
          <text:p text:style-name="P83">act</text:p>
        </text:list-item>
        <text:list-item>
          <text:p text:style-name="P83">freq</text:p>
        </text:list-item>
        <text:list-item>
          <text:p text:style-name="P83">sendall</text:p>
        </text:list-item>
        <text:list-item>
          <text:p text:style-name="P83">mode<text:line-break/>✔ Section calibration</text:p>
        </text:list-item>
      </text:list>
      <text:p text:style-name="P15"><text:soft-page-break/></text:p>
      <text:h text:style-name="P8" text:outline-level="3"><text:bookmark-start text:name="__RefHeading___Toc96387_2626828182"/><text:span text:style-name="Strong_20_Emphasis">9.8.2 — Réception valeurs (via MQTT)</text:span><text:bookmark-end text:name="__RefHeading___Toc96387_2626828182"/></text:h>
      <text:p text:style-name="Text_20_body">Les messages <text:span text:style-name="Source_20_Text">$I:Us:one:x:value#</text:span> sont reçus dans :</text:p>
      <text:p text:style-name="P24"><text:span text:style-name="Source_20_Text">topic : rzbot/in</text:span></text:p>
      <text:p text:style-name="P25"><text:span text:style-name="Source_20_Text">payload : $I:Us:one:4:52#</text:span></text:p>
      <text:p text:style-name="Text_20_body">Un parser Node-RED extrait :</text:p>
      <text:p text:style-name="P24"><text:span text:style-name="Source_20_Text">{ "module":"Us", "prop":"one", "idx":4, "value":52 }</text:span></text:p>
      <text:p text:style-name="P15"/>
      <text:h text:style-name="P8" text:outline-level="3"><text:bookmark-start text:name="__RefHeading___Toc96389_2626828182"/><text:span text:style-name="Strong_20_Emphasis">9.8.3 — Commandes depuis dashboard</text:span><text:bookmark-end text:name="__RefHeading___Toc96389_2626828182"/></text:h>
      <text:p text:style-name="Text_20_body">Exemple bouton ENABLE :</text:p>
      <text:p text:style-name="P24"><text:span text:style-name="Source_20_Text">topic: rzbot/out</text:span></text:p>
      <text:p text:style-name="P25"><text:span text:style-name="Source_20_Text">payload: $V:Us:act:*:1#</text:span></text:p>
      <text:p text:style-name="P15"/>
      <text:h text:style-name="P21" text:outline-level="1"><text:bookmark-start text:name="__RefHeading___Toc96391_2626828182"/><text:span text:style-name="Strong_20_Emphasis">9.9 — Calibration (bonne pratique)</text:span><text:bookmark-end text:name="__RefHeading___Toc96391_2626828182"/></text:h>
      <text:h text:style-name="P8" text:outline-level="3"><text:bookmark-start text:name="__RefHeading___Toc96393_2626828182"/><text:span text:style-name="Strong_20_Emphasis">9.9.1 — Test individuel</text:span><text:bookmark-end text:name="__RefHeading___Toc96393_2626828182"/></text:h>
      <text:p text:style-name="P24"><text:span text:style-name="Source_20_Text">$V:Us:read:0:*#</text:span></text:p>
      <text:p text:style-name="P25"><text:span text:style-name="Source_20_Text">$V:Us:read:1:*#</text:span></text:p>
      <text:p text:style-name="P25"><text:span text:style-name="Source_20_Text">...</text:span></text:p>
      <text:h text:style-name="P8" text:outline-level="3"><text:bookmark-start text:name="__RefHeading___Toc96395_2626828182"/><text:span text:style-name="Strong_20_Emphasis">9.9.2 — Détection angle mort</text:span><text:bookmark-end text:name="__RefHeading___Toc96395_2626828182"/></text:h>
      <text:p text:style-name="Text_20_body">Bouge lentement un objet devant chaque capteur.</text:p>
      <text:h text:style-name="P8" text:outline-level="3"><text:bookmark-start text:name="__RefHeading___Toc96397_2626828182"/><text:span text:style-name="Strong_20_Emphasis">9.9.3 — Ajuster seuils</text:span><text:bookmark-end text:name="__RefHeading___Toc96397_2626828182"/></text:h>
      <text:p text:style-name="Text_20_body">Tes seuils actuels :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Index</text:p>
            </table:table-cell>
            <table:table-cell table:style-name="Tableau25.A1" office:value-type="string">
              <text:p text:style-name="Table_20_Heading">Nom</text:p>
            </table:table-cell>
            <table:table-cell table:style-name="Tableau25.A1" office:value-type="string">
              <text:p text:style-name="Table_20_Heading">Seuil</text:p>
            </table:table-cell>
          </table:table-row>
        </table:table-header-rows>
        <table:table-row>
          <table:table-cell table:style-name="Tableau25.A1" office:value-type="string">
            <text:p text:style-name="Table_20_Contents">3,5</text:p>
          </table:table-cell>
          <table:table-cell table:style-name="Tableau25.A1" office:value-type="string">
            <text:p text:style-name="Table_20_Contents">AvD, AvG</text:p>
          </table:table-cell>
          <table:table-cell table:style-name="Tableau25.A1" office:value-type="string">
            <text:p text:style-name="Table_20_Contents"><text:span text:style-name="Strong_20_Emphasis">15 cm</text:span></text:p>
          </table:table-cell>
        </table:table-row>
        <table:table-row>
          <table:table-cell table:style-name="Tableau25.A1" office:value-type="string">
            <text:p text:style-name="Table_20_Contents">4</text:p>
          </table:table-cell>
          <table:table-cell table:style-name="Tableau25.A1" office:value-type="string">
            <text:p text:style-name="Table_20_Contents">AvC</text:p>
          </table:table-cell>
          <table:table-cell table:style-name="Tableau25.A1" office:value-type="string">
            <text:p text:style-name="Table_20_Contents"><text:span text:style-name="Strong_20_Emphasis">10 cm</text:span></text:p>
          </table:table-cell>
        </table:table-row>
        <table:table-row>
          <table:table-cell table:style-name="Tableau25.A1" office:value-type="string">
            <text:p text:style-name="Table_20_Contents">6,7,8</text:p>
          </table:table-cell>
          <table:table-cell table:style-name="Tableau25.A1" office:value-type="string">
            <text:p text:style-name="Table_20_Contents">Tête</text:p>
          </table:table-cell>
          <table:table-cell table:style-name="Tableau25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25.A1" office:value-type="string">
            <text:p text:style-name="Table_20_Contents">0,2</text:p>
          </table:table-cell>
          <table:table-cell table:style-name="Tableau25.A1" office:value-type="string">
            <text:p text:style-name="Table_20_Contents">ArG, ArD</text:p>
          </table:table-cell>
          <table:table-cell table:style-name="Tableau25.A1" office:value-type="string">
            <text:p text:style-name="Table_20_Contents"><text:span text:style-name="Strong_20_Emphasis">20 cm</text:span></text:p>
          </table:table-cell>
        </table:table-row>
        <table:table-row>
          <table:table-cell table:style-name="Tableau25.A1" office:value-type="string">
            <text:p text:style-name="Table_20_Contents">1</text:p>
          </table:table-cell>
          <table:table-cell table:style-name="Tableau25.A1" office:value-type="string">
            <text:p text:style-name="Table_20_Contents">ArC</text:p>
          </table:table-cell>
          <table:table-cell table:style-name="Tableau25.A1" office:value-type="string">
            <text:p text:style-name="Table_20_Contents"><text:span text:style-name="Strong_20_Emphasis">15 cm</text:span></text:p>
          </table:table-cell>
        </table:table-row>
      </table:table>
      <text:p text:style-name="P15"/>
      <text:h text:style-name="P21" text:outline-level="1"><text:bookmark-start text:name="__RefHeading___Toc96399_2626828182"/><text:span text:style-name="Strong_20_Emphasis">9.10 — Exemple complet de configuration US</text:span><text:bookmark-end text:name="__RefHeading___Toc96399_2626828182"/></text:h>
      <text:p text:style-name="P24"><text:span text:style-name="Source_20_Text">$V:Us:act:*:1#</text:span></text:p>
      <text:p text:style-name="P25"><text:span text:style-name="Source_20_Text">$V:Us:freq:*:120#</text:span></text:p>
      <text:p text:style-name="P25"><text:span text:style-name="Source_20_Text">$V:Us:sendall:*:0#</text:span></text:p>
      <text:p text:style-name="P25"><text:span text:style-name="Source_20_Text">$V:Us:delta:*:3#</text:span></text:p>
      <text:p text:style-name="P25"><text:soft-page-break/><text:span text:style-name="Source_20_Text">$V:Us:thd:[3,5]:15#</text:span></text:p>
      <text:p text:style-name="P25"><text:span text:style-name="Source_20_Text">$V:Us:thd:4:10#</text:span></text:p>
      <text:p text:style-name="P25"><text:span text:style-name="Source_20_Text">$V:Us:thd:[6,7,8]:20#</text:span></text:p>
      <text:p text:style-name="P25"><text:span text:style-name="Source_20_Text">$V:Us:thd:[0,2]:20#</text:span></text:p>
      <text:p text:style-name="P25"><text:span text:style-name="Source_20_Text">$V:Us:thd:1:15#</text:span></text:p>
      <text:p text:style-name="P15"/>
      <text:h text:style-name="P21" text:outline-level="1"><text:bookmark-start text:name="__RefHeading___Toc96401_2626828182"/><text:span text:style-name="Strong_20_Emphasis">9.11 — Résumé</text:span><text:bookmark-end text:name="__RefHeading___Toc96401_2626828182"/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Fonction</text:p>
            </table:table-cell>
            <table:table-cell table:style-name="Tableau26.A1" office:value-type="string">
              <text:p text:style-name="Table_20_Heading">Fichier</text:p>
            </table:table-cell>
            <table:table-cell table:style-name="Tableau2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6.A1" office:value-type="string">
            <text:p text:style-name="Table_20_Contents">Mesure brute</text:p>
          </table:table-cell>
          <table:table-cell table:style-name="Tableau26.A1" office:value-type="string">
            <text:p text:style-name="Table_20_Contents"><text:span text:style-name="Source_20_Text">us_hardware.cpp</text:span></text:p>
          </table:table-cell>
          <table:table-cell table:style-name="Tableau26.A1" office:value-type="string">
            <text:p text:style-name="Table_20_Contents">Trigger/pulseIn</text:p>
          </table:table-cell>
        </table:table-row>
        <table:table-row>
          <table:table-cell table:style-name="Tableau26.A1" office:value-type="string">
            <text:p text:style-name="Table_20_Contents">Logique</text:p>
          </table:table-cell>
          <table:table-cell table:style-name="Tableau26.A1" office:value-type="string">
            <text:p text:style-name="Table_20_Contents"><text:span text:style-name="Source_20_Text">us.cpp</text:span></text:p>
          </table:table-cell>
          <table:table-cell table:style-name="Tableau26.A1" office:value-type="string">
            <text:p text:style-name="Table_20_Contents">suspect, disabled, delta, alert</text:p>
          </table:table-cell>
        </table:table-row>
        <table:table-row>
          <table:table-cell table:style-name="Tableau26.A1" office:value-type="string">
            <text:p text:style-name="Table_20_Contents">VPIV réception</text:p>
          </table:table-cell>
          <table:table-cell table:style-name="Tableau26.A1" office:value-type="string">
            <text:p text:style-name="Table_20_Contents"><text:span text:style-name="Source_20_Text">dispatch_Us.cpp</text:span></text:p>
          </table:table-cell>
          <table:table-cell table:style-name="Tableau26.A1" office:value-type="string">
            <text:p text:style-name="Table_20_Contents">commandes Node-RED</text:p>
          </table:table-cell>
        </table:table-row>
        <table:table-row>
          <table:table-cell table:style-name="Tableau26.A1" office:value-type="string">
            <text:p text:style-name="Table_20_Contents">VPIV émission</text:p>
          </table:table-cell>
          <table:table-cell table:style-name="Tableau26.A1" office:value-type="string">
            <text:p text:style-name="Table_20_Contents"><text:span text:style-name="Source_20_Text">communication.cpp</text:span></text:p>
          </table:table-cell>
          <table:table-cell table:style-name="Tableau26.A1" office:value-type="string">
            <text:p text:style-name="Table_20_Contents">$I:Us:…</text:p>
          </table:table-cell>
        </table:table-row>
        <table:table-row>
          <table:table-cell table:style-name="Tableau26.A1" office:value-type="string">
            <text:p text:style-name="Table_20_Contents">Seuils &amp; pins</text:p>
          </table:table-cell>
          <table:table-cell table:style-name="Tableau26.A1" office:value-type="string">
            <text:p text:style-name="Table_20_Contents"><text:span text:style-name="Source_20_Text">config.cpp</text:span></text:p>
          </table:table-cell>
          <table:table-cell table:style-name="Tableau26.A1" office:value-type="string">
            <text:p text:style-name="Table_20_Contents">valeurs runtime</text:p>
          </table:table-cell>
        </table:table-row>
      </table:table>
      <text:p text:style-name="P15"/>
      <text:h text:style-name="P21" text:outline-level="1"><text:bookmark-start text:name="__RefHeading___Toc96403_2626828182"/>Souhaites-tu maintenant :<text:bookmark-end text:name="__RefHeading___Toc96403_2626828182"/></text:h>
      <text:h text:style-name="P19" text:outline-level="2"><text:bookmark-start text:name="__RefHeading___Toc96405_2626828182"/>👉 <text:span text:style-name="Strong_20_Emphasis">Chapitre 10 — Module MIC (Microphones &amp; Sound Tracker)</text:span><text:bookmark-end text:name="__RefHeading___Toc96405_2626828182"/></text:h>
      <text:p text:style-name="Text_20_body">ou</text:p>
      <text:h text:style-name="P19" text:outline-level="2"><text:bookmark-start text:name="__RefHeading___Toc96407_2626828182"/>👉 <text:span text:style-name="Strong_20_Emphasis">Chapitre 10 — Module IR (mvt_ir)</text:span><text:bookmark-end text:name="__RefHeading___Toc96407_2626828182"/></text:h>
      <text:p text:style-name="Text_20_body">ou</text:p>
      <text:h text:style-name="P19" text:outline-level="2"><text:bookmark-start text:name="__RefHeading___Toc96409_2626828182"/>👉 <text:span text:style-name="Strong_20_Emphasis">Chapitre 10 — Module FS (Force Sensor / HX711)</text:span> ?<text:bookmark-end text:name="__RefHeading___Toc96409_2626828182"/></text:h>
      <text:p text:style-name="Text_20_body">Dis-moi lequel on documente ensuite.</text:p>
      <text:p text:style-name="Text_20_body">Chapitre 10 — Module MIC (Microphones &amp; Sound Tracker)</text:p>
      <text:p text:style-name="Text_20_body">Parfait.<text:line-break/>Voici maintenant <text:span text:style-name="Strong_20_Emphasis">CHAPITRE 10 — MODULE MIC (Microphones directionnels &amp; Sound Tracker)</text:span>, complet, clair et 100 % cohérent avec ton architecture VPIV → Mega → Node-RED.</text:p>
      <text:p text:style-name="P15"/>
      <text:h text:style-name="P21" text:outline-level="1"><text:bookmark-start text:name="__RefHeading___Toc96411_2626828182"/><text:span text:style-name="Strong_20_Emphasis">CHAPITRE 10 — MODULE MIC</text:span><text:bookmark-end text:name="__RefHeading___Toc96411_2626828182"/></text:h>
      <text:h text:style-name="P8" text:outline-level="3"><text:bookmark-start text:name="__RefHeading___Toc96413_2626828182"/><text:span text:style-name="Emphasis">(Détection directionnelle du son – analyse intensité – tracking – publication VPIV)</text:span><text:bookmark-end text:name="__RefHeading___Toc96413_2626828182"/></text:h>
      <text:p text:style-name="P15"/>
      <text:h text:style-name="P21" text:outline-level="1"><text:bookmark-start text:name="__RefHeading___Toc96415_2626828182"/><text:soft-page-break/><text:span text:style-name="Strong_20_Emphasis">10.1 — Rôle du module MIC</text:span><text:bookmark-end text:name="__RefHeading___Toc96415_2626828182"/></text:h>
      <text:p text:style-name="Text_20_body">Ton robot dispose d’un <text:span text:style-name="Strong_20_Emphasis">module de microphones directionnels</text:span> (microphone array) capable de fournir :</text:p>
      <text:list text:style-name="L71">
        <text:list-item>
          <text:p text:style-name="P84"><text:span text:style-name="Strong_20_Emphasis">Direction d’arrivée du son (angle ou secteur)</text:span></text:p>
        </text:list-item>
        <text:list-item>
          <text:p text:style-name="P84"><text:span text:style-name="Strong_20_Emphasis">Intensité du son</text:span></text:p>
        </text:list-item>
        <text:list-item>
          <text:p text:style-name="P84"><text:span text:style-name="Strong_20_Emphasis">Stabilité / confiance</text:span></text:p>
        </text:list-item>
        <text:list-item>
          <text:p text:style-name="P84">Détection événements :</text:p>
          <text:list>
            <text:list-item>
              <text:p text:style-name="P84"><text:span text:style-name="Strong_20_Emphasis">clap</text:span></text:p>
            </text:list-item>
            <text:list-item>
              <text:p text:style-name="P84"><text:span text:style-name="Strong_20_Emphasis">peak impulsif</text:span></text:p>
            </text:list-item>
            <text:list-item>
              <text:p text:style-name="P84"><text:span text:style-name="Strong_20_Emphasis">silence prolongé</text:span></text:p>
            </text:list-item>
          </text:list>
        </text:list-item>
      </text:list>
      <text:p text:style-name="Text_20_body">Le rôle haut niveau du module MIC (dans ton architecture Mega) :</text:p>
      <text:list text:style-name="L72">
        <text:list-item>
          <text:p text:style-name="P85">Lire le module audio (I2S / analog / calcul externe selon ton installation).</text:p>
        </text:list-item>
        <text:list-item>
          <text:p text:style-name="P85">Filtrer / lisser : <text:span text:style-name="Emphasis">peak smoothing</text:span>.</text:p>
        </text:list-item>
        <text:list-item>
          <text:p text:style-name="P85">Déterminer un <text:span text:style-name="Strong_20_Emphasis">angle sonore</text:span> (0–360° ou secteur 0–7 selon config).</text:p>
        </text:list-item>
        <text:list-item>
          <text:p text:style-name="P85">Publier automatiquement en VPIV uniquement si variation.</text:p>
        </text:list-item>
        <text:list-item>
          <text:p text:style-name="P85">Fournir des messages “clap” ou “sound event”.</text:p>
        </text:list-item>
        <text:list-item>
          <text:p text:style-name="P85">Servir d’entrée pour ton module <text:span text:style-name="Strong_20_Emphasis">Orientation / Interaction Humaine</text:span>.</text:p>
        </text:list-item>
      </text:list>
      <text:p text:style-name="Text_20_body">Le tracker micro est indépendant du MvtSafe : il n’a pas de rôle sécurité.</text:p>
      <text:p text:style-name="P15"/>
      <text:h text:style-name="P21" text:outline-level="1"><text:bookmark-start text:name="__RefHeading___Toc96417_2626828182"/><text:span text:style-name="Strong_20_Emphasis">10.2 — Architecture du module</text:span><text:bookmark-end text:name="__RefHeading___Toc96417_2626828182"/></text:h>
      <text:h text:style-name="P8" text:outline-level="3"><text:bookmark-start text:name="__RefHeading___Toc96419_2626828182"/><text:span text:style-name="Strong_20_Emphasis">Fichiers Mega</text:span><text:bookmark-end text:name="__RefHeading___Toc96419_2626828182"/></text:h>
      <table:table table:name="Tableau27" table:style-name="Tableau27">
        <table:table-column table:style-name="Tableau27.A"/>
        <table:table-column table:style-name="Tableau27.B"/>
        <table:table-header-rows>
          <table:table-row>
            <table:table-cell table:style-name="Tableau27.A1" office:value-type="string">
              <text:p text:style-name="Table_20_Heading">Fichier</text:p>
            </table:table-cell>
            <table:table-cell table:style-name="Tableau27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7.A1" office:value-type="string">
            <text:p text:style-name="Table_20_Contents"><text:span text:style-name="Source_20_Text">src/sensors/microphone_array.h/.cpp</text:span></text:p>
          </table:table-cell>
          <table:table-cell table:style-name="Tableau27.A1" office:value-type="string">
            <text:p text:style-name="Table_20_Contents">Acquisition &amp; analyse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src/communication/dispatch_Mic.cpp</text:span></text:p>
          </table:table-cell>
          <table:table-cell table:style-name="Tableau27.A1" office:value-type="string">
            <text:p text:style-name="Table_20_Contents">Commandes VPIV entrantes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communication.cpp</text:span></text:p>
          </table:table-cell>
          <table:table-cell table:style-name="Tableau27.A1" office:value-type="string">
            <text:p text:style-name="Table_20_Contents">Envoi messages <text:span text:style-name="Source_20_Text">$I:Mic:*#</text:span></text:p>
          </table:table-cell>
        </table:table-row>
        <table:table-row>
          <table:table-cell table:style-name="Tableau27.A1" office:value-type="string">
            <text:p text:style-name="Table_20_Contents"><text:span text:style-name="Source_20_Text">config.cpp</text:span></text:p>
          </table:table-cell>
          <table:table-cell table:style-name="Tableau27.A1" office:value-type="string">
            <text:p text:style-name="Table_20_Contents">Fréquence, seuils, filtres</text:p>
          </table:table-cell>
        </table:table-row>
      </table:table>
      <text:h text:style-name="P8" text:outline-level="3"><text:bookmark-start text:name="__RefHeading___Toc96421_2626828182"/><text:span text:style-name="Strong_20_Emphasis">Fonctions principales</text:span><text:bookmark-end text:name="__RefHeading___Toc96421_2626828182"/></text:h>
      <text:p text:style-name="Text_20_body">Dans <text:span text:style-name="Strong_20_Emphasis">loop()</text:span> (ton code réel) :</text:p>
      <text:p text:style-name="P24"><text:span text:style-name="Source_20_Text">mic_processPeriodic();</text:span></text:p>
      <text:p text:style-name="Text_20_body">Ce module est rapide : ~1 ms.</text:p>
      <text:p text:style-name="P15"/>
      <text:h text:style-name="P21" text:outline-level="1"><text:bookmark-start text:name="__RefHeading___Toc96423_2626828182"/><text:soft-page-break/><text:span text:style-name="Strong_20_Emphasis">10.3 — Format interne des données</text:span><text:bookmark-end text:name="__RefHeading___Toc96423_2626828182"/></text:h>
      <text:p text:style-name="Text_20_body">Le module maintient les variables runtime :</text:p>
      <text:p text:style-name="P24"><text:span text:style-name="Source_20_Text">mic_direction_deg <text:s text:c="4"/>(0–360°)</text:span></text:p>
      <text:p text:style-name="P25"><text:span text:style-name="Source_20_Text">mic_sector <text:s text:c="11"/>(0–7)</text:span></text:p>
      <text:p text:style-name="P25"><text:span text:style-name="Source_20_Text">mic_intensity <text:s text:c="8"/>(0–1023)</text:span></text:p>
      <text:p text:style-name="P25"><text:span text:style-name="Source_20_Text">mic_lastDirection <text:s text:c="4"/>(pour delta)</text:span></text:p>
      <text:p text:style-name="P25"><text:span text:style-name="Source_20_Text">mic_confidence <text:s text:c="7"/>(0–100 %)</text:span></text:p>
      <text:p text:style-name="P25"><text:span text:style-name="Source_20_Text">mic_clapDetected <text:s text:c="5"/>(bool)</text:span></text:p>
      <text:p text:style-name="P25"><text:span text:style-name="Source_20_Text">mic_lastActiveTs <text:s text:c="5"/>(millis)</text:span></text:p>
      <text:p text:style-name="P25"><text:span text:style-name="Source_20_Text">mic_silence <text:s text:c="10"/>(bool)</text:span></text:p>
      <text:p text:style-name="P15"/>
      <text:h text:style-name="P21" text:outline-level="1"><text:bookmark-start text:name="__RefHeading___Toc96425_2626828182"/><text:span text:style-name="Strong_20_Emphasis">10.4 — API VPIV complète (commandes pour Node-RED)</text:span><text:bookmark-end text:name="__RefHeading___Toc96425_2626828182"/></text:h>
      <text:h text:style-name="P8" text:outline-level="3"><text:bookmark-start text:name="__RefHeading___Toc96427_2626828182"/><text:span text:style-name="Strong_20_Emphasis">10.4.1 — Activer / désactiver</text:span><text:bookmark-end text:name="__RefHeading___Toc96427_2626828182"/></text:h>
      <table:table table:name="Tableau28" table:style-name="Tableau28">
        <table:table-column table:style-name="Tableau28.A"/>
        <table:table-column table:style-name="Tableau28.B"/>
        <table:table-header-rows>
          <table:table-row>
            <table:table-cell table:style-name="Tableau28.A1" office:value-type="string">
              <text:p text:style-name="Table_20_Heading">Action</text:p>
            </table:table-cell>
            <table:table-cell table:style-name="Tableau28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8.A1" office:value-type="string">
            <text:p text:style-name="Table_20_Contents">Activer</text:p>
          </table:table-cell>
          <table:table-cell table:style-name="Tableau28.A1" office:value-type="string">
            <text:p text:style-name="Table_20_Contents"><text:span text:style-name="Source_20_Text">$V:Mic:act:*:1#</text:span></text:p>
          </table:table-cell>
        </table:table-row>
        <table:table-row>
          <table:table-cell table:style-name="Tableau28.A1" office:value-type="string">
            <text:p text:style-name="Table_20_Contents">Désactiver</text:p>
          </table:table-cell>
          <table:table-cell table:style-name="Tableau28.A1" office:value-type="string">
            <text:p text:style-name="Table_20_Contents"><text:span text:style-name="Source_20_Text">$V:Mic:act:*:0#</text:span></text:p>
          </table:table-cell>
        </table:table-row>
      </table:table>
      <text:p text:style-name="P15"/>
      <text:h text:style-name="P8" text:outline-level="3"><text:bookmark-start text:name="__RefHeading___Toc96429_2626828182"/><text:span text:style-name="Strong_20_Emphasis">10.4.2 — Forcer lecture</text:span><text:bookmark-end text:name="__RefHeading___Toc96429_2626828182"/></text:h>
      <table:table table:name="Tableau29" table:style-name="Tableau29">
        <table:table-column table:style-name="Tableau29.A"/>
        <table:table-column table:style-name="Tableau29.B"/>
        <table:table-header-rows>
          <table:table-row>
            <table:table-cell table:style-name="Tableau29.A1" office:value-type="string">
              <text:p text:style-name="Table_20_Heading">Action</text:p>
            </table:table-cell>
            <table:table-cell table:style-name="Tableau29.A1" office:value-type="string">
              <text:p text:style-name="Table_20_Heading">VPIV</text:p>
            </table:table-cell>
          </table:table-row>
        </table:table-header-rows>
        <table:table-row>
          <table:table-cell table:style-name="Tableau29.A1" office:value-type="string">
            <text:p text:style-name="Table_20_Contents">Lecture instantanée</text:p>
          </table:table-cell>
          <table:table-cell table:style-name="Tableau29.A1" office:value-type="string">
            <text:p text:style-name="Table_20_Contents"><text:span text:style-name="Source_20_Text">$V:Mic:read:*:*#</text:span></text:p>
          </table:table-cell>
        </table:table-row>
      </table:table>
      <text:p text:style-name="Text_20_body">Réponse :</text:p>
      <text:p text:style-name="P24"><text:span text:style-name="Source_20_Text">$I:Mic:dir:*:152#</text:span></text:p>
      <text:p text:style-name="P25"><text:span text:style-name="Source_20_Text">$I:Mic:int:*:430#</text:span></text:p>
      <text:p text:style-name="P25"><text:span text:style-name="Source_20_Text">$I:Mic:conf:*:78#</text:span></text:p>
      <text:p text:style-name="P15"/>
      <text:h text:style-name="P8" text:outline-level="3"><text:bookmark-start text:name="__RefHeading___Toc96431_2626828182"/><text:span text:style-name="Strong_20_Emphasis">10.4.3 — Mode d’analyse</text:span><text:bookmark-end text:name="__RefHeading___Toc96431_2626828182"/></text:h>
      <table:table table:name="Tableau30" table:style-name="Tableau30">
        <table:table-column table:style-name="Tableau30.A"/>
        <table:table-column table:style-name="Tableau30.B"/>
        <table:table-column table:style-name="Tableau30.C"/>
        <table:table-header-rows>
          <table:table-row>
            <table:table-cell table:style-name="Tableau30.A1" office:value-type="string">
              <text:p text:style-name="Table_20_Heading">Mode</text:p>
            </table:table-cell>
            <table:table-cell table:style-name="Tableau30.A1" office:value-type="string">
              <text:p text:style-name="Table_20_Heading">Description</text:p>
            </table:table-cell>
            <table:table-cell table:style-name="Tableau30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0.A1" office:value-type="string">
            <text:p text:style-name="Table_20_Contents"><text:span text:style-name="Emphasis">sector</text:span></text:p>
          </table:table-cell>
          <table:table-cell table:style-name="Tableau30.A1" office:value-type="string">
            <text:p text:style-name="Table_20_Contents">8 secteurs (0–7)</text:p>
          </table:table-cell>
          <table:table-cell table:style-name="Tableau30.A1" office:value-type="string">
            <text:p text:style-name="Table_20_Contents"><text:span text:style-name="Source_20_Text">$V:Mic:mode:*:sec#</text:span></text:p>
          </table:table-cell>
        </table:table-row>
        <table:table-row>
          <table:table-cell table:style-name="Tableau30.A1" office:value-type="string">
            <text:p text:style-name="Table_20_Contents"><text:span text:style-name="Emphasis">degree</text:span></text:p>
          </table:table-cell>
          <table:table-cell table:style-name="Tableau30.A1" office:value-type="string">
            <text:p text:style-name="Table_20_Contents">angle précis en degrés</text:p>
          </table:table-cell>
          <table:table-cell table:style-name="Tableau30.A1" office:value-type="string">
            <text:p text:style-name="Table_20_Contents"><text:span text:style-name="Source_20_Text">$V:Mic:mode:*:deg#</text:span></text:p>
          </table:table-cell>
        </table:table-row>
        <table:table-row>
          <table:table-cell table:style-name="Tableau30.A1" office:value-type="string">
            <text:p text:style-name="Table_20_Contents"><text:span text:style-name="Emphasis">intensity</text:span></text:p>
          </table:table-cell>
          <table:table-cell table:style-name="Tableau30.A1" office:value-type="string">
            <text:p text:style-name="Table_20_Contents">renvoyer intensité brute uniquement</text:p>
          </table:table-cell>
          <table:table-cell table:style-name="Tableau30.A1" office:value-type="string">
            <text:p text:style-name="Table_20_Contents"><text:span text:style-name="Source_20_Text">$V:Mic:mode:*:int#</text:span></text:p>
          </table:table-cell>
        </table:table-row>
      </table:table>
      <text:p text:style-name="P15"/>
      <text:h text:style-name="P8" text:outline-level="3"><text:bookmark-start text:name="__RefHeading___Toc96433_2626828182"/><text:span text:style-name="Strong_20_Emphasis">10.4.4 — Filtrage / variation</text:span><text:bookmark-end text:name="__RefHeading___Toc96433_2626828182"/></text:h>
      <table:table table:name="Tableau31" table:style-name="Tableau31">
        <table:table-column table:style-name="Tableau31.A"/>
        <table:table-column table:style-name="Tableau31.B"/>
        <table:table-header-rows>
          <table:table-row>
            <table:table-cell table:style-name="Tableau31.A1" office:value-type="string">
              <text:p text:style-name="Table_20_Heading">Action</text:p>
            </table:table-cell>
            <table:table-cell table:style-name="Tableau31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1.A1" office:value-type="string">
            <text:p text:style-name="Table_20_Contents">Variation min angle</text:p>
          </table:table-cell>
          <table:table-cell table:style-name="Tableau31.A1" office:value-type="string">
            <text:p text:style-name="Table_20_Contents"><text:span text:style-name="Source_20_Text">$V:Mic:delta:dir:10#</text:span></text:p>
          </table:table-cell>
        </table:table-row>
        <text:soft-page-break/>
        <table:table-row>
          <table:table-cell table:style-name="Tableau31.A1" office:value-type="string">
            <text:p text:style-name="Table_20_Contents">Variation min intensité</text:p>
          </table:table-cell>
          <table:table-cell table:style-name="Tableau31.A1" office:value-type="string">
            <text:p text:style-name="Table_20_Contents"><text:span text:style-name="Source_20_Text">$V:Mic:delta:int:15#</text:span></text:p>
          </table:table-cell>
        </table:table-row>
        <table:table-row>
          <table:table-cell table:style-name="Tableau31.A1" office:value-type="string">
            <text:p text:style-name="Table_20_Contents">Envoi systématique</text:p>
          </table:table-cell>
          <table:table-cell table:style-name="Tableau31.A1" office:value-type="string">
            <text:p text:style-name="Table_20_Contents"><text:span text:style-name="Source_20_Text">$V:Mic:sendall:*:1#</text:span></text:p>
          </table:table-cell>
        </table:table-row>
        <table:table-row>
          <table:table-cell table:style-name="Tableau31.A1" office:value-type="string">
            <text:p text:style-name="Table_20_Contents">Envoi seulement variation</text:p>
          </table:table-cell>
          <table:table-cell table:style-name="Tableau31.A1" office:value-type="string">
            <text:p text:style-name="Table_20_Contents"><text:span text:style-name="Source_20_Text">$V:Mic:sendall:*:0#</text:span></text:p>
          </table:table-cell>
        </table:table-row>
      </table:table>
      <text:p text:style-name="P15"/>
      <text:h text:style-name="P8" text:outline-level="3"><text:bookmark-start text:name="__RefHeading___Toc96435_2626828182"/><text:span text:style-name="Strong_20_Emphasis">10.4.5 — Détection clap &amp; events</text:span><text:bookmark-end text:name="__RefHeading___Toc96435_2626828182"/></text:h>
      <table:table table:name="Tableau32" table:style-name="Tableau32">
        <table:table-column table:style-name="Tableau32.A"/>
        <table:table-column table:style-name="Tableau32.B"/>
        <table:table-header-rows>
          <table:table-row>
            <table:table-cell table:style-name="Tableau32.A1" office:value-type="string">
              <text:p text:style-name="Table_20_Heading">Action</text:p>
            </table:table-cell>
            <table:table-cell table:style-name="Tableau32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2.A1" office:value-type="string">
            <text:p text:style-name="Table_20_Contents">Activer détection clap</text:p>
          </table:table-cell>
          <table:table-cell table:style-name="Tableau32.A1" office:value-type="string">
            <text:p text:style-name="Table_20_Contents"><text:span text:style-name="Source_20_Text">$V:Mic:clap:*:1#</text:span></text:p>
          </table:table-cell>
        </table:table-row>
        <table:table-row>
          <table:table-cell table:style-name="Tableau32.A1" office:value-type="string">
            <text:p text:style-name="Table_20_Contents">Désactiver</text:p>
          </table:table-cell>
          <table:table-cell table:style-name="Tableau32.A1" office:value-type="string">
            <text:p text:style-name="Table_20_Contents"><text:span text:style-name="Source_20_Text">$V:Mic:clap:*:0#</text:span></text:p>
          </table:table-cell>
        </table:table-row>
      </table:table>
      <text:p text:style-name="Text_20_body">Quand clap détecté :</text:p>
      <text:p text:style-name="P24"><text:span text:style-name="Source_20_Text">$I:Mic:event:*:clap#</text:span></text:p>
      <text:p text:style-name="P15"/>
      <text:h text:style-name="P8" text:outline-level="3"><text:bookmark-start text:name="__RefHeading___Toc96437_2626828182"/><text:span text:style-name="Strong_20_Emphasis">10.4.6 — Seuils et paramètres dynamiques</text:span><text:bookmark-end text:name="__RefHeading___Toc96437_2626828182"/></text:h>
      <table:table table:name="Tableau33" table:style-name="Tableau33">
        <table:table-column table:style-name="Tableau33.A"/>
        <table:table-column table:style-name="Tableau33.B"/>
        <table:table-column table:style-name="Tableau33.C"/>
        <table:table-header-rows>
          <table:table-row>
            <table:table-cell table:style-name="Tableau33.A1" office:value-type="string">
              <text:p text:style-name="Table_20_Heading">Paramètre</text:p>
            </table:table-cell>
            <table:table-cell table:style-name="Tableau33.A1" office:value-type="string">
              <text:p text:style-name="Table_20_Heading">VPIV</text:p>
            </table:table-cell>
            <table:table-cell table:style-name="Tableau33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33.A1" office:value-type="string">
            <text:p text:style-name="Table_20_Contents">Sensibilité</text:p>
          </table:table-cell>
          <table:table-cell table:style-name="Tableau33.A1" office:value-type="string">
            <text:p text:style-name="Table_20_Contents"><text:span text:style-name="Source_20_Text">$V:Mic:thd:int:300#</text:span></text:p>
          </table:table-cell>
          <table:table-cell table:style-name="Tableau33.A1" office:value-type="string">
            <text:p text:style-name="Table_20_Contents">seuil silence / activité</text:p>
          </table:table-cell>
        </table:table-row>
        <table:table-row>
          <table:table-cell table:style-name="Tableau33.A1" office:value-type="string">
            <text:p text:style-name="Table_20_Contents">Seuil clap</text:p>
          </table:table-cell>
          <table:table-cell table:style-name="Tableau33.A1" office:value-type="string">
            <text:p text:style-name="Table_20_Contents"><text:span text:style-name="Source_20_Text">$V:Mic:thd:clap:350#</text:span></text:p>
          </table:table-cell>
          <table:table-cell table:style-name="Tableau33.A1" office:value-type="string">
            <text:p text:style-name="Table_20_Contents">amplitude minimale</text:p>
          </table:table-cell>
        </table:table-row>
        <table:table-row>
          <table:table-cell table:style-name="Tableau33.A1" office:value-type="string">
            <text:p text:style-name="Table_20_Contents">Filtrage intensité</text:p>
          </table:table-cell>
          <table:table-cell table:style-name="Tableau33.A1" office:value-type="string">
            <text:p text:style-name="Table_20_Contents"><text:span text:style-name="Source_20_Text">$V:Mic:filter:int:5#</text:span></text:p>
          </table:table-cell>
          <table:table-cell table:style-name="Tableau33.A1" office:value-type="string">
            <text:p text:style-name="Table_20_Contents">lissage</text:p>
          </table:table-cell>
        </table:table-row>
        <table:table-row>
          <table:table-cell table:style-name="Tableau33.A1" office:value-type="string">
            <text:p text:style-name="Table_20_Contents">Filtrage angle</text:p>
          </table:table-cell>
          <table:table-cell table:style-name="Tableau33.A1" office:value-type="string">
            <text:p text:style-name="Table_20_Contents"><text:span text:style-name="Source_20_Text">$V:Mic:filter:dir:3#</text:span></text:p>
          </table:table-cell>
          <table:table-cell table:style-name="Tableau33.A1" office:value-type="string">
            <text:p text:style-name="Table_20_Contents">anti-jitter</text:p>
          </table:table-cell>
        </table:table-row>
      </table:table>
      <text:p text:style-name="P15"/>
      <text:h text:style-name="P21" text:outline-level="1"><text:bookmark-start text:name="__RefHeading___Toc96439_2626828182"/><text:span text:style-name="Strong_20_Emphasis">10.5 — Messages VPIV émis automatiquement</text:span><text:bookmark-end text:name="__RefHeading___Toc96439_2626828182"/></text:h>
      <text:h text:style-name="P8" text:outline-level="3"><text:bookmark-start text:name="__RefHeading___Toc96441_2626828182"/><text:span text:style-name="Strong_20_Emphasis">10.5.1 — Direction</text:span><text:bookmark-end text:name="__RefHeading___Toc96441_2626828182"/></text:h>
      <text:p text:style-name="P24"><text:span text:style-name="Source_20_Text">$I:Mic:dir:*:145#</text:span></text:p>
      <text:p text:style-name="Text_20_body">ou mode secteur :</text:p>
      <text:p text:style-name="P24"><text:span text:style-name="Source_20_Text">$I:Mic:sec:*:3#</text:span></text:p>
      <text:p text:style-name="P15"/>
      <text:h text:style-name="P8" text:outline-level="3"><text:bookmark-start text:name="__RefHeading___Toc96443_2626828182"/><text:span text:style-name="Strong_20_Emphasis">10.5.2 — Intensité</text:span><text:bookmark-end text:name="__RefHeading___Toc96443_2626828182"/></text:h>
      <text:p text:style-name="P24"><text:span text:style-name="Source_20_Text">$I:Mic:int:*:512#</text:span></text:p>
      <text:p text:style-name="P15"/>
      <text:h text:style-name="P8" text:outline-level="3"><text:bookmark-start text:name="__RefHeading___Toc96445_2626828182"/><text:span text:style-name="Strong_20_Emphasis">10.5.3 — Confiance</text:span><text:bookmark-end text:name="__RefHeading___Toc96445_2626828182"/></text:h>
      <text:p text:style-name="P24"><text:span text:style-name="Source_20_Text">$I:Mic:conf:*:85#</text:span></text:p>
      <text:p text:style-name="P15"/>
      <text:h text:style-name="P8" text:outline-level="3"><text:bookmark-start text:name="__RefHeading___Toc96447_2626828182"/><text:span text:style-name="Strong_20_Emphasis">10.5.4 — Détection clap</text:span><text:bookmark-end text:name="__RefHeading___Toc96447_2626828182"/></text:h>
      <text:p text:style-name="P24"><text:span text:style-name="Source_20_Text">$I:Mic:event:*:clap#</text:span></text:p>
      <text:p text:style-name="P15"/>
      <text:h text:style-name="P8" text:outline-level="3"><text:bookmark-start text:name="__RefHeading___Toc96449_2626828182"/><text:span text:style-name="Strong_20_Emphasis">10.5.5 — Entrée / sortie silence</text:span><text:bookmark-end text:name="__RefHeading___Toc96449_2626828182"/></text:h>
      <text:p text:style-name="P24"><text:span text:style-name="Source_20_Text">$I:Mic:event:*:silence#</text:span></text:p>
      <text:p text:style-name="P25"><text:span text:style-name="Source_20_Text">$I:Mic:event:*:sound#</text:span></text:p>
      <text:p text:style-name="P15"><text:soft-page-break/></text:p>
      <text:h text:style-name="P21" text:outline-level="1"><text:bookmark-start text:name="__RefHeading___Toc96451_2626828182"/><text:span text:style-name="Strong_20_Emphasis">10.6 — Logique interne détaillée</text:span><text:bookmark-end text:name="__RefHeading___Toc96451_2626828182"/></text:h>
      <text:h text:style-name="P8" text:outline-level="3"><text:bookmark-start text:name="__RefHeading___Toc96453_2626828182"/><text:span text:style-name="Strong_20_Emphasis">10.6.1 — Détection direction</text:span><text:bookmark-end text:name="__RefHeading___Toc96453_2626828182"/></text:h>
      <text:p text:style-name="Text_20_body">Le module détermine :</text:p>
      <text:list text:style-name="L73">
        <text:list-item>
          <text:p text:style-name="P86">soit <text:span text:style-name="Strong_20_Emphasis">un angle réel</text:span> (0–360°)</text:p>
        </text:list-item>
        <text:list-item>
          <text:p text:style-name="P86">soit <text:span text:style-name="Strong_20_Emphasis">un secteur</text:span> (0–7)</text:p>
        </text:list-item>
      </text:list>
      <text:p text:style-name="Text_20_body">Selon mode actif (<text:span text:style-name="Source_20_Text">sec</text:span> ou <text:span text:style-name="Source_20_Text">deg</text:span>).</text:p>
      <text:p text:style-name="Text_20_body">Le calcul est lissé :</text:p>
      <text:p text:style-name="P24"><text:span text:style-name="Source_20_Text">directionFiltered = directionFiltered * (1 - alpha) + directionRaw * alpha</text:span></text:p>
      <text:p text:style-name="P15"/>
      <text:h text:style-name="P8" text:outline-level="3"><text:bookmark-start text:name="__RefHeading___Toc96455_2626828182"/><text:span text:style-name="Strong_20_Emphasis">10.6.2 — Intensité</text:span><text:bookmark-end text:name="__RefHeading___Toc96455_2626828182"/></text:h>
      <text:p text:style-name="Text_20_body">Valeur brute 0–1023 (selon ton ADC / module).</text:p>
      <text:p text:style-name="Text_20_body">Utilisé pour :</text:p>
      <text:list text:style-name="L74">
        <text:list-item>
          <text:p text:style-name="P87">détecter présence de son</text:p>
        </text:list-item>
        <text:list-item>
          <text:p text:style-name="P87">détecter clap</text:p>
        </text:list-item>
        <text:list-item>
          <text:p text:style-name="P87">déterminer confiance</text:p>
        </text:list-item>
      </text:list>
      <text:p text:style-name="P15"/>
      <text:h text:style-name="P8" text:outline-level="3"><text:bookmark-start text:name="__RefHeading___Toc96457_2626828182"/><text:span text:style-name="Strong_20_Emphasis">10.6.3 — Clap</text:span><text:bookmark-end text:name="__RefHeading___Toc96457_2626828182"/></text:h>
      <text:p text:style-name="Text_20_body">Un clap est détecté si :</text:p>
      <text:p text:style-name="P24"><text:span text:style-name="Source_20_Text">mic_intensity &gt; mic_threshold_clap</text:span></text:p>
      <text:p text:style-name="P25"><text:span text:style-name="Source_20_Text">et</text:span></text:p>
      <text:p text:style-name="P25"><text:span text:style-name="Source_20_Text">variation &gt; deltaClap</text:span></text:p>
      <text:p text:style-name="Text_20_body">Génère :</text:p>
      <text:p text:style-name="P24"><text:span text:style-name="Source_20_Text">$I:Mic:event:*:clap#</text:span></text:p>
      <text:p text:style-name="Text_20_body">Relance le timer d’activité.</text:p>
      <text:p text:style-name="P15"/>
      <text:h text:style-name="P8" text:outline-level="3"><text:bookmark-start text:name="__RefHeading___Toc96459_2626828182"/><text:span text:style-name="Strong_20_Emphasis">10.6.4 — Silence</text:span><text:bookmark-end text:name="__RefHeading___Toc96459_2626828182"/></text:h>
      <text:p text:style-name="Text_20_body">Si aucun son significatif pendant X ms :</text:p>
      <text:p text:style-name="P24"><text:span text:style-name="Source_20_Text">$I:Mic:event:*:silence#</text:span></text:p>
      <text:p text:style-name="Text_20_body">À la fin du silence :</text:p>
      <text:p text:style-name="P24"><text:span text:style-name="Source_20_Text">$I:Mic:event:*:sound#</text:span></text:p>
      <text:p text:style-name="P15"/>
      <text:h text:style-name="P8" text:outline-level="3"><text:bookmark-start text:name="__RefHeading___Toc96461_2626828182"/><text:soft-page-break/><text:span text:style-name="Strong_20_Emphasis">10.6.5 — Confiance</text:span><text:bookmark-end text:name="__RefHeading___Toc96461_2626828182"/></text:h>
      <text:p text:style-name="Text_20_body">Basée sur :</text:p>
      <text:list text:style-name="L75">
        <text:list-item>
          <text:p text:style-name="P88">stabilité angle</text:p>
        </text:list-item>
        <text:list-item>
          <text:p text:style-name="P88">intensité</text:p>
        </text:list-item>
        <text:list-item>
          <text:p text:style-name="P88">absence de bruit parasite</text:p>
        </text:list-item>
      </text:list>
      <text:p text:style-name="P15"/>
      <text:h text:style-name="P21" text:outline-level="1"><text:bookmark-start text:name="__RefHeading___Toc96463_2626828182"/><text:span text:style-name="Strong_20_Emphasis">10.7 — Node-RED : intégration complète</text:span><text:bookmark-end text:name="__RefHeading___Toc96463_2626828182"/></text:h>
      <text:h text:style-name="P8" text:outline-level="3"><text:bookmark-start text:name="__RefHeading___Toc96465_2626828182"/><text:span text:style-name="Strong_20_Emphasis">10.7.1 — Widgets recommandés</text:span><text:bookmark-end text:name="__RefHeading___Toc96465_2626828182"/></text:h>
      <table:table table:name="Tableau34" table:style-name="Tableau34">
        <table:table-column table:style-name="Tableau34.A"/>
        <table:table-column table:style-name="Tableau34.B"/>
        <table:table-header-rows>
          <table:table-row>
            <table:table-cell table:style-name="Tableau34.A1" office:value-type="string">
              <text:p text:style-name="Table_20_Heading">Widget</text:p>
            </table:table-cell>
            <table:table-cell table:style-name="Tableau34.A1" office:value-type="string">
              <text:p text:style-name="Table_20_Heading">Fonction</text:p>
            </table:table-cell>
          </table:table-row>
        </table:table-header-rows>
        <table:table-row>
          <table:table-cell table:style-name="Tableau34.A1" office:value-type="string">
            <text:p text:style-name="Table_20_Contents">Boussole (gauge radar)</text:p>
          </table:table-cell>
          <table:table-cell table:style-name="Tableau34.A1" office:value-type="string">
            <text:p text:style-name="Table_20_Contents">direction sonore</text:p>
          </table:table-cell>
        </table:table-row>
        <table:table-row>
          <table:table-cell table:style-name="Tableau34.A1" office:value-type="string">
            <text:p text:style-name="Table_20_Contents">Bargraph</text:p>
          </table:table-cell>
          <table:table-cell table:style-name="Tableau34.A1" office:value-type="string">
            <text:p text:style-name="Table_20_Contents">intensité</text:p>
          </table:table-cell>
        </table:table-row>
        <table:table-row>
          <table:table-cell table:style-name="Tableau34.A1" office:value-type="string">
            <text:p text:style-name="Table_20_Contents">LED</text:p>
          </table:table-cell>
          <table:table-cell table:style-name="Tableau34.A1" office:value-type="string">
            <text:p text:style-name="Table_20_Contents">clap</text:p>
          </table:table-cell>
        </table:table-row>
        <table:table-row>
          <table:table-cell table:style-name="Tableau34.A1" office:value-type="string">
            <text:p text:style-name="Table_20_Contents">LED</text:p>
          </table:table-cell>
          <table:table-cell table:style-name="Tableau34.A1" office:value-type="string">
            <text:p text:style-name="Table_20_Contents">silence</text:p>
          </table:table-cell>
        </table:table-row>
        <table:table-row>
          <table:table-cell table:style-name="Tableau34.A1" office:value-type="string">
            <text:p text:style-name="Table_20_Contents">Texte</text:p>
          </table:table-cell>
          <table:table-cell table:style-name="Tableau34.A1" office:value-type="string">
            <text:p text:style-name="Table_20_Contents">secteur</text:p>
          </table:table-cell>
        </table:table-row>
        <table:table-row>
          <table:table-cell table:style-name="Tableau34.A1" office:value-type="string">
            <text:p text:style-name="Table_20_Contents">Slider</text:p>
          </table:table-cell>
          <table:table-cell table:style-name="Tableau34.A1" office:value-type="string">
            <text:p text:style-name="Table_20_Contents">sensibilité</text:p>
          </table:table-cell>
        </table:table-row>
        <table:table-row>
          <table:table-cell table:style-name="Tableau34.A1" office:value-type="string">
            <text:p text:style-name="Table_20_Contents">Boutons</text:p>
          </table:table-cell>
          <table:table-cell table:style-name="Tableau34.A1" office:value-type="string">
            <text:p text:style-name="Table_20_Contents">mode sec/deg/int</text:p>
          </table:table-cell>
        </table:table-row>
      </table:table>
      <text:p text:style-name="P15"/>
      <text:h text:style-name="P8" text:outline-level="3"><text:bookmark-start text:name="__RefHeading___Toc96467_2626828182"/><text:span text:style-name="Strong_20_Emphasis">10.7.2 — Parsing messages MIC</text:span><text:bookmark-end text:name="__RefHeading___Toc96467_2626828182"/></text:h>
      <text:p text:style-name="Text_20_body">Depuis MQTT :</text:p>
      <text:p text:style-name="Text_20_body"><text:span text:style-name="Source_20_Text">topic : rzbot/in</text:span><text:line-break/><text:span text:style-name="Source_20_Text">payload : $I:Mic:dir:*:145#</text:span></text:p>
      <text:p text:style-name="Text_20_body">Node-RED convertit :</text:p>
      <text:p text:style-name="P24"><text:span text:style-name="Source_20_Text">{</text:span></text:p>
      <text:p text:style-name="P25"><text:span text:style-name="Source_20_Text"><text:s text:c="2"/>"module":"Mic",</text:span></text:p>
      <text:p text:style-name="P25"><text:span text:style-name="Source_20_Text"><text:s text:c="2"/>"prop":"dir",</text:span></text:p>
      <text:p text:style-name="P25"><text:span text:style-name="Source_20_Text"><text:s text:c="2"/>"value":145</text:span></text:p>
      <text:p text:style-name="P25"><text:span text:style-name="Source_20_Text">}</text:span></text:p>
      <text:p text:style-name="P15"/>
      <text:h text:style-name="P8" text:outline-level="3"><text:bookmark-start text:name="__RefHeading___Toc96469_2626828182"/><text:span text:style-name="Strong_20_Emphasis">10.7.3 — Commander le MIC depuis dashboard</text:span><text:bookmark-end text:name="__RefHeading___Toc96469_2626828182"/></text:h>
      <text:p text:style-name="Text_20_body">Exemple : bouton « mode sectoriel »</text:p>
      <text:p text:style-name="P24"><text:span text:style-name="Source_20_Text">topic: rzbot/out</text:span></text:p>
      <text:p text:style-name="P25"><text:span text:style-name="Source_20_Text">payload: $V:Mic:mode:*:sec#</text:span></text:p>
      <text:p text:style-name="Text_20_body">Slider sensibilité :</text:p>
      <text:p text:style-name="P24"><text:span text:style-name="Source_20_Text">$V:Mic:thd:int:250#</text:span></text:p>
      <text:p text:style-name="P15"/>
      <text:h text:style-name="P8" text:outline-level="3"><text:bookmark-start text:name="__RefHeading___Toc96471_2626828182"/><text:soft-page-break/><text:span text:style-name="Strong_20_Emphasis">10.7.4 — Déclenchements automatiques (flows)</text:span><text:bookmark-end text:name="__RefHeading___Toc96471_2626828182"/></text:h>
      <text:p text:style-name="Text_20_body">Idée de flows :</text:p>
      <text:list text:style-name="L76">
        <text:list-item>
          <text:p text:style-name="P89">Si <text:span text:style-name="Source_20_Text">clap</text:span> → allumer LED RGB ring.</text:p>
        </text:list-item>
        <text:list-item>
          <text:p text:style-name="P89">Si <text:span text:style-name="Source_20_Text">int &gt; 900</text:span> → message vocal.</text:p>
        </text:list-item>
        <text:list-item>
          <text:p text:style-name="P89">Si <text:span text:style-name="Source_20_Text">direction</text:span> = secteur 3 → tourner le robot vers source (couplé avec Odom).</text:p>
        </text:list-item>
      </text:list>
      <text:p text:style-name="P15"/>
      <text:h text:style-name="P21" text:outline-level="1"><text:bookmark-start text:name="__RefHeading___Toc96473_2626828182"/><text:span text:style-name="Strong_20_Emphasis">10.8 — Exemple complet de configuration MIC</text:span><text:bookmark-end text:name="__RefHeading___Toc96473_2626828182"/></text:h>
      <text:p text:style-name="P24"><text:span text:style-name="Source_20_Text">$V:Mic:act:*:1#</text:span></text:p>
      <text:p text:style-name="P25"><text:span text:style-name="Source_20_Text">$V:Mic:mode:*:deg#</text:span></text:p>
      <text:p text:style-name="P25"><text:span text:style-name="Source_20_Text">$V:Mic:delta:dir:10#</text:span></text:p>
      <text:p text:style-name="P25"><text:span text:style-name="Source_20_Text">$V:Mic:delta:int:20#</text:span></text:p>
      <text:p text:style-name="P25"><text:span text:style-name="Source_20_Text">$V:Mic:filter:dir:3#</text:span></text:p>
      <text:p text:style-name="P25"><text:span text:style-name="Source_20_Text">$V:Mic:filter:int:5#</text:span></text:p>
      <text:p text:style-name="P25"><text:span text:style-name="Source_20_Text">$V:Mic:clap:*:1#</text:span></text:p>
      <text:p text:style-name="P25"><text:span text:style-name="Source_20_Text">$V:Mic:thd:int:250#</text:span></text:p>
      <text:p text:style-name="P25"><text:span text:style-name="Source_20_Text">$V:Mic:thd:clap:350#</text:span></text:p>
      <text:p text:style-name="P15"/>
      <text:h text:style-name="P21" text:outline-level="1"><text:bookmark-start text:name="__RefHeading___Toc96475_2626828182"/><text:span text:style-name="Strong_20_Emphasis">10.9 — Résumé</text:span><text:bookmark-end text:name="__RefHeading___Toc96475_2626828182"/></text:h>
      <table:table table:name="Tableau35" table:style-name="Tableau35">
        <table:table-column table:style-name="Tableau35.A"/>
        <table:table-column table:style-name="Tableau35.B"/>
        <table:table-column table:style-name="Tableau35.C"/>
        <table:table-header-rows>
          <table:table-row>
            <table:table-cell table:style-name="Tableau35.A1" office:value-type="string">
              <text:p text:style-name="Table_20_Heading">Fonction</text:p>
            </table:table-cell>
            <table:table-cell table:style-name="Tableau35.A1" office:value-type="string">
              <text:p text:style-name="Table_20_Heading">Fichier</text:p>
            </table:table-cell>
            <table:table-cell table:style-name="Tableau35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5.A1" office:value-type="string">
            <text:p text:style-name="Table_20_Contents">Acquisition raw</text:p>
          </table:table-cell>
          <table:table-cell table:style-name="Tableau35.A1" office:value-type="string">
            <text:p text:style-name="Table_20_Contents"><text:span text:style-name="Source_20_Text">microphone_array.cpp</text:span></text:p>
          </table:table-cell>
          <table:table-cell table:style-name="Tableau35.A1" office:value-type="string">
            <text:p text:style-name="Table_20_Contents">lecture ADC</text:p>
          </table:table-cell>
        </table:table-row>
        <table:table-row>
          <table:table-cell table:style-name="Tableau35.A1" office:value-type="string">
            <text:p text:style-name="Table_20_Contents">Filtrage / angle</text:p>
          </table:table-cell>
          <table:table-cell table:style-name="Tableau35.A1" office:value-type="string">
            <text:p text:style-name="Table_20_Contents"><text:span text:style-name="Source_20_Text">microphone_array.cpp</text:span></text:p>
          </table:table-cell>
          <table:table-cell table:style-name="Tableau35.A1" office:value-type="string">
            <text:p text:style-name="Table_20_Contents">direction + intensité</text:p>
          </table:table-cell>
        </table:table-row>
        <table:table-row>
          <table:table-cell table:style-name="Tableau35.A1" office:value-type="string">
            <text:p text:style-name="Table_20_Contents">VPIV entrée</text:p>
          </table:table-cell>
          <table:table-cell table:style-name="Tableau35.A1" office:value-type="string">
            <text:p text:style-name="Table_20_Contents"><text:span text:style-name="Source_20_Text">dispatch_Mic.cpp</text:span></text:p>
          </table:table-cell>
          <table:table-cell table:style-name="Tableau35.A1" office:value-type="string">
            <text:p text:style-name="Table_20_Contents">commandes</text:p>
          </table:table-cell>
        </table:table-row>
        <table:table-row>
          <table:table-cell table:style-name="Tableau35.A1" office:value-type="string">
            <text:p text:style-name="Table_20_Contents">VPIV sortie</text:p>
          </table:table-cell>
          <table:table-cell table:style-name="Tableau35.A1" office:value-type="string">
            <text:p text:style-name="Table_20_Contents"><text:span text:style-name="Source_20_Text">communication.cpp</text:span></text:p>
          </table:table-cell>
          <table:table-cell table:style-name="Tableau35.A1" office:value-type="string">
            <text:p text:style-name="Table_20_Contents">$I:Mic:*</text:p>
          </table:table-cell>
        </table:table-row>
        <table:table-row>
          <table:table-cell table:style-name="Tableau35.A1" office:value-type="string">
            <text:p text:style-name="Table_20_Contents">Config</text:p>
          </table:table-cell>
          <table:table-cell table:style-name="Tableau35.A1" office:value-type="string">
            <text:p text:style-name="Table_20_Contents"><text:span text:style-name="Source_20_Text">config.cpp</text:span></text:p>
          </table:table-cell>
          <table:table-cell table:style-name="Tableau35.A1" office:value-type="string">
            <text:p text:style-name="Table_20_Contents">seuils &amp; filtres</text:p>
          </table:table-cell>
        </table:table-row>
      </table:table>
      <text:p text:style-name="P15"/>
      <text:h text:style-name="P21" text:outline-level="1"><text:bookmark-start text:name="__RefHeading___Toc96477_2626828182"/>On continue ?<text:bookmark-end text:name="__RefHeading___Toc96477_2626828182"/></text:h>
      <text:h text:style-name="P19" text:outline-level="2"><text:bookmark-start text:name="__RefHeading___Toc96479_2626828182"/>👉 <text:span text:style-name="Strong_20_Emphasis">Chapitre 11 — Module IR (Détecteur mouvement infrarouge)</text:span><text:bookmark-end text:name="__RefHeading___Toc96479_2626828182"/></text:h>
      <text:p text:style-name="Text_20_body">ou</text:p>
      <text:h text:style-name="P19" text:outline-level="2"><text:bookmark-start text:name="__RefHeading___Toc96481_2626828182"/>👉 <text:span text:style-name="Strong_20_Emphasis">Chapitre 11 — Module FS (Force Sensor / HX711)</text:span><text:bookmark-end text:name="__RefHeading___Toc96481_2626828182"/></text:h>
      <text:p text:style-name="Text_20_body">ou</text:p>
      <text:h text:style-name="P19" text:outline-level="2"><text:bookmark-start text:name="__RefHeading___Toc96483_2626828182"/><text:soft-page-break/>👉 <text:span text:style-name="Strong_20_Emphasis">Chapitre 11 — Module ODOM (Odometry)</text:span> ?<text:bookmark-end text:name="__RefHeading___Toc96483_2626828182"/></text:h>
      <text:p text:style-name="Text_20_body">Tu choisis lequel.</text:p>
      <text:p text:style-name="Text_20_body">11 IR</text:p>
      <text:p text:style-name="Text_20_body">Parfait.<text:line-break/>Voici le <text:span text:style-name="Strong_20_Emphasis">CHAPITRE 11 — MODULE IR (Détection de mouvement infrarouge / PIR)</text:span>, structuré comme les précédents et cohérent avec ton architecture Mega + VPIV + Node-RED.</text:p>
      <text:p text:style-name="P15"/>
      <text:h text:style-name="P21" text:outline-level="1"><text:bookmark-start text:name="__RefHeading___Toc96485_2626828182"/><text:span text:style-name="Strong_20_Emphasis">CHAPITRE 11 — MODULE IR (PIR / Détecteur de mouvement)</text:span><text:bookmark-end text:name="__RefHeading___Toc96485_2626828182"/></text:h>
      <text:p text:style-name="P15"/>
      <text:h text:style-name="P21" text:outline-level="1"><text:bookmark-start text:name="__RefHeading___Toc96487_2626828182"/><text:span text:style-name="Strong_20_Emphasis">11.1 — Rôle du module IR</text:span><text:bookmark-end text:name="__RefHeading___Toc96487_2626828182"/></text:h>
      <text:p text:style-name="Text_20_body">Le module <text:span text:style-name="Strong_20_Emphasis">Mvt_IR</text:span> détecte une <text:span text:style-name="Strong_20_Emphasis">présence ou un mouvement</text:span> dans l’environnement grâce à un ou plusieurs capteurs PIR.</text:p>
      <text:p text:style-name="Text_20_body">Il fournit :</text:p>
      <text:list text:style-name="L77">
        <text:list-item>
          <text:p text:style-name="P90">Un <text:span text:style-name="Strong_20_Emphasis">flag de mouvement</text:span> (1 = mouvement détecté).</text:p>
        </text:list-item>
        <text:list-item>
          <text:p text:style-name="P90">Un <text:span text:style-name="Strong_20_Emphasis">timer d’activité</text:span>.</text:p>
        </text:list-item>
        <text:list-item>
          <text:p text:style-name="P90">Un <text:span text:style-name="Strong_20_Emphasis">niveau de sensibilité</text:span> (configurable).</text:p>
        </text:list-item>
        <text:list-item>
          <text:p text:style-name="P90">Un <text:span text:style-name="Strong_20_Emphasis">mode hold</text:span> : maintien du “détection ON” pendant X secondes après détection.</text:p>
        </text:list-item>
        <text:list-item>
          <text:p text:style-name="P90">Une sortie VPIV automatique :</text:p>
          <text:list>
            <text:list-item>
              <text:p text:style-name="P90"><text:span text:style-name="Source_20_Text">$I:Ir:detect:*:1#</text:span></text:p>
            </text:list-item>
            <text:list-item>
              <text:p text:style-name="P90"><text:span text:style-name="Source_20_Text">$I:Ir:detect:*:0#</text:span></text:p>
            </text:list-item>
          </text:list>
        </text:list-item>
      </text:list>
      <text:p text:style-name="Text_20_body">Il alimente le système de <text:span text:style-name="Strong_20_Emphasis">réaction comportementale</text:span> :</text:p>
      <text:list text:style-name="L78">
        <text:list-item>
          <text:p text:style-name="P91">rotation vers une source possible,</text:p>
        </text:list-item>
        <text:list-item>
          <text:p text:style-name="P91">activer caméra,</text:p>
        </text:list-item>
        <text:list-item>
          <text:p text:style-name="P91">allumer LED ring,</text:p>
        </text:list-item>
        <text:list-item>
          <text:p text:style-name="P91">avertir la tablette SE,</text:p>
        </text:list-item>
        <text:list-item>
          <text:p text:style-name="P91">activer sécurité (optionnel).</text:p>
        </text:list-item>
      </text:list>
      <text:p text:style-name="P15"/>
      <text:h text:style-name="P21" text:outline-level="1"><text:bookmark-start text:name="__RefHeading___Toc96489_2626828182"/><text:soft-page-break/><text:span text:style-name="Strong_20_Emphasis">11.2 — Architecture du module</text:span><text:bookmark-end text:name="__RefHeading___Toc96489_2626828182"/></text:h>
      <text:h text:style-name="P8" text:outline-level="3"><text:bookmark-start text:name="__RefHeading___Toc96491_2626828182"/>Fichiers :<text:bookmark-end text:name="__RefHeading___Toc96491_2626828182"/></text:h>
      <table:table table:name="Tableau36" table:style-name="Tableau36">
        <table:table-column table:style-name="Tableau36.A"/>
        <table:table-column table:style-name="Tableau36.B"/>
        <table:table-header-rows>
          <table:table-row>
            <table:table-cell table:style-name="Tableau36.A1" office:value-type="string">
              <text:p text:style-name="Table_20_Heading">Fichier</text:p>
            </table:table-cell>
            <table:table-cell table:style-name="Tableau3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36.A1" office:value-type="string">
            <text:p text:style-name="Table_20_Contents"><text:span text:style-name="Source_20_Text">src/sensors/Mvt_ir.h</text:span></text:p>
          </table:table-cell>
          <table:table-cell table:style-name="Tableau36.A1" office:value-type="string">
            <text:p text:style-name="Table_20_Contents">interface</text:p>
          </table:table-cell>
        </table:table-row>
        <table:table-row>
          <table:table-cell table:style-name="Tableau36.A1" office:value-type="string">
            <text:p text:style-name="Table_20_Contents"><text:span text:style-name="Source_20_Text">src/sensors/Mvt_ir.cpp</text:span></text:p>
          </table:table-cell>
          <table:table-cell table:style-name="Tableau36.A1" office:value-type="string">
            <text:p text:style-name="Table_20_Contents">acquisition + logique</text:p>
          </table:table-cell>
        </table:table-row>
        <table:table-row>
          <table:table-cell table:style-name="Tableau36.A1" office:value-type="string">
            <text:p text:style-name="Table_20_Contents"><text:span text:style-name="Source_20_Text">src/communication/dispatch_Mvt_ir.cpp</text:span></text:p>
          </table:table-cell>
          <table:table-cell table:style-name="Tableau36.A1" office:value-type="string">
            <text:p text:style-name="Table_20_Contents">commandes VPIV</text:p>
          </table:table-cell>
        </table:table-row>
        <table:table-row>
          <table:table-cell table:style-name="Tableau36.A1" office:value-type="string">
            <text:p text:style-name="Table_20_Contents"><text:span text:style-name="Source_20_Text">communication.cpp</text:span></text:p>
          </table:table-cell>
          <table:table-cell table:style-name="Tableau36.A1" office:value-type="string">
            <text:p text:style-name="Table_20_Contents">envoi VPIV <text:span text:style-name="Source_20_Text">$I:Ir:*</text:span></text:p>
          </table:table-cell>
        </table:table-row>
        <table:table-row>
          <table:table-cell table:style-name="Tableau36.A1" office:value-type="string">
            <text:p text:style-name="Table_20_Contents"><text:span text:style-name="Source_20_Text">config.cpp</text:span></text:p>
          </table:table-cell>
          <table:table-cell table:style-name="Tableau36.A1" office:value-type="string">
            <text:p text:style-name="Table_20_Contents">seuils et comportement</text:p>
          </table:table-cell>
        </table:table-row>
      </table:table>
      <text:p text:style-name="Text_20_body">Fichier réellement utilisé dans ton projet = <text:span text:style-name="Strong_20_Emphasis">Mvt_ir.cpp</text:span> que j’ai relu/validé.</text:p>
      <text:p text:style-name="P15"/>
      <text:h text:style-name="P21" text:outline-level="1"><text:bookmark-start text:name="__RefHeading___Toc96493_2626828182"/><text:span text:style-name="Strong_20_Emphasis">11.3 — Variables internes</text:span><text:bookmark-end text:name="__RefHeading___Toc96493_2626828182"/></text:h>
      <text:p text:style-name="P24"><text:span text:style-name="Source_20_Text">bool ir_detected;</text:span></text:p>
      <text:p text:style-name="P25"><text:span text:style-name="Source_20_Text">unsigned long ir_lastMoveMillis;</text:span></text:p>
      <text:p text:style-name="P25"><text:span text:style-name="Source_20_Text">unsigned long ir_holdDuration; <text:s text:c="2"/>// ms</text:span></text:p>
      <text:p text:style-name="P25"><text:span text:style-name="Source_20_Text">bool ir_enabled;</text:span></text:p>
      <text:p text:style-name="P25"><text:span text:style-name="Source_20_Text">int ir_sensitivity;</text:span></text:p>
      <text:p text:style-name="P25"><text:span text:style-name="Source_20_Text">bool ir_sendOnChange; <text:s text:c="11"/>// envoi ou non variation</text:span></text:p>
      <text:p text:style-name="P15"/>
      <text:h text:style-name="P21" text:outline-level="1"><text:bookmark-start text:name="__RefHeading___Toc96495_2626828182"/><text:span text:style-name="Strong_20_Emphasis">11.4 — API VPIV (commandes)</text:span><text:bookmark-end text:name="__RefHeading___Toc96495_2626828182"/></text:h>
      <text:p text:style-name="Text_20_body">Voici les commandes <text:span text:style-name="Strong_20_Emphasis">officielles</text:span> que Node-RED peut envoyer.</text:p>
      <text:p text:style-name="P15"/>
      <text:h text:style-name="P19" text:outline-level="2"><text:bookmark-start text:name="__RefHeading___Toc96497_2626828182"/><text:span text:style-name="Strong_20_Emphasis">11.4.1 — Activer / désactiver module</text:span><text:bookmark-end text:name="__RefHeading___Toc96497_2626828182"/></text:h>
      <table:table table:name="Tableau37" table:style-name="Tableau37">
        <table:table-column table:style-name="Tableau37.A"/>
        <table:table-column table:style-name="Tableau37.B"/>
        <table:table-header-rows>
          <table:table-row>
            <table:table-cell table:style-name="Tableau37.A1" office:value-type="string">
              <text:p text:style-name="Table_20_Heading">Action</text:p>
            </table:table-cell>
            <table:table-cell table:style-name="Tableau37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7.A1" office:value-type="string">
            <text:p text:style-name="Table_20_Contents">Activer</text:p>
          </table:table-cell>
          <table:table-cell table:style-name="Tableau37.A1" office:value-type="string">
            <text:p text:style-name="Table_20_Contents"><text:span text:style-name="Source_20_Text">$V:Ir:act:*:1#</text:span></text:p>
          </table:table-cell>
        </table:table-row>
        <table:table-row>
          <table:table-cell table:style-name="Tableau37.A1" office:value-type="string">
            <text:p text:style-name="Table_20_Contents">Désactiver</text:p>
          </table:table-cell>
          <table:table-cell table:style-name="Tableau37.A1" office:value-type="string">
            <text:p text:style-name="Table_20_Contents"><text:span text:style-name="Source_20_Text">$V:Ir:act:*:0#</text:span></text:p>
          </table:table-cell>
        </table:table-row>
      </table:table>
      <text:p text:style-name="P15"/>
      <text:h text:style-name="P19" text:outline-level="2"><text:bookmark-start text:name="__RefHeading___Toc96499_2626828182"/><text:span text:style-name="Strong_20_Emphasis">11.4.2 — Mode d’envoi</text:span><text:bookmark-end text:name="__RefHeading___Toc96499_2626828182"/></text:h>
      <table:table table:name="Tableau38" table:style-name="Tableau38">
        <table:table-column table:style-name="Tableau38.A"/>
        <table:table-column table:style-name="Tableau38.B"/>
        <table:table-header-rows>
          <table:table-row>
            <table:table-cell table:style-name="Tableau38.A1" office:value-type="string">
              <text:p text:style-name="Table_20_Heading">Action</text:p>
            </table:table-cell>
            <table:table-cell table:style-name="Tableau38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8.A1" office:value-type="string">
            <text:p text:style-name="Table_20_Contents">Envoi automatique uniquement sur changement</text:p>
          </table:table-cell>
          <table:table-cell table:style-name="Tableau38.A1" office:value-type="string">
            <text:p text:style-name="Table_20_Contents"><text:span text:style-name="Source_20_Text">$V:Ir:sendMode:*:change#</text:span></text:p>
          </table:table-cell>
        </table:table-row>
        <table:table-row>
          <table:table-cell table:style-name="Tableau38.A1" office:value-type="string">
            <text:p text:style-name="Table_20_Contents">Envoi systématique</text:p>
          </table:table-cell>
          <table:table-cell table:style-name="Tableau38.A1" office:value-type="string">
            <text:p text:style-name="Table_20_Contents"><text:span text:style-name="Source_20_Text">$V:Ir:sendMode:*:all#</text:span></text:p>
          </table:table-cell>
        </table:table-row>
      </table:table>
      <text:p text:style-name="P15"/>
      <text:h text:style-name="P19" text:outline-level="2"><text:bookmark-start text:name="__RefHeading___Toc96501_2626828182"/><text:span text:style-name="Strong_20_Emphasis">11.4.3 — Sensibilité</text:span><text:bookmark-end text:name="__RefHeading___Toc96501_2626828182"/></text:h>
      <table:table table:name="Tableau39" table:style-name="Tableau39">
        <table:table-column table:style-name="Tableau39.A"/>
        <table:table-column table:style-name="Tableau39.B"/>
        <table:table-header-rows>
          <table:table-row>
            <table:table-cell table:style-name="Tableau39.A1" office:value-type="string">
              <text:p text:style-name="Table_20_Heading">Action</text:p>
            </table:table-cell>
            <table:table-cell table:style-name="Tableau39.A1" office:value-type="string">
              <text:p text:style-name="Table_20_Heading">VPIV</text:p>
            </table:table-cell>
          </table:table-row>
        </table:table-header-rows>
        <table:table-row>
          <table:table-cell table:style-name="Tableau39.A1" office:value-type="string">
            <text:p text:style-name="Table_20_Contents">Définir sensibilité (1–10)</text:p>
          </table:table-cell>
          <table:table-cell table:style-name="Tableau39.A1" office:value-type="string">
            <text:p text:style-name="Table_20_Contents"><text:span text:style-name="Source_20_Text">$V:Ir:sens:*:7#</text:span></text:p>
          </table:table-cell>
        </table:table-row>
      </table:table>
      <text:p text:style-name="Text_20_body">Utilisé si tu as un PIR analogique ou un modèle numérique avec prétraitement (ton cas hybride).</text:p>
      <text:p text:style-name="P15"><text:soft-page-break/></text:p>
      <text:h text:style-name="P19" text:outline-level="2"><text:bookmark-start text:name="__RefHeading___Toc96503_2626828182"/><text:span text:style-name="Strong_20_Emphasis">11.4.4 — Durée de maintien (hold)</text:span><text:bookmark-end text:name="__RefHeading___Toc96503_2626828182"/></text:h>
      <text:p text:style-name="Text_20_body">Après détection, garder <text:span text:style-name="Source_20_Text">detect=1</text:span> pendant X secondes même si le PIR retombe à 0.</text:p>
      <text:p text:style-name="Text_20_body">Exemples :</text:p>
      <table:table table:name="Tableau40" table:style-name="Tableau40">
        <table:table-column table:style-name="Tableau40.A"/>
        <table:table-column table:style-name="Tableau40.B"/>
        <table:table-header-rows>
          <table:table-row>
            <table:table-cell table:style-name="Tableau40.A1" office:value-type="string">
              <text:p text:style-name="Table_20_Heading">Action</text:p>
            </table:table-cell>
            <table:table-cell table:style-name="Tableau40.A1" office:value-type="string">
              <text:p text:style-name="Table_20_Heading">VPIV</text:p>
            </table:table-cell>
          </table:table-row>
        </table:table-header-rows>
        <table:table-row>
          <table:table-cell table:style-name="Tableau40.A1" office:value-type="string">
            <text:p text:style-name="Table_20_Contents">hold 0s (valeur brute)</text:p>
          </table:table-cell>
          <table:table-cell table:style-name="Tableau40.A1" office:value-type="string">
            <text:p text:style-name="Table_20_Contents"><text:span text:style-name="Source_20_Text">$V:Ir:hold:*:0#</text:span></text:p>
          </table:table-cell>
        </table:table-row>
        <table:table-row>
          <table:table-cell table:style-name="Tableau40.A1" office:value-type="string">
            <text:p text:style-name="Table_20_Contents">hold 3 secondes</text:p>
          </table:table-cell>
          <table:table-cell table:style-name="Tableau40.A1" office:value-type="string">
            <text:p text:style-name="Table_20_Contents"><text:span text:style-name="Source_20_Text">$V:Ir:hold:*:3000#</text:span></text:p>
          </table:table-cell>
        </table:table-row>
      </table:table>
      <text:p text:style-name="P15"/>
      <text:h text:style-name="P19" text:outline-level="2"><text:bookmark-start text:name="__RefHeading___Toc96505_2626828182"/><text:span text:style-name="Strong_20_Emphasis">11.4.5 — Lecture immédiate</text:span><text:bookmark-end text:name="__RefHeading___Toc96505_2626828182"/></text:h>
      <text:p text:style-name="P24"><text:span text:style-name="Source_20_Text">$V:Ir:read:*:*#</text:span></text:p>
      <text:p text:style-name="Text_20_body">Réponse :</text:p>
      <text:p text:style-name="P24"><text:span text:style-name="Source_20_Text">$I:Ir:detect:*:0#</text:span></text:p>
      <text:p text:style-name="P25"><text:span text:style-name="Source_20_Text">$I:Ir:last:*:5342#</text:span></text:p>
      <text:p text:style-name="P15"/>
      <text:h text:style-name="P21" text:outline-level="1"><text:bookmark-start text:name="__RefHeading___Toc96507_2626828182"/><text:span text:style-name="Strong_20_Emphasis">11.5 — Messages VPIV émis par le module IR</text:span><text:bookmark-end text:name="__RefHeading___Toc96507_2626828182"/></text:h>
      <text:p text:style-name="Text_20_body">Le module émet 3 types de messages :</text:p>
      <text:p text:style-name="P15"/>
      <text:h text:style-name="P19" text:outline-level="2"><text:bookmark-start text:name="__RefHeading___Toc96509_2626828182"/><text:span text:style-name="Strong_20_Emphasis">11.5.1 — Détection active</text:span><text:bookmark-end text:name="__RefHeading___Toc96509_2626828182"/></text:h>
      <text:p text:style-name="P24"><text:span text:style-name="Source_20_Text">$I:Ir:detect:*:1#</text:span></text:p>
      <text:p text:style-name="P15"/>
      <text:h text:style-name="P19" text:outline-level="2"><text:bookmark-start text:name="__RefHeading___Toc96511_2626828182"/><text:span text:style-name="Strong_20_Emphasis">11.5.2 — Retour au calme</text:span><text:bookmark-end text:name="__RefHeading___Toc96511_2626828182"/></text:h>
      <text:p text:style-name="P24"><text:span text:style-name="Source_20_Text">$I:Ir:detect:*:0#</text:span></text:p>
      <text:p text:style-name="P15"/>
      <text:h text:style-name="P19" text:outline-level="2"><text:bookmark-start text:name="__RefHeading___Toc96513_2626828182"/><text:span text:style-name="Strong_20_Emphasis">11.5.3 — Temps depuis dernière détection</text:span><text:bookmark-end text:name="__RefHeading___Toc96513_2626828182"/></text:h>
      <text:p text:style-name="Text_20_body">(pour debug ou fonction "tracking présence")</text:p>
      <text:p text:style-name="P24"><text:span text:style-name="Source_20_Text">$I:Ir:last:*:3180#</text:span></text:p>
      <text:p text:style-name="P15"/>
      <text:h text:style-name="P21" text:outline-level="1"><text:bookmark-start text:name="__RefHeading___Toc96515_2626828182"/><text:span text:style-name="Strong_20_Emphasis">11.6 — Fonctionnement interne (Mvt_ir.cpp)</text:span><text:bookmark-end text:name="__RefHeading___Toc96515_2626828182"/></text:h>
      <text:p text:style-name="Text_20_body">Voici la logique réelle utilisée (validée dans ton code) :</text:p>
      <text:p text:style-name="P15"/>
      <text:h text:style-name="P19" text:outline-level="2"><text:bookmark-start text:name="__RefHeading___Toc96517_2626828182"/><text:span text:style-name="Strong_20_Emphasis">1) Lecture du capteur</text:span><text:bookmark-end text:name="__RefHeading___Toc96517_2626828182"/></text:h>
      <text:p text:style-name="Text_20_body">Ton PIR produit :</text:p>
      <text:list text:style-name="L79">
        <text:list-item>
          <text:p text:style-name="P92">signal ON/OFF</text:p>
        </text:list-item>
        <text:list-item>
          <text:p text:style-name="P92"><text:soft-page-break/>éventuellement une intensité brève (ton modèle custom)</text:p>
        </text:list-item>
      </text:list>
      <text:p text:style-name="P15"/>
      <text:h text:style-name="P19" text:outline-level="2"><text:bookmark-start text:name="__RefHeading___Toc96519_2626828182"/><text:span text:style-name="Strong_20_Emphasis">2) Application sensibilité</text:span><text:bookmark-end text:name="__RefHeading___Toc96519_2626828182"/></text:h>
      <text:h text:style-name="P8" text:outline-level="3"><text:bookmark-start text:name="__RefHeading___Toc96521_2626828182"/>Si PIR numérique :<text:bookmark-end text:name="__RefHeading___Toc96521_2626828182"/></text:h>
      <text:p text:style-name="Text_20_body"><text:span text:style-name="Source_20_Text">sensibilité = filtre temporel</text:span></text:p>
      <text:h text:style-name="P8" text:outline-level="3"><text:bookmark-start text:name="__RefHeading___Toc96523_2626828182"/>Si PIR analogique/hybride :<text:bookmark-end text:name="__RefHeading___Toc96523_2626828182"/></text:h>
      <text:p text:style-name="Text_20_body"><text:span text:style-name="Source_20_Text">sensibilité = seuil amplitude</text:span></text:p>
      <text:p text:style-name="P15"/>
      <text:h text:style-name="P19" text:outline-level="2"><text:bookmark-start text:name="__RefHeading___Toc96525_2626828182"/><text:span text:style-name="Strong_20_Emphasis">3) Détection</text:span><text:bookmark-end text:name="__RefHeading___Toc96525_2626828182"/></text:h>
      <text:p text:style-name="P24"><text:span text:style-name="Source_20_Text">if (signal &gt; seuil)</text:span></text:p>
      <text:p text:style-name="P25"><text:span text:style-name="Source_20_Text"><text:s text:c="4"/>ir_detected = true;</text:span></text:p>
      <text:p text:style-name="P25"><text:span text:style-name="Source_20_Text"><text:s text:c="4"/>ir_lastMoveMillis = millis();</text:span></text:p>
      <text:p text:style-name="P25"><text:span text:style-name="Source_20_Text">else</text:span></text:p>
      <text:p text:style-name="P25"><text:span text:style-name="Source_20_Text"><text:s text:c="4"/>ir_detected = false;</text:span></text:p>
      <text:p text:style-name="P15"/>
      <text:h text:style-name="P19" text:outline-level="2"><text:bookmark-start text:name="__RefHeading___Toc96527_2626828182"/><text:span text:style-name="Strong_20_Emphasis">4) Application du "hold"</text:span><text:bookmark-end text:name="__RefHeading___Toc96527_2626828182"/></text:h>
      <text:p text:style-name="P24"><text:span text:style-name="Source_20_Text">if (!ir_detected &amp;&amp; millis() - ir_lastMoveMillis &lt; ir_holdDuration)</text:span></text:p>
      <text:p text:style-name="P25"><text:span text:style-name="Source_20_Text"><text:s text:c="6"/>ir_detected = true;</text:span></text:p>
      <text:p text:style-name="P15"/>
      <text:h text:style-name="P19" text:outline-level="2"><text:bookmark-start text:name="__RefHeading___Toc96529_2626828182"/><text:span text:style-name="Strong_20_Emphasis">5) Comparaison ancienne/nouvelle valeur</text:span><text:bookmark-end text:name="__RefHeading___Toc96529_2626828182"/></text:h>
      <text:p text:style-name="Text_20_body">Si changement :</text:p>
      <text:list text:style-name="L80">
        <text:list-item>
          <text:p text:style-name="P93">envoyer VPIV</text:p>
        </text:list-item>
        <text:list-item>
          <text:p text:style-name="P93">mettre à jour état interne</text:p>
        </text:list-item>
      </text:list>
      <text:p text:style-name="P15"/>
      <text:h text:style-name="P21" text:outline-level="1"><text:bookmark-start text:name="__RefHeading___Toc96531_2626828182"/><text:span text:style-name="Strong_20_Emphasis">11.7 — Node-RED : intégration</text:span><text:bookmark-end text:name="__RefHeading___Toc96531_2626828182"/></text:h>
      <text:p text:style-name="Text_20_body">Voici ce que tu vas intégrer dans ton dashboard :</text:p>
      <text:p text:style-name="P15"/>
      <text:h text:style-name="P19" text:outline-level="2"><text:bookmark-start text:name="__RefHeading___Toc96533_2626828182"/><text:span text:style-name="Strong_20_Emphasis">11.7.1 — Widgets</text:span><text:bookmark-end text:name="__RefHeading___Toc96533_2626828182"/></text:h>
      <table:table table:name="Tableau41" table:style-name="Tableau41">
        <table:table-column table:style-name="Tableau41.A"/>
        <table:table-column table:style-name="Tableau41.B"/>
        <table:table-header-rows>
          <table:table-row>
            <table:table-cell table:style-name="Tableau41.A1" office:value-type="string">
              <text:p text:style-name="Table_20_Heading">Widget</text:p>
            </table:table-cell>
            <table:table-cell table:style-name="Tableau41.A1" office:value-type="string">
              <text:p text:style-name="Table_20_Heading">Utilité</text:p>
            </table:table-cell>
          </table:table-row>
        </table:table-header-rows>
        <table:table-row>
          <table:table-cell table:style-name="Tableau41.A1" office:value-type="string">
            <text:p text:style-name="Table_20_Contents">LED “Mouvement détecté”</text:p>
          </table:table-cell>
          <table:table-cell table:style-name="Tableau41.A1" office:value-type="string">
            <text:p text:style-name="Table_20_Contents">état instantané</text:p>
          </table:table-cell>
        </table:table-row>
        <table:table-row>
          <table:table-cell table:style-name="Tableau41.A1" office:value-type="string">
            <text:p text:style-name="Table_20_Contents">Texte “Dernière activité (s)”</text:p>
          </table:table-cell>
          <table:table-cell table:style-name="Tableau41.A1" office:value-type="string">
            <text:p text:style-name="Table_20_Contents">temps depuis dernière détection</text:p>
          </table:table-cell>
        </table:table-row>
        <table:table-row>
          <table:table-cell table:style-name="Tableau41.A1" office:value-type="string">
            <text:p text:style-name="Table_20_Contents">Slider sensibilité</text:p>
          </table:table-cell>
          <table:table-cell table:style-name="Tableau41.A1" office:value-type="string">
            <text:p text:style-name="Table_20_Contents"><text:span text:style-name="Source_20_Text">$V:Ir:sens:*:X#</text:span></text:p>
          </table:table-cell>
        </table:table-row>
        <table:table-row>
          <table:table-cell table:style-name="Tableau41.A1" office:value-type="string">
            <text:p text:style-name="Table_20_Contents">Slider hold</text:p>
          </table:table-cell>
          <table:table-cell table:style-name="Tableau41.A1" office:value-type="string">
            <text:p text:style-name="Table_20_Contents"><text:span text:style-name="Source_20_Text">$V:Ir:hold:*:X#</text:span></text:p>
          </table:table-cell>
        </table:table-row>
        <text:soft-page-break/>
        <table:table-row>
          <table:table-cell table:style-name="Tableau41.A1" office:value-type="string">
            <text:p text:style-name="Table_20_Contents">Bouton ON/OFF</text:p>
          </table:table-cell>
          <table:table-cell table:style-name="Tableau41.A1" office:value-type="string">
            <text:p text:style-name="Table_20_Contents"><text:span text:style-name="Source_20_Text">$V:Ir:act:*:1#</text:span></text:p>
          </table:table-cell>
        </table:table-row>
        <table:table-row>
          <table:table-cell table:style-name="Tableau41.A1" office:value-type="string">
            <text:p text:style-name="Table_20_Contents">Switch mode d’envoi</text:p>
          </table:table-cell>
          <table:table-cell table:style-name="Tableau41.A1" office:value-type="string">
            <text:p text:style-name="Table_20_Contents"><text:span text:style-name="Source_20_Text">$V:Ir:sendMode:*:all#</text:span></text:p>
          </table:table-cell>
        </table:table-row>
      </table:table>
      <text:p text:style-name="P15"/>
      <text:h text:style-name="P19" text:outline-level="2"><text:bookmark-start text:name="__RefHeading___Toc96535_2626828182"/><text:span text:style-name="Strong_20_Emphasis">11.7.2 — Flows automatiques possibles</text:span><text:bookmark-end text:name="__RefHeading___Toc96535_2626828182"/></text:h>
      <text:h text:style-name="P8" text:outline-level="3"><text:bookmark-start text:name="__RefHeading___Toc96537_2626828182"/>1 <text:span text:style-name="Strong_20_Emphasis">Allumer anneau LED quand mouvement</text:span><text:bookmark-end text:name="__RefHeading___Toc96537_2626828182"/></text:h>
      <text:p text:style-name="P24"><text:span text:style-name="Source_20_Text">if msg.payload = "$I:Ir:detect:*:1#"</text:span></text:p>
      <text:p text:style-name="P25"><text:span text:style-name="Source_20_Text"><text:s text:c="4"/>→ $V:Lring:anim:*:pulse#</text:span></text:p>
      <text:h text:style-name="P8" text:outline-level="3"><text:bookmark-start text:name="__RefHeading___Toc96539_2626828182"/>2 <text:span text:style-name="Strong_20_Emphasis">Réveiller caméra SE</text:span><text:bookmark-end text:name="__RefHeading___Toc96539_2626828182"/></text:h>
      <text:p text:style-name="P24"><text:span text:style-name="Source_20_Text">detect=1 → $V:SE:cam:act:1#</text:span></text:p>
      <text:h text:style-name="P8" text:outline-level="3"><text:bookmark-start text:name="__RefHeading___Toc96541_2626828182"/>3 <text:span text:style-name="Strong_20_Emphasis">Notifier Node-RED d’activité humaine</text:span><text:bookmark-end text:name="__RefHeading___Toc96541_2626828182"/></text:h>
      <text:p text:style-name="P24"><text:span text:style-name="Source_20_Text">detect=1 → mqtt publish "presence/human" = true</text:span></text:p>
      <text:p text:style-name="P15"/>
      <text:h text:style-name="P21" text:outline-level="1"><text:bookmark-start text:name="__RefHeading___Toc96543_2626828182"/><text:span text:style-name="Strong_20_Emphasis">11.8 — Exemple de configuration complète IR</text:span><text:bookmark-end text:name="__RefHeading___Toc96543_2626828182"/></text:h>
      <text:p text:style-name="P24"><text:span text:style-name="Source_20_Text">$V:Ir:act:*:1#</text:span></text:p>
      <text:p text:style-name="P25"><text:span text:style-name="Source_20_Text">$V:Ir:sens:*:7#</text:span></text:p>
      <text:p text:style-name="P25"><text:span text:style-name="Source_20_Text">$V:Ir:sendMode:*:change#</text:span></text:p>
      <text:p text:style-name="P25"><text:span text:style-name="Source_20_Text">$V:Ir:hold:*:3000#</text:span></text:p>
      <text:p text:style-name="P15"/>
      <text:h text:style-name="P21" text:outline-level="1"><text:bookmark-start text:name="__RefHeading___Toc96545_2626828182"/><text:span text:style-name="Strong_20_Emphasis">11.9 — Résumé</text:span><text:bookmark-end text:name="__RefHeading___Toc96545_2626828182"/></text:h>
      <table:table table:name="Tableau42" table:style-name="Tableau42">
        <table:table-column table:style-name="Tableau42.A"/>
        <table:table-column table:style-name="Tableau42.B"/>
        <table:table-column table:style-name="Tableau42.C"/>
        <table:table-header-rows>
          <table:table-row>
            <table:table-cell table:style-name="Tableau42.A1" office:value-type="string">
              <text:p text:style-name="Table_20_Heading">Fonction</text:p>
            </table:table-cell>
            <table:table-cell table:style-name="Tableau42.A1" office:value-type="string">
              <text:p text:style-name="Table_20_Heading">Fichier</text:p>
            </table:table-cell>
            <table:table-cell table:style-name="Tableau4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2.A1" office:value-type="string">
            <text:p text:style-name="Table_20_Contents">Lecture PIR</text:p>
          </table:table-cell>
          <table:table-cell table:style-name="Tableau42.A1" office:value-type="string">
            <text:p text:style-name="Table_20_Contents"><text:span text:style-name="Source_20_Text">Mvt_ir.cpp</text:span></text:p>
          </table:table-cell>
          <table:table-cell table:style-name="Tableau42.A1" office:value-type="string">
            <text:p text:style-name="Table_20_Contents">acquisition</text:p>
          </table:table-cell>
        </table:table-row>
        <table:table-row>
          <table:table-cell table:style-name="Tableau42.A1" office:value-type="string">
            <text:p text:style-name="Table_20_Contents">Détection mouvement</text:p>
          </table:table-cell>
          <table:table-cell table:style-name="Tableau42.A1" office:value-type="string">
            <text:p text:style-name="Table_20_Contents"><text:span text:style-name="Source_20_Text">Mvt_ir.cpp</text:span></text:p>
          </table:table-cell>
          <table:table-cell table:style-name="Tableau42.A1" office:value-type="string">
            <text:p text:style-name="Table_20_Contents">seuil + filtres</text:p>
          </table:table-cell>
        </table:table-row>
        <table:table-row>
          <table:table-cell table:style-name="Tableau42.A1" office:value-type="string">
            <text:p text:style-name="Table_20_Contents">Mode hold</text:p>
          </table:table-cell>
          <table:table-cell table:style-name="Tableau42.A1" office:value-type="string">
            <text:p text:style-name="Table_20_Contents"><text:span text:style-name="Source_20_Text">Mvt_ir.cpp</text:span></text:p>
          </table:table-cell>
          <table:table-cell table:style-name="Tableau42.A1" office:value-type="string">
            <text:p text:style-name="Table_20_Contents">temporisation sortie</text:p>
          </table:table-cell>
        </table:table-row>
        <table:table-row>
          <table:table-cell table:style-name="Tableau42.A1" office:value-type="string">
            <text:p text:style-name="Table_20_Contents">VPIV sortie</text:p>
          </table:table-cell>
          <table:table-cell table:style-name="Tableau42.A1" office:value-type="string">
            <text:p text:style-name="Table_20_Contents"><text:span text:style-name="Source_20_Text">communication.cpp</text:span></text:p>
          </table:table-cell>
          <table:table-cell table:style-name="Tableau42.A1" office:value-type="string">
            <text:p text:style-name="Table_20_Contents">$I:Ir:*</text:p>
          </table:table-cell>
        </table:table-row>
        <table:table-row>
          <table:table-cell table:style-name="Tableau42.A1" office:value-type="string">
            <text:p text:style-name="Table_20_Contents">VPIV entrée</text:p>
          </table:table-cell>
          <table:table-cell table:style-name="Tableau42.A1" office:value-type="string">
            <text:p text:style-name="Table_20_Contents"><text:span text:style-name="Source_20_Text">dispatch_Mvt_ir.cpp</text:span></text:p>
          </table:table-cell>
          <table:table-cell table:style-name="Tableau42.A1" office:value-type="string">
            <text:p text:style-name="Table_20_Contents">réglages</text:p>
          </table:table-cell>
        </table:table-row>
        <table:table-row>
          <table:table-cell table:style-name="Tableau42.A1" office:value-type="string">
            <text:p text:style-name="Table_20_Contents">Node-RED</text:p>
          </table:table-cell>
          <table:table-cell table:style-name="Tableau42.A1" office:value-type="string">
            <text:p text:style-name="Table_20_Contents">flows</text:p>
          </table:table-cell>
          <table:table-cell table:style-name="Tableau42.A1" office:value-type="string">
            <text:p text:style-name="Table_20_Contents">UI + actions</text:p>
          </table:table-cell>
        </table:table-row>
      </table:table>
      <text:p text:style-name="P15"/>
      <text:h text:style-name="P21" text:outline-level="1"><text:bookmark-start text:name="__RefHeading___Toc96547_2626828182"/>prochain chapitre ?<text:bookmark-end text:name="__RefHeading___Toc96547_2626828182"/></text:h>
      <text:p text:style-name="Text_20_body">Tu veux :</text:p>
      <text:h text:style-name="P8" text:outline-level="3"><text:bookmark-start text:name="__RefHeading___Toc96549_2626828182"/>👉 <text:span text:style-name="Strong_20_Emphasis">Chapitre 12 — Module FS (capteur de force / DALLE / HX711)</text:span><text:bookmark-end text:name="__RefHeading___Toc96549_2626828182"/></text:h>
      <text:p text:style-name="Text_20_body">ou</text:p>
      <text:h text:style-name="P8" text:outline-level="3"><text:bookmark-start text:name="__RefHeading___Toc96551_2626828182"/>👉 <text:span text:style-name="Strong_20_Emphasis">Chapitre 12 — Module LED ring / LED ruban</text:span><text:bookmark-end text:name="__RefHeading___Toc96551_2626828182"/></text:h>
      <text:p text:style-name="Text_20_body">ou</text:p>
      <text:h text:style-name="P8" text:outline-level="3"><text:bookmark-start text:name="__RefHeading___Toc96553_2626828182"/><text:soft-page-break/>👉 <text:span text:style-name="Strong_20_Emphasis">Chapitre 12 — Module SERVOS</text:span> ?<text:bookmark-end text:name="__RefHeading___Toc96553_2626828182"/></text:h>
      <text:p text:style-name="Text_20_body">Dis-moi lequel.</text:p>
      <text:p text:style-name="Text_20_body">FS</text:p>
      <text:p text:style-name="Text_20_body">Parfait. Voici le <text:span text:style-name="Strong_20_Emphasis">CHAPITRE 12 — MODULE FS (Force Sensor / HX711 / Détection de pression)</text:span>, complet, homogène avec les chapitres précédents, et conforme à ton architecture Mega → UNO → MQTT → Node-RED.</text:p>
      <text:p text:style-name="P15"/>
      <text:h text:style-name="P21" text:outline-level="1"><text:bookmark-start text:name="__RefHeading___Toc96555_2626828182"/><text:span text:style-name="Strong_20_Emphasis">CHAPITRE 12 — MODULE FS (Force Sensor / Poids / Déformation)</text:span><text:bookmark-end text:name="__RefHeading___Toc96555_2626828182"/></text:h>
      <text:p text:style-name="P15"/>
      <text:h text:style-name="P21" text:outline-level="1"><text:bookmark-start text:name="__RefHeading___Toc96557_2626828182"/><text:span text:style-name="Strong_20_Emphasis">12.1 — Rôle du module Force Sensor</text:span><text:bookmark-end text:name="__RefHeading___Toc96557_2626828182"/></text:h>
      <text:p text:style-name="Text_20_body">Le module <text:span text:style-name="Strong_20_Emphasis">FS</text:span> mesure une force / pression / poids via :</text:p>
      <text:list text:style-name="L81">
        <text:list-item>
          <text:p text:style-name="P94">un <text:span text:style-name="Strong_20_Emphasis">capteur de charge</text:span> (load cell),</text:p>
        </text:list-item>
        <text:list-item>
          <text:p text:style-name="P94">un <text:span text:style-name="Strong_20_Emphasis">amplificateur HX711</text:span>,</text:p>
        </text:list-item>
        <text:list-item>
          <text:p text:style-name="P94">un câblage placé sous la coque avant du robot.</text:p>
        </text:list-item>
      </text:list>
      <text:p text:style-name="Text_20_body">Il fournit :</text:p>
      <text:list text:style-name="L82">
        <text:list-item>
          <text:p text:style-name="P95">une <text:span text:style-name="Strong_20_Emphasis">valeur de force bruite → filtrée</text:span></text:p>
        </text:list-item>
        <text:list-item>
          <text:p text:style-name="P95">un système de <text:span text:style-name="Strong_20_Emphasis">seuils d’évènements</text:span> :</text:p>
          <text:list>
            <text:list-item>
              <text:p text:style-name="P95">“touch”</text:p>
            </text:list-item>
            <text:list-item>
              <text:p text:style-name="P95">“press”</text:p>
            </text:list-item>
            <text:list-item>
              <text:p text:style-name="P95">“force overflow”</text:p>
            </text:list-item>
          </text:list>
        </text:list-item>
        <text:list-item>
          <text:p text:style-name="P95">un <text:span text:style-name="Strong_20_Emphasis">système suspect/timeout</text:span> (même style que US)</text:p>
        </text:list-item>
        <text:list-item>
          <text:p text:style-name="P95">un <text:span text:style-name="Strong_20_Emphasis">VPIV pour lecture / configuration / envoi auto</text:span></text:p>
        </text:list-item>
        <text:list-item>
          <text:p text:style-name="P95">un <text:span text:style-name="Strong_20_Emphasis">support Node-RED</text:span> (dashboard + triggers)</text:p>
        </text:list-item>
      </text:list>
      <text:p text:style-name="Text_20_body">Ce module sert principalement à détecter :</text:p>
      <text:list text:style-name="L83">
        <text:list-item>
          <text:p text:style-name="P96">qu’un humain/mur touche le robot,</text:p>
        </text:list-item>
        <text:list-item>
          <text:p text:style-name="P96">la force exercée sur la coque,</text:p>
        </text:list-item>
        <text:list-item>
          <text:p text:style-name="P96">des chocs,</text:p>
        </text:list-item>
        <text:list-item>
          <text:p text:style-name="P96">ou une manipulation (soulèvement, appui, etc.).</text:p>
        </text:list-item>
      </text:list>
      <text:p text:style-name="P15"/>
      <text:h text:style-name="P21" text:outline-level="1"><text:bookmark-start text:name="__RefHeading___Toc96559_2626828182"/><text:soft-page-break/><text:span text:style-name="Strong_20_Emphasis">12.2 — Architecture du module FS</text:span><text:bookmark-end text:name="__RefHeading___Toc96559_2626828182"/></text:h>
      <text:h text:style-name="P8" text:outline-level="3"><text:bookmark-start text:name="__RefHeading___Toc96561_2626828182"/>Fichiers concernés :<text:bookmark-end text:name="__RefHeading___Toc96561_2626828182"/></text:h>
      <table:table table:name="Tableau43" table:style-name="Tableau43">
        <table:table-column table:style-name="Tableau43.A"/>
        <table:table-column table:style-name="Tableau43.B"/>
        <table:table-header-rows>
          <table:table-row>
            <table:table-cell table:style-name="Tableau43.A1" office:value-type="string">
              <text:p text:style-name="Table_20_Heading">Fichier</text:p>
            </table:table-cell>
            <table:table-cell table:style-name="Tableau43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3.A1" office:value-type="string">
            <text:p text:style-name="Table_20_Contents"><text:span text:style-name="Source_20_Text">src/hardware/fs_hardware.cpp</text:span></text:p>
          </table:table-cell>
          <table:table-cell table:style-name="Tableau43.A1" office:value-type="string">
            <text:p text:style-name="Table_20_Contents">lecture HX711 brute</text:p>
          </table:table-cell>
        </table:table-row>
        <table:table-row>
          <table:table-cell table:style-name="Tableau43.A1" office:value-type="string">
            <text:p text:style-name="Table_20_Contents"><text:span text:style-name="Source_20_Text">src/sensors/fs.cpp</text:span></text:p>
          </table:table-cell>
          <table:table-cell table:style-name="Tableau43.A1" office:value-type="string">
            <text:p text:style-name="Table_20_Contents">filtrage + seuils + VPIV out</text:p>
          </table:table-cell>
        </table:table-row>
        <table:table-row>
          <table:table-cell table:style-name="Tableau43.A1" office:value-type="string">
            <text:p text:style-name="Table_20_Contents"><text:span text:style-name="Source_20_Text">src/communication/dispatch_FS.cpp</text:span></text:p>
          </table:table-cell>
          <table:table-cell table:style-name="Tableau43.A1" office:value-type="string">
            <text:p text:style-name="Table_20_Contents">commandes VPIV reçues</text:p>
          </table:table-cell>
        </table:table-row>
        <table:table-row>
          <table:table-cell table:style-name="Tableau43.A1" office:value-type="string">
            <text:p text:style-name="Table_20_Contents"><text:span text:style-name="Source_20_Text">config.cpp</text:span></text:p>
          </table:table-cell>
          <table:table-cell table:style-name="Tableau43.A1" office:value-type="string">
            <text:p text:style-name="Table_20_Contents">limites, seuils, mode</text:p>
          </table:table-cell>
        </table:table-row>
        <table:table-row>
          <table:table-cell table:style-name="Tableau43.A1" office:value-type="string">
            <text:p text:style-name="Table_20_Contents"><text:span text:style-name="Source_20_Text">communication.cpp</text:span></text:p>
          </table:table-cell>
          <table:table-cell table:style-name="Tableau43.A1" office:value-type="string">
            <text:p text:style-name="Table_20_Contents">envoi des <text:span text:style-name="Source_20_Text">$I:Fs:*</text:span></text:p>
          </table:table-cell>
        </table:table-row>
      </table:table>
      <text:p text:style-name="Text_20_body">Ce module est totalement indépendant du système moteur ou IR.</text:p>
      <text:p text:style-name="P15"/>
      <text:h text:style-name="P21" text:outline-level="1"><text:bookmark-start text:name="__RefHeading___Toc96563_2626828182"/><text:span text:style-name="Strong_20_Emphasis">12.3 — Variables principales</text:span><text:bookmark-end text:name="__RefHeading___Toc96563_2626828182"/></text:h>
      <text:p text:style-name="Text_20_body">Dans <text:span text:style-name="Source_20_Text">fs.cpp</text:span> :</text:p>
      <text:p text:style-name="P24"><text:span text:style-name="Source_20_Text">static long fs_raw; <text:s text:c="10"/>// valeur brute HX711</text:span></text:p>
      <text:p text:style-name="P25"><text:span text:style-name="Source_20_Text">static float fs_value; <text:s text:c="7"/>// valeur filtrée</text:span></text:p>
      <text:p text:style-name="P25"><text:span text:style-name="Source_20_Text">static float fs_filtered; <text:s text:c="4"/>// filtre type EMA</text:span></text:p>
      <text:p text:style-name="P25"><text:span text:style-name="Source_20_Text">static unsigned long lastRead;</text:span></text:p>
      <text:p text:style-name="P25"/>
      <text:p text:style-name="P25"><text:span text:style-name="Source_20_Text">static bool fs_enabled;</text:span></text:p>
      <text:p text:style-name="P25"><text:span text:style-name="Source_20_Text">static bool fs_sendAll;</text:span></text:p>
      <text:p text:style-name="P25"/>
      <text:p text:style-name="P25"><text:span text:style-name="Source_20_Text">static float fs_zeroOffset; <text:s text:c="2"/>// tare</text:span></text:p>
      <text:p text:style-name="P25"><text:span text:style-name="Source_20_Text">static float fs_scale; <text:s text:c="7"/>// facteur d'étalonnage</text:span></text:p>
      <text:p text:style-name="P25"/>
      <text:p text:style-name="P25"><text:span text:style-name="Source_20_Text">static float fs_thd_touch; <text:s text:c="3"/>// seuil bas</text:span></text:p>
      <text:p text:style-name="P25"><text:span text:style-name="Source_20_Text">static float fs_thd_press; <text:s text:c="3"/>// seuil haut</text:span></text:p>
      <text:p text:style-name="P25"/>
      <text:p text:style-name="P25"><text:span text:style-name="Source_20_Text">static bool fs_touch; <text:s text:c="8"/>// état touch</text:span></text:p>
      <text:p text:style-name="P25"><text:span text:style-name="Source_20_Text">static bool fs_press;</text:span></text:p>
      <text:p text:style-name="P25"/>
      <text:p text:style-name="P25"><text:span text:style-name="Source_20_Text">static unsigned long touchSince;</text:span></text:p>
      <text:p text:style-name="P25"><text:span text:style-name="Source_20_Text">static unsigned long pressSince;</text:span></text:p>
      <text:p text:style-name="P15"/>
      <text:h text:style-name="P21" text:outline-level="1"><text:bookmark-start text:name="__RefHeading___Toc96565_2626828182"/><text:soft-page-break/><text:span text:style-name="Strong_20_Emphasis">12.4 — Fonctionnement interne (fs_processPeriodic)</text:span><text:bookmark-end text:name="__RefHeading___Toc96565_2626828182"/></text:h>
      <text:p text:style-name="P15"/>
      <text:h text:style-name="P19" text:outline-level="2"><text:bookmark-start text:name="__RefHeading___Toc96567_2626828182"/><text:span text:style-name="Strong_20_Emphasis">12.4.1 — Lecture brute HX711</text:span><text:bookmark-end text:name="__RefHeading___Toc96567_2626828182"/></text:h>
      <text:p text:style-name="Text_20_body">Depuis <text:span text:style-name="Source_20_Text">fs_hardware.cpp</text:span> :</text:p>
      <text:p text:style-name="P24"><text:span text:style-name="Source_20_Text">long fs_hardware_read()</text:span></text:p>
      <text:p text:style-name="P25"><text:span text:style-name="Source_20_Text">{</text:span></text:p>
      <text:p text:style-name="P25"><text:span text:style-name="Source_20_Text"><text:s text:c="4"/>if (!hx711.is_ready()) return 0;</text:span></text:p>
      <text:p text:style-name="P25"><text:span text:style-name="Source_20_Text"><text:s text:c="4"/>return hx711.read();</text:span></text:p>
      <text:p text:style-name="P25"><text:span text:style-name="Source_20_Text">}</text:span></text:p>
      <text:p text:style-name="P15"/>
      <text:h text:style-name="P19" text:outline-level="2"><text:bookmark-start text:name="__RefHeading___Toc96569_2626828182"/><text:span text:style-name="Strong_20_Emphasis">12.4.2 — Tare + scaling</text:span><text:bookmark-end text:name="__RefHeading___Toc96569_2626828182"/></text:h>
      <text:p text:style-name="P24"><text:span text:style-name="Source_20_Text">float v = (fs_raw - fs_zeroOffset) * fs_scale;</text:span></text:p>
      <text:p text:style-name="P15"/>
      <text:h text:style-name="P19" text:outline-level="2"><text:bookmark-start text:name="__RefHeading___Toc96571_2626828182"/><text:span text:style-name="Strong_20_Emphasis">12.4.3 — Filtre EMA (exponential moving average)</text:span><text:bookmark-end text:name="__RefHeading___Toc96571_2626828182"/></text:h>
      <text:p text:style-name="Text_20_body">Utilisé pour éviter les oscillations :</text:p>
      <text:p text:style-name="P24"><text:span text:style-name="Source_20_Text">fs_filtered = 0.90 * fs_filtered + 0.10 * v;</text:span></text:p>
      <text:p text:style-name="P15"/>
      <text:h text:style-name="P19" text:outline-level="2"><text:bookmark-start text:name="__RefHeading___Toc96573_2626828182"/><text:span text:style-name="Strong_20_Emphasis">12.4.4 — Détection des évènements</text:span><text:bookmark-end text:name="__RefHeading___Toc96573_2626828182"/></text:h>
      <text:h text:style-name="P8" text:outline-level="3"><text:bookmark-start text:name="__RefHeading___Toc96575_2626828182"/>TOUCH (léger appui)<text:bookmark-end text:name="__RefHeading___Toc96575_2626828182"/></text:h>
      <text:p text:style-name="P24"><text:span text:style-name="Source_20_Text">if (fs_filtered &gt;= fs_thd_touch)</text:span></text:p>
      <text:p text:style-name="P25"><text:span text:style-name="Source_20_Text"><text:s text:c="4"/>fs_touch = true;</text:span></text:p>
      <text:p text:style-name="P25"><text:span text:style-name="Source_20_Text">else</text:span></text:p>
      <text:p text:style-name="P25"><text:span text:style-name="Source_20_Text"><text:s text:c="4"/>fs_touch = false;</text:span></text:p>
      <text:h text:style-name="P8" text:outline-level="3"><text:bookmark-start text:name="__RefHeading___Toc96577_2626828182"/>PRESS (pression forte)<text:bookmark-end text:name="__RefHeading___Toc96577_2626828182"/></text:h>
      <text:p text:style-name="P24"><text:span text:style-name="Source_20_Text">if (fs_filtered &gt;= fs_thd_press)</text:span></text:p>
      <text:p text:style-name="P25"><text:span text:style-name="Source_20_Text"><text:s text:c="4"/>fs_press = true;</text:span></text:p>
      <text:p text:style-name="P25"><text:span text:style-name="Source_20_Text">else</text:span></text:p>
      <text:p text:style-name="P25"><text:span text:style-name="Source_20_Text"><text:s text:c="4"/>fs_press = false;</text:span></text:p>
      <text:p text:style-name="Text_20_body">Si press → touch automatiquement.</text:p>
      <text:p text:style-name="P15"/>
      <text:h text:style-name="P19" text:outline-level="2"><text:bookmark-start text:name="__RefHeading___Toc96579_2626828182"/><text:soft-page-break/><text:span text:style-name="Strong_20_Emphasis">12.4.5 — Envoi des VPIV</text:span><text:bookmark-end text:name="__RefHeading___Toc96579_2626828182"/></text:h>
      <text:h text:style-name="P8" text:outline-level="3"><text:bookmark-start text:name="__RefHeading___Toc96581_2626828182"/>Envoi automatique si variation ou seuil franchi :<text:bookmark-end text:name="__RefHeading___Toc96581_2626828182"/></text:h>
      <text:p text:style-name="P24"><text:span text:style-name="Source_20_Text">$I:Fs:val:*:&lt;valeur&gt;#</text:span></text:p>
      <text:p text:style-name="P25"><text:span text:style-name="Source_20_Text">$I:Fs:touch:*:1#</text:span></text:p>
      <text:p text:style-name="P25"><text:span text:style-name="Source_20_Text">$I:Fs:press:*:1#</text:span></text:p>
      <text:h text:style-name="P8" text:outline-level="3"><text:bookmark-start text:name="__RefHeading___Toc96583_2626828182"/>Mode “sendAll”<text:bookmark-end text:name="__RefHeading___Toc96583_2626828182"/></text:h>
      <text:p text:style-name="Text_20_body">(active via VPIV)</text:p>
      <text:p text:style-name="P24"><text:span text:style-name="Source_20_Text">$I:Fs:val:*:xxx#</text:span></text:p>
      <text:p text:style-name="P25"><text:span text:style-name="Source_20_Text">$I:Fs:touch:*:&lt;0/1&gt;#</text:span></text:p>
      <text:p text:style-name="P25"><text:span text:style-name="Source_20_Text">$I:Fs:press:*:&lt;0/1&gt;#</text:span></text:p>
      <text:p text:style-name="P15"/>
      <text:h text:style-name="P21" text:outline-level="1"><text:bookmark-start text:name="__RefHeading___Toc96585_2626828182"/><text:span text:style-name="Strong_20_Emphasis">12.5 — API VPIV (commandes reçues)</text:span><text:bookmark-end text:name="__RefHeading___Toc96585_2626828182"/></text:h>
      <text:p text:style-name="Text_20_body">Via <text:span text:style-name="Source_20_Text">dispatch_FS.cpp</text:span>.</text:p>
      <text:p text:style-name="P15"/>
      <text:h text:style-name="P19" text:outline-level="2"><text:bookmark-start text:name="__RefHeading___Toc96587_2626828182"/><text:span text:style-name="Strong_20_Emphasis">12.5.1 — Activation / désactivation</text:span><text:bookmark-end text:name="__RefHeading___Toc96587_2626828182"/></text:h>
      <text:p text:style-name="P24"><text:span text:style-name="Source_20_Text">$V:Fs:act:*:1#</text:span></text:p>
      <text:p text:style-name="P25"><text:span text:style-name="Source_20_Text">$V:Fs:act:*:0#</text:span></text:p>
      <text:p text:style-name="P15"/>
      <text:h text:style-name="P19" text:outline-level="2"><text:bookmark-start text:name="__RefHeading___Toc96589_2626828182"/><text:span text:style-name="Strong_20_Emphasis">12.5.2 — Lire valeur instantanée</text:span><text:bookmark-end text:name="__RefHeading___Toc96589_2626828182"/></text:h>
      <text:p text:style-name="P24"><text:span text:style-name="Source_20_Text">$V:Fs:read:*:*#</text:span></text:p>
      <text:p text:style-name="Text_20_body">Sorties :</text:p>
      <text:p text:style-name="P24"><text:span text:style-name="Source_20_Text">$I:Fs:val:*:123#</text:span></text:p>
      <text:p text:style-name="P25"><text:span text:style-name="Source_20_Text">$I:Fs:touch:*:0#</text:span></text:p>
      <text:p text:style-name="P25"><text:span text:style-name="Source_20_Text">$I:Fs:press:*:0#</text:span></text:p>
      <text:p text:style-name="P15"/>
      <text:h text:style-name="P19" text:outline-level="2"><text:bookmark-start text:name="__RefHeading___Toc96591_2626828182"/><text:span text:style-name="Strong_20_Emphasis">12.5.3 — Tare (réinitialiser offset)</text:span><text:bookmark-end text:name="__RefHeading___Toc96591_2626828182"/></text:h>
      <text:p text:style-name="P24"><text:span text:style-name="Source_20_Text">$V:Fs:tare:*:*#</text:span></text:p>
      <text:p text:style-name="Text_20_body">La valeur lue devient 0.</text:p>
      <text:p text:style-name="P15"/>
      <text:h text:style-name="P19" text:outline-level="2"><text:bookmark-start text:name="__RefHeading___Toc96593_2626828182"/><text:span text:style-name="Strong_20_Emphasis">12.5.4 — Scaling (facteur d’étalonnage)</text:span><text:bookmark-end text:name="__RefHeading___Toc96593_2626828182"/></text:h>
      <text:p text:style-name="Text_20_body">(rarement utilisé, mais inclus)</text:p>
      <text:p text:style-name="P24"><text:span text:style-name="Source_20_Text">$V:Fs:scale:*:&lt;float&gt;#</text:span></text:p>
      <text:p text:style-name="P15"/>
      <text:h text:style-name="P19" text:outline-level="2"><text:bookmark-start text:name="__RefHeading___Toc96595_2626828182"/><text:soft-page-break/><text:span text:style-name="Strong_20_Emphasis">12.5.5 — Seuils</text:span><text:bookmark-end text:name="__RefHeading___Toc96595_2626828182"/></text:h>
      <text:p text:style-name="P24"><text:span text:style-name="Source_20_Text">$V:Fs:thd:*:&lt;touch&gt;,&lt;press&gt;#</text:span></text:p>
      <text:p text:style-name="Text_20_body">Exemple :</text:p>
      <text:p text:style-name="P24"><text:span text:style-name="Source_20_Text">$V:Fs:thd:*:8,25#</text:span></text:p>
      <text:p text:style-name="P15"/>
      <text:h text:style-name="P19" text:outline-level="2"><text:bookmark-start text:name="__RefHeading___Toc96597_2626828182"/><text:span text:style-name="Strong_20_Emphasis">12.5.6 — Mode sendAll</text:span><text:bookmark-end text:name="__RefHeading___Toc96597_2626828182"/></text:h>
      <text:p text:style-name="P24"><text:span text:style-name="Source_20_Text">$V:Fs:sendall:*:1#</text:span></text:p>
      <text:p text:style-name="P25"><text:span text:style-name="Source_20_Text">$V:Fs:sendall:*:0#</text:span></text:p>
      <text:p text:style-name="P15"/>
      <text:h text:style-name="P21" text:outline-level="1"><text:bookmark-start text:name="__RefHeading___Toc96599_2626828182"/><text:span text:style-name="Strong_20_Emphasis">12.6 — Messages VPIV envoyés par le module FS</text:span><text:bookmark-end text:name="__RefHeading___Toc96599_2626828182"/></text:h>
      <text:p text:style-name="P15"/>
      <text:h text:style-name="P19" text:outline-level="2"><text:bookmark-start text:name="__RefHeading___Toc96601_2626828182"/><text:span text:style-name="Strong_20_Emphasis">12.6.1 — Valeur brute filtrée</text:span><text:bookmark-end text:name="__RefHeading___Toc96601_2626828182"/></text:h>
      <text:p text:style-name="P24"><text:span text:style-name="Source_20_Text">$I:Fs:val:*:&lt;float&gt;#</text:span></text:p>
      <text:p text:style-name="P15"/>
      <text:h text:style-name="P19" text:outline-level="2"><text:bookmark-start text:name="__RefHeading___Toc96603_2626828182"/><text:span text:style-name="Strong_20_Emphasis">12.6.2 — Détection TOUCH</text:span><text:bookmark-end text:name="__RefHeading___Toc96603_2626828182"/></text:h>
      <text:p text:style-name="P24"><text:span text:style-name="Source_20_Text">$I:Fs:touch:*:1#</text:span></text:p>
      <text:p text:style-name="P25"><text:span text:style-name="Source_20_Text">$I:Fs:touch:*:0#</text:span></text:p>
      <text:p text:style-name="P15"/>
      <text:h text:style-name="P19" text:outline-level="2"><text:bookmark-start text:name="__RefHeading___Toc96605_2626828182"/><text:span text:style-name="Strong_20_Emphasis">12.6.3 — Détection PRESS</text:span><text:bookmark-end text:name="__RefHeading___Toc96605_2626828182"/></text:h>
      <text:p text:style-name="P24"><text:span text:style-name="Source_20_Text">$I:Fs:press:*:1#</text:span></text:p>
      <text:p text:style-name="P25"><text:span text:style-name="Source_20_Text">$I:Fs:press:*:0#</text:span></text:p>
      <text:p text:style-name="P15"/>
      <text:h text:style-name="P19" text:outline-level="2"><text:bookmark-start text:name="__RefHeading___Toc96607_2626828182"/><text:span text:style-name="Strong_20_Emphasis">12.6.4 — Overflow ou capteur hors service</text:span><text:bookmark-end text:name="__RefHeading___Toc96607_2626828182"/></text:h>
      <text:p text:style-name="Text_20_body">S’il existe dans ta version :</text:p>
      <text:p text:style-name="P24"><text:span text:style-name="Source_20_Text">$I:Fs:err:*:overflow#</text:span></text:p>
      <text:p text:style-name="P15"/>
      <text:h text:style-name="P21" text:outline-level="1"><text:bookmark-start text:name="__RefHeading___Toc96609_2626828182"/><text:span text:style-name="Strong_20_Emphasis">12.7 — Node-RED : Intégration</text:span><text:bookmark-end text:name="__RefHeading___Toc96609_2626828182"/></text:h>
      <text:p text:style-name="P15"/>
      <text:h text:style-name="P19" text:outline-level="2"><text:bookmark-start text:name="__RefHeading___Toc96611_2626828182"/><text:span text:style-name="Strong_20_Emphasis">12.7.1 — Widgets recommandés</text:span><text:bookmark-end text:name="__RefHeading___Toc96611_2626828182"/></text:h>
      <table:table table:name="Tableau44" table:style-name="Tableau44">
        <table:table-column table:style-name="Tableau44.A"/>
        <table:table-column table:style-name="Tableau44.B"/>
        <table:table-header-rows>
          <table:table-row>
            <table:table-cell table:style-name="Tableau44.A1" office:value-type="string">
              <text:p text:style-name="Table_20_Heading">Type UI</text:p>
            </table:table-cell>
            <table:table-cell table:style-name="Tableau44.A1" office:value-type="string">
              <text:p text:style-name="Table_20_Heading">Donnée</text:p>
            </table:table-cell>
          </table:table-row>
        </table:table-header-rows>
        <table:table-row>
          <table:table-cell table:style-name="Tableau44.A1" office:value-type="string">
            <text:p text:style-name="Table_20_Contents">Gauge</text:p>
          </table:table-cell>
          <table:table-cell table:style-name="Tableau44.A1" office:value-type="string">
            <text:p text:style-name="Table_20_Contents">valeur FS filtrée</text:p>
          </table:table-cell>
        </table:table-row>
        <text:soft-page-break/>
        <table:table-row>
          <table:table-cell table:style-name="Tableau44.A1" office:value-type="string">
            <text:p text:style-name="Table_20_Contents">Toggle</text:p>
          </table:table-cell>
          <table:table-cell table:style-name="Tableau44.A1" office:value-type="string">
            <text:p text:style-name="Table_20_Contents">FS activé / désactivé</text:p>
          </table:table-cell>
        </table:table-row>
        <table:table-row>
          <table:table-cell table:style-name="Tableau44.A1" office:value-type="string">
            <text:p text:style-name="Table_20_Contents">Slider</text:p>
          </table:table-cell>
          <table:table-cell table:style-name="Tableau44.A1" office:value-type="string">
            <text:p text:style-name="Table_20_Contents">seuil touch</text:p>
          </table:table-cell>
        </table:table-row>
        <table:table-row>
          <table:table-cell table:style-name="Tableau44.A1" office:value-type="string">
            <text:p text:style-name="Table_20_Contents">Slider</text:p>
          </table:table-cell>
          <table:table-cell table:style-name="Tableau44.A1" office:value-type="string">
            <text:p text:style-name="Table_20_Contents">seuil press</text:p>
          </table:table-cell>
        </table:table-row>
        <table:table-row>
          <table:table-cell table:style-name="Tableau44.A1" office:value-type="string">
            <text:p text:style-name="Table_20_Contents">Graph</text:p>
          </table:table-cell>
          <table:table-cell table:style-name="Tableau44.A1" office:value-type="string">
            <text:p text:style-name="Table_20_Contents">évolution de la force sur 10s</text:p>
          </table:table-cell>
        </table:table-row>
        <table:table-row>
          <table:table-cell table:style-name="Tableau44.A1" office:value-type="string">
            <text:p text:style-name="Table_20_Contents">LED</text:p>
          </table:table-cell>
          <table:table-cell table:style-name="Tableau44.A1" office:value-type="string">
            <text:p text:style-name="Table_20_Contents">touch</text:p>
          </table:table-cell>
        </table:table-row>
        <table:table-row>
          <table:table-cell table:style-name="Tableau44.A1" office:value-type="string">
            <text:p text:style-name="Table_20_Contents">LED</text:p>
          </table:table-cell>
          <table:table-cell table:style-name="Tableau44.A1" office:value-type="string">
            <text:p text:style-name="Table_20_Contents">press</text:p>
          </table:table-cell>
        </table:table-row>
      </table:table>
      <text:p text:style-name="P15"/>
      <text:h text:style-name="P19" text:outline-level="2"><text:bookmark-start text:name="__RefHeading___Toc96613_2626828182"/><text:span text:style-name="Strong_20_Emphasis">12.7.2 — Flows recommandés</text:span><text:bookmark-end text:name="__RefHeading___Toc96613_2626828182"/></text:h>
      <text:p text:style-name="P15"/>
      <text:h text:style-name="P8" text:outline-level="3"><text:bookmark-start text:name="__RefHeading___Toc96615_2626828182"/><text:span text:style-name="Strong_20_Emphasis">12.7.2.1 — Détection de manipulation humaine</text:span><text:bookmark-end text:name="__RefHeading___Toc96615_2626828182"/></text:h>
      <text:p text:style-name="P24"><text:span text:style-name="Source_20_Text">if msg == "$I:Fs:touch:*:1#"</text:span></text:p>
      <text:p text:style-name="P25"><text:span text:style-name="Source_20_Text"><text:s text:c="3"/>→ MQTT publish "robot/touch" = true</text:span></text:p>
      <text:p text:style-name="P25"><text:span text:style-name="Source_20_Text"><text:s text:c="3"/>→ allumer led ring</text:span></text:p>
      <text:p text:style-name="P15"/>
      <text:h text:style-name="P8" text:outline-level="3"><text:bookmark-start text:name="__RefHeading___Toc96617_2626828182"/><text:span text:style-name="Strong_20_Emphasis">12.7.2.2 — Détection pression forte → sécurité</text:span><text:bookmark-end text:name="__RefHeading___Toc96617_2626828182"/></text:h>
      <text:p text:style-name="P24"><text:span text:style-name="Source_20_Text">if msg == "$I:Fs:press:*:1#"</text:span></text:p>
      <text:p text:style-name="P25"><text:span text:style-name="Source_20_Text"><text:s text:c="3"/>→ $V:MvtSafe:act:*:1#</text:span></text:p>
      <text:p text:style-name="P25"><text:span text:style-name="Source_20_Text"><text:s text:c="3"/>→ $V:Mtr:set:*:0,0,0#</text:span></text:p>
      <text:p text:style-name="P15"/>
      <text:h text:style-name="P8" text:outline-level="3"><text:bookmark-start text:name="__RefHeading___Toc96619_2626828182"/><text:span text:style-name="Strong_20_Emphasis">12.7.2.3 — Calibration automatique (tare)</text:span><text:bookmark-end text:name="__RefHeading___Toc96619_2626828182"/></text:h>
      <text:p text:style-name="Text_20_body">Bouton Node-RED :</text:p>
      <text:p text:style-name="P24"><text:span text:style-name="Source_20_Text">$V:Fs:tare:*:*#</text:span></text:p>
      <text:p text:style-name="P15"/>
      <text:h text:style-name="P21" text:outline-level="1"><text:bookmark-start text:name="__RefHeading___Toc96621_2626828182"/><text:span text:style-name="Strong_20_Emphasis">12.8 — Exemples pratiques</text:span><text:bookmark-end text:name="__RefHeading___Toc96621_2626828182"/></text:h>
      <text:p text:style-name="P15"/>
      <text:h text:style-name="P19" text:outline-level="2"><text:bookmark-start text:name="__RefHeading___Toc96623_2626828182"/><text:span text:style-name="Strong_20_Emphasis">12.8.1 — Mode normal</text:span><text:bookmark-end text:name="__RefHeading___Toc96623_2626828182"/></text:h>
      <text:p text:style-name="P24"><text:span text:style-name="Source_20_Text">$V:Fs:act:*:1#</text:span></text:p>
      <text:p text:style-name="P25"><text:span text:style-name="Source_20_Text">$V:Fs:sendall:*:0#</text:span></text:p>
      <text:p text:style-name="P25"><text:span text:style-name="Source_20_Text">$V:Fs:thd:*:10,40#</text:span></text:p>
      <text:p text:style-name="P25"><text:span text:style-name="Source_20_Text">$V:Fs:scale:*:0.0012#</text:span></text:p>
      <text:p text:style-name="P15"/>
      <text:h text:style-name="P19" text:outline-level="2"><text:bookmark-start text:name="__RefHeading___Toc96625_2626828182"/><text:span text:style-name="Strong_20_Emphasis">12.8.2 — Mode debug (envoi continu)</text:span><text:bookmark-end text:name="__RefHeading___Toc96625_2626828182"/></text:h>
      <text:p text:style-name="P24"><text:span text:style-name="Source_20_Text">$V:Fs:act:*:1#</text:span></text:p>
      <text:p text:style-name="P25"><text:span text:style-name="Source_20_Text">$V:Fs:sendall:*:1#</text:span></text:p>
      <text:p text:style-name="P15"/>
      <text:h text:style-name="P19" text:outline-level="2"><text:bookmark-start text:name="__RefHeading___Toc96627_2626828182"/><text:soft-page-break/><text:span text:style-name="Strong_20_Emphasis">12.8.3 — Réinitialiser capteur</text:span><text:bookmark-end text:name="__RefHeading___Toc96627_2626828182"/></text:h>
      <text:p text:style-name="P24"><text:span text:style-name="Source_20_Text">$V:Fs:tare:*:*#</text:span></text:p>
      <text:p text:style-name="P15"/>
      <text:h text:style-name="P21" text:outline-level="1"><text:bookmark-start text:name="__RefHeading___Toc96629_2626828182"/><text:span text:style-name="Strong_20_Emphasis">12.9 — Résumé du module FS</text:span><text:bookmark-end text:name="__RefHeading___Toc96629_2626828182"/></text:h>
      <table:table table:name="Tableau45" table:style-name="Tableau45">
        <table:table-column table:style-name="Tableau45.A"/>
        <table:table-column table:style-name="Tableau45.B"/>
        <table:table-header-rows>
          <table:table-row>
            <table:table-cell table:style-name="Tableau45.A1" office:value-type="string">
              <text:p text:style-name="Table_20_Heading">Fonction</text:p>
            </table:table-cell>
            <table:table-cell table:style-name="Tableau45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5.A1" office:value-type="string">
            <text:p text:style-name="Table_20_Contents">Lecture HX711</text:p>
          </table:table-cell>
          <table:table-cell table:style-name="Tableau45.A1" office:value-type="string">
            <text:p text:style-name="Table_20_Contents">mesure brute</text:p>
          </table:table-cell>
        </table:table-row>
        <table:table-row>
          <table:table-cell table:style-name="Tableau45.A1" office:value-type="string">
            <text:p text:style-name="Table_20_Contents">EMA filtering</text:p>
          </table:table-cell>
          <table:table-cell table:style-name="Tableau45.A1" office:value-type="string">
            <text:p text:style-name="Table_20_Contents">stabilisation du signal</text:p>
          </table:table-cell>
        </table:table-row>
        <table:table-row>
          <table:table-cell table:style-name="Tableau45.A1" office:value-type="string">
            <text:p text:style-name="Table_20_Contents">Threshold touch</text:p>
          </table:table-cell>
          <table:table-cell table:style-name="Tableau45.A1" office:value-type="string">
            <text:p text:style-name="Table_20_Contents">faible force</text:p>
          </table:table-cell>
        </table:table-row>
        <table:table-row>
          <table:table-cell table:style-name="Tableau45.A1" office:value-type="string">
            <text:p text:style-name="Table_20_Contents">Threshold press</text:p>
          </table:table-cell>
          <table:table-cell table:style-name="Tableau45.A1" office:value-type="string">
            <text:p text:style-name="Table_20_Contents">forte force</text:p>
          </table:table-cell>
        </table:table-row>
        <table:table-row>
          <table:table-cell table:style-name="Tableau45.A1" office:value-type="string">
            <text:p text:style-name="Table_20_Contents">VPIV read/send</text:p>
          </table:table-cell>
          <table:table-cell table:style-name="Tableau45.A1" office:value-type="string">
            <text:p text:style-name="Table_20_Contents">communication MQTT/Node-RED</text:p>
          </table:table-cell>
        </table:table-row>
        <table:table-row>
          <table:table-cell table:style-name="Tableau45.A1" office:value-type="string">
            <text:p text:style-name="Table_20_Contents">Tare &amp; scaling</text:p>
          </table:table-cell>
          <table:table-cell table:style-name="Tableau45.A1" office:value-type="string">
            <text:p text:style-name="Table_20_Contents">calibration</text:p>
          </table:table-cell>
        </table:table-row>
        <table:table-row>
          <table:table-cell table:style-name="Tableau45.A1" office:value-type="string">
            <text:p text:style-name="Table_20_Contents">Sécurité</text:p>
          </table:table-cell>
          <table:table-cell table:style-name="Tableau45.A1" office:value-type="string">
            <text:p text:style-name="Table_20_Contents">possible intégration mvtSafe</text:p>
          </table:table-cell>
        </table:table-row>
      </table:table>
      <text:p text:style-name="Text_20_body">Module simple, stable et robuste.</text:p>
      <text:p text:style-name="P15"/>
      <text:h text:style-name="P21" text:outline-level="1"><text:bookmark-start text:name="__RefHeading___Toc96631_2626828182"/>Souhaites-tu :<text:bookmark-end text:name="__RefHeading___Toc96631_2626828182"/></text:h>
      <text:h text:style-name="P8" text:outline-level="3"><text:bookmark-start text:name="__RefHeading___Toc96633_2626828182"/>➤ Chapitre 13 — MODULE LED RING<text:bookmark-end text:name="__RefHeading___Toc96633_2626828182"/></text:h>
      <text:h text:style-name="P8" text:outline-level="3"><text:bookmark-start text:name="__RefHeading___Toc96635_2626828182"/>➤ Chapitre 13 — MODULE LED RUBAN<text:bookmark-end text:name="__RefHeading___Toc96635_2626828182"/></text:h>
      <text:h text:style-name="P8" text:outline-level="3"><text:bookmark-start text:name="__RefHeading___Toc96637_2626828182"/>➤ Chapitre 13 — MODULE SERVOS<text:bookmark-end text:name="__RefHeading___Toc96637_2626828182"/></text:h>
      <text:h text:style-name="P8" text:outline-level="3"><text:bookmark-start text:name="__RefHeading___Toc96639_2626828182"/>➤ Ou un chapitre plus global : “Système de sécurité URG” ?<text:bookmark-end text:name="__RefHeading___Toc96639_2626828182"/></text:h>
      <text:p text:style-name="Text_20_body">Tu choisis !</text:p>
      <text:p text:style-name="Text_20_body">Led Ring et après led ruban et après servos puis sécurité</text:p>
      <text:p text:style-name="Text_20_body">Parfait. Je vais te livrer les chapitres <text:span text:style-name="Strong_20_Emphasis">dans l’ordre demandé</text:span>, dans le même style structuré que les précédents, complets, propres, cohérents avec <text:span text:style-name="Emphasis">toute ton architecture Mega / UNO / MQTT / Node-RED</text:span>.</text:p>
      <text:p text:style-name="Text_20_body">Je commence <text:span text:style-name="Strong_20_Emphasis">maintenant par le chapitre LED RING</text:span>.</text:p>
      <text:p text:style-name="P15"/>
      <text:h text:style-name="P21" text:outline-level="1"><text:bookmark-start text:name="__RefHeading___Toc96641_2626828182"/>✅ <text:span text:style-name="Strong_20_Emphasis">CHAPITRE 13 — MODULE LED RING (LRING)</text:span><text:bookmark-end text:name="__RefHeading___Toc96641_2626828182"/></text:h>
      <text:p text:style-name="Text_20_body"><text:span text:style-name="Emphasis">(Annulaire circulaire — Effets lumineux — Feedback robot)</text:span></text:p>
      <text:p text:style-name="P15"/>
      <text:h text:style-name="P21" text:outline-level="1"><text:bookmark-start text:name="__RefHeading___Toc96643_2626828182"/><text:span text:style-name="Strong_20_Emphasis">13.1 — Rôle du module LED Ring</text:span><text:bookmark-end text:name="__RefHeading___Toc96643_2626828182"/></text:h>
      <text:p text:style-name="Text_20_body">Ce module gère l’ensemble des LEDs circulaires (« anneau lumineux »), utilisé pour :</text:p>
      <text:list text:style-name="L84">
        <text:list-item>
          <text:p text:style-name="P97"><text:soft-page-break/>feedback utilisateur (état, détection, direction),</text:p>
        </text:list-item>
        <text:list-item>
          <text:p text:style-name="P97">alertes,</text:p>
        </text:list-item>
        <text:list-item>
          <text:p text:style-name="P97">animations,</text:p>
        </text:list-item>
        <text:list-item>
          <text:p text:style-name="P97">indicateurs sensoriels (ultrasons, microphone, IR),</text:p>
        </text:list-item>
        <text:list-item>
          <text:p text:style-name="P97">esthétiques (respiration, rotation…).</text:p>
        </text:list-item>
      </text:list>
      <text:p text:style-name="Text_20_body">Le module offre :</text:p>
      <text:list text:style-name="L85">
        <text:list-item>
          <text:p text:style-name="P98">un <text:span text:style-name="Strong_20_Emphasis">moteur d’effets non bloquant</text:span>,</text:p>
        </text:list-item>
        <text:list-item>
          <text:p text:style-name="P98">des <text:span text:style-name="Strong_20_Emphasis">commandes VPIV uniformisées</text:span>,</text:p>
        </text:list-item>
        <text:list-item>
          <text:p text:style-name="P98">un <text:span text:style-name="Strong_20_Emphasis">mapping couleur automatisé</text:span>,</text:p>
        </text:list-item>
        <text:list-item>
          <text:p text:style-name="P98">des animations <text:span text:style-name="Strong_20_Emphasis">prêtes pour Node-RED</text:span>.</text:p>
        </text:list-item>
      </text:list>
      <text:p text:style-name="P15"/>
      <text:h text:style-name="P21" text:outline-level="1"><text:bookmark-start text:name="__RefHeading___Toc96645_2626828182"/><text:span text:style-name="Strong_20_Emphasis">13.2 — Architecture du module LRING</text:span><text:bookmark-end text:name="__RefHeading___Toc96645_2626828182"/></text:h>
      <table:table table:name="Tableau46" table:style-name="Tableau46">
        <table:table-column table:style-name="Tableau46.A"/>
        <table:table-column table:style-name="Tableau46.B"/>
        <table:table-header-rows>
          <table:table-row>
            <table:table-cell table:style-name="Tableau46.A1" office:value-type="string">
              <text:p text:style-name="Table_20_Heading">Fichier</text:p>
            </table:table-cell>
            <table:table-cell table:style-name="Tableau46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6.A1" office:value-type="string">
            <text:p text:style-name="Table_20_Contents"><text:span text:style-name="Source_20_Text">src/actuators/lring.cpp</text:span></text:p>
          </table:table-cell>
          <table:table-cell table:style-name="Tableau46.A1" office:value-type="string">
            <text:p text:style-name="Table_20_Contents">logique d’animation + API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src/actuators/lring.h</text:span></text:p>
          </table:table-cell>
          <table:table-cell table:style-name="Tableau46.A1" office:value-type="string">
            <text:p text:style-name="Table_20_Contents">interface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src/hardware/lring_hardware.cpp</text:span></text:p>
          </table:table-cell>
          <table:table-cell table:style-name="Tableau46.A1" office:value-type="string">
            <text:p text:style-name="Table_20_Contents">écriture NeoPixel / Adafruit / FastLED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dispatch_Lring.cpp</text:span></text:p>
          </table:table-cell>
          <table:table-cell table:style-name="Tableau46.A1" office:value-type="string">
            <text:p text:style-name="Table_20_Contents">VPIV reçus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vpiv_utils.cpp</text:span></text:p>
          </table:table-cell>
          <table:table-cell table:style-name="Tableau46.A1" office:value-type="string">
            <text:p text:style-name="Table_20_Contents">conversions couleur</text:p>
          </table:table-cell>
        </table:table-row>
        <table:table-row>
          <table:table-cell table:style-name="Tableau46.A1" office:value-type="string">
            <text:p text:style-name="Table_20_Contents"><text:span text:style-name="Source_20_Text">config.cpp</text:span></text:p>
          </table:table-cell>
          <table:table-cell table:style-name="Tableau46.A1" office:value-type="string">
            <text:p text:style-name="Table_20_Contents">valeurs globales</text:p>
          </table:table-cell>
        </table:table-row>
      </table:table>
      <text:p text:style-name="P15"/>
      <text:h text:style-name="P21" text:outline-level="1"><text:bookmark-start text:name="__RefHeading___Toc96647_2626828182"/><text:span text:style-name="Strong_20_Emphasis">13.3 — Structure interne</text:span><text:bookmark-end text:name="__RefHeading___Toc96647_2626828182"/></text:h>
      <text:p text:style-name="Text_20_body">Dans <text:span text:style-name="Source_20_Text">lring.cpp</text:span> on retrouve :</text:p>
      <text:p text:style-name="P24"><text:span text:style-name="Source_20_Text">static bool lring_active;</text:span></text:p>
      <text:p text:style-name="P25"><text:span text:style-name="Source_20_Text">static uint8_t mode; <text:s text:c="9"/>// idle, pulse, spin, alert, usercolor…</text:span></text:p>
      <text:p text:style-name="P25"><text:span text:style-name="Source_20_Text">static uint32_t baseColor; <text:s text:c="3"/>// couleur de base en RGB</text:span></text:p>
      <text:p text:style-name="P25"><text:span text:style-name="Source_20_Text">static uint8_t intensity; <text:s text:c="4"/>// 0..255</text:span></text:p>
      <text:p text:style-name="P25"><text:span text:style-name="Source_20_Text">static unsigned long lastFrame;</text:span></text:p>
      <text:p text:style-name="P25"><text:span text:style-name="Source_20_Text">static int speed; <text:s text:c="12"/>// vitesse animation</text:span></text:p>
      <text:p text:style-name="P25"><text:span text:style-name="Source_20_Text">static int angle; <text:s text:c="12"/>// pour spin</text:span></text:p>
      <text:p text:style-name="P15"/>
      <text:h text:style-name="P21" text:outline-level="1"><text:bookmark-start text:name="__RefHeading___Toc96649_2626828182"/><text:span text:style-name="Strong_20_Emphasis">13.4 — Fonctionnement principal</text:span><text:bookmark-end text:name="__RefHeading___Toc96649_2626828182"/></text:h>
      <text:p text:style-name="Text_20_body">La fonction appelée dans <text:span text:style-name="Source_20_Text">loop()</text:span> est :</text:p>
      <text:p text:style-name="P24"><text:span text:style-name="Source_20_Text">lring_processPeriodic()</text:span></text:p>
      <text:p text:style-name="Text_20_body">Elle :</text:p>
      <text:list text:style-name="L86">
        <text:list-item>
          <text:p text:style-name="P99"><text:soft-page-break/><text:span text:style-name="Strong_20_Emphasis">calcule l’état actuel</text:span> (progression de l’animation)</text:p>
        </text:list-item>
        <text:list-item>
          <text:p text:style-name="P99"><text:span text:style-name="Strong_20_Emphasis">prépare un tableau couleur</text:span> (buffer RAM)</text:p>
        </text:list-item>
        <text:list-item>
          <text:p text:style-name="P99"><text:span text:style-name="Strong_20_Emphasis">appelle lring_hw_show(buffer)</text:span> → écriture hardware</text:p>
        </text:list-item>
      </text:list>
      <text:p text:style-name="P15"/>
      <text:h text:style-name="P21" text:outline-level="1"><text:bookmark-start text:name="__RefHeading___Toc96651_2626828182"/><text:span text:style-name="Strong_20_Emphasis">13.5 — Les modes intégrés</text:span><text:bookmark-end text:name="__RefHeading___Toc96651_2626828182"/></text:h>
      <text:p text:style-name="Text_20_body">Le code livré dans tes fichiers prend en charge au minimum :</text:p>
      <text:p text:style-name="P15"/>
      <text:h text:style-name="P19" text:outline-level="2"><text:bookmark-start text:name="__RefHeading___Toc96653_2626828182"/><text:span text:style-name="Strong_20_Emphasis">13.5.1 — Mode OFF</text:span><text:bookmark-end text:name="__RefHeading___Toc96653_2626828182"/></text:h>
      <text:p text:style-name="P24"><text:span text:style-name="Source_20_Text">mode = LRING_OFF</text:span></text:p>
      <text:p text:style-name="Text_20_body">→ toutes LEDs éteintes</text:p>
      <text:p text:style-name="P15"/>
      <text:h text:style-name="P19" text:outline-level="2"><text:bookmark-start text:name="__RefHeading___Toc96655_2626828182"/><text:span text:style-name="Strong_20_Emphasis">13.5.2 — Mode COLOR fixe</text:span><text:bookmark-end text:name="__RefHeading___Toc96655_2626828182"/></text:h>
      <text:p text:style-name="P24"><text:span text:style-name="Source_20_Text">$V:Lring:color:*:R,G,B#</text:span></text:p>
      <text:p text:style-name="Text_20_body">Affiche une couleur stable.</text:p>
      <text:p text:style-name="P15"/>
      <text:h text:style-name="P19" text:outline-level="2"><text:bookmark-start text:name="__RefHeading___Toc96657_2626828182"/><text:span text:style-name="Strong_20_Emphasis">13.5.3 — Mode PULSE (respiration)</text:span><text:bookmark-end text:name="__RefHeading___Toc96657_2626828182"/></text:h>
      <text:p text:style-name="Text_20_body">Effet <text:span text:style-name="Strong_20_Emphasis">"respire"</text:span> = fondu progressif :</text:p>
      <text:p text:style-name="P24"><text:span text:style-name="Source_20_Text">$V:Lring:mode:*:pulse#</text:span></text:p>
      <text:p text:style-name="P25"><text:span text:style-name="Source_20_Text">$V:Lring:color:*:0,96,255# <text:s/>(bleu robot)</text:span></text:p>
      <text:p text:style-name="P15"/>
      <text:h text:style-name="P19" text:outline-level="2"><text:bookmark-start text:name="__RefHeading___Toc96659_2626828182"/><text:span text:style-name="Strong_20_Emphasis">13.5.4 — Mode SPIN (rotation 360°)</text:span><text:bookmark-end text:name="__RefHeading___Toc96659_2626828182"/></text:h>
      <text:p text:style-name="Text_20_body">Indique une direction ou activité :</text:p>
      <text:p text:style-name="P24"><text:span text:style-name="Source_20_Text">$V:Lring:mode:*:spin#</text:span></text:p>
      <text:p text:style-name="P25"><text:span text:style-name="Source_20_Text">$V:Lring:speed:*:40#</text:span></text:p>
      <text:p text:style-name="P15"/>
      <text:h text:style-name="P19" text:outline-level="2"><text:bookmark-start text:name="__RefHeading___Toc96661_2626828182"/><text:span text:style-name="Strong_20_Emphasis">13.5.5 — Mode ALERT</text:span><text:bookmark-end text:name="__RefHeading___Toc96661_2626828182"/></text:h>
      <text:p text:style-name="Text_20_body">Flash rouge rapide :</text:p>
      <text:p text:style-name="P24"><text:span text:style-name="Source_20_Text">$V:Lring:mode:*:alert#</text:span></text:p>
      <text:p text:style-name="Text_20_body">Couplé à :</text:p>
      <text:list text:style-name="L87">
        <text:list-item>
          <text:p text:style-name="P100">Force Sensor → choc</text:p>
        </text:list-item>
        <text:list-item>
          <text:p text:style-name="P100">US → obstacle</text:p>
        </text:list-item>
        <text:list-item>
          <text:p text:style-name="P100">URG → urgence</text:p>
        </text:list-item>
      </text:list>
      <text:p text:style-name="P15"/>
      <text:h text:style-name="P19" text:outline-level="2"><text:bookmark-start text:name="__RefHeading___Toc96663_2626828182"/><text:soft-page-break/><text:span text:style-name="Strong_20_Emphasis">13.5.6 — Mode SENSOR (piloté par Node-RED)</text:span><text:bookmark-end text:name="__RefHeading___Toc96663_2626828182"/></text:h>
      <text:p text:style-name="Text_20_body">Tu peux envoyer <text:span text:style-name="Strong_20_Emphasis">valeurs directes</text:span> :</text:p>
      <text:p text:style-name="P24"><text:span text:style-name="Source_20_Text">$V:Lring:raw:*:0xFF0000,0x220000,...#</text:span></text:p>
      <text:p text:style-name="Text_20_body">Ou laisser Node-RED animer (recommandé).</text:p>
      <text:p text:style-name="P15"/>
      <text:h text:style-name="P21" text:outline-level="1"><text:bookmark-start text:name="__RefHeading___Toc96665_2626828182"/><text:span text:style-name="Strong_20_Emphasis">13.6 — API VPIV</text:span><text:bookmark-end text:name="__RefHeading___Toc96665_2626828182"/></text:h>
      <text:p text:style-name="Text_20_body">Dans <text:span text:style-name="Source_20_Text">dispatch_Lring.cpp</text:span>.</text:p>
      <text:p text:style-name="P15"/>
      <text:h text:style-name="P19" text:outline-level="2"><text:bookmark-start text:name="__RefHeading___Toc96667_2626828182"/><text:span text:style-name="Strong_20_Emphasis">13.6.1 — Activation</text:span><text:bookmark-end text:name="__RefHeading___Toc96667_2626828182"/></text:h>
      <text:p text:style-name="P24"><text:span text:style-name="Source_20_Text">$V:Lring:act:*:1#</text:span></text:p>
      <text:p text:style-name="P25"><text:span text:style-name="Source_20_Text">$V:Lring:act:*:0#</text:span></text:p>
      <text:p text:style-name="P15"/>
      <text:h text:style-name="P19" text:outline-level="2"><text:bookmark-start text:name="__RefHeading___Toc96669_2626828182"/><text:span text:style-name="Strong_20_Emphasis">13.6.2 — Mode</text:span><text:bookmark-end text:name="__RefHeading___Toc96669_2626828182"/></text:h>
      <text:p text:style-name="P24"><text:span text:style-name="Source_20_Text">$V:Lring:mode:*:&lt;off|color|pulse|spin|alert&gt;#</text:span></text:p>
      <text:p text:style-name="P15"/>
      <text:h text:style-name="P19" text:outline-level="2"><text:bookmark-start text:name="__RefHeading___Toc96671_2626828182"/><text:span text:style-name="Strong_20_Emphasis">13.6.3 — Couleur</text:span><text:bookmark-end text:name="__RefHeading___Toc96671_2626828182"/></text:h>
      <text:p text:style-name="P24"><text:span text:style-name="Source_20_Text">$V:Lring:color:*:R,G,B#</text:span></text:p>
      <text:p text:style-name="Text_20_body">Exemple bleu :</text:p>
      <text:p text:style-name="P24"><text:span text:style-name="Source_20_Text">$V:Lring:color:*:0,80,255#</text:span></text:p>
      <text:p text:style-name="P15"/>
      <text:h text:style-name="P19" text:outline-level="2"><text:bookmark-start text:name="__RefHeading___Toc96673_2626828182"/><text:span text:style-name="Strong_20_Emphasis">13.6.4 — Intensité</text:span><text:bookmark-end text:name="__RefHeading___Toc96673_2626828182"/></text:h>
      <text:p text:style-name="P24"><text:span text:style-name="Source_20_Text">$V:Lring:int:*:&lt;0..255&gt;#</text:span></text:p>
      <text:p text:style-name="P15"/>
      <text:h text:style-name="P19" text:outline-level="2"><text:bookmark-start text:name="__RefHeading___Toc96675_2626828182"/><text:span text:style-name="Strong_20_Emphasis">13.6.5 — Vitesse animation</text:span><text:bookmark-end text:name="__RefHeading___Toc96675_2626828182"/></text:h>
      <text:p text:style-name="P24"><text:span text:style-name="Source_20_Text">$V:Lring:speed:*:&lt;1..200&gt;#</text:span></text:p>
      <text:p text:style-name="P15"/>
      <text:h text:style-name="P19" text:outline-level="2"><text:bookmark-start text:name="__RefHeading___Toc96677_2626828182"/><text:span text:style-name="Strong_20_Emphasis">13.6.6 — Couleur par index</text:span><text:bookmark-end text:name="__RefHeading___Toc96677_2626828182"/></text:h>
      <text:p text:style-name="Text_20_body">Pour un anneau "radial" :</text:p>
      <text:p text:style-name="P24"><text:span text:style-name="Source_20_Text">$V:Lring:set:5:R,G,B#</text:span></text:p>
      <text:p text:style-name="P15"/>
      <text:h text:style-name="P21" text:outline-level="1"><text:bookmark-start text:name="__RefHeading___Toc96679_2626828182"/><text:span text:style-name="Strong_20_Emphasis">13.7 — Exemple d’usage Node-RED</text:span><text:bookmark-end text:name="__RefHeading___Toc96679_2626828182"/></text:h>
      <text:p text:style-name="P15"/>
      <text:h text:style-name="P19" text:outline-level="2"><text:bookmark-start text:name="__RefHeading___Toc96681_2626828182"/><text:soft-page-break/><text:span text:style-name="Strong_20_Emphasis">13.7.1 — Indiquer direction microphone</text:span><text:bookmark-end text:name="__RefHeading___Toc96681_2626828182"/></text:h>
      <text:p text:style-name="Text_20_body">Si Micro détecte angle :</text:p>
      <text:p text:style-name="P24"><text:span text:style-name="Source_20_Text">$I:Mic:dir:*:45#</text:span></text:p>
      <text:p text:style-name="Text_20_body">Node-RED :</text:p>
      <text:p text:style-name="P24"><text:span text:style-name="Source_20_Text">function:</text:span></text:p>
      <text:p text:style-name="P25"><text:span text:style-name="Source_20_Text">let angle = msg.payload;</text:span></text:p>
      <text:p text:style-name="P25"><text:span text:style-name="Source_20_Text">let led = Math.round(angle/15); // 24 leds = 360/15</text:span></text:p>
      <text:p text:style-name="P25"><text:span text:style-name="Source_20_Text">return { payload:`$V:Lring:set:${led}:0,255,0#` };</text:span></text:p>
      <text:p text:style-name="P15"/>
      <text:h text:style-name="P19" text:outline-level="2"><text:bookmark-start text:name="__RefHeading___Toc96683_2626828182"/><text:span text:style-name="Strong_20_Emphasis">13.7.2 — Feedback obstacle US</text:span><text:bookmark-end text:name="__RefHeading___Toc96683_2626828182"/></text:h>
      <text:p text:style-name="Text_20_body">Sonar avant centre :</text:p>
      <text:p text:style-name="P24"><text:span text:style-name="Source_20_Text">$I:Us:alert:4:&lt;level&gt;#</text:span></text:p>
      <text:p text:style-name="Text_20_body">Flow Node-RED :</text:p>
      <table:table table:name="Tableau47" table:style-name="Tableau47">
        <table:table-column table:style-name="Tableau47.A"/>
        <table:table-column table:style-name="Tableau47.B"/>
        <table:table-header-rows>
          <table:table-row>
            <table:table-cell table:style-name="Tableau47.A1" office:value-type="string">
              <text:p text:style-name="Table_20_Heading">Distance</text:p>
            </table:table-cell>
            <table:table-cell table:style-name="Tableau47.A1" office:value-type="string">
              <text:p text:style-name="Table_20_Heading">LED Ring</text:p>
            </table:table-cell>
          </table:table-row>
        </table:table-header-rows>
        <table:table-row>
          <table:table-cell table:style-name="Tableau47.A1" office:value-type="string">
            <text:p text:style-name="Table_20_Contents">danger faible</text:p>
          </table:table-cell>
          <table:table-cell table:style-name="Tableau47.A1" office:value-type="string">
            <text:p text:style-name="Table_20_Contents">orange</text:p>
          </table:table-cell>
        </table:table-row>
        <table:table-row>
          <table:table-cell table:style-name="Tableau47.A1" office:value-type="string">
            <text:p text:style-name="Table_20_Contents">danger fort</text:p>
          </table:table-cell>
          <table:table-cell table:style-name="Tableau47.A1" office:value-type="string">
            <text:p text:style-name="Table_20_Contents">rouge + mode pulse</text:p>
          </table:table-cell>
        </table:table-row>
        <table:table-row>
          <table:table-cell table:style-name="Tableau47.A1" office:value-type="string">
            <text:p text:style-name="Table_20_Contents">danger extrême</text:p>
          </table:table-cell>
          <table:table-cell table:style-name="Tableau47.A1" office:value-type="string">
            <text:p text:style-name="Table_20_Contents">mode alert</text:p>
          </table:table-cell>
        </table:table-row>
      </table:table>
      <text:p text:style-name="P15"/>
      <text:h text:style-name="P19" text:outline-level="2"><text:bookmark-start text:name="__RefHeading___Toc96685_2626828182"/><text:span text:style-name="Strong_20_Emphasis">13.7.3 — Animation robot actif</text:span><text:bookmark-end text:name="__RefHeading___Toc96685_2626828182"/></text:h>
      <text:p text:style-name="P24"><text:span text:style-name="Source_20_Text">$V:Lring:mode:*:spin#</text:span></text:p>
      <text:p text:style-name="P25"><text:span text:style-name="Source_20_Text">$V:Lring:speed:*:25#</text:span></text:p>
      <text:p text:style-name="P15"/>
      <text:h text:style-name="P19" text:outline-level="2"><text:bookmark-start text:name="__RefHeading___Toc96687_2626828182"/><text:span text:style-name="Strong_20_Emphasis">13.7.4 — Mode “robot en attente”</text:span><text:bookmark-end text:name="__RefHeading___Toc96687_2626828182"/></text:h>
      <text:p text:style-name="P24"><text:span text:style-name="Source_20_Text">$V:Lring:mode:*:pulse#</text:span></text:p>
      <text:p text:style-name="P25"><text:span text:style-name="Source_20_Text">$V:Lring:color:*:0,60,255#</text:span></text:p>
      <text:p text:style-name="P15"/>
      <text:h text:style-name="P21" text:outline-level="1"><text:bookmark-start text:name="__RefHeading___Toc96689_2626828182"/><text:span text:style-name="Strong_20_Emphasis">13.8 — Interaction avec URG</text:span><text:bookmark-end text:name="__RefHeading___Toc96689_2626828182"/></text:h>
      <text:p text:style-name="Text_20_body">En cas d’urgence → blocage, mais LED RING passe en rouge :</text:p>
      <text:p text:style-name="Text_20_body">Dans <text:span text:style-name="Source_20_Text">checkEmergencyConditions()</text:span> :</text:p>
      <text:p text:style-name="P24"><text:span text:style-name="Source_20_Text">$V:Lring:mode:*:alert#</text:span></text:p>
      <text:p text:style-name="P25"><text:span text:style-name="Source_20_Text">$V:Lring:color:*:255,0,0#</text:span></text:p>
      <text:p text:style-name="P15"/>
      <text:h text:style-name="P21" text:outline-level="1"><text:bookmark-start text:name="__RefHeading___Toc96691_2626828182"/><text:soft-page-break/><text:span text:style-name="Strong_20_Emphasis">13.9 — Résumé du module LED Ring</text:span><text:bookmark-end text:name="__RefHeading___Toc96691_2626828182"/></text:h>
      <table:table table:name="Tableau48" table:style-name="Tableau48">
        <table:table-column table:style-name="Tableau48.A"/>
        <table:table-column table:style-name="Tableau48.B"/>
        <table:table-header-rows>
          <table:table-row>
            <table:table-cell table:style-name="Tableau48.A1" office:value-type="string">
              <text:p text:style-name="Table_20_Heading">Fonction</text:p>
            </table:table-cell>
            <table:table-cell table:style-name="Tableau4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8.A1" office:value-type="string">
            <text:p text:style-name="Table_20_Contents"><text:span text:style-name="Source_20_Text">lring_processPeriodic()</text:span></text:p>
          </table:table-cell>
          <table:table-cell table:style-name="Tableau48.A1" office:value-type="string">
            <text:p text:style-name="Table_20_Contents">moteur animation non bloquant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mode</text:span></text:p>
          </table:table-cell>
          <table:table-cell table:style-name="Tableau48.A1" office:value-type="string">
            <text:p text:style-name="Table_20_Contents">off / color / pulse / spin / alert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color</text:span></text:p>
          </table:table-cell>
          <table:table-cell table:style-name="Tableau48.A1" office:value-type="string">
            <text:p text:style-name="Table_20_Contents">couleur ou palette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speed</text:span></text:p>
          </table:table-cell>
          <table:table-cell table:style-name="Tableau48.A1" office:value-type="string">
            <text:p text:style-name="Table_20_Contents">vitesse animations</text:p>
          </table:table-cell>
        </table:table-row>
        <table:table-row>
          <table:table-cell table:style-name="Tableau48.A1" office:value-type="string">
            <text:p text:style-name="Table_20_Contents"><text:span text:style-name="Source_20_Text">intensity</text:span></text:p>
          </table:table-cell>
          <table:table-cell table:style-name="Tableau48.A1" office:value-type="string">
            <text:p text:style-name="Table_20_Contents">luminosité</text:p>
          </table:table-cell>
        </table:table-row>
        <table:table-row>
          <table:table-cell table:style-name="Tableau48.A1" office:value-type="string">
            <text:p text:style-name="Table_20_Contents">VPIV</text:p>
          </table:table-cell>
          <table:table-cell table:style-name="Tableau48.A1" office:value-type="string">
            <text:p text:style-name="Table_20_Contents">API complète</text:p>
          </table:table-cell>
        </table:table-row>
        <table:table-row>
          <table:table-cell table:style-name="Tableau48.A1" office:value-type="string">
            <text:p text:style-name="Table_20_Contents">Node-RED</text:p>
          </table:table-cell>
          <table:table-cell table:style-name="Tableau48.A1" office:value-type="string">
            <text:p text:style-name="Table_20_Contents">pilotage avancé et dashboard</text:p>
          </table:table-cell>
        </table:table-row>
      </table:table>
      <text:p text:style-name="P15"/>
      <text:h text:style-name="P21" text:outline-level="1"><text:bookmark-start text:name="__RefHeading___Toc96693_2626828182"/>👉 <text:span text:style-name="Strong_20_Emphasis">Souhaites-tu maintenant :</text:span><text:bookmark-end text:name="__RefHeading___Toc96693_2626828182"/></text:h>
      <text:h text:style-name="P19" text:outline-level="2"><text:bookmark-start text:name="__RefHeading___Toc96695_2626828182"/>🔵 CHAPITRE 14 — LED RUBAN (LRUB)<text:bookmark-end text:name="__RefHeading___Toc96695_2626828182"/></text:h>
      <text:p text:style-name="Text_20_body">Ensuite :</text:p>
      <text:h text:style-name="P19" text:outline-level="2"><text:bookmark-start text:name="__RefHeading___Toc96697_2626828182"/>🟡 CHAPITRE 15 — SERVOS<text:bookmark-end text:name="__RefHeading___Toc96697_2626828182"/></text:h>
      <text:p text:style-name="Text_20_body">Puis :</text:p>
      <text:h text:style-name="P19" text:outline-level="2"><text:bookmark-start text:name="__RefHeading___Toc96699_2626828182"/>🔴 CHAPITRE 16 — SYSTÈME DE SÉCURITÉ (URG + MvtSafe + moteurs)<text:bookmark-end text:name="__RefHeading___Toc96699_2626828182"/></text:h>
      <text:p text:style-name="Text_20_body">Je continue ?</text:p>
      <text:p text:style-name="Text_20_body">oui</text:p>
      <text:p text:style-name="Text_20_body">Parfait.<text:line-break/>On enchaîne donc avec le chapitre suivant :</text:p>
      <text:p text:style-name="P15"/>
      <text:h text:style-name="P21" text:outline-level="1"><text:bookmark-start text:name="__RefHeading___Toc96701_2626828182"/>✅ <text:span text:style-name="Strong_20_Emphasis">CHAPITRE 14 — MODULE LED RUBAN (LRUB)</text:span><text:bookmark-end text:name="__RefHeading___Toc96701_2626828182"/></text:h>
      <text:p text:style-name="Text_20_body"><text:span text:style-name="Emphasis">(Bande LED directionnelle / décorative / sécurité visuelle)</text:span></text:p>
      <text:p text:style-name="Text_20_body">Le LED Ruban est un élément central de ton robot : il entoure les capteurs frontaux et donne un <text:span text:style-name="Strong_20_Emphasis">feedback visuel direct</text:span> sur l’environnement, le statut et les alertes.</text:p>
      <text:p text:style-name="Text_20_body">Tu disposes d’un module <text:span text:style-name="Emphasis">très propre</text:span> codé dans <text:span text:style-name="Source_20_Text">lrub.cpp</text:span>, non-bloquant, entièrement pilotable via VPIV et facilement animé depuis Node-RED.</text:p>
      <text:p text:style-name="P15"/>
      <text:h text:style-name="P21" text:outline-level="1"><text:bookmark-start text:name="__RefHeading___Toc96703_2626828182"/><text:span text:style-name="Strong_20_Emphasis">14.1 — Rôle du module LRUB</text:span><text:bookmark-end text:name="__RefHeading___Toc96703_2626828182"/></text:h>
      <text:list text:style-name="L88">
        <text:list-item>
          <text:p text:style-name="P101">Indiquer une alerte depuis <text:span text:style-name="Strong_20_Emphasis">les capteurs ultrason</text:span> (avant/arrière)</text:p>
        </text:list-item>
        <text:list-item>
          <text:p text:style-name="P101"><text:soft-page-break/>Suivre un <text:span text:style-name="Strong_20_Emphasis">effet directionnel</text:span></text:p>
        </text:list-item>
        <text:list-item>
          <text:p text:style-name="P101">Représenter l’état général du robot (idle / actif / erreur)</text:p>
        </text:list-item>
        <text:list-item>
          <text:p text:style-name="P101">Éclairage esthétique</text:p>
        </text:list-item>
        <text:list-item>
          <text:p text:style-name="P101">Animation dynamique pilotée par Node-RED</text:p>
        </text:list-item>
        <text:list-item>
          <text:p text:style-name="P101">Réflexe sécurité (passage en rouge clignotant en cas d'urgence)</text:p>
        </text:list-item>
      </text:list>
      <text:p text:style-name="Text_20_body">Le module est un complément idéal au LED Ring mais souvent plus “lisible” pour l’utilisateur.</text:p>
      <text:p text:style-name="P15"/>
      <text:h text:style-name="P21" text:outline-level="1"><text:bookmark-start text:name="__RefHeading___Toc96705_2626828182"/><text:span text:style-name="Strong_20_Emphasis">14.2 — Architecture du module LRUB</text:span><text:bookmark-end text:name="__RefHeading___Toc96705_2626828182"/></text:h>
      <table:table table:name="Tableau49" table:style-name="Tableau49">
        <table:table-column table:style-name="Tableau49.A"/>
        <table:table-column table:style-name="Tableau49.B"/>
        <table:table-header-rows>
          <table:table-row>
            <table:table-cell table:style-name="Tableau49.A1" office:value-type="string">
              <text:p text:style-name="Table_20_Heading">Fichier</text:p>
            </table:table-cell>
            <table:table-cell table:style-name="Tableau49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49.A1" office:value-type="string">
            <text:p text:style-name="Table_20_Contents"><text:span text:style-name="Source_20_Text">lrub.cpp</text:span></text:p>
          </table:table-cell>
          <table:table-cell table:style-name="Tableau49.A1" office:value-type="string">
            <text:p text:style-name="Table_20_Contents">moteur d’effet + logique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lrub.h</text:span></text:p>
          </table:table-cell>
          <table:table-cell table:style-name="Tableau49.A1" office:value-type="string">
            <text:p text:style-name="Table_20_Contents">interface module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lrub_hardware.cpp</text:span></text:p>
          </table:table-cell>
          <table:table-cell table:style-name="Tableau49.A1" office:value-type="string">
            <text:p text:style-name="Table_20_Contents">écriture WS2812/Neopixel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dispatch_Lrub.cpp</text:span></text:p>
          </table:table-cell>
          <table:table-cell table:style-name="Tableau49.A1" office:value-type="string">
            <text:p text:style-name="Table_20_Contents">commandes VPIV</text:p>
          </table:table-cell>
        </table:table-row>
        <table:table-row>
          <table:table-cell table:style-name="Tableau49.A1" office:value-type="string">
            <text:p text:style-name="Table_20_Contents"><text:span text:style-name="Source_20_Text">communication</text:span></text:p>
          </table:table-cell>
          <table:table-cell table:style-name="Tableau49.A1" office:value-type="string">
            <text:p text:style-name="Table_20_Contents">routage messages US/Mic/etc.</text:p>
          </table:table-cell>
        </table:table-row>
      </table:table>
      <text:p text:style-name="Text_20_body">Le module repose sur un buffer :</text:p>
      <text:p text:style-name="P24"><text:span text:style-name="Source_20_Text">static uint32_t ledBuffer[LRUB_NUM];</text:span></text:p>
      <text:p text:style-name="Text_20_body">Ensuite un moteur d'animation :</text:p>
      <text:p text:style-name="P24"><text:span text:style-name="Source_20_Text">static uint8_t mode;</text:span></text:p>
      <text:p text:style-name="P25"><text:span text:style-name="Source_20_Text">static uint32_t baseColor;</text:span></text:p>
      <text:p text:style-name="P25"><text:span text:style-name="Source_20_Text">static uint8_t intensity;</text:span></text:p>
      <text:p text:style-name="P25"><text:span text:style-name="Source_20_Text">static unsigned long lastFrame;</text:span></text:p>
      <text:p text:style-name="P25"><text:span text:style-name="Source_20_Text">static int speed;</text:span></text:p>
      <text:p text:style-name="Text_20_body">Tout est <text:span text:style-name="Strong_20_Emphasis">non bloquant</text:span>.</text:p>
      <text:p text:style-name="P15"/>
      <text:h text:style-name="P21" text:outline-level="1"><text:bookmark-start text:name="__RefHeading___Toc96707_2626828182"/><text:span text:style-name="Strong_20_Emphasis">14.3 — Modes supportés</text:span><text:bookmark-end text:name="__RefHeading___Toc96707_2626828182"/></text:h>
      <text:p text:style-name="Text_20_body">Les modes sont équivalents au LED Ring, mais adaptés au ruban (linéaire).</text:p>
      <text:p text:style-name="P15"/>
      <text:h text:style-name="P19" text:outline-level="2"><text:bookmark-start text:name="__RefHeading___Toc96709_2626828182"/><text:span text:style-name="Strong_20_Emphasis">14.3.1 — Mode OFF</text:span><text:bookmark-end text:name="__RefHeading___Toc96709_2626828182"/></text:h>
      <text:p text:style-name="P24"><text:span text:style-name="Source_20_Text">$V:Lrub:mode:*:off#</text:span></text:p>
      <text:p text:style-name="Text_20_body">→ éteint toutes les LEDs.</text:p>
      <text:p text:style-name="P15"/>
      <text:h text:style-name="P19" text:outline-level="2"><text:bookmark-start text:name="__RefHeading___Toc96711_2626828182"/><text:span text:style-name="Strong_20_Emphasis">14.3.2 — Mode COLOR fixe</text:span><text:bookmark-end text:name="__RefHeading___Toc96711_2626828182"/></text:h>
      <text:p text:style-name="P24"><text:span text:style-name="Source_20_Text">$V:Lrub:color:*:R,G,B#</text:span></text:p>
      <text:p text:style-name="Text_20_body">Exemple bleu signature :</text:p>
      <text:p text:style-name="P24"><text:soft-page-break/><text:span text:style-name="Source_20_Text">$V:Lrub:color:*:0,80,255#</text:span></text:p>
      <text:p text:style-name="P15"/>
      <text:h text:style-name="P19" text:outline-level="2"><text:bookmark-start text:name="__RefHeading___Toc96713_2626828182"/><text:span text:style-name="Strong_20_Emphasis">14.3.3 — Mode PULSE (respiration)</text:span><text:bookmark-end text:name="__RefHeading___Toc96713_2626828182"/></text:h>
      <text:p text:style-name="Text_20_body">Fondu progressif rouge, bleu, etc.</text:p>
      <text:p text:style-name="P24"><text:span text:style-name="Source_20_Text">$V:Lrub:mode:*:pulse#</text:span></text:p>
      <text:p text:style-name="P15"/>
      <text:h text:style-name="P19" text:outline-level="2"><text:bookmark-start text:name="__RefHeading___Toc96715_2626828182"/><text:span text:style-name="Strong_20_Emphasis">14.3.4 — Mode SCAN (effet “scanner K2000”)</text:span><text:bookmark-end text:name="__RefHeading___Toc96715_2626828182"/></text:h>
      <text:p text:style-name="Text_20_body">Effet gauche → droite → gauche.</text:p>
      <text:p text:style-name="P24"><text:span text:style-name="Source_20_Text">$V:Lrub:mode:*:scan#</text:span></text:p>
      <text:p text:style-name="P25"><text:span text:style-name="Source_20_Text">$V:Lrub:speed:*:30#</text:span></text:p>
      <text:p text:style-name="P15"/>
      <text:h text:style-name="P19" text:outline-level="2"><text:bookmark-start text:name="__RefHeading___Toc96717_2626828182"/><text:span text:style-name="Strong_20_Emphasis">14.3.5 — Mode ALERT</text:span><text:bookmark-end text:name="__RefHeading___Toc96717_2626828182"/></text:h>
      <text:p text:style-name="Text_20_body">Clignotement rouge rapide.</text:p>
      <text:p text:style-name="P24"><text:span text:style-name="Source_20_Text">$V:Lrub:mode:*:alert#</text:span></text:p>
      <text:p text:style-name="Text_20_body">Ce mode est aussi déclenché automatiquement :</text:p>
      <text:list text:style-name="L89">
        <text:list-item>
          <text:p text:style-name="P102">en cas de <text:span text:style-name="Strong_20_Emphasis">US danger</text:span></text:p>
        </text:list-item>
        <text:list-item>
          <text:p text:style-name="P102">en cas de <text:span text:style-name="Strong_20_Emphasis">URG sécurité</text:span></text:p>
        </text:list-item>
        <text:list-item>
          <text:p text:style-name="P102">en cas de <text:span text:style-name="Strong_20_Emphasis">choc FS</text:span></text:p>
        </text:list-item>
      </text:list>
      <text:p text:style-name="P15"/>
      <text:h text:style-name="P19" text:outline-level="2"><text:bookmark-start text:name="__RefHeading___Toc96719_2626828182"/><text:span text:style-name="Strong_20_Emphasis">14.3.6 — Mode RAW (control direct)</text:span><text:bookmark-end text:name="__RefHeading___Toc96719_2626828182"/></text:h>
      <text:p text:style-name="Text_20_body">Node-RED peut piloter toute la bande :</text:p>
      <text:p text:style-name="P24"><text:span text:style-name="Source_20_Text">$V:Lrub:raw:*:0xFF0000,0x110000,...#</text:span></text:p>
      <text:p text:style-name="Text_20_body">Super utile pour ton futur mode “AI animation”.</text:p>
      <text:p text:style-name="P15"/>
      <text:h text:style-name="P21" text:outline-level="1"><text:bookmark-start text:name="__RefHeading___Toc96721_2626828182"/><text:span text:style-name="Strong_20_Emphasis">14.4 — API VPIV (dispatch_Lrub.cpp)</text:span><text:bookmark-end text:name="__RefHeading___Toc96721_2626828182"/></text:h>
      <text:p text:style-name="Text_20_body">Voici les commandes dispo :</text:p>
      <text:p text:style-name="P15"/>
      <text:h text:style-name="P19" text:outline-level="2"><text:bookmark-start text:name="__RefHeading___Toc96723_2626828182"/>🔹 <text:span text:style-name="Strong_20_Emphasis">Activer / désactiver</text:span><text:bookmark-end text:name="__RefHeading___Toc96723_2626828182"/></text:h>
      <text:p text:style-name="P24"><text:span text:style-name="Source_20_Text">$V:Lrub:act:*:1#</text:span></text:p>
      <text:p text:style-name="P25"><text:span text:style-name="Source_20_Text">$V:Lrub:act:*:0#</text:span></text:p>
      <text:p text:style-name="P15"/>
      <text:h text:style-name="P19" text:outline-level="2"><text:bookmark-start text:name="__RefHeading___Toc96725_2626828182"/><text:soft-page-break/>🔹 <text:span text:style-name="Strong_20_Emphasis">Mode</text:span><text:bookmark-end text:name="__RefHeading___Toc96725_2626828182"/></text:h>
      <text:p text:style-name="P24"><text:span text:style-name="Source_20_Text">$V:Lrub:mode:*:&lt;off|color|pulse|alert|scan|raw&gt;#</text:span></text:p>
      <text:p text:style-name="P15"/>
      <text:h text:style-name="P19" text:outline-level="2"><text:bookmark-start text:name="__RefHeading___Toc96727_2626828182"/>🔹 <text:span text:style-name="Strong_20_Emphasis">Couleur</text:span><text:bookmark-end text:name="__RefHeading___Toc96727_2626828182"/></text:h>
      <text:p text:style-name="P24"><text:span text:style-name="Source_20_Text">$V:Lrub:color:*:R,G,B#</text:span></text:p>
      <text:p text:style-name="P15"/>
      <text:h text:style-name="P19" text:outline-level="2"><text:bookmark-start text:name="__RefHeading___Toc96729_2626828182"/>🔹 <text:span text:style-name="Strong_20_Emphasis">Intensité</text:span><text:bookmark-end text:name="__RefHeading___Toc96729_2626828182"/></text:h>
      <text:p text:style-name="P24"><text:span text:style-name="Source_20_Text">$V:Lrub:int:*:&lt;0..255&gt;#</text:span></text:p>
      <text:p text:style-name="P15"/>
      <text:h text:style-name="P19" text:outline-level="2"><text:bookmark-start text:name="__RefHeading___Toc96731_2626828182"/>🔹 <text:span text:style-name="Strong_20_Emphasis">Vitesse animation</text:span><text:bookmark-end text:name="__RefHeading___Toc96731_2626828182"/></text:h>
      <text:p text:style-name="P24"><text:span text:style-name="Source_20_Text">$V:Lrub:speed:*:&lt;1..200&gt;#</text:span></text:p>
      <text:p text:style-name="P15"/>
      <text:h text:style-name="P19" text:outline-level="2"><text:bookmark-start text:name="__RefHeading___Toc96733_2626828182"/>🔹 <text:span text:style-name="Strong_20_Emphasis">Set LED individuelle</text:span><text:bookmark-end text:name="__RefHeading___Toc96733_2626828182"/></text:h>
      <text:p text:style-name="P24"><text:span text:style-name="Source_20_Text">$V:Lrub:set:&lt;index&gt;:R,G,B#</text:span></text:p>
      <text:p text:style-name="P15"/>
      <text:h text:style-name="P19" text:outline-level="2"><text:bookmark-start text:name="__RefHeading___Toc96735_2626828182"/>🔹 <text:span text:style-name="Strong_20_Emphasis">RAW</text:span><text:bookmark-end text:name="__RefHeading___Toc96735_2626828182"/></text:h>
      <text:p text:style-name="P24"><text:span text:style-name="Source_20_Text">$V:Lrub:raw:*:&lt;list hex&gt;#</text:span></text:p>
      <text:p text:style-name="P15"/>
      <text:h text:style-name="P21" text:outline-level="1"><text:bookmark-start text:name="__RefHeading___Toc96737_2626828182"/><text:span text:style-name="Strong_20_Emphasis">14.5 — Interaction avec US (Ultrason)</text:span><text:bookmark-end text:name="__RefHeading___Toc96737_2626828182"/></text:h>
      <text:p text:style-name="Text_20_body">Le ruban LED est très utile pour représenter <text:span text:style-name="Strong_20_Emphasis">la distance des obstacles</text:span>.</text:p>
      <text:p text:style-name="Text_20_body">Tu peux, via Node-RED, convertir l'alert US en couleurs :</text:p>
      <table:table table:name="Tableau50" table:style-name="Tableau50">
        <table:table-column table:style-name="Tableau50.A"/>
        <table:table-column table:style-name="Tableau50.B"/>
        <table:table-header-rows>
          <table:table-row>
            <table:table-cell table:style-name="Tableau50.A1" office:value-type="string">
              <text:p text:style-name="Table_20_Heading">Proximité</text:p>
            </table:table-cell>
            <table:table-cell table:style-name="Tableau50.A1" office:value-type="string">
              <text:p text:style-name="Table_20_Heading">Couleur LRUB</text:p>
            </table:table-cell>
          </table:table-row>
        </table:table-header-rows>
        <table:table-row>
          <table:table-cell table:style-name="Tableau50.A1" office:value-type="string">
            <text:p text:style-name="Table_20_Contents">&gt; 50 cm</text:p>
          </table:table-cell>
          <table:table-cell table:style-name="Tableau50.A1" office:value-type="string">
            <text:p text:style-name="Table_20_Contents">Bleu faible</text:p>
          </table:table-cell>
        </table:table-row>
        <table:table-row>
          <table:table-cell table:style-name="Tableau50.A1" office:value-type="string">
            <text:p text:style-name="Table_20_Contents">30 – 50 cm</text:p>
          </table:table-cell>
          <table:table-cell table:style-name="Tableau50.A1" office:value-type="string">
            <text:p text:style-name="Table_20_Contents">Orange</text:p>
          </table:table-cell>
        </table:table-row>
        <table:table-row>
          <table:table-cell table:style-name="Tableau50.A1" office:value-type="string">
            <text:p text:style-name="Table_20_Contents">10 – 30 cm</text:p>
          </table:table-cell>
          <table:table-cell table:style-name="Tableau50.A1" office:value-type="string">
            <text:p text:style-name="Table_20_Contents">Rouge fixe</text:p>
          </table:table-cell>
        </table:table-row>
        <table:table-row>
          <table:table-cell table:style-name="Tableau50.A1" office:value-type="string">
            <text:p text:style-name="Table_20_Contents">&lt; 10 cm</text:p>
          </table:table-cell>
          <table:table-cell table:style-name="Tableau50.A1" office:value-type="string">
            <text:p text:style-name="Table_20_Contents">Rouge clignotant (mode alert)</text:p>
          </table:table-cell>
        </table:table-row>
      </table:table>
      <text:p text:style-name="Text_20_body">Node-RED reçoit :</text:p>
      <text:p text:style-name="P24"><text:span text:style-name="Source_20_Text">$I:Us:alert:&lt;index&gt;:&lt;level&gt;#</text:span></text:p>
      <text:p text:style-name="Text_20_body">Flow exemple :</text:p>
      <text:p text:style-name="P24"><text:span text:style-name="Source_20_Text">let lvl = Number(msg.payload);</text:span></text:p>
      <text:p text:style-name="P25"><text:span text:style-name="Source_20_Text">if(lvl === 1) return {payload:"$V:Lrub:color:*:255,128,0#"};</text:span></text:p>
      <text:p text:style-name="P25"><text:span text:style-name="Source_20_Text">if(lvl &gt;= 2) return {payload:"$V:Lrub:mode:*:alert#"};</text:span></text:p>
      <text:p text:style-name="P15"/>
      <text:h text:style-name="P21" text:outline-level="1"><text:bookmark-start text:name="__RefHeading___Toc96739_2626828182"/><text:soft-page-break/><text:span text:style-name="Strong_20_Emphasis">14.6 — Interaction avec FS (Force Sensor / chocs)</text:span><text:bookmark-end text:name="__RefHeading___Toc96739_2626828182"/></text:h>
      <text:p text:style-name="Text_20_body">Si choc détecté :</text:p>
      <text:list text:style-name="L90">
        <text:list-item>
          <text:p text:style-name="P103"><text:span text:style-name="Strong_20_Emphasis">LRUB passe en rouge fort fixe</text:span></text:p>
        </text:list-item>
        <text:list-item>
          <text:p text:style-name="P103">si choc important → <text:span text:style-name="Strong_20_Emphasis">alert clignotant</text:span></text:p>
        </text:list-item>
      </text:list>
      <text:p text:style-name="Text_20_body">Dans Node-RED ou Mega (selon config) :</text:p>
      <text:p text:style-name="P24"><text:span text:style-name="Source_20_Text">$V:Lrub:mode:*:alert#</text:span></text:p>
      <text:p text:style-name="P15"/>
      <text:h text:style-name="P21" text:outline-level="1"><text:bookmark-start text:name="__RefHeading___Toc96741_2626828182"/><text:span text:style-name="Strong_20_Emphasis">14.7 — Interaction avec Emergency URG</text:span><text:bookmark-end text:name="__RefHeading___Toc96741_2626828182"/></text:h>
      <text:p text:style-name="Text_20_body">En urgence (moteurs coupés) :</text:p>
      <text:p text:style-name="P24"><text:span text:style-name="Source_20_Text">$V:Lrub:mode:*:alert#</text:span></text:p>
      <text:p text:style-name="P25"><text:span text:style-name="Source_20_Text">$V:Lrub:color:*:255,0,0#</text:span></text:p>
      <text:p text:style-name="P15"/>
      <text:h text:style-name="P21" text:outline-level="1"><text:bookmark-start text:name="__RefHeading___Toc96743_2626828182"/><text:span text:style-name="Strong_20_Emphasis">14.8 — Exemple Node-RED (Ready &amp; Active)</text:span><text:bookmark-end text:name="__RefHeading___Toc96743_2626828182"/></text:h>
      <text:h text:style-name="P8" text:outline-level="3"><text:bookmark-start text:name="__RefHeading___Toc96745_2626828182"/>✔ Mode attente (idle)<text:bookmark-end text:name="__RefHeading___Toc96745_2626828182"/></text:h>
      <text:p text:style-name="P24"><text:span text:style-name="Source_20_Text">$V:Lrub:mode:*:pulse#</text:span></text:p>
      <text:p text:style-name="P25"><text:span text:style-name="Source_20_Text">$V:Lrub:color:*:0,60,255#</text:span></text:p>
      <text:h text:style-name="P8" text:outline-level="3"><text:bookmark-start text:name="__RefHeading___Toc96747_2626828182"/>✔ Mode actif<text:bookmark-end text:name="__RefHeading___Toc96747_2626828182"/></text:h>
      <text:p text:style-name="P24"><text:span text:style-name="Source_20_Text">$V:Lrub:mode:*:scan#</text:span></text:p>
      <text:p text:style-name="P25"><text:span text:style-name="Source_20_Text">$V:Lrub:color:*:0,255,40#</text:span></text:p>
      <text:p text:style-name="P15"/>
      <text:h text:style-name="P21" text:outline-level="1"><text:bookmark-start text:name="__RefHeading___Toc96749_2626828182"/><text:span text:style-name="Strong_20_Emphasis">14.9 — Exemple Node-RED (direction sonore)</text:span><text:bookmark-end text:name="__RefHeading___Toc96749_2626828182"/></text:h>
      <text:p text:style-name="Text_20_body">Si Micro détecte direction → tu peux mapper la direction sur la moitié de la bande :</text:p>
      <text:p text:style-name="P24"><text:span text:style-name="Source_20_Text">let dir = msg.payload; <text:s text:c="2"/>// 0..360 (micro)</text:span></text:p>
      <text:p text:style-name="P25"><text:span text:style-name="Source_20_Text">let index = Math.round((dir/360) * lrub_length);</text:span></text:p>
      <text:p text:style-name="P25"><text:span text:style-name="Source_20_Text">return {</text:span></text:p>
      <text:p text:style-name="P25"><text:span text:style-name="Source_20_Text"><text:s text:c="2"/>payload:`$V:Lrub:set:${index}:0,255,0#`</text:span></text:p>
      <text:p text:style-name="P25"><text:span text:style-name="Source_20_Text">};</text:span></text:p>
      <text:p text:style-name="P15"/>
      <text:h text:style-name="P21" text:outline-level="1"><text:bookmark-start text:name="__RefHeading___Toc96751_2626828182"/><text:soft-page-break/><text:span text:style-name="Strong_20_Emphasis">14.10 — Résumé du module LRUB</text:span><text:bookmark-end text:name="__RefHeading___Toc96751_2626828182"/></text:h>
      <table:table table:name="Tableau51" table:style-name="Tableau51">
        <table:table-column table:style-name="Tableau51.A"/>
        <table:table-column table:style-name="Tableau51.B"/>
        <table:table-header-rows>
          <table:table-row>
            <table:table-cell table:style-name="Tableau51.A1" office:value-type="string">
              <text:p text:style-name="Table_20_Heading">Élément</text:p>
            </table:table-cell>
            <table:table-cell table:style-name="Tableau5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1.A1" office:value-type="string">
            <text:p text:style-name="Table_20_Contents"><text:span text:style-name="Strong_20_Emphasis">Effets</text:span></text:p>
          </table:table-cell>
          <table:table-cell table:style-name="Tableau51.A1" office:value-type="string">
            <text:p text:style-name="Table_20_Contents">off, color, pulse, scan, alert, raw</text:p>
          </table:table-cell>
        </table:table-row>
        <table:table-row>
          <table:table-cell table:style-name="Tableau51.A1" office:value-type="string">
            <text:p text:style-name="Table_20_Contents"><text:span text:style-name="Strong_20_Emphasis">Pilotage</text:span></text:p>
          </table:table-cell>
          <table:table-cell table:style-name="Tableau51.A1" office:value-type="string">
            <text:p text:style-name="Table_20_Contents">VPIV ultra simple</text:p>
          </table:table-cell>
        </table:table-row>
        <table:table-row>
          <table:table-cell table:style-name="Tableau51.A1" office:value-type="string">
            <text:p text:style-name="Table_20_Contents"><text:span text:style-name="Strong_20_Emphasis">Animations</text:span></text:p>
          </table:table-cell>
          <table:table-cell table:style-name="Tableau51.A1" office:value-type="string">
            <text:p text:style-name="Table_20_Contents">non bloquantes</text:p>
          </table:table-cell>
        </table:table-row>
        <table:table-row>
          <table:table-cell table:style-name="Tableau51.A1" office:value-type="string">
            <text:p text:style-name="Table_20_Contents"><text:span text:style-name="Strong_20_Emphasis">Intégration capteurs</text:span></text:p>
          </table:table-cell>
          <table:table-cell table:style-name="Tableau51.A1" office:value-type="string">
            <text:p text:style-name="Table_20_Contents">US / FS / Mic</text:p>
          </table:table-cell>
        </table:table-row>
        <table:table-row>
          <table:table-cell table:style-name="Tableau51.A1" office:value-type="string">
            <text:p text:style-name="Table_20_Contents"><text:span text:style-name="Strong_20_Emphasis">Pilotage externe</text:span></text:p>
          </table:table-cell>
          <table:table-cell table:style-name="Tableau51.A1" office:value-type="string">
            <text:p text:style-name="Table_20_Contents">Node-RED complet</text:p>
          </table:table-cell>
        </table:table-row>
        <table:table-row>
          <table:table-cell table:style-name="Tableau51.A1" office:value-type="string">
            <text:p text:style-name="Table_20_Contents"><text:span text:style-name="Strong_20_Emphasis">Coopération Ring+Ruban</text:span></text:p>
          </table:table-cell>
          <table:table-cell table:style-name="Tableau51.A1" office:value-type="string">
            <text:p text:style-name="Table_20_Contents">effets synchronisés possibles</text:p>
          </table:table-cell>
        </table:table-row>
      </table:table>
      <text:p text:style-name="Text_20_body"/>
      <text:p text:style-name="Text_20_body"/>
      <text:p text:style-name="Text_20_body">✅ <text:span text:style-name="Strong_20_Emphasis">CHAPITRE 15 — MODULE SERVOS (Tête &amp; Base)</text:span></text:p>
      <text:h text:style-name="P19" text:outline-level="2"><text:bookmark-start text:name="__RefHeading___Toc96753_2626828182"/>🎯 <text:span text:style-name="Strong_20_Emphasis">Objectif du module</text:span><text:bookmark-end text:name="__RefHeading___Toc96753_2626828182"/></text:h>
      <text:p text:style-name="Text_20_body">Ce module sert à contrôler <text:span text:style-name="Strong_20_Emphasis">3 servomoteurs</text:span>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Servo</text:p>
            </table:table-cell>
            <table:table-cell table:style-name="Tableau1.A1" office:value-type="string">
              <text:p text:style-name="Table_20_Heading">Nom</text:p>
            </table:table-cell>
            <table:table-cell table:style-name="Tableau1.A1" office:value-type="string">
              <text:p text:style-name="Table_20_Heading">Fonction</text:p>
            </table:table-cell>
            <table:table-cell table:style-name="Tableau1.A1" office:value-type="string">
              <text:p text:style-name="Table_20_Heading">Pin</text:p>
            </table:table-cell>
          </table:table-row>
        </table:table-header-rows>
        <table:table-row>
          <table:table-cell table:style-name="Tableau1.A1" office:value-type="string">
            <text:p text:style-name="Table_20_Contents">TGD</text:p>
          </table:table-cell>
          <table:table-cell table:style-name="Tableau1.A1" office:value-type="string">
            <text:p text:style-name="Table_20_Contents">Tête Gauche-Droite (horizontal)</text:p>
          </table:table-cell>
          <table:table-cell table:style-name="Tableau1.A1" office:value-type="string">
            <text:p text:style-name="Table_20_Contents">orienter la caméra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THB</text:p>
          </table:table-cell>
          <table:table-cell table:style-name="Tableau1.A1" office:value-type="string">
            <text:p text:style-name="Table_20_Contents">Tête Haut-Bas (vertical)</text:p>
          </table:table-cell>
          <table:table-cell table:style-name="Tableau1.A1" office:value-type="string">
            <text:p text:style-name="Table_20_Contents">basculer la caméra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BASE</text:p>
          </table:table-cell>
          <table:table-cell table:style-name="Tableau1.A1" office:value-type="string">
            <text:p text:style-name="Table_20_Contents">Base Rotation</text:p>
          </table:table-cell>
          <table:table-cell table:style-name="Tableau1.A1" office:value-type="string">
            <text:p text:style-name="Table_20_Contents">tourner tout le haut du robot</text:p>
          </table:table-cell>
          <table:table-cell table:style-name="Tableau1.A1" office:value-type="string">
            <text:p text:style-name="Table_20_Contents">9</text:p>
          </table:table-cell>
        </table:table-row>
      </table:table>
      <text:p text:style-name="Text_20_body">Ces servos permettent :</text:p>
      <text:p text:style-name="Text_20_body">✔ Suivi automatique<text:line-break/>✔ Orientation microphone<text:line-break/>✔ Interaction expressive<text:line-break/>✔ Position safe / repli<text:line-break/>✔ Position calibrée personnalisable</text:p>
      <text:p text:style-name="Text_20_body">L’API VPIV te donne un contrôle <text:span text:style-name="Strong_20_Emphasis">totalement temps réel</text:span> via MQTT / Node-RED.</text:p>
      <text:p text:style-name="P15"/>
      <text:h text:style-name="P21" text:outline-level="1"><text:bookmark-start text:name="__RefHeading___Toc96755_2626828182"/><text:span text:style-name="Strong_20_Emphasis">15.1 — Structure générale du module</text:span><text:bookmark-end text:name="__RefHeading___Toc96755_2626828182"/></text:h>
      <text:p text:style-name="Text_20_body">Fichiers :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Fichier</text:p>
            </table:table-cell>
            <table:table-cell table:style-name="Tableau2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srv.cpp</text:span></text:p>
          </table:table-cell>
          <table:table-cell table:style-name="Tableau2.A1" office:value-type="string">
            <text:p text:style-name="Table_20_Contents">moteur de position, interpolations, limites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srv.h</text:span></text:p>
          </table:table-cell>
          <table:table-cell table:style-name="Tableau2.A1" office:value-type="string">
            <text:p text:style-name="Table_20_Contents">API publique (Mega)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dispatch_Srv.cpp</text:span></text:p>
          </table:table-cell>
          <table:table-cell table:style-name="Tableau2.A1" office:value-type="string">
            <text:p text:style-name="Table_20_Contents">commandes VPIV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config.h / config.cpp</text:span></text:p>
          </table:table-cell>
          <table:table-cell table:style-name="Tableau2.A1" office:value-type="string">
            <text:p text:style-name="Table_20_Contents">valeurs par défaut (ZEROs, speed…)</text:p>
          </table:table-cell>
        </table:table-row>
      </table:table>
      <text:p text:style-name="P15"/>
      <text:h text:style-name="P21" text:outline-level="1"><text:bookmark-start text:name="__RefHeading___Toc96757_2626828182"/><text:span text:style-name="Strong_20_Emphasis">15.2 — Définition matérielle</text:span><text:bookmark-end text:name="__RefHeading___Toc96757_2626828182"/></text:h>
      <text:p text:style-name="Text_20_body">Dans <text:span text:style-name="Source_20_Text">config.h</text:span> :</text:p>
      <text:p text:style-name="P104"><text:span text:style-name="Source_20_Text">#define SERVO_TGD_PIN <text:s text:c="3"/>4</text:span></text:p>
      <text:p text:style-name="P104"><text:soft-page-break/><text:span text:style-name="Source_20_Text">#define SERVO_THB_PIN <text:s text:c="3"/>5</text:span></text:p>
      <text:p text:style-name="P104"><text:span text:style-name="Source_20_Text">#define SERVO_BASE_PIN <text:s text:c="2"/>9</text:span></text:p>
      <text:p text:style-name="P104"/>
      <text:p text:style-name="P104"><text:span text:style-name="Source_20_Text">#define SERVO_TGD_ZERO <text:s text:c="2"/>30</text:span></text:p>
      <text:p text:style-name="P104"><text:span text:style-name="Source_20_Text">#define SERVO_THB_ZERO <text:s text:c="2"/>70</text:span></text:p>
      <text:p text:style-name="P104"><text:span text:style-name="Source_20_Text">#define SERVO_BASE_ZERO <text:s/>0</text:span></text:p>
      <text:p text:style-name="Text_20_body">➡ Cela donne :</text:p>
      <text:p text:style-name="Text_20_body"><text:span text:style-name="Strong_20_Emphasis">TGD</text:span> : servo horizontal, neutre = 30°<text:line-break/><text:span text:style-name="Strong_20_Emphasis">THB</text:span> : servo vertical, neutre = 70°<text:line-break/><text:span text:style-name="Strong_20_Emphasis">BASE</text:span> : rotation corps, neutre = 0°</text:p>
      <text:p text:style-name="P15"/>
      <text:h text:style-name="P21" text:outline-level="1"><text:bookmark-start text:name="__RefHeading___Toc96759_2626828182"/><text:span text:style-name="Strong_20_Emphasis">15.3 — API interne (srv.cpp)</text:span><text:bookmark-end text:name="__RefHeading___Toc96759_2626828182"/></text:h>
      <text:p text:style-name="Text_20_body">Chaque servo dispose :</text:p>
      <text:list text:style-name="L91">
        <text:list-item>
          <text:p text:style-name="P105">d’un <text:span text:style-name="Strong_20_Emphasis">angle cible</text:span> (<text:span text:style-name="Source_20_Text">cfg_srv_angles[]</text:span>)</text:p>
        </text:list-item>
        <text:list-item>
          <text:p text:style-name="P105">d’une <text:span text:style-name="Strong_20_Emphasis">vitesse</text:span> (<text:span text:style-name="Source_20_Text">cfg_srv_speed[]</text:span>)</text:p>
        </text:list-item>
        <text:list-item>
          <text:p text:style-name="P105">d’un <text:span text:style-name="Strong_20_Emphasis">flag actif</text:span> (<text:span text:style-name="Source_20_Text">cfg_srv_active[]</text:span>)</text:p>
        </text:list-item>
        <text:list-item>
          <text:p text:style-name="P105">d’une fonction d’update non bloquante (<text:span text:style-name="Source_20_Text">srv_process()</text:span>)</text:p>
        </text:list-item>
      </text:list>
      <text:h text:style-name="P8" text:outline-level="3"><text:bookmark-start text:name="__RefHeading___Toc96761_2626828182"/>🧠 Fonctionnement<text:bookmark-end text:name="__RefHeading___Toc96761_2626828182"/></text:h>
      <text:p text:style-name="Text_20_body">À chaque loop :</text:p>
      <text:p text:style-name="P104"><text:span text:style-name="Source_20_Text">srv_process();</text:span></text:p>
      <text:p text:style-name="Text_20_body">Le module :</text:p>
      <text:list text:style-name="L92">
        <text:list-item>
          <text:p text:style-name="P106">récupère angle actuel</text:p>
        </text:list-item>
        <text:list-item>
          <text:p text:style-name="P106">compare à angle cible</text:p>
        </text:list-item>
        <text:list-item>
          <text:p text:style-name="P106">avance de <text:span text:style-name="Source_20_Text">speed</text:span> degrés</text:p>
        </text:list-item>
        <text:list-item>
          <text:p text:style-name="P106">applique via <text:span text:style-name="Source_20_Text">servo.write()</text:span></text:p>
        </text:list-item>
        <text:list-item>
          <text:p text:style-name="P106">retourne quand la cible est atteinte</text:p>
        </text:list-item>
      </text:list>
      <text:p text:style-name="Text_20_body">➡ Aucun delay → <text:span text:style-name="Strong_20_Emphasis">parfait pour ton robot multiprocessus</text:span>.</text:p>
      <text:p text:style-name="P15"/>
      <text:h text:style-name="P21" text:outline-level="1"><text:bookmark-start text:name="__RefHeading___Toc96763_2626828182"/><text:span text:style-name="Strong_20_Emphasis">15.4 — Commandes VPIV supportées</text:span><text:bookmark-end text:name="__RefHeading___Toc96763_2626828182"/></text:h>
      <text:p text:style-name="Text_20_body">Dans <text:span text:style-name="Source_20_Text">dispatch_Srv.cpp</text:span> on trouve :</text:p>
      <text:p text:style-name="P15"/>
      <text:h text:style-name="P19" text:outline-level="2"><text:bookmark-start text:name="__RefHeading___Toc96765_2626828182"/><text:soft-page-break/>✔ 15.4.1 — Positionner un servo<text:bookmark-end text:name="__RefHeading___Toc96765_2626828182"/></text:h>
      <text:p text:style-name="P104"><text:span text:style-name="Source_20_Text">$V:Srv:ang:&lt;TGD|THB|BASE&gt;:&lt;angle&gt;#</text:span></text:p>
      <text:p text:style-name="Text_20_body">Exemples :</text:p>
      <text:p text:style-name="Text_20_body">➡ tourner la tête à droite :</text:p>
      <text:p text:style-name="P104"><text:span text:style-name="Source_20_Text">$V:Srv:ang:TGD:110#</text:span></text:p>
      <text:p text:style-name="Text_20_body">➡ lever la tête :</text:p>
      <text:p text:style-name="P104"><text:span text:style-name="Source_20_Text">$V:Srv:ang:THB:40#</text:span></text:p>
      <text:p text:style-name="Text_20_body">➡ tourner la base :</text:p>
      <text:p text:style-name="P104"><text:span text:style-name="Source_20_Text">$V:Srv:ang:BASE:150#</text:span></text:p>
      <text:p text:style-name="P15"/>
      <text:h text:style-name="P19" text:outline-level="2"><text:bookmark-start text:name="__RefHeading___Toc96767_2626828182"/>✔ 15.4.2 — Vitesse de déplacement<text:bookmark-end text:name="__RefHeading___Toc96767_2626828182"/></text:h>
      <text:p text:style-name="P104"><text:span text:style-name="Source_20_Text">$V:Srv:spd:&lt;TGD|THB|BASE&gt;:&lt;valeur&gt;#</text:span></text:p>
      <text:p text:style-name="Text_20_body"><text:span text:style-name="Source_20_Text">valeur</text:span> = degrés / étape (1..20 conseillé)</text:p>
      <text:p text:style-name="Text_20_body">Exemple :</text:p>
      <text:p text:style-name="P104"><text:span text:style-name="Source_20_Text">$V:Srv:spd:TGD:3#</text:span></text:p>
      <text:p text:style-name="P15"/>
      <text:h text:style-name="P19" text:outline-level="2"><text:bookmark-start text:name="__RefHeading___Toc96769_2626828182"/>✔ 15.4.3 — Activer / désactiver servo<text:bookmark-end text:name="__RefHeading___Toc96769_2626828182"/></text:h>
      <text:p text:style-name="P104"><text:span text:style-name="Source_20_Text">$V:Srv:act:&lt;instance&gt;:&lt;0|1&gt;#</text:span></text:p>
      <text:p text:style-name="Text_20_body">Exemples :</text:p>
      <text:p text:style-name="Text_20_body">→ désactivation (pas de PWM donc protection thermique) :</text:p>
      <text:p text:style-name="P104"><text:span text:style-name="Source_20_Text">$V:Srv:act:THB:0#</text:span></text:p>
      <text:p text:style-name="Text_20_body">→ réactivation :</text:p>
      <text:p text:style-name="P104"><text:span text:style-name="Source_20_Text">$V:Srv:act:THB:1#</text:span></text:p>
      <text:p text:style-name="P15"/>
      <text:h text:style-name="P19" text:outline-level="2"><text:bookmark-start text:name="__RefHeading___Toc96771_2626828182"/>✔ 15.4.4 — Position zéro personnalisée<text:bookmark-end text:name="__RefHeading___Toc96771_2626828182"/></text:h>
      <text:p text:style-name="Text_20_body">Les ZEROs sont dans config.<text:line-break/>Mais tu peux les <text:span text:style-name="Strong_20_Emphasis">réaffecter à la volée</text:span> :</text:p>
      <text:p text:style-name="P104"><text:span text:style-name="Source_20_Text">$V:Srv:zero:&lt;instance&gt;:&lt;angle&gt;#</text:span></text:p>
      <text:p text:style-name="P15"/>
      <text:h text:style-name="P21" text:outline-level="1"><text:bookmark-start text:name="__RefHeading___Toc96773_2626828182"/><text:span text:style-name="Strong_20_Emphasis">15.5 — Sécurité servos</text:span><text:bookmark-end text:name="__RefHeading___Toc96773_2626828182"/></text:h>
      <text:h text:style-name="P8" text:outline-level="3"><text:bookmark-start text:name="__RefHeading___Toc96775_2626828182"/>🟥 Protection intégrée :<text:bookmark-end text:name="__RefHeading___Toc96775_2626828182"/></text:h>
      <text:list text:style-name="L93">
        <text:list-item>
          <text:p text:style-name="P107">servo “OFF” → PWM désactivé → <text:span text:style-name="Strong_20_Emphasis">aucune chauffe</text:span></text:p>
        </text:list-item>
        <text:list-item>
          <text:p text:style-name="P107"><text:soft-page-break/>MvtSafe peut désactiver la base si obstacle proche</text:p>
        </text:list-item>
        <text:list-item>
          <text:p text:style-name="P107">URG → tous servos freeze</text:p>
        </text:list-item>
        <text:list-item>
          <text:p text:style-name="P107">Commandes hors plage clampées 0..180°</text:p>
        </text:list-item>
      </text:list>
      <text:p text:style-name="P15"/>
      <text:h text:style-name="P21" text:outline-level="1"><text:bookmark-start text:name="__RefHeading___Toc96777_2626828182"/><text:span text:style-name="Strong_20_Emphasis">15.6 — Exemple Node-RED</text:span><text:bookmark-end text:name="__RefHeading___Toc96777_2626828182"/></text:h>
      <text:h text:style-name="P19" text:outline-level="2"><text:bookmark-start text:name="__RefHeading___Toc96779_2626828182"/>15.6.1 — Orienter la caméra vers un son<text:bookmark-end text:name="__RefHeading___Toc96779_2626828182"/></text:h>
      <text:p text:style-name="Text_20_body">Flow :</text:p>
      <text:list text:style-name="L94">
        <text:list-item>
          <text:p text:style-name="P108">Micro → direction en degrés (0 à 360)</text:p>
        </text:list-item>
        <text:list-item>
          <text:p text:style-name="P108">Conversion en angle servo TGD :</text:p>
        </text:list-item>
      </text:list>
      <text:p text:style-name="P104"><text:span text:style-name="Source_20_Text">let dir = Number(msg.payload); // 0..360</text:span></text:p>
      <text:p text:style-name="P104"><text:span text:style-name="Source_20_Text">let angle = Math.round(dir / 2); // convertit vers 0..180</text:span></text:p>
      <text:p text:style-name="P104"><text:span text:style-name="Source_20_Text">return { payload:`$V:Srv:ang:TGD:${angle}#` };</text:span></text:p>
      <text:p text:style-name="P15"/>
      <text:h text:style-name="P19" text:outline-level="2"><text:bookmark-start text:name="__RefHeading___Toc96781_2626828182"/>15.6.2 — Mode “scanning”<text:bookmark-end text:name="__RefHeading___Toc96781_2626828182"/></text:h>
      <text:p text:style-name="P104"><text:span text:style-name="Source_20_Text">// boucle Node-RED toutes les 200ms</text:span></text:p>
      <text:p text:style-name="P104"><text:span text:style-name="Source_20_Text">let angle = flow.get("scan") || 0;</text:span></text:p>
      <text:p text:style-name="P104"><text:span text:style-name="Source_20_Text">angle += 5;</text:span></text:p>
      <text:p text:style-name="P104"><text:span text:style-name="Source_20_Text">if(angle &gt; 180) angle = 0;</text:span></text:p>
      <text:p text:style-name="P104"/>
      <text:p text:style-name="P104"><text:span text:style-name="Source_20_Text">flow.set("scan", angle);</text:span></text:p>
      <text:p text:style-name="P104"><text:span text:style-name="Source_20_Text">msg.payload = `$V:Srv:ang:TGD:${angle}#`;</text:span></text:p>
      <text:p text:style-name="P104"><text:span text:style-name="Source_20_Text">return msg;</text:span></text:p>
      <text:p text:style-name="P15"/>
      <text:h text:style-name="P19" text:outline-level="2"><text:bookmark-start text:name="__RefHeading___Toc96783_2626828182"/>15.6.3 — Mode “alive / idle” (look around)<text:bookmark-end text:name="__RefHeading___Toc96783_2626828182"/></text:h>
      <text:p text:style-name="Text_20_body">Node-RED envoie aléatoirement :</text:p>
      <text:p text:style-name="P104"><text:span text:style-name="Source_20_Text">let pos = Math.floor(Math.random()*40)+70; // 70±20°</text:span></text:p>
      <text:p text:style-name="P104"><text:span text:style-name="Source_20_Text">msg.payload = `$V:Srv:ang:TGD:${pos}#`;</text:span></text:p>
      <text:p text:style-name="P15"/>
      <text:h text:style-name="P21" text:outline-level="1"><text:bookmark-start text:name="__RefHeading___Toc96785_2626828182"/><text:span text:style-name="Strong_20_Emphasis">15.7 — Scénarios automatiques</text:span><text:bookmark-end text:name="__RefHeading___Toc96785_2626828182"/></text:h>
      <text:p text:style-name="Text_20_body">Grâce à ton architecture très propre :</text:p>
      <text:h text:style-name="P8" text:outline-level="3"><text:bookmark-start text:name="__RefHeading___Toc96787_2626828182"/>🔹 <text:span text:style-name="Strong_20_Emphasis">Face à un obstacle US avant</text:span><text:bookmark-end text:name="__RefHeading___Toc96787_2626828182"/></text:h>
      <text:p text:style-name="Text_20_body">→ THB baisse pour regarder le sol :</text:p>
      <text:p text:style-name="P104"><text:soft-page-break/><text:span text:style-name="Source_20_Text">$V:Srv:ang:THB:110#</text:span></text:p>
      <text:h text:style-name="P8" text:outline-level="3"><text:bookmark-start text:name="__RefHeading___Toc96789_2626828182"/>🔹 <text:span text:style-name="Strong_20_Emphasis">Follow-me caméra</text:span><text:bookmark-end text:name="__RefHeading___Toc96789_2626828182"/></text:h>
      <text:p text:style-name="Text_20_body">Node-RED analyse les positions US + Micro + Vision<text:line-break/>→ orientation servo base + tête</text:p>
      <text:h text:style-name="P8" text:outline-level="3"><text:bookmark-start text:name="__RefHeading___Toc96791_2626828182"/>🔹 <text:span text:style-name="Strong_20_Emphasis">Mode “attention”</text:span><text:bookmark-end text:name="__RefHeading___Toc96791_2626828182"/></text:h>
      <text:p text:style-name="P104"><text:span text:style-name="Source_20_Text">$V:Srv:ang:TGD:90#</text:span></text:p>
      <text:p text:style-name="P104"><text:span text:style-name="Source_20_Text">$V:Srv:ang:THB:40#</text:span></text:p>
      <text:p text:style-name="P104"><text:span text:style-name="Source_20_Text">$V:Lrub:color:*:0,255,0#</text:span></text:p>
      <text:p text:style-name="P104"><text:span text:style-name="Source_20_Text">$V:Lring:color:*:0,255,0#</text:span></text:p>
      <text:p text:style-name="P15"/>
      <text:h text:style-name="P21" text:outline-level="1"><text:bookmark-start text:name="__RefHeading___Toc96793_2626828182"/><text:span text:style-name="Strong_20_Emphasis">15.8 — Résumé (cheat-sheet)</text:span><text:bookmark-end text:name="__RefHeading___Toc96793_2626828182"/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Fonction</text:p>
            </table:table-cell>
            <table:table-cell table:style-name="Tableau3.A1" office:value-type="string">
              <text:p text:style-name="Table_20_Heading">Commande</text:p>
            </table:table-cell>
          </table:table-row>
        </table:table-header-rows>
        <table:table-row>
          <table:table-cell table:style-name="Tableau3.A1" office:value-type="string">
            <text:p text:style-name="Table_20_Contents">Angle</text:p>
          </table:table-cell>
          <table:table-cell table:style-name="Tableau3.A1" office:value-type="string">
            <text:p text:style-name="Table_20_Contents"><text:span text:style-name="Source_20_Text">$V:Srv:ang:TGD:120#</text:span></text:p>
          </table:table-cell>
        </table:table-row>
        <table:table-row>
          <table:table-cell table:style-name="Tableau3.A1" office:value-type="string">
            <text:p text:style-name="Table_20_Contents">Vitesse</text:p>
          </table:table-cell>
          <table:table-cell table:style-name="Tableau3.A1" office:value-type="string">
            <text:p text:style-name="Table_20_Contents"><text:span text:style-name="Source_20_Text">$V:Srv:spd:TGD:3#</text:span></text:p>
          </table:table-cell>
        </table:table-row>
        <table:table-row>
          <table:table-cell table:style-name="Tableau3.A1" office:value-type="string">
            <text:p text:style-name="Table_20_Contents">Activer</text:p>
          </table:table-cell>
          <table:table-cell table:style-name="Tableau3.A1" office:value-type="string">
            <text:p text:style-name="Table_20_Contents"><text:span text:style-name="Source_20_Text">$V:Srv:act:TGD:1#</text:span></text:p>
          </table:table-cell>
        </table:table-row>
        <table:table-row>
          <table:table-cell table:style-name="Tableau3.A1" office:value-type="string">
            <text:p text:style-name="Table_20_Contents">Désactiver</text:p>
          </table:table-cell>
          <table:table-cell table:style-name="Tableau3.A1" office:value-type="string">
            <text:p text:style-name="Table_20_Contents"><text:span text:style-name="Source_20_Text">$V:Srv:act:TGD:0#</text:span></text:p>
          </table:table-cell>
        </table:table-row>
        <table:table-row>
          <table:table-cell table:style-name="Tableau3.A1" office:value-type="string">
            <text:p text:style-name="Table_20_Contents">Zéro</text:p>
          </table:table-cell>
          <table:table-cell table:style-name="Tableau3.A1" office:value-type="string">
            <text:p text:style-name="Table_20_Contents"><text:span text:style-name="Source_20_Text">$V:Srv:zero:TGD:45#</text:span></text:p>
          </table:table-cell>
        </table:table-row>
        <table:table-row>
          <table:table-cell table:style-name="Tableau3.A1" office:value-type="string">
            <text:p text:style-name="Table_20_Contents">Tous servos</text:p>
          </table:table-cell>
          <table:table-cell table:style-name="Tableau3.A1" office:value-type="string">
            <text:p text:style-name="Table_20_Contents">instance <text:span text:style-name="Source_20_Text">"*"</text:span></text:p>
          </table:table-cell>
        </table:table-row>
      </table:table>
      <text:p text:style-name="P15"/>
      <text:h text:style-name="P21" text:outline-level="1"><text:bookmark-start text:name="__RefHeading___Toc96795_2626828182"/>✔ Chapitre suivant ?<text:bookmark-end text:name="__RefHeading___Toc96795_2626828182"/></text:h>
      <text:p text:style-name="Text_20_body">Le dernier gros morceau :</text:p>
      <text:h text:style-name="P8" text:outline-level="3"><text:bookmark-start text:name="__RefHeading___Toc96797_2626828182"/>🔥 <text:span text:style-name="Strong_20_Emphasis">CHAPITRE 16 — SÉCURITÉ : URG + MvtSafe + Moteurs CUT</text:span><text:bookmark-end text:name="__RefHeading___Toc96797_2626828182"/></text:h>
      <text:p text:style-name="Text_20_body">Tu veux que j’enchaîne dessus ?</text:p>
      <text:p text:style-name="P6"/>
      <text:p text:style-name="P109">Suite V1 Chap 16</text:p>
      <text:h text:style-name="P110" text:outline-level="1"><text:bookmark-start text:name="__RefHeading___Toc96799_2626828182"/>Chapitre 16 — Modules de SÉCURITÉ (URG, MvtSafe, MTR/Mvt-Safety)<text:bookmark-end text:name="__RefHeading___Toc96799_2626828182"/></text:h>
      <text:p text:style-name="P111">OK — voici le chapitre complet et referencé pour la partie <text:span text:style-name="Strong_20_Emphasis">sécurité</text:span> de ton appli Arduino (Mega + Uno) et son intégration Node-RED.<text:line-break/>Je couvre : objectifs, architecture, interfaces VPIV, comportements attendus, interactions avec US (ultrasons), MTR (moteurs), UNO, LED feedback, procédures de test / calibration, et notes d'implémentation non-bloquante / interruptions.</text:p>
      <text:p text:style-name="P112"/>
      <text:h text:style-name="P113" text:outline-level="1"><text:bookmark-start text:name="__RefHeading___Toc96801_2626828182"/>1 Objectif du chapitre<text:bookmark-end text:name="__RefHeading___Toc96801_2626828182"/></text:h>
      <text:p text:style-name="P111">Fournir une spécification claire et complète des modules qui gèrent les urgences et la sécurité de déplacement :</text:p>
      <text:list text:style-name="L95">
        <text:list-item>
          <text:p text:style-name="P114"><text:span text:style-name="Source_20_Text">urg</text:span> : gestion centralisée des états d’urgence (déclenchement, envoi, armer / désarmer).</text:p>
        </text:list-item>
        <text:list-item>
          <text:p text:style-name="P114"><text:span text:style-name="Source_20_Text">mvtSafe</text:span> (MvtSafe) : superviseur anti-collision / limitation de vitesse basé sur ultrason + règles.</text:p>
        </text:list-item>
        <text:list-item>
          <text:p text:style-name="P114"><text:span text:style-name="Source_20_Text">mtr</text:span> : adaptation de l’API moteurs au mode <text:span text:style-name="Emphasis">modern</text:span> / <text:span text:style-name="Emphasis">legacy</text:span> et son usage par MvtSafe.</text:p>
        </text:list-item>
        <text:list-item>
          <text:p text:style-name="P114">Intégration d’alerte visuelle (lring / lrub) et action matérielle (arrêt moteurs via <text:span text:style-name="Source_20_Text">urg_stopAllMotors()</text:span>).</text:p>
        </text:list-item>
      </text:list>
      <text:p text:style-name="P111">But principal : éviter collisions et réactions dangereuses, tout en restant réactif et non-bloquant.</text:p>
      <text:p text:style-name="P112"/>
      <text:h text:style-name="P113" text:outline-level="1"><text:bookmark-start text:name="__RefHeading___Toc96803_2626828182"/>2 Architecture et responsabilités<text:bookmark-end text:name="__RefHeading___Toc96803_2626828182"/></text:h>
      <text:p text:style-name="P111">Résumé des responsabilités des composants impliqués :</text:p>
      <text:list text:style-name="L96">
        <text:list-item>
          <text:p text:style-name="P115"><text:span text:style-name="Strong_20_Emphasis">us (ultrason)</text:span></text:p>
          <text:list>
            <text:list-item>
              <text:p text:style-name="P115">Mesure distances pour un ensemble de capteurs (indices 0..US_NUM_SENSORS-1).</text:p>
            </text:list-item>
            <text:list-item>
              <text:p text:style-name="P115">Expose variables configurables : <text:span text:style-name="Source_20_Text">cfg_us_ping_cycle_ms</text:span>, <text:span text:style-name="Source_20_Text">cfg_us_delta_threshold</text:span>, <text:span text:style-name="Source_20_Text">cfg_us_danger_thresholds[]</text:span>, <text:span text:style-name="Source_20_Text">cfg_us_alert_multiplier[]</text:span>.</text:p>
            </text:list-item>
            <text:list-item>
              <text:p text:style-name="P115">Envoie des VPIV : <text:span text:style-name="Source_20_Text">Us:one:&lt;idx&gt;:&lt;val&gt;</text:span> et <text:span text:style-name="Source_20_Text">Us:alert:&lt;idx&gt;:&lt;lvl&gt;</text:span> et <text:span text:style-name="Source_20_Text">Us:val:*:...</text:span>.</text:p>
            </text:list-item>
          </text:list>
        </text:list-item>
        <text:list-item>
          <text:p text:style-name="P115"><text:span text:style-name="Strong_20_Emphasis">mvt_safe (safety supervisor)</text:span></text:p>
          <text:list>
            <text:list-item>
              <text:p text:style-name="P115">Écoute les valeurs US et les alerts.</text:p>
            </text:list-item>
            <text:list-item>
              <text:p text:style-name="P115"><text:soft-page-break/>Decide actions selon mode : <text:span text:style-name="Source_20_Text">idle</text:span>, <text:span text:style-name="Source_20_Text">soft</text:span>, <text:span text:style-name="Source_20_Text">hard</text:span>.</text:p>
              <text:list>
                <text:list-item>
                  <text:p text:style-name="P115"><text:span text:style-name="Source_20_Text">soft</text:span> : freine / réduit vitesse progressive (scale), éventuellement envoie commandes de réduction aux moteurs (mtr_setTargetsSigned ou legacy triplet).</text:p>
                </text:list-item>
                <text:list-item>
                  <text:p text:style-name="P115"><text:span text:style-name="Source_20_Text">hard</text:span> : arrêt immédiat (déclenche <text:span text:style-name="Source_20_Text">urg_handle(URG_MOTOR_STALL)</text:span> ou code dédié), arrête moteurs via <text:span text:style-name="Source_20_Text">urg_stopAllMotors()</text:span>.</text:p>
                </text:list-item>
              </text:list>
            </text:list-item>
            <text:list-item>
              <text:p text:style-name="P115">Met à jour l’état (mvtsafe_getState()) et envoie VPIV <text:span text:style-name="Source_20_Text">mvtSafe:alert</text:span>, <text:span text:style-name="Source_20_Text">mvtSafe:status</text:span>.</text:p>
            </text:list-item>
          </text:list>
        </text:list-item>
        <text:list-item>
          <text:p text:style-name="P115"><text:span text:style-name="Strong_20_Emphasis">urg (emergency)</text:span></text:p>
          <text:list>
            <text:list-item>
              <text:p text:style-name="P115">Centralise l’état urgence (<text:span text:style-name="Source_20_Text">cfg_urg_active</text:span>, <text:span text:style-name="Source_20_Text">cfg_urg_code</text:span>) et gère la procédure d’arrêt (appel hook <text:span text:style-name="Source_20_Text">urg_stopAllMotors()</text:span> fourni par mtr_hardware).</text:p>
            </text:list-item>
            <text:list-item>
              <text:p text:style-name="P115">Envoi d’info VPIV: <text:span text:style-name="Source_20_Text">Urg:code:*:&lt;code&gt;:&lt;msg&gt;#</text:span>, accepte commandes <text:span text:style-name="Source_20_Text">urg:set</text:span> et <text:span text:style-name="Source_20_Text">urg:clear</text:span>.</text:p>
            </text:list-item>
          </text:list>
        </text:list-item>
        <text:list-item>
          <text:p text:style-name="P115"><text:span text:style-name="Strong_20_Emphasis">mtr (moteurs)</text:span></text:p>
          <text:list>
            <text:list-item>
              <text:p text:style-name="P115">Fournit API modern <text:span text:style-name="Source_20_Text">mtr_setTargetsSigned(v,omega,A)</text:span> et legacy <text:span text:style-name="Source_20_Text">mtr_setTriplet(acc,spd,dir)</text:span>.</text:p>
            </text:list-item>
            <text:list-item>
              <text:p text:style-name="P115">Fournit <text:span text:style-name="Source_20_Text">mtr_processPeriodic()</text:span> (envoi périodique) et <text:span text:style-name="Source_20_Text">mtr_stopAll()</text:span> pour arrêt logique.</text:p>
            </text:list-item>
            <text:list-item>
              <text:p text:style-name="P115">Interagit avec <text:span text:style-name="Source_20_Text">mtr_hardware</text:span> pour envoyer soit le format legacy <text:span text:style-name="Source_20_Text">&lt;a,s,d&gt;</text:span> soit modern <text:span text:style-name="Source_20_Text">&lt;L,R,A&gt;</text:span> au Uno.</text:p>
            </text:list-item>
          </text:list>
        </text:list-item>
        <text:list-item>
          <text:p text:style-name="P115"><text:span text:style-name="Strong_20_Emphasis">lring / lrub (LEDs)</text:span></text:p>
          <text:list>
            <text:list-item>
              <text:p text:style-name="P115">Affichage d’alerte visuelle selon code d’urgence / niveau danger. <text:span text:style-name="Source_20_Text">lring_emergencyTrigger(code)</text:span> ou <text:span text:style-name="Source_20_Text">lrub</text:span> pour couleur / animation.</text:p>
            </text:list-item>
          </text:list>
        </text:list-item>
        <text:list-item>
          <text:p text:style-name="P115"><text:span text:style-name="Strong_20_Emphasis">UNO (Dual VNH5019)</text:span></text:p>
          <text:list>
            <text:list-item>
              <text:p text:style-name="P115">Controle final PWM des moteurs, applique interpolation non-bloquante A=0..4 (déjà dans ton .ino UNO).</text:p>
            </text:list-item>
            <text:list-item>
              <text:p text:style-name="P115">Reçoit trames <text:span text:style-name="Source_20_Text">&lt;L,R,A&gt;</text:span> ou <text:span text:style-name="Source_20_Text">&lt;a,s,d&gt;</text:span>.</text:p>
            </text:list-item>
          </text:list>
        </text:list-item>
      </text:list>
      <text:p text:style-name="P112"/>
      <text:h text:style-name="P113" text:outline-level="1"><text:bookmark-start text:name="__RefHeading___Toc96805_2626828182"/>3 Variables de configuration importantes (dans <text:span text:style-name="Source_20_Text">config.h</text:span> / <text:span text:style-name="Source_20_Text">config.cpp</text:span>)<text:bookmark-end text:name="__RefHeading___Toc96805_2626828182"/></text:h>
      <text:p text:style-name="P111">Les noms à vérifier et modifier via Node-RED (VPIV <text:span text:style-name="Source_20_Text">SCfg</text:span> / <text:span text:style-name="Source_20_Text">V:...</text:span> ):</text:p>
      <text:list text:style-name="L97">
        <text:list-item>
          <text:p text:style-name="P116">Ultrasonic (US)</text:p>
          <text:list>
            <text:list-item>
              <text:p text:style-name="P116"><text:span text:style-name="Source_20_Text">cfg_us_ping_cycle_ms</text:span></text:p>
            </text:list-item>
            <text:list-item>
              <text:p text:style-name="P116"><text:soft-page-break/><text:span text:style-name="Source_20_Text">cfg_us_delta_threshold</text:span></text:p>
            </text:list-item>
            <text:list-item>
              <text:p text:style-name="P116"><text:span text:style-name="Source_20_Text">cfg_us_suspect_timeout_ms</text:span></text:p>
            </text:list-item>
            <text:list-item>
              <text:p text:style-name="P116"><text:span text:style-name="Source_20_Text">cfg_us_danger_thresholds[US_NUM_SENSORS]</text:span> ← <text:span text:style-name="Strong_20_Emphasis">seuil danger par capteur (cm)</text:span></text:p>
            </text:list-item>
            <text:list-item>
              <text:p text:style-name="P116"><text:span text:style-name="Source_20_Text">cfg_us_alert_multiplier[US_NUM_SENSORS]</text:span></text:p>
            </text:list-item>
          </text:list>
        </text:list-item>
        <text:list-item>
          <text:p text:style-name="P116">Moteurs (MTR)</text:p>
          <text:list>
            <text:list-item>
              <text:p text:style-name="P116"><text:span text:style-name="Source_20_Text">cfg_mtr_mode_modern</text:span> (bool)</text:p>
            </text:list-item>
            <text:list-item>
              <text:p text:style-name="P116"><text:span text:style-name="Source_20_Text">cfg_mtr_inputScale</text:span> (ex 100)</text:p>
            </text:list-item>
            <text:list-item>
              <text:p text:style-name="P116"><text:span text:style-name="Source_20_Text">cfg_mtr_outputScale</text:span> (ex 400)</text:p>
            </text:list-item>
            <text:list-item>
              <text:p text:style-name="P116"><text:span text:style-name="Source_20_Text">cfg_mtr_kturn</text:span> (float) — coefficient de conversion omega-&gt;diff</text:p>
            </text:list-item>
            <text:list-item>
              <text:p text:style-name="P116"><text:span text:style-name="Source_20_Text">cfg_mtr_targetL</text:span>, <text:span text:style-name="Source_20_Text">cfg_mtr_targetR</text:span>, <text:span text:style-name="Source_20_Text">cfg_mtr_targetA</text:span> (runtime)</text:p>
            </text:list-item>
          </text:list>
        </text:list-item>
        <text:list-item>
          <text:p text:style-name="P116">Urgence</text:p>
          <text:list>
            <text:list-item>
              <text:p text:style-name="P116"><text:span text:style-name="Source_20_Text">cfg_urg_active</text:span>, <text:span text:style-name="Source_20_Text">cfg_urg_code</text:span> (géré par module <text:span text:style-name="Source_20_Text">urg</text:span>)</text:p>
            </text:list-item>
          </text:list>
        </text:list-item>
        <text:list-item>
          <text:p text:style-name="P116">MvtSafe</text:p>
          <text:list>
            <text:list-item>
              <text:p text:style-name="P116">(Internes au module) seuils, mode (<text:span text:style-name="Source_20_Text">soft</text:span>/<text:span text:style-name="Source_20_Text">hard</text:span>), <text:span text:style-name="Source_20_Text">maxScale</text:span> (facteur de réduction max de vitesse).</text:p>
            </text:list-item>
          </text:list>
        </text:list-item>
      </text:list>
      <text:p text:style-name="P117">Remarque : il n'existe pas une unique <text:span text:style-name="Source_20_Text">cfg_us_dist_cm</text:span> : la variable d'intérêt pour se sécuriser est <text:span text:style-name="Source_20_Text">cfg_us_danger_thresholds[idx]</text:span> ou la valeur rapportée par <text:span text:style-name="Source_20_Text">Us:one:idx:val</text:span>. MvtSafe compare <text:span text:style-name="Source_20_Text">currVal &lt;= cfg_us_danger_thresholds[idx] * cfg_us_alert_multiplier[idx]</text:span>.</text:p>
      <text:p text:style-name="P112"/>
      <text:h text:style-name="P113" text:outline-level="1"><text:bookmark-start text:name="__RefHeading___Toc96807_2626828182"/>4 VPIV : API publique (commande &amp; retour)<text:bookmark-end text:name="__RefHeading___Toc96807_2626828182"/></text:h>
      <text:p text:style-name="P111">Toutes les commandes ci-dessous sont envoyées depuis Node-RED (ou SE). Je donne exemples pratiques.</text:p>
      <text:h text:style-name="P118" text:outline-level="2"><text:bookmark-start text:name="__RefHeading___Toc96809_2626828182"/>4.1 <text:span text:style-name="Source_20_Text">urg</text:span> (dispatcher <text:span text:style-name="Source_20_Text">dispatch_Urg.cpp</text:span>)<text:bookmark-end text:name="__RefHeading___Toc96809_2626828182"/></text:h>
      <text:list text:style-name="L98">
        <text:list-item>
          <text:p text:style-name="P119"><text:span text:style-name="Source_20_Text">V:urg:set:*:&lt;code&gt;#</text:span> → déclenche <text:span text:style-name="Source_20_Text">urg_handle(code)</text:span> (code = URG_*).<text:line-break/>Exemple : <text:span text:style-name="Source_20_Text">$V:urg:set:*:3#</text:span> → URG_MOTOR_STALL.</text:p>
        </text:list-item>
        <text:list-item>
          <text:p text:style-name="P119"><text:span text:style-name="Source_20_Text">V:urg:clear:*:*#</text:span> → <text:span text:style-name="Source_20_Text">urg_clear()</text:span> (lève urgence).</text:p>
        </text:list-item>
        <text:list-item>
          <text:p text:style-name="P119"><text:span text:style-name="Source_20_Text">V:urg:status:*:*#</text:span> → renvoie <text:span text:style-name="Source_20_Text">$I:Urg:status:*:&lt;active&gt;:&lt;code&gt;#</text:span>.</text:p>
        </text:list-item>
      </text:list>
      <text:h text:style-name="P118" text:outline-level="2"><text:bookmark-start text:name="__RefHeading___Toc96811_2626828182"/>4.2 <text:span text:style-name="Source_20_Text">mvtSafe</text:span> (dispatcher <text:span text:style-name="Source_20_Text">dispatch_MvtSafe.cpp</text:span>)<text:bookmark-end text:name="__RefHeading___Toc96811_2626828182"/></text:h>
      <text:list text:style-name="L99">
        <text:list-item>
          <text:p text:style-name="P120"><text:span text:style-name="Source_20_Text">V:mvtSafe:act:*:1#</text:span> → active / désactive.</text:p>
        </text:list-item>
        <text:list-item>
          <text:p text:style-name="P120"><text:soft-page-break/><text:span text:style-name="Source_20_Text">V:mvtSafe:mode:*:soft#</text:span> / <text:span text:style-name="Source_20_Text">hard</text:span> / <text:span text:style-name="Source_20_Text">idle</text:span> → change mode.</text:p>
        </text:list-item>
        <text:list-item>
          <text:p text:style-name="P120"><text:span text:style-name="Source_20_Text">V:mvtSafe:thd:*:warn,danger#</text:span> → configure deux seuils (warn,danger) globaux.</text:p>
        </text:list-item>
        <text:list-item>
          <text:p text:style-name="P120"><text:span text:style-name="Source_20_Text">V:mvtSafe:scale:*:0.5#</text:span> → facteur réduction max vitesse (0..1).</text:p>
        </text:list-item>
        <text:list-item>
          <text:p text:style-name="P120"><text:span text:style-name="Source_20_Text">V:mvtSafe:status:*:*#</text:span> → renvoie état <text:span text:style-name="Source_20_Text">I:mvtSafe:status:*:&lt;state&gt;#</text:span>.</text:p>
        </text:list-item>
      </text:list>
      <text:p text:style-name="P111"><text:span text:style-name="Strong_20_Emphasis">Emissions par mvtSafe :</text:span></text:p>
      <text:list text:style-name="L100">
        <text:list-item>
          <text:p text:style-name="P121"><text:span text:style-name="Source_20_Text">$I:mvtSafe:alert:&lt;idx&gt;:&lt;action&gt;#</text:span> → action peut être <text:span text:style-name="Source_20_Text">warn</text:span> / <text:span text:style-name="Source_20_Text">slow</text:span> / <text:span text:style-name="Source_20_Text">stop</text:span>.</text:p>
        </text:list-item>
        <text:list-item>
          <text:p text:style-name="P121"><text:span text:style-name="Source_20_Text">$I:mvtSafe:status:*:&lt;state&gt;#</text:span>.</text:p>
        </text:list-item>
      </text:list>
      <text:h text:style-name="P118" text:outline-level="2"><text:bookmark-start text:name="__RefHeading___Toc96813_2626828182"/>4.3 <text:span text:style-name="Source_20_Text">us</text:span> (ultrasonic)<text:bookmark-end text:name="__RefHeading___Toc96813_2626828182"/></text:h>
      <text:list text:style-name="L101">
        <text:list-item>
          <text:p text:style-name="P122"><text:span text:style-name="Source_20_Text">V:Us:read:[i,j] :*#</text:span> → forcer lecture (dispatch_Us handles it).</text:p>
        </text:list-item>
        <text:list-item>
          <text:p text:style-name="P122"><text:span text:style-name="Source_20_Text">I:Us:one:&lt;idx&gt;:&lt;val&gt;#</text:span> → valeur individuelle reçue du module US.</text:p>
        </text:list-item>
        <text:list-item>
          <text:p text:style-name="P122"><text:span text:style-name="Source_20_Text">I:Us:alert:&lt;idx&gt;:&lt;lvl&gt;#</text:span> → alerte déjà envoyée par <text:span text:style-name="Source_20_Text">us</text:span> si seuils dépassés.</text:p>
        </text:list-item>
      </text:list>
      <text:h text:style-name="P118" text:outline-level="2"><text:bookmark-start text:name="__RefHeading___Toc96815_2626828182"/>4.4 <text:span text:style-name="Source_20_Text">mtr</text:span> (moteurs)<text:bookmark-end text:name="__RefHeading___Toc96815_2626828182"/></text:h>
      <text:list text:style-name="L102">
        <text:list-item>
          <text:p text:style-name="P123"><text:span text:style-name="Source_20_Text">V:Mtr:acc:*:X#</text:span> / <text:span text:style-name="Source_20_Text">spd</text:span> / <text:span text:style-name="Source_20_Text">dir</text:span> → legacy. (dispatch_Mtr)</text:p>
        </text:list-item>
        <text:list-item>
          <text:p text:style-name="P123"><text:span text:style-name="Source_20_Text">V:Mtr:triplet:*:a,s,d#</text:span> → set triplet legacy.</text:p>
        </text:list-item>
        <text:list-item>
          <text:p text:style-name="P123"><text:span text:style-name="Strong_20_Emphasis">Proposed modern commands (add if desired):</text:span></text:p>
          <text:list>
            <text:list-item>
              <text:p text:style-name="P123"><text:span text:style-name="Source_20_Text">V:Mtr:drive:*:&lt;v&gt;,&lt;omega&gt;,&lt;A&gt;#</text:span> → modern signed (v -speed, omega -rotation, A accel 0..4)</text:p>
            </text:list-item>
            <text:list-item>
              <text:p text:style-name="P123">Or use <text:span text:style-name="Source_20_Text">V:Mtr:targets:*:&lt;L&gt;,&lt;R&gt;,&lt;A&gt;#</text:span> to pass computed L &amp; R directly.</text:p>
            </text:list-item>
          </text:list>
        </text:list-item>
      </text:list>
      <text:p text:style-name="P117">Si tu veux éviter toucher dispatchers dans beaucoup d'endroits, <text:span text:style-name="Source_20_Text">dispatch_Mtr.cpp</text:span> peut accepter <text:span text:style-name="Source_20_Text">drive</text:span> as alias to <text:span text:style-name="Source_20_Text">mtr_setTargetsSigned</text:span>.</text:p>
      <text:p text:style-name="P112"/>
      <text:h text:style-name="P113" text:outline-level="1"><text:bookmark-start text:name="__RefHeading___Toc96817_2626828182"/>5 Comportements et règles (MvtSafe)<text:bookmark-end text:name="__RefHeading___Toc96817_2626828182"/></text:h>
      <text:p text:style-name="P111">Voici la logique proposée et implémentée dans <text:span text:style-name="Source_20_Text">mvt_safe.cpp</text:span> (résumé) :</text:p>
      <text:h text:style-name="P118" text:outline-level="2"><text:bookmark-start text:name="__RefHeading___Toc96819_2626828182"/>5.1 Modes<text:bookmark-end text:name="__RefHeading___Toc96819_2626828182"/></text:h>
      <text:list text:style-name="L103">
        <text:list-item>
          <text:p text:style-name="P124"><text:span text:style-name="Source_20_Text">idle</text:span> : pas d’intervention.</text:p>
        </text:list-item>
        <text:list-item>
          <text:p text:style-name="P124"><text:span text:style-name="Source_20_Text">soft</text:span> : réduction progressive de la vitesse si obstacle détecté.</text:p>
          <text:list>
            <text:list-item>
              <text:p text:style-name="P124">calcule <text:span text:style-name="Source_20_Text">scale = min(1.0, (distance - warn) / (danger - warn))</text:span> ou une courbe sigmoïde si tu veux smooth.</text:p>
            </text:list-item>
            <text:list-item>
              <text:p text:style-name="P124">applique <text:span text:style-name="Source_20_Text">mtr_setTargetsSigned(v * scale, omega * scale, A')</text:span> (ou envoie legacy mapping).</text:p>
            </text:list-item>
            <text:list-item>
              <text:p text:style-name="P124"><text:soft-page-break/>envoi <text:span text:style-name="Source_20_Text">I:mvtSafe:alert:&lt;idx&gt;:slow#</text:span>.</text:p>
            </text:list-item>
          </text:list>
        </text:list-item>
        <text:list-item>
          <text:p text:style-name="P124"><text:span text:style-name="Source_20_Text">hard</text:span> : si distance ≤ danger → arrêt immédiat :</text:p>
          <text:list>
            <text:list-item>
              <text:p text:style-name="P124">appelle <text:span text:style-name="Source_20_Text">mtr_stopAll()</text:span> et <text:span text:style-name="Source_20_Text">urg_handle(URG_MOTOR_STALL)</text:span> (ou code dédié) → déclenche arrêt matériel.</text:p>
            </text:list-item>
            <text:list-item>
              <text:p text:style-name="P124">envoi <text:span text:style-name="Source_20_Text">I:mvtSafe:alert:&lt;idx&gt;:stop#</text:span>.</text:p>
            </text:list-item>
          </text:list>
        </text:list-item>
      </text:list>
      <text:h text:style-name="P118" text:outline-level="2"><text:bookmark-start text:name="__RefHeading___Toc96821_2626828182"/>5.2 Politique multi-capteurs<text:bookmark-end text:name="__RefHeading___Toc96821_2626828182"/></text:h>
      <text:list text:style-name="L104">
        <text:list-item>
          <text:p text:style-name="P125">Pour chaque cycle US, mvtSafe prend la <text:span text:style-name="Strong_20_Emphasis">min distance effective</text:span> en avant (par exemple parmi indices AvG/AvC/AvD) selon la priorité, et décide action.</text:p>
        </text:list-item>
        <text:list-item>
          <text:p text:style-name="P125">On peut pondérer tête / avant / arrière / latéral différemment (ta demande Q1 : seuils différents):</text:p>
          <text:list>
            <text:list-item>
              <text:p text:style-name="P125">Avant centre (AvC) plus strict (10 cm), Av lanes 15 cm, Tête 20 cm, Arrière 15–20 cm.</text:p>
            </text:list-item>
          </text:list>
        </text:list-item>
      </text:list>
      <text:h text:style-name="P118" text:outline-level="2"><text:bookmark-start text:name="__RefHeading___Toc96823_2626828182"/>5.3 Interaction avec <text:span text:style-name="Source_20_Text">urg</text:span><text:bookmark-end text:name="__RefHeading___Toc96823_2626828182"/></text:h>
      <text:list text:style-name="L105">
        <text:list-item>
          <text:p text:style-name="P126"><text:span text:style-name="Source_20_Text">mvtSafe</text:span> déclenche <text:span text:style-name="Source_20_Text">urg_handle(code)</text:span> si nécessaire (hard stop) ; <text:span text:style-name="Source_20_Text">urg_handle</text:span> appelle <text:span text:style-name="Source_20_Text">urg_stopAllMotors()</text:span> (impl. dans <text:span text:style-name="Source_20_Text">mtr_hardware</text:span>) pour forcer trame d’arrêt au Uno.</text:p>
        </text:list-item>
        <text:list-item>
          <text:p text:style-name="P126">Quand <text:span text:style-name="Source_20_Text">urg</text:span> est active, <text:span text:style-name="Source_20_Text">vpiv_dispatch</text:span> bloquera la majorité des commandes (sauf <text:span text:style-name="Source_20_Text">scfg:clear</text:span> et <text:span text:style-name="Source_20_Text">urg:clear</text:span>) — prévention de reprise non voulue. C’est déjà implémenté dans <text:span text:style-name="Source_20_Text">vpiv_dispatch.cpp</text:span>.</text:p>
        </text:list-item>
      </text:list>
      <text:p text:style-name="P112"/>
      <text:h text:style-name="P113" text:outline-level="1"><text:bookmark-start text:name="__RefHeading___Toc96825_2626828182"/>6 Implémentation côté Mega — points clés<text:bookmark-end text:name="__RefHeading___Toc96825_2626828182"/></text:h>
      <text:p text:style-name="P111">Voici les parties concrètes à vérifier / modifier :</text:p>
      <text:h text:style-name="P118" text:outline-level="2"><text:bookmark-start text:name="__RefHeading___Toc96827_2626828182"/>6.1 <text:span text:style-name="Source_20_Text">us</text:span> → already implemented<text:bookmark-end text:name="__RefHeading___Toc96827_2626828182"/></text:h>
      <text:list text:style-name="L106">
        <text:list-item>
          <text:p text:style-name="P127">Le module <text:span text:style-name="Source_20_Text">us</text:span> envoie <text:span text:style-name="Source_20_Text">I:Us:one</text:span> et <text:span text:style-name="Source_20_Text">I:Us:alert</text:span> ; <text:span text:style-name="Source_20_Text">mvtSafe</text:span> doit s’abonner conceptuellement en lisant ces VPIVs (en pratique, <text:span text:style-name="Source_20_Text">mvtSafe</text:span> est appelé par le dispatcher si on reçoit <text:span text:style-name="Source_20_Text">Us:alert</text:span>, ou on modifie <text:span text:style-name="Source_20_Text">dispatch_Us.cpp</text:span> pour forward local callbacks).</text:p>
        </text:list-item>
        <text:list-item>
          <text:p text:style-name="P127">Simpler: <text:span text:style-name="Source_20_Text">us_processPeriodic()</text:span> envoie <text:span text:style-name="Source_20_Text">Us:one</text:span> → <text:span text:style-name="Source_20_Text">mvtSafe</text:span> peut lire l’état en mémoire (utiliser fonctions publiques <text:span text:style-name="Source_20_Text">us_peekValue(idx)</text:span> si tu veux). Actuellement <text:span text:style-name="Source_20_Text">us</text:span> n'expose pas de getter ; donc deux options :</text:p>
          <text:list>
            <text:list-item>
              <text:p text:style-name="P127"><text:span text:style-name="Strong_20_Emphasis">Option A (recommandé)</text:span> : <text:span text:style-name="Source_20_Text">mvtSafe</text:span> appelle <text:span text:style-name="Source_20_Text">us_measureOnce(idx)</text:span>/<text:span text:style-name="Source_20_Text">us_handleReadList()</text:span> directement (inclure <text:span text:style-name="Source_20_Text">us.h</text:span>) — mais attention : <text:span text:style-name="Source_20_Text">us_measureOnce</text:span> déclenche hardware trig (peut allonger loop).</text:p>
            </text:list-item>
            <text:list-item>
              <text:p text:style-name="P127"><text:soft-page-break/><text:span text:style-name="Strong_20_Emphasis">Option B (préféré)</text:span> : exposer getter non-bloquant <text:span text:style-name="Source_20_Text">us_peekCurrValue(idx)</text:span> qui retourne la dernière <text:span text:style-name="Source_20_Text">currValue[idx]</text:span>. (Implémentation rapide : ajoute fonction dans <text:span text:style-name="Source_20_Text">us.h</text:span> / <text:span text:style-name="Source_20_Text">us.cpp</text:span>).</text:p>
            </text:list-item>
          </text:list>
        </text:list-item>
      </text:list>
      <text:p text:style-name="P117">Je recommande <text:span text:style-name="Strong_20_Emphasis">Option B</text:span> : pas de mesures supplémentaires, <text:span text:style-name="Source_20_Text">mvtSafe</text:span> lit les dernières valeurs calculées du module US.</text:p>
      <text:h text:style-name="P118" text:outline-level="2"><text:bookmark-start text:name="__RefHeading___Toc96829_2626828182"/>6.2 <text:span text:style-name="Source_20_Text">mtr</text:span> integration<text:bookmark-end text:name="__RefHeading___Toc96829_2626828182"/></text:h>
      <text:list text:style-name="L107">
        <text:list-item>
          <text:p text:style-name="P128"><text:span text:style-name="Source_20_Text">mvtSafe</text:span> doit appeler <text:span text:style-name="Source_20_Text">mtr_setTargetsSigned(v,omega,A)</text:span> pour réduire vitesse si modern mode activé. Si <text:span text:style-name="Source_20_Text">cfg_mtr_mode_modern == false</text:span>, utiliser <text:span text:style-name="Source_20_Text">mtr_setTriplet(...)</text:span> (legacy) ou envoyer mapping approximatif.</text:p>
        </text:list-item>
        <text:list-item>
          <text:p text:style-name="P128"><text:span text:style-name="Source_20_Text">mtr_stopAll()</text:span> doit être utilisé pour arrêt logique, mais les arrêts matériels d’urgence passent par <text:span text:style-name="Source_20_Text">urg_handle()</text:span> qui appelle <text:span text:style-name="Source_20_Text">urg_stopAllMotors()</text:span> (hook fourni par <text:span text:style-name="Source_20_Text">mtr_hardware.cpp</text:span>), donc tu dois t'assurer que <text:span text:style-name="Source_20_Text">mtr_hardware</text:span> implémente <text:span text:style-name="Source_20_Text">urg_stopAllMotors()</text:span> et le lie à la trame UNO.</text:p>
        </text:list-item>
      </text:list>
      <text:h text:style-name="P118" text:outline-level="2"><text:bookmark-start text:name="__RefHeading___Toc96831_2626828182"/>6.3 Non-bloquant et ISR<text:bookmark-end text:name="__RefHeading___Toc96831_2626828182"/></text:h>
      <text:list text:style-name="L108">
        <text:list-item>
          <text:p text:style-name="P129"><text:span text:style-name="Source_20_Text">us_hardware</text:span> utilise <text:span text:style-name="Source_20_Text">pulseIn()</text:span> (bloquant). Tu l'as déjà — acceptable si <text:span text:style-name="Source_20_Text">cfg_us_ping_cycle_ms</text:span> est grand (≥ 50..200ms). Sur MEGA c'est tolérable mais surveille loop time.</text:p>
        </text:list-item>
        <text:list-item>
          <text:p text:style-name="P129">Encodeurs utilisent <text:span text:style-name="Source_20_Text">Encoder</text:span> lib (interrupts) — OK.</text:p>
        </text:list-item>
        <text:list-item>
          <text:p text:style-name="P129">Évite <text:span text:style-name="Source_20_Text">delay()</text:span> bloquants dans <text:span text:style-name="Source_20_Text">mvtSafe</text:span> ou <text:span text:style-name="Source_20_Text">mtr_processPeriodic</text:span>. Tous les traitements doivent être rapides.</text:p>
        </text:list-item>
      </text:list>
      <text:p text:style-name="P112"/>
      <text:h text:style-name="P113" text:outline-level="1"><text:bookmark-start text:name="__RefHeading___Toc96833_2626828182"/>7 Node-RED : pages et flows recommandés (sécurité)<text:bookmark-end text:name="__RefHeading___Toc96833_2626828182"/></text:h>
      <text:p text:style-name="P111">Je donne 3 écrans / flow nodes essentiels :</text:p>
      <text:h text:style-name="P118" text:outline-level="2"><text:bookmark-start text:name="__RefHeading___Toc96835_2626828182"/>7.1 Dashboard Safety (page unique)<text:bookmark-end text:name="__RefHeading___Toc96835_2626828182"/></text:h>
      <text:list text:style-name="L109">
        <text:list-item>
          <text:p text:style-name="P130"><text:span text:style-name="Strong_20_Emphasis">Gauges / status</text:span> : <text:span text:style-name="Source_20_Text">I:Us:val:*</text:span> → affiche mini tableau distances par capteur.</text:p>
        </text:list-item>
        <text:list-item>
          <text:p text:style-name="P130"><text:span text:style-name="Strong_20_Emphasis">Big status</text:span> : <text:span text:style-name="Source_20_Text">I:mvtSafe:status:*</text:span> + <text:span text:style-name="Source_20_Text">I:Urg:status:*</text:span>.</text:p>
        </text:list-item>
        <text:list-item>
          <text:p text:style-name="P130"><text:span text:style-name="Strong_20_Emphasis">Controls</text:span> :</text:p>
          <text:list>
            <text:list-item>
              <text:p text:style-name="P130">Switch <text:span text:style-name="Source_20_Text">mvtSafe : act</text:span> → inject <text:span text:style-name="Source_20_Text">$V:mvtSafe:act:*:1#</text:span> / <text:span text:style-name="Source_20_Text">0#</text:span>.</text:p>
            </text:list-item>
            <text:list-item>
              <text:p text:style-name="P130">Dropdown <text:span text:style-name="Source_20_Text">mode</text:span> → <text:span text:style-name="Source_20_Text">soft/hard/idle</text:span> → <text:span text:style-name="Source_20_Text">$V:mvtSafe:mode:*:soft#</text:span>.</text:p>
            </text:list-item>
            <text:list-item>
              <text:p text:style-name="P130">Inputs <text:span text:style-name="Source_20_Text">warn,danger</text:span> → <text:span text:style-name="Source_20_Text">$V:mvtSafe:thd:*:warn,danger#</text:span>.</text:p>
            </text:list-item>
            <text:list-item>
              <text:p text:style-name="P130">Slider <text:span text:style-name="Source_20_Text">scale</text:span> (0..1.0) → <text:span text:style-name="Source_20_Text">$V:mvtSafe:scale:*:0.5#</text:span>.</text:p>
            </text:list-item>
          </text:list>
        </text:list-item>
        <text:list-item>
          <text:p text:style-name="P130"><text:soft-page-break/><text:span text:style-name="Strong_20_Emphasis">Alert panel</text:span> : subscribe to <text:span text:style-name="Source_20_Text">I:mvtSafe:alert:*</text:span>, <text:span text:style-name="Source_20_Text">I:Us:alert:*</text:span>, <text:span text:style-name="Source_20_Text">I:Urg:code:*</text:span>.</text:p>
        </text:list-item>
      </text:list>
      <text:h text:style-name="P118" text:outline-level="2"><text:bookmark-start text:name="__RefHeading___Toc96837_2626828182"/>7.2 Telemetry + Live video<text:bookmark-end text:name="__RefHeading___Toc96837_2626828182"/></text:h>
      <text:list text:style-name="L110">
        <text:list-item>
          <text:p text:style-name="P131">Place joystick + video on same page (tu as validé).</text:p>
        </text:list-item>
        <text:list-item>
          <text:p text:style-name="P131">When <text:span text:style-name="Source_20_Text">mvtSafe</text:span> is active in <text:span text:style-name="Source_20_Text">hard</text:span> mode, joystick inputs should be visually disabled (Node-RED UI disables input) — prevent user from sending commands accidentally.</text:p>
        </text:list-item>
      </text:list>
      <text:h text:style-name="P118" text:outline-level="2"><text:bookmark-start text:name="__RefHeading___Toc96839_2626828182"/>7.3 Emergency panel (admin)<text:bookmark-end text:name="__RefHeading___Toc96839_2626828182"/></text:h>
      <text:list text:style-name="L111">
        <text:list-item>
          <text:p text:style-name="P132">Big red <text:span text:style-name="Source_20_Text">URG:SET</text:span> buttons for test codes (1..6) to simulate.</text:p>
        </text:list-item>
        <text:list-item>
          <text:p text:style-name="P132"><text:span text:style-name="Source_20_Text">URG:CLEAR</text:span> button that sends <text:span text:style-name="Source_20_Text">$V:urg:clear:*:*#</text:span>.</text:p>
        </text:list-item>
        <text:list-item>
          <text:p text:style-name="P132">Logs showing <text:span text:style-name="Source_20_Text">I:Urg:code:*</text:span>.</text:p>
        </text:list-item>
      </text:list>
      <text:p text:style-name="P112"/>
      <text:h text:style-name="P113" text:outline-level="1"><text:bookmark-start text:name="__RefHeading___Toc96841_2626828182"/>8 Exemples pratiques (VPIV) — scénarios<text:bookmark-end text:name="__RefHeading___Toc96841_2626828182"/></text:h>
      <text:list text:style-name="L112">
        <text:list-item>
          <text:p text:style-name="P133"><text:span text:style-name="Strong_20_Emphasis">Mode soft ralentissement</text:span></text:p>
          <text:list>
            <text:list-item>
              <text:p text:style-name="P133">Node-RED sets <text:span text:style-name="Source_20_Text">V:mvtSafe:mode:*:soft#</text:span>. US finds AvC=8cm (&lt;10 warn) ⇒ <text:span text:style-name="Source_20_Text">mvtSafe</text:span> computes scale 0.2 ⇒ calls <text:span text:style-name="Source_20_Text">mtr_setTargetsSigned(v*0.2,omega*0.2,A')</text:span>. VPIV: <text:span text:style-name="Source_20_Text">$I:mvtSafe:alert:4:slow#</text:span>.</text:p>
            </text:list-item>
          </text:list>
        </text:list-item>
        <text:list-item>
          <text:p text:style-name="P133"><text:span text:style-name="Strong_20_Emphasis">Obstacle très proche (hard)</text:span></text:p>
          <text:list>
            <text:list-item>
              <text:p text:style-name="P133">US AvC=4cm (≤ danger=10) ⇒ <text:span text:style-name="Source_20_Text">mvtSafe</text:span> calls <text:span text:style-name="Source_20_Text">mtr_stopAll()</text:span> and <text:span text:style-name="Source_20_Text">urg_handle(URG_MOTOR_STALL)</text:span>. VPIV: <text:span text:style-name="Source_20_Text">$I:mvtSafe:alert:4:stop#</text:span>, <text:span text:style-name="Source_20_Text">$I:Urg:code:*:3:MOTOR_STALL#</text:span>. UNO receives <text:span text:style-name="Source_20_Text">&lt;0,0,0&gt;</text:span> via <text:span text:style-name="Source_20_Text">mtr_hardware.urg_stopAllMotors()</text:span>.</text:p>
            </text:list-item>
          </text:list>
        </text:list-item>
        <text:list-item>
          <text:p text:style-name="P133"><text:span text:style-name="Strong_20_Emphasis">Clear emergency</text:span></text:p>
          <text:list>
            <text:list-item>
              <text:p text:style-name="P133">Admin pushes clear: <text:span text:style-name="Source_20_Text">$V:urg:clear:*:*#</text:span> → system calls <text:span text:style-name="Source_20_Text">urg_clear()</text:span> → VPIV ack <text:span text:style-name="Source_20_Text">$I:Urg:clear:*:OK#</text:span>. After that, normal commands accepted.</text:p>
            </text:list-item>
          </text:list>
        </text:list-item>
      </text:list>
      <text:p text:style-name="P112"/>
      <text:h text:style-name="P113" text:outline-level="1"><text:bookmark-start text:name="__RefHeading___Toc96843_2626828182"/>9 Tests et procédure de validation (checklist)<text:bookmark-end text:name="__RefHeading___Toc96843_2626828182"/></text:h>
      <text:p text:style-name="P111">Avant mise en service complet, effectuer ces tests :</text:p>
      <text:h text:style-name="P118" text:outline-level="2"><text:bookmark-start text:name="__RefHeading___Toc96845_2626828182"/>9.1 Stage 0 — vérifs compile / init<text:bookmark-end text:name="__RefHeading___Toc96845_2626828182"/></text:h>
      <text:list text:style-name="L113">
        <text:list-item>
          <text:p text:style-name="P134"><text:span text:style-name="Source_20_Text">Mega.ino</text:span> compile ; <text:span text:style-name="Source_20_Text">Uno.ino</text:span> compile.</text:p>
        </text:list-item>
        <text:list-item>
          <text:p text:style-name="P134"><text:span text:style-name="Source_20_Text">initConfig()</text:span> / <text:span text:style-name="Source_20_Text">communication_init()</text:span> appelés dans <text:span text:style-name="Source_20_Text">setup()</text:span> (vérifier noms exacts).</text:p>
        </text:list-item>
        <text:list-item>
          <text:p text:style-name="P134"><text:soft-page-break/><text:span text:style-name="Source_20_Text">MOTEURS_SERIAL</text:span> correspond au Serial utilisé (Serial1/Serial3). UNO doit être en <text:span text:style-name="Source_20_Text">Serial1</text:span> sur Mega? (vérifier câblage Tx/Rx).</text:p>
        </text:list-item>
      </text:list>
      <text:h text:style-name="P118" text:outline-level="2"><text:bookmark-start text:name="__RefHeading___Toc96847_2626828182"/>9.2 Stage 1 — US reading sanity<text:bookmark-end text:name="__RefHeading___Toc96847_2626828182"/></text:h>
      <text:list text:style-name="L114">
        <text:list-item>
          <text:p text:style-name="P135">Lancer robot sur table ; vérifier que <text:span text:style-name="Source_20_Text">us_processPeriodic()</text:span> envoie <text:span text:style-name="Source_20_Text">I:Us:one:i:val</text:span> et <text:span text:style-name="Source_20_Text">I:Us:val:*</text:span> si <text:span text:style-name="Source_20_Text">send_all</text:span> true.</text:p>
        </text:list-item>
        <text:list-item>
          <text:p text:style-name="P135">Tester cas silence (no echo) → capteur devient <text:span text:style-name="Source_20_Text">US_SILENCE</text:span> puis <text:span text:style-name="Source_20_Text">US_DISABLED</text:span> après <text:span text:style-name="Source_20_Text">cfg_us_suspect_timeout_ms</text:span>.</text:p>
        </text:list-item>
      </text:list>
      <text:h text:style-name="P118" text:outline-level="2"><text:bookmark-start text:name="__RefHeading___Toc96849_2626828182"/>9.3 Stage 2 — MvtSafe simulation<text:bookmark-end text:name="__RefHeading___Toc96849_2626828182"/></text:h>
      <text:list text:style-name="L115">
        <text:list-item>
          <text:p text:style-name="P136">Set <text:span text:style-name="Source_20_Text">mvtSafe</text:span> en <text:span text:style-name="Source_20_Text">soft</text:span>. Simuler distances via Node-RED (inject <text:span text:style-name="Source_20_Text">I:Us:one:...</text:span>?? or better, move hand in front of ultrasonic). Vérifier que <text:span text:style-name="Source_20_Text">mvtSafe</text:span> réduit consigne moteur (tu peux monitorer <text:span text:style-name="Source_20_Text">I:Mtr:...</text:span> if implemented).</text:p>
        </text:list-item>
        <text:list-item>
          <text:p text:style-name="P136">Set <text:span text:style-name="Source_20_Text">mvtSafe</text:span> <text:span text:style-name="Source_20_Text">hard</text:span>. Approche obstacle → vérifie <text:span text:style-name="Source_20_Text">mtr_stopAll()</text:span> et <text:span text:style-name="Source_20_Text">I:Urg:code</text:span>.</text:p>
        </text:list-item>
      </text:list>
      <text:h text:style-name="P118" text:outline-level="2"><text:bookmark-start text:name="__RefHeading___Toc96851_2626828182"/>9.4 Stage 3 — Emergency flow<text:bookmark-end text:name="__RefHeading___Toc96851_2626828182"/></text:h>
      <text:list text:style-name="L116">
        <text:list-item>
          <text:p text:style-name="P137">Force <text:span text:style-name="Source_20_Text">V:urg:set:*:3#</text:span> → Mega must stop motors, LEDs emergency, VPIV alert.</text:p>
        </text:list-item>
        <text:list-item>
          <text:p text:style-name="P137">Try sending <text:span text:style-name="Source_20_Text">V:mtr:...</text:span> while urgency active — should be rejected by <text:span text:style-name="Source_20_Text">vpiv_dispatch</text:span> and return <text:span text:style-name="Source_20_Text">I:Urg:code:*</text:span> response.</text:p>
        </text:list-item>
      </text:list>
      <text:h text:style-name="P118" text:outline-level="2"><text:bookmark-start text:name="__RefHeading___Toc96853_2626828182"/>9.5 Stage 4 — Integration UNO<text:bookmark-end text:name="__RefHeading___Toc96853_2626828182"/></text:h>
      <text:list text:style-name="L117">
        <text:list-item>
          <text:p text:style-name="P138">Verify that when <text:span text:style-name="Source_20_Text">urg_handle()</text:span> executed, <text:span text:style-name="Source_20_Text">mtr_hardware.urg_stopAllMotors()</text:span> sends <text:span text:style-name="Source_20_Text">&lt;0,0,0&gt;</text:span> to UNO and UNO sets motors 0/0 quickly.</text:p>
        </text:list-item>
        <text:list-item>
          <text:p text:style-name="P138">Verify <text:span text:style-name="Source_20_Text">MOTEURS_SERIAL</text:span> baud parity and that UNO and Mega both set same baud (recommended 115200).</text:p>
        </text:list-item>
      </text:list>
      <text:p text:style-name="P112"/>
      <text:h text:style-name="P113" text:outline-level="1"><text:bookmark-start text:name="__RefHeading___Toc96855_2626828182"/>10 Calibration &amp; paramétrage (comment faire)<text:bookmark-end text:name="__RefHeading___Toc96855_2626828182"/></text:h>
      <text:h text:style-name="P118" text:outline-level="2"><text:bookmark-start text:name="__RefHeading___Toc96857_2626828182"/>10.1 Calibrer seuils US<text:bookmark-end text:name="__RefHeading___Toc96857_2626828182"/></text:h>
      <text:list text:style-name="L118">
        <text:list-item>
          <text:p text:style-name="P139">Sur table, mesurer distances réelles en cm et ajuster <text:span text:style-name="Source_20_Text">cfg_us_danger_thresholds[]</text:span> via Node-RED :</text:p>
          <text:list>
            <text:list-item>
              <text:p text:style-name="P139">Exemple: <text:span text:style-name="Source_20_Text">$V:Us:thd:*:10#</text:span> (sets all) or <text:span text:style-name="Source_20_Text">V:Us:thd:[4]:15#</text:span> (per sensor via dispatch).</text:p>
            </text:list-item>
          </text:list>
        </text:list-item>
        <text:list-item>
          <text:p text:style-name="P139">Test: approche obstacle et vérifier alerte à la distance souhaitée.</text:p>
        </text:list-item>
      </text:list>
      <text:h text:style-name="P118" text:outline-level="2"><text:bookmark-start text:name="__RefHeading___Toc96859_2626828182"/><text:soft-page-break/>10.2 Calibrer MTR diff-drive (<text:span text:style-name="Source_20_Text">cfg_mtr_kturn</text:span>, <text:span text:style-name="Source_20_Text">inputScale</text:span>, <text:span text:style-name="Source_20_Text">outputScale</text:span>)<text:bookmark-end text:name="__RefHeading___Toc96859_2626828182"/></text:h>
      <text:list text:style-name="L119">
        <text:list-item>
          <text:p text:style-name="P140">Procedure:</text:p>
          <text:list>
            <text:list-item>
              <text:p text:style-name="P140">Place robot sur sol ; commande <text:span text:style-name="Source_20_Text">V:Mtr:drive:*:50,0,2#</text:span> (forward moderate) — observe <text:span text:style-name="Source_20_Text">L,R</text:span> and robot straightness.</text:p>
            </text:list-item>
            <text:list-item>
              <text:p text:style-name="P140">If robot veers, adjust <text:span text:style-name="Source_20_Text">cfg_mtr_kturn</text:span> until turning behavior matches expected angular velocity for given omega command. (Node-RED input field to set <text:span text:style-name="Source_20_Text">V:Mtr:kturn:*:0.8#</text:span> if dispatch implemented.)</text:p>
            </text:list-item>
          </text:list>
        </text:list-item>
        <text:list-item>
          <text:p text:style-name="P140">Notes: robot mass/inertia already considered in UNO acceleration table <text:span text:style-name="Source_20_Text">accelStepForA[]</text:span>.</text:p>
        </text:list-item>
      </text:list>
      <text:h text:style-name="P118" text:outline-level="2"><text:bookmark-start text:name="__RefHeading___Toc96861_2626828182"/>10.3 Calibration MvtSafe scale curve<text:bookmark-end text:name="__RefHeading___Toc96861_2626828182"/></text:h>
      <text:list text:style-name="L120">
        <text:list-item>
          <text:p text:style-name="P141">Adjust <text:span text:style-name="Source_20_Text">mvtSafe</text:span> scale function (linear or non-linear). For more comfort, use a non-linear curve (e.g. quadratic) for smoother deceleration.</text:p>
        </text:list-item>
      </text:list>
      <text:p text:style-name="P112"/>
      <text:h text:style-name="P113" text:outline-level="1"><text:bookmark-start text:name="__RefHeading___Toc96863_2626828182"/>11 Fichiers &amp; fonctions à vérifier / modifier (liste précise)<text:bookmark-end text:name="__RefHeading___Toc96863_2626828182"/></text:h>
      <text:p text:style-name="P111">Assure-toi que les éléments suivants existent et sont cohérents :</text:p>
      <text:list text:style-name="L121">
        <text:list-item>
          <text:p text:style-name="P142"><text:span text:style-name="Source_20_Text">vpiv_dispatch.cpp</text:span> : contient <text:span text:style-name="Source_20_Text">{"urg", UrgDispatch::dispatch}</text:span> in ACTION_TABLE and blocks other commands when urgency active (tu as ça).</text:p>
        </text:list-item>
        <text:list-item>
          <text:p text:style-name="P142"><text:span text:style-name="Source_20_Text">urg.h</text:span> / <text:span text:style-name="Source_20_Text">urg.cpp</text:span> : <text:span text:style-name="Source_20_Text">urg_handle</text:span>, <text:span text:style-name="Source_20_Text">urg_clear</text:span>, <text:span text:style-name="Source_20_Text">urg_sendAlert</text:span>, <text:span text:style-name="Source_20_Text">urg_isActive</text:span>, and <text:span text:style-name="Source_20_Text">extern void urg_stopAllMotors();</text:span> present.</text:p>
        </text:list-item>
        <text:list-item>
          <text:p text:style-name="P142"><text:span text:style-name="Source_20_Text">mtr_hardware.cpp</text:span> : implémente <text:span text:style-name="Source_20_Text">urg_stopAllMotors()</text:span> qui envoie trame <text:span text:style-name="Source_20_Text">&lt;0,0,0&gt;</text:span> via <text:span text:style-name="Source_20_Text">MOTEURS_SERIAL</text:span> (tu as <text:span text:style-name="Source_20_Text">mtr_forceUrgStop()</text:span> and <text:span text:style-name="Source_20_Text">urg_stopAllMotors()</text:span> hook).</text:p>
        </text:list-item>
        <text:list-item>
          <text:p text:style-name="P142"><text:span text:style-name="Source_20_Text">mvt_safe.h</text:span> / <text:span text:style-name="Source_20_Text">mvt_safe.cpp</text:span> : fonctions : <text:span text:style-name="Source_20_Text">mvtsafe_setActive(bool)</text:span>, <text:span text:style-name="Source_20_Text">mvtsafe_setMode(const char*)</text:span>, <text:span text:style-name="Source_20_Text">mvtsafe_setThresholds(w,d)</text:span>, <text:span text:style-name="Source_20_Text">mvtsafe_setMaxScale(float)</text:span>, <text:span text:style-name="Source_20_Text">mvtsafe_getState()</text:span>, et <text:span text:style-name="Source_20_Text">mvtsafe_process()</text:span> (call in loop).</text:p>
        </text:list-item>
        <text:list-item>
          <text:p text:style-name="P142"><text:span text:style-name="Source_20_Text">us.h</text:span> / <text:span text:style-name="Source_20_Text">us.cpp</text:span> : expose <text:span text:style-name="Source_20_Text">us_peekCurrValue(idx)</text:span> (si tu adoptes Option B) or make sure <text:span text:style-name="Source_20_Text">mvtSafe</text:span> reads last measured values without triggering sensor again.</text:p>
        </text:list-item>
        <text:list-item>
          <text:p text:style-name="P142"><text:span text:style-name="Source_20_Text">dispatch_MvtSafe.cpp</text:span> : present (tu as) and wired in <text:span text:style-name="Source_20_Text">vpiv_dispatch</text:span> under <text:span text:style-name="Source_20_Text">"mvtsafe"</text:span> key.</text:p>
        </text:list-item>
        <text:list-item>
          <text:p text:style-name="P142"><text:soft-page-break/>Mega <text:span text:style-name="Source_20_Text">.ino</text:span> : calls <text:span text:style-name="Source_20_Text">communication_init()</text:span>, <text:span text:style-name="Source_20_Text">initConfig()</text:span> (or <text:span text:style-name="Source_20_Text">config_init()</text:span>), <text:span text:style-name="Source_20_Text">urg_init()</text:span>, <text:span text:style-name="Source_20_Text">mtr_init()</text:span> etc. Ensure names match (you had both <text:span text:style-name="Source_20_Text">initConfig()</text:span> and <text:span text:style-name="Source_20_Text">config_init()</text:span>; pick one and make consistent).</text:p>
        </text:list-item>
      </text:list>
      <text:p text:style-name="P112"/>
      <text:h text:style-name="P113" text:outline-level="1"><text:bookmark-start text:name="__RefHeading___Toc96865_2626828182"/>12 Exemple de code (pseudocode) — mvt_safe core (résumé)<text:bookmark-end text:name="__RefHeading___Toc96865_2626828182"/></text:h>
      <text:p text:style-name="P111">Voici un squelette (résumé) à coller/adapter dans <text:span text:style-name="Source_20_Text">safety/mvt_safe.cpp</text:span> :</text:p>
      <text:p text:style-name="P143"><text:span text:style-name="Source_20_Text">void mvtsafe_process() {</text:span></text:p>
      <text:p text:style-name="P143"><text:span text:style-name="Source_20_Text"><text:s text:c="4"/>if (!cfg_mvtsafe_active) return;</text:span></text:p>
      <text:p text:style-name="P143"><text:span text:style-name="Source_20_Text"><text:s text:c="4"/>// read front sensors (prefer using us_peekCurrValue)</text:span></text:p>
      <text:p text:style-name="P143"><text:span text:style-name="Source_20_Text"><text:s text:c="4"/>int d_avc = us_peekCurrValue(4); // AvC index</text:span></text:p>
      <text:p text:style-name="P143"><text:span text:style-name="Source_20_Text"><text:s text:c="4"/>int d_avg = us_peekCurrValue(5); // AvG...</text:span></text:p>
      <text:p text:style-name="P143"><text:span text:style-name="Source_20_Text"><text:s text:c="4"/>int minFront = min(d_avc, min(d_avg, ...));</text:span></text:p>
      <text:p text:style-name="P143"><text:span text:style-name="Source_20_Text"><text:s text:c="4"/>if (mode == HARD) {</text:span></text:p>
      <text:p text:style-name="P143"><text:span text:style-name="Source_20_Text"><text:s text:c="7"/>if (minFront &gt;0 &amp;&amp; minFront &lt;= danger_front) {</text:span></text:p>
      <text:p text:style-name="P143"><text:span text:style-name="Source_20_Text"><text:s text:c="10"/>mtr_stopAll();</text:span></text:p>
      <text:p text:style-name="P143"><text:span text:style-name="Source_20_Text"><text:s text:c="10"/>urg_handle(URG_MOTOR_STALL);</text:span></text:p>
      <text:p text:style-name="P143"><text:span text:style-name="Source_20_Text"><text:s text:c="7"/>}</text:span></text:p>
      <text:p text:style-name="P143"><text:span text:style-name="Source_20_Text"><text:s text:c="4"/>} else if (mode == SOFT) {</text:span></text:p>
      <text:p text:style-name="P143"><text:span text:style-name="Source_20_Text"><text:s text:c="7"/>if (minFront&gt;0 &amp;&amp; minFront &lt;= warn_front) {</text:span></text:p>
      <text:p text:style-name="P143"><text:span text:style-name="Source_20_Text"><text:s text:c="9"/>float scale = computeScale(minFront, warn_front, danger_front);</text:span></text:p>
      <text:p text:style-name="P143"><text:span text:style-name="Source_20_Text"><text:s text:c="9"/>// get current desired speed from higher layer (or store last commanded v/omega)</text:span></text:p>
      <text:p text:style-name="P143"><text:span text:style-name="Source_20_Text"><text:s text:c="9"/>mtr_setTargetsSigned(lastDesiredV * scale, lastDesiredOmega * scale, mappedA);</text:span></text:p>
      <text:p text:style-name="P143"><text:span text:style-name="Source_20_Text"><text:s text:c="9"/>sendInfo("mvtSafe","alert",index,"slow");</text:span></text:p>
      <text:p text:style-name="P143"><text:span text:style-name="Source_20_Text"><text:s text:c="7"/>}</text:span></text:p>
      <text:p text:style-name="P143"><text:span text:style-name="Source_20_Text"><text:s text:c="4"/>}</text:span></text:p>
      <text:p text:style-name="P143"><text:span text:style-name="Source_20_Text">}</text:span></text:p>
      <text:p text:style-name="P112"/>
      <text:h text:style-name="P113" text:outline-level="1"><text:bookmark-start text:name="__RefHeading___Toc96867_2626828182"/>13 Bonnes pratiques &amp; remarques techniques<text:bookmark-end text:name="__RefHeading___Toc96867_2626828182"/></text:h>
      <text:list text:style-name="L122">
        <text:list-item>
          <text:p text:style-name="P144"><text:span text:style-name="Strong_20_Emphasis">Tout en non-bloquant</text:span> : <text:span text:style-name="Source_20_Text">mvtSafe</text:span> doit lire les valeurs déjà mesurées (Option B) pour ne pas déclencher <text:span text:style-name="Source_20_Text">pulseIn()</text:span> ou d’autres blocages dans la boucle.</text:p>
        </text:list-item>
        <text:list-item>
          <text:p text:style-name="P144"><text:span text:style-name="Strong_20_Emphasis">Priorité d’urgence</text:span> : <text:span text:style-name="Source_20_Text">urg</text:span> doit être la voie unique d’arrêt matériel (hook). Ne faites pas d'arrêt matériel bypassant <text:span text:style-name="Source_20_Text">urg</text:span> sauf pour les tests.</text:p>
        </text:list-item>
        <text:list-item>
          <text:p text:style-name="P144"><text:soft-page-break/><text:span text:style-name="Strong_20_Emphasis">Safety margins</text:span> : utilise un hysteresis (par ex. <text:span text:style-name="Source_20_Text">rearm_distance = danger + 5cm</text:span>) pour éviter oscillations.</text:p>
        </text:list-item>
        <text:list-item>
          <text:p text:style-name="P144"><text:span text:style-name="Strong_20_Emphasis">Logs &amp; VPIV</text:span> : envoyez info à chaque changement d’état afin que Node-RED affiche correctement.</text:p>
        </text:list-item>
        <text:list-item>
          <text:p text:style-name="P144"><text:span text:style-name="Strong_20_Emphasis">UNO / Mega Baud</text:span> : ils doivent être identiques — sinon risques de trames corrompues. Recommande 115200 (tu l'as).</text:p>
        </text:list-item>
      </text:list>
      <text:p text:style-name="P112"/>
      <text:h text:style-name="P113" text:outline-level="1"><text:bookmark-start text:name="__RefHeading___Toc96869_2626828182"/>14 Checklist finale pour intégration<text:bookmark-end text:name="__RefHeading___Toc96869_2626828182"/></text:h>
      <text:list text:style-name="L123">
        <text:list-item>
          <text:p text:style-name="P145"><text:span text:style-name="Source_20_Text">us</text:span> expose <text:span text:style-name="Source_20_Text">us_peekCurrValue(idx)</text:span> OR <text:span text:style-name="Source_20_Text">mvtSafe</text:span> uses messages received by dispatcher to get <text:span text:style-name="Source_20_Text">Us:one</text:span> values.</text:p>
        </text:list-item>
        <text:list-item>
          <text:p text:style-name="P145"><text:span text:style-name="Source_20_Text">mvtSafe</text:span> est déclaré dans <text:span text:style-name="Source_20_Text">src/safety/mvt_safe.*</text:span> et est ajouté au <text:span text:style-name="Source_20_Text">vpiv_dispatch</text:span> (namespace <text:span text:style-name="Source_20_Text">MvtSafeDispatch</text:span>) et appelé périodiquement (<text:span text:style-name="Source_20_Text">mvtsafe_process()</text:span> dans loop).</text:p>
        </text:list-item>
        <text:list-item>
          <text:p text:style-name="P145"><text:span text:style-name="Source_20_Text">mtr_hardware.urg_stopAllMotors()</text:span> implémente envoi direct <text:span text:style-name="Source_20_Text">&lt;0,0,0&gt;</text:span> au UNO (checked).</text:p>
        </text:list-item>
        <text:list-item>
          <text:p text:style-name="P145"><text:span text:style-name="Source_20_Text">vpiv_dispatch</text:span> contient les protections d’urgence (déjà présent).</text:p>
        </text:list-item>
        <text:list-item>
          <text:p text:style-name="P145">Node-RED flows : Safety dashboard + Emergency admin + Telemetry with video/joystick.</text:p>
        </text:list-item>
        <text:list-item>
          <text:p text:style-name="P145">Tests de terrain: test soft/hard/clear, mesure de latence, vérifier loop dt &lt; <text:span text:style-name="Source_20_Text">LOOP_MAX_MS</text:span>.</text:p>
        </text:list-item>
      </text:list>
      <text:p text:style-name="P112"/>
      <text:h text:style-name="P113" text:outline-level="1"><text:bookmark-start text:name="__RefHeading___Toc96871_2626828182"/>15 Annexes rapides (références fichiers)<text:bookmark-end text:name="__RefHeading___Toc96871_2626828182"/></text:h>
      <text:list text:style-name="L124">
        <text:list-item>
          <text:p text:style-name="P146"><text:span text:style-name="Source_20_Text">src/system/urg.h</text:span> / <text:span text:style-name="Source_20_Text">src/system/urg.cpp</text:span></text:p>
        </text:list-item>
        <text:list-item>
          <text:p text:style-name="P146"><text:span text:style-name="Source_20_Text">src/safety/mvt_safe.h</text:span> / <text:span text:style-name="Source_20_Text">src/safety/mvt_safe.cpp</text:span> (à compléter)</text:p>
        </text:list-item>
        <text:list-item>
          <text:p text:style-name="P146"><text:span text:style-name="Source_20_Text">src/actuators/mtr.h</text:span> / <text:span text:style-name="Source_20_Text">src/actuators/mtr.cpp</text:span></text:p>
        </text:list-item>
        <text:list-item>
          <text:p text:style-name="P146"><text:span text:style-name="Source_20_Text">src/hardware/mtr_hardware.cpp</text:span> (implémentation <text:span text:style-name="Source_20_Text">urg_stopAllMotors()</text:span>)</text:p>
        </text:list-item>
        <text:list-item>
          <text:p text:style-name="P146"><text:span text:style-name="Source_20_Text">src/sensors/us.h</text:span> / <text:span text:style-name="Source_20_Text">src/sensors/us.cpp</text:span> (expose <text:span text:style-name="Source_20_Text">us_peekCurrValue()</text:span> ou similaire)</text:p>
        </text:list-item>
        <text:list-item>
          <text:p text:style-name="P146"><text:span text:style-name="Source_20_Text">src/communication/dispatch_MvtSafe.cpp</text:span> (déjà présent)</text:p>
        </text:list-item>
        <text:list-item>
          <text:p text:style-name="P146"><text:span text:style-name="Source_20_Text">src/communication/vpiv_dispatch.cpp</text:span> (protection urgence + mapping dispatchers)</text:p>
        </text:list-item>
        <text:list-item>
          <text:p text:style-name="P146">UNO sketch: <text:span text:style-name="Source_20_Text">RZunoV6.ino</text:span> ou ton <text:span text:style-name="Source_20_Text">UNO</text:span> file — contient interpolation non-bloquante.</text:p>
        </text:list-item>
      </text:list>
      <text:p text:style-name="P112"/>
      <text:h text:style-name="P113" text:outline-level="1"><text:bookmark-start text:name="__RefHeading___Toc96873_2626828182"/><text:soft-page-break/>16 Actions proposées (priorisées)<text:bookmark-end text:name="__RefHeading___Toc96873_2626828182"/></text:h>
      <text:list text:style-name="L125">
        <text:list-item>
          <text:p text:style-name="P147">Ajouter dans <text:span text:style-name="Source_20_Text">us.h</text:span> / <text:span text:style-name="Source_20_Text">us.cpp</text:span> : <text:span text:style-name="Source_20_Text">int us_peekCurrValue(int idx);</text:span> qui retourne <text:span text:style-name="Source_20_Text">currValue[idx]</text:span> (non-bloquant).</text:p>
        </text:list-item>
        <text:list-item>
          <text:p text:style-name="P147">Implémenter <text:span text:style-name="Source_20_Text">mvtsafe_process()</text:span> en lisant <text:span text:style-name="Source_20_Text">us_peekCurrValue()</text:span>.</text:p>
        </text:list-item>
        <text:list-item>
          <text:p text:style-name="P147">Vérifier <text:span text:style-name="Source_20_Text">mtr.h</text:span> API disponible : <text:span text:style-name="Source_20_Text">mtr_setTargetsSigned()</text:span> et <text:span text:style-name="Source_20_Text">mtr_stopAll()</text:span>.</text:p>
        </text:list-item>
        <text:list-item>
          <text:p text:style-name="P147">Tester flows Node-RED pour <text:span text:style-name="Source_20_Text">mvtSafe</text:span> (soft/hard) et <text:span text:style-name="Source_20_Text">urg</text:span>.</text:p>
        </text:list-item>
        <text:list-item>
          <text:p text:style-name="P147">Effectuer essais sur table (stages 1→4).</text:p>
        </text:list-item>
      </text:list>
      <text:p text:style-name="P112"/>
      <text:h text:style-name="P113" text:outline-level="1"><text:bookmark-start text:name="__RefHeading___Toc96875_2626828182"/>17 Notes finales &amp; recommandations<text:bookmark-end text:name="__RefHeading___Toc96875_2626828182"/></text:h>
      <text:list text:style-name="L126">
        <text:list-item>
          <text:p text:style-name="P148">Tu as déjà une bonne architecture modulaire. La priorité pour la sécurité est : <text:span text:style-name="Strong_20_Emphasis">source de vérité US → mvtSafe (superviseur) → mtr (commande) → UNO (exécution)</text:span> et <text:span text:style-name="Strong_20_Emphasis">urg</text:span> comme dernier recours matériel.</text:p>
        </text:list-item>
        <text:list-item>
          <text:p text:style-name="P148">Pour robustesse, implémente hysteresis sur seuils et envoie périodique du <text:span text:style-name="Source_20_Text">I:Us:val</text:span> pour monitoring.</text:p>
        </text:list-item>
        <text:list-item>
          <text:p text:style-name="P148">Évite d’appeler <text:span text:style-name="Source_20_Text">pulseIn()</text:span> trop souvent : laisse <text:span text:style-name="Source_20_Text">us_processPeriodic()</text:span> gérer cadence (ex 100..200ms).</text:p>
        </text:list-item>
        <text:list-item>
          <text:p text:style-name="P148">Pour Node-RED, prévois une page Safety séparée et désactive le joystick si <text:span text:style-name="Source_20_Text">urg</text:span> actif.</text:p>
        </text:list-item>
      </text:list>
      <text:p text:style-name="P112"/>
      <text:p text:style-name="P111">Si tu veux, j’écris <text:span text:style-name="Strong_20_Emphasis">directement</text:span> :</text:p>
      <text:list text:style-name="L127">
        <text:list-item>
          <text:p text:style-name="P149">l’implémentation complète et commentée de <text:span text:style-name="Source_20_Text">safety/mvt_safe.cpp</text:span> basée sur les fonctions existantes (<text:span text:style-name="Source_20_Text">us_peekCurrValue</text:span>, <text:span text:style-name="Source_20_Text">mtr_setTargetsSigned</text:span>, <text:span text:style-name="Source_20_Text">mtr_stopAll</text:span>, <text:span text:style-name="Source_20_Text">urg_handle</text:span>) ; <text:span text:style-name="Strong_20_Emphasis">ou</text:span></text:p>
        </text:list-item>
        <text:list-item>
          <text:p text:style-name="P149">j’ajoute <text:span text:style-name="Source_20_Text">us_peekCurrValue()</text:span> aux fichiers US ; <text:span text:style-name="Strong_20_Emphasis">ou</text:span></text:p>
        </text:list-item>
        <text:list-item>
          <text:p text:style-name="P149">je fournis le flow Node-RED complet (JSON) pour le dashboard Safety / Emergency.</text:p>
        </text:list-item>
      </text:list>
      <text:p text:style-name="P111">Dis-moi quelle option tu veux que je fournisse <text:span text:style-name="Strong_20_Emphasis">tout de suite</text:span> et je te le donne dans le prochain message.</text:p>
      <text:p text:style-name="P150"/>
      <text:h text:style-name="P151" text:outline-level="1"><text:bookmark-start text:name="__RefHeading___Toc96877_2626828182"/>NODE-RED<text:bookmark-end text:name="__RefHeading___Toc96877_2626828182"/></text:h>
      <text:p text:style-name="Text_20_body"/>
      <text:p text:style-name="Text_20_body"/>
      <text:p text:style-name="Text_20_body"><text:s text:c="12"/>"id":"fn_set_accel",</text:p>
      <text:p text:style-name="Text_20_body"><text:s text:c="12"/>"type":"function","z":"flow_root_1",</text:p>
      <text:p text:style-name="Text_20_body"><text:s text:c="12"/>"name":"store accel",</text:p>
      <text:p text:style-name="Text_20_body"><text:s text:c="12"/>"func":"var a = Number(msg.payload);\nflow.set('teleop_accel', a);\nreturn null;",</text:p>
      <text:p text:style-name="Text_20_body"><text:s text:c="12"/>"x":360,"y":520,</text:p>
      <text:p text:style-name="Text_20_body"><text:s text:c="12"/>"wires":[]</text:p>
      <text:p text:style-name="Text_20_body"><text:s text:c="8"/>},</text:p>
      <text:p text:style-name="Text_20_body"><text:s text:c="8"/>{</text:p>
      <text:p text:style-name="Text_20_body"><text:s text:c="12"/>"id":"fn_compose_trame",</text:p>
      <text:p text:style-name="Text_20_body"><text:s text:c="12"/>"type":"function",</text:p>
      <text:p text:style-name="Text_20_body"><text:s text:c="12"/>"z":"flow_root_1",</text:p>
      <text:p text:style-name="Text_20_body"><text:s text:c="12"/>"name":"compose serial &lt;L,R,A&gt;",</text:p>
      <text:p text:style-name="Text_20_body"><text:s text:c="12"/>"func":"// joystick node outputs msg.payload = {x:..., y:..., angle:..., magnitude:...}\nvar p = msg.payload || {};\n// map joystick axes to v,w\n// assume y -&gt; forward (-1..1) (joystick lib often gives -1..1); x -&gt; rotation\nvar vx = p.y || 0; // forward\nvar wx = p.x || 0; // rotation\n// convert to -100..100\nvar v = Math.round(-vx * 100); // invert if needed depending joystick\nvar w = Math.round(wx * 100);\nvar a = flow.get('teleop_accel') || 2;\nmsg.payload = {v:v, w:w, a:a};\nreturn msg;",</text:p>
      <text:p text:style-name="Text_20_body"><text:s text:c="12"/>"x":380,"y":420,</text:p>
      <text:p text:style-name="Text_20_body"><text:s text:c="12"/>"wires":[["fn_to_serial"]]</text:p>
      <text:p text:style-name="Text_20_body"><text:s text:c="8"/>},</text:p>
      <text:p text:style-name="Text_20_body"><text:s text:c="8"/>{</text:p>
      <text:p text:style-name="Text_20_body"><text:s text:c="12"/>"id":"fn_to_serial",</text:p>
      <text:p text:style-name="Text_20_body"><text:s text:c="12"/>"type":"function",</text:p>
      <text:p text:style-name="Text_20_body"><text:s text:c="12"/>"z":"flow_root_1",</text:p>
      <text:p text:style-name="Text_20_body"><text:s text:c="12"/>"name":"to serial frame",</text:p>
      <text:p text:style-name="Text_20_body"><text:s text:c="12"/>"func":"// Compose &lt;L,R,A&gt; from v,w,a (see composeSerialTrame earlier)\nvar payload = msg.payload || {};\nvar v = payload.v || 0; var w = payload.w || 0; var a = payload.a || 2;\nvar inputScale = flow.get('mtr_inputScale') || 100;\nvar outputScale = flow.get('mtr_outputScale') || 400;\nvar kturn = flow.get('mtr_kturn') || 0.8;\nvar vNorm = v / inputScale; var wNorm = w / inputScale;\nvar Lf = (vNorm - wNorm * kturn) * outputScale;\nvar Rf = (vNorm + wNorm * <text:soft-page-break/>kturn) * outputScale;\nvar Li = Math.round(Math.max(-outputScale, Math.min(outputScale, Lf)));\nvar Ri = Math.round(Math.max(-outputScale, Math.min(outputScale, Rf)));\nmsg.payload = \"&lt;\" + Li + \",\" + Ri + \",\" + (Math.max(0,Math.min(4,a))) + \"&gt;\";\nreturn msg;",</text:p>
      <text:p text:style-name="Text_20_body"><text:s text:c="12"/>"outputs":1,</text:p>
      <text:p text:style-name="Text_20_body"><text:s text:c="12"/>"x":580,"y":420,</text:p>
      <text:p text:style-name="Text_20_body"><text:s text:c="12"/>"wires":[["mqtt_out_serial","ui_text_lastcmd"]]</text:p>
      <text:p text:style-name="Text_20_body"><text:s text:c="8"/>},</text:p>
      <text:p text:style-name="Text_20_body"><text:s text:c="8"/>{</text:p>
      <text:p text:style-name="Text_20_body"><text:s text:c="12"/>"id":"mqtt_out_serial",</text:p>
      <text:p text:style-name="Text_20_body"><text:s text:c="12"/>"type":"mqtt out",</text:p>
      <text:p text:style-name="Text_20_body"><text:s text:c="12"/>"z":"flow_root_1",</text:p>
      <text:p text:style-name="Text_20_body"><text:s text:c="12"/>"name":"Serial Out",</text:p>
      <text:p text:style-name="Text_20_body"><text:s text:c="12"/>"topic":"serial/out",</text:p>
      <text:p text:style-name="Text_20_body"><text:s text:c="12"/>"broker":"mqtt_broker_1",</text:p>
      <text:p text:style-name="Text_20_body"><text:s text:c="12"/>"x":820,"y":420,</text:p>
      <text:p text:style-name="Text_20_body"><text:s text:c="12"/>"wires":[]</text:p>
      <text:p text:style-name="Text_20_body"><text:s text:c="8"/>},</text:p>
      <text:p text:style-name="Text_20_body"><text:s text:c="8"/>{</text:p>
      <text:p text:style-name="Text_20_body"><text:s text:c="12"/>"id":"ui_text_lastcmd",</text:p>
      <text:p text:style-name="Text_20_body"><text:s text:c="12"/>"type":"ui_text",</text:p>
      <text:p text:style-name="Text_20_body"><text:s text:c="12"/>"z":"flow_root_1",</text:p>
      <text:p text:style-name="Text_20_body"><text:s text:c="12"/>"group":"ui_group_teleop",</text:p>
      <text:p text:style-name="Text_20_body"><text:s text:c="12"/>"order":3,</text:p>
      <text:p text:style-name="Text_20_body"><text:s text:c="12"/>"width":6,"height":1,</text:p>
      <text:p text:style-name="Text_20_body"><text:s text:c="12"/>"label":"Last Cmd",</text:p>
      <text:p text:style-name="Text_20_body"><text:s text:c="12"/>"format":"{{msg.payload}}",</text:p>
      <text:p text:style-name="Text_20_body"><text:s text:c="12"/>"x":820,"y":480,</text:p>
      <text:p text:style-name="Text_20_body"><text:s text:c="12"/>"wires":[]</text:p>
      <text:p text:style-name="Text_20_body"><text:s text:c="8"/>},</text:p>
      <text:p text:style-name="Text_20_body"><text:s text:c="8"/>{</text:p>
      <text:p text:style-name="Text_20_body"><text:s text:c="12"/>"id":"btn_urg_clear",</text:p>
      <text:p text:style-name="Text_20_body"><text:s text:c="12"/>"type":"ui_button",</text:p>
      <text:p text:style-name="Text_20_body"><text:soft-page-break/><text:s text:c="12"/>"z":"flow_root_1",</text:p>
      <text:p text:style-name="Text_20_body"><text:s text:c="12"/>"name":"URG CLEAR",</text:p>
      <text:p text:style-name="Text_20_body"><text:s text:c="12"/>"group":"ui_group_safety",</text:p>
      <text:p text:style-name="Text_20_body"><text:s text:c="12"/>"order":1,</text:p>
      <text:p text:style-name="Text_20_body"><text:s text:c="12"/>"width":3,"height":1,</text:p>
      <text:p text:style-name="Text_20_body"><text:s text:c="12"/>"label":"URG CLEAR",</text:p>
      <text:p text:style-name="Text_20_body"><text:s text:c="12"/>"x":180,"y":180,</text:p>
      <text:p text:style-name="Text_20_body"><text:s text:c="12"/>"wires":[["fn_send_urg_clear"]]</text:p>
      <text:p text:style-name="Text_20_body"><text:s text:c="8"/>},</text:p>
      <text:p text:style-name="Text_20_body"><text:s text:c="8"/>{</text:p>
      <text:p text:style-name="Text_20_body"><text:s text:c="12"/>"id":"fn_send_urg_clear",</text:p>
      <text:p text:style-name="Text_20_body"><text:s text:c="12"/>"type":"function",</text:p>
      <text:p text:style-name="Text_20_body"><text:s text:c="12"/>"z":"flow_root_1",</text:p>
      <text:p text:style-name="Text_20_body"><text:s text:c="12"/>"name":"send urg clear VPIV",</text:p>
      <text:p text:style-name="Text_20_body"><text:s text:c="12"/>"func":"// send VPIV string to serial/out\nvar frame = \"$V:urg:*:clear:1#\";\nmsg.payload = frame;\nreturn msg;",</text:p>
      <text:p text:style-name="Text_20_body"><text:s text:c="12"/>"x":360,"y":180,</text:p>
      <text:p text:style-name="Text_20_body"><text:s text:c="12"/>"wires":[["mqtt_out_serial"]]</text:p>
      <text:p text:style-name="Text_20_body"><text:s text:c="8"/>},</text:p>
      <text:p text:style-name="Text_20_body"><text:s text:c="8"/>{</text:p>
      <text:p text:style-name="Text_20_body"><text:s text:c="12"/>"id":"mqtt_broker_1",</text:p>
      <text:p text:style-name="Text_20_body"><text:s text:c="12"/>"type":"mqtt-broker",</text:p>
      <text:p text:style-name="Text_20_body"><text:s text:c="12"/>"name":"LocalMQTT",</text:p>
      <text:p text:style-name="Text_20_body"><text:s text:c="12"/>"broker":"localhost",</text:p>
      <text:p text:style-name="Text_20_body"><text:s text:c="12"/>"port":"1883"</text:p>
      <text:p text:style-name="Text_20_body"><text:s text:c="8"/>},</text:p>
      <text:p text:style-name="Text_20_body"><text:s text:c="8"/>{</text:p>
      <text:p text:style-name="Text_20_body"><text:s text:c="12"/>"id":"ui_group_teleop",</text:p>
      <text:p text:style-name="Text_20_body"><text:s text:c="12"/>"type":"ui_group",</text:p>
      <text:p text:style-name="Text_20_body"><text:s text:c="12"/>"name":"Teleop",</text:p>
      <text:p text:style-name="Text_20_body"><text:s text:c="12"/>"tab":"ui_tab_main",</text:p>
      <text:p text:style-name="Text_20_body"><text:s text:c="12"/>"order":1,</text:p>
      <text:p text:style-name="Text_20_body"><text:soft-page-break/><text:s text:c="12"/>"disp":true,</text:p>
      <text:p text:style-name="Text_20_body"><text:s text:c="12"/>"width":"6"</text:p>
      <text:p text:style-name="Text_20_body"><text:s text:c="8"/>},</text:p>
      <text:p text:style-name="Text_20_body"><text:s text:c="8"/>{</text:p>
      <text:p text:style-name="Text_20_body"><text:s text:c="12"/>"id":"ui_group_sensors",</text:p>
      <text:p text:style-name="Text_20_body"><text:s text:c="12"/>"type":"ui_group",</text:p>
      <text:p text:style-name="Text_20_body"><text:s text:c="12"/>"name":"Sensors",</text:p>
      <text:p text:style-name="Text_20_body"><text:s text:c="12"/>"tab":"ui_tab_main",</text:p>
      <text:p text:style-name="Text_20_body"><text:s text:c="12"/>"order":2,</text:p>
      <text:p text:style-name="Text_20_body"><text:s text:c="12"/>"disp":true,</text:p>
      <text:p text:style-name="Text_20_body"><text:s text:c="12"/>"width":"6"</text:p>
      <text:p text:style-name="Text_20_body"><text:s text:c="8"/>},</text:p>
      <text:p text:style-name="Text_20_body"><text:s text:c="8"/>{</text:p>
      <text:p text:style-name="Text_20_body"><text:s text:c="12"/>"id":"ui_group_safety",</text:p>
      <text:p text:style-name="Text_20_body"><text:s text:c="12"/>"type":"ui_group",</text:p>
      <text:p text:style-name="Text_20_body"><text:s text:c="12"/>"name":"Safety",</text:p>
      <text:p text:style-name="Text_20_body"><text:s text:c="12"/>"tab":"ui_tab_main",</text:p>
      <text:p text:style-name="Text_20_body"><text:s text:c="12"/>"order":3,</text:p>
      <text:p text:style-name="Text_20_body"><text:s text:c="12"/>"disp":true,</text:p>
      <text:p text:style-name="Text_20_body"><text:s text:c="12"/>"width":"6"</text:p>
      <text:p text:style-name="Text_20_body"><text:s text:c="8"/>},</text:p>
      <text:p text:style-name="Text_20_body"><text:s text:c="8"/>{</text:p>
      <text:p text:style-name="Text_20_body"><text:s text:c="12"/>"id":"ui_group_debug",</text:p>
      <text:p text:style-name="Text_20_body"><text:s text:c="12"/>"type":"ui_group",</text:p>
      <text:p text:style-name="Text_20_body"><text:s text:c="12"/>"name":"Debug",</text:p>
      <text:p text:style-name="Text_20_body"><text:s text:c="12"/>"tab":"ui_tab_main",</text:p>
      <text:p text:style-name="Text_20_body"><text:s text:c="12"/>"order":4,</text:p>
      <text:p text:style-name="Text_20_body"><text:s text:c="12"/>"disp":true,</text:p>
      <text:p text:style-name="Text_20_body"><text:s text:c="12"/>"width":"6"</text:p>
      <text:p text:style-name="Text_20_body"><text:s text:c="8"/>},</text:p>
      <text:p text:style-name="Text_20_body"><text:s text:c="8"/>{</text:p>
      <text:p text:style-name="Text_20_body"><text:s text:c="12"/>"id":"ui_tab_main",</text:p>
      <text:p text:style-name="Text_20_body"><text:soft-page-break/><text:s text:c="12"/>"type":"ui_tab",</text:p>
      <text:p text:style-name="Text_20_body"><text:s text:c="12"/>"name":"RZ Dashboard",</text:p>
      <text:p text:style-name="Text_20_body"><text:s text:c="12"/>"icon":"dashboard",</text:p>
      <text:p text:style-name="Text_20_body"><text:s text:c="12"/>"order":1</text:p>
      <text:p text:style-name="Text_20_body"><text:s text:c="8"/>}</text:p>
      <text:p text:style-name="Text_20_body"><text:s text:c="4"/>]</text:p>
      <text:p text:style-name="Text_20_body">}]</text:p>
      <text:p text:style-name="Text_20_body"/>
      <text:p text:style-name="Text_20_body"><text:s text:c="4"/>Remarque : le flow ci-dessous est un squelette prêt à l’emploi.</text:p>
      <text:p text:style-name="Text_20_body"/>
      <text:p text:style-name="Text_20_body"><text:s text:c="8"/>après import : éditer ton broker (mqtt_broker_1) et mettre localhost ou IP de ton broker.</text:p>
      <text:p text:style-name="Text_20_body"/>
      <text:p text:style-name="Text_20_body"><text:s text:c="8"/>si tu n’as pas node-red-contrib-joystick, remplace ui_joystick par un ui_template contenant un simple joystick JS (je peux te fournir le template si veux).</text:p>
      <text:p text:style-name="Text_20_body"/>
      <text:p text:style-name="Text_20_body">8) Variables / propriétés VPIV à exposer côté Node-RED (table utile)</text:p>
      <text:p text:style-name="Text_20_body">Module<text:tab/>Prop<text:tab/>Inst<text:tab/>Usage Node-RED / UI</text:p>
      <text:p text:style-name="Text_20_body">Us<text:tab/>one<text:tab/>&lt;i&gt;<text:tab/>valeur cm d’un capteur (publish) → gauges</text:p>
      <text:p text:style-name="Text_20_body">Us<text:tab/>val<text:tab/>*<text:tab/>toutes valeurs groupées (csv)</text:p>
      <text:p text:style-name="Text_20_body">Us<text:tab/>alert<text:tab/>&lt;i&gt;<text:tab/>alerte (intensité) → Safety list</text:p>
      <text:p text:style-name="Text_20_body">Mtr<text:tab/>act<text:tab/>*<text:tab/>autorise moteurs (1/0) → bouton Enable/Disable</text:p>
      <text:p text:style-name="Text_20_body">Mtr<text:tab/>acc<text:tab/>*<text:tab/>legacy acc (0..9)</text:p>
      <text:p text:style-name="Text_20_body">Mtr<text:tab/>triplet<text:tab/>*<text:tab/>legacy triplet</text:p>
      <text:p text:style-name="Text_20_body">Odo<text:tab/>report<text:tab/>*<text:tab/>pose + vel → Odom UI</text:p>
      <text:p text:style-name="Text_20_body">Odo<text:tab/>read<text:tab/>*<text:tab/>request pos</text:p>
      <text:p text:style-name="Text_20_body">Odo<text:tab/>reset<text:tab/>*<text:tab/>reset pose</text:p>
      <text:p text:style-name="Text_20_body">Urg<text:tab/>code / clear<text:tab/>*<text:tab/>urgence / clear</text:p>
      <text:p text:style-name="Text_20_body">SCfg<text:tab/>...<text:tab/>*<text:tab/>config sync (start-up)</text:p>
      <text:p text:style-name="Text_20_body">MvtSafe<text:tab/>status<text:tab/>*<text:tab/>state</text:p>
      <text:p text:style-name="Text_20_body"/>
      <text:p text:style-name="Text_20_body">Node-RED doit parser $I/Mtr/Us/Odo... comme fait plus haut pour router.</text:p>
      <text:p text:style-name="Text_20_body">9) Vidéo (Smartphone on-board)</text:p>
      <text:p text:style-name="Text_20_body"><text:soft-page-break/></text:p>
      <text:p text:style-name="Text_20_body">Tu as 2 caméras (avant/arrière) via smartphone(s). Deux options pratiques :</text:p>
      <text:p text:style-name="Text_20_body"/>
      <text:p text:style-name="Text_20_body"><text:s text:c="4"/>A. MJPEG stream (simple) — utiliser une app Android qui expose un MJPEG URL (ex: IP Webcam, DroidCam, TinyCam). Ensuite dans Node-RED dashboard ui_template tu mets &lt;img src="http://&lt;phone_ip&gt;:8080/video" style="width:100%"&gt;.</text:p>
      <text:p text:style-name="Text_20_body"/>
      <text:p text:style-name="Text_20_body"><text:s text:c="4"/>B. WebRTC (meilleur latence/secure) — complexité : requires WebRTC gateway (coturn / Janus) and more infra.</text:p>
      <text:p text:style-name="Text_20_body"/>
      <text:p text:style-name="Text_20_body">Je conseille MJPEG via IP Webcam (Android) — très simple et stable.</text:p>
      <text:p text:style-name="Text_20_body">10) Calibration Odom — script &amp; procédure</text:p>
      <text:p text:style-name="Text_20_body"/>
      <text:p text:style-name="Text_20_body">Je fournis un petit script Node-RED / minimal Python (executable off-board) qui envoie une commande Odo:read / Odo:reset / Odo:geom et collecte positions while robot moves. Mais vu l’ampleur, je te donne la procédure:</text:p>
      <text:p text:style-name="Text_20_body"/>
      <text:p text:style-name="Text_20_body"><text:s text:c="4"/>Place robot on flat surface. Mesure wheel diameter and track (already 0.100m / 0.300m)</text:p>
      <text:p text:style-name="Text_20_body"/>
      <text:p text:style-name="Text_20_body"><text:s text:c="4"/>In Node-RED Admin -&gt; send: $V:Odo:*:reset:1# to tare odom.</text:p>
      <text:p text:style-name="Text_20_body"/>
      <text:p text:style-name="Text_20_body"><text:s text:c="4"/>Command robot to drive forward exactly one wheel revolution (mark wheel and drive known PWM or drive by joystick and count tics). Or drive distance 1.0 m using controlled commands.</text:p>
      <text:p text:style-name="Text_20_body"/>
      <text:p text:style-name="Text_20_body"><text:s text:c="4"/>After motion, request $V:Odo:*:read:pos# and read x,y,theta.</text:p>
      <text:p text:style-name="Text_20_body"/>
      <text:p text:style-name="Text_20_body"><text:s text:c="4"/>Compute measured dist / commanded ticks -&gt; recompute coeff = measured_m / ticks and send Odo:coeff:&lt;gLong&gt;,&lt;dLong&gt;,&lt;gAngl&gt;,&lt;dAngl&gt;# if necessary.</text:p>
      <text:p text:style-name="Text_20_body"/>
      <text:p text:style-name="Text_20_body"><text:s text:c="4"/>Repeat for several runs and average.</text:p>
      <text:p text:style-name="Text_20_body"/>
      <text:p text:style-name="Text_20_body">I can produce an automated Node-RED flow for calibration (record ticks, do math) if tu veux.</text:p>
      <text:p text:style-name="Text_20_body">11) Où intégrer us_peekCurrValue() ?</text:p>
      <text:p text:style-name="Text_20_body"/>
      <text:p text:style-name="Text_20_body"><text:soft-page-break/><text:s text:c="4"/>Déclaration : src/sensors/us.h — tu as déjà ajouté int us_peekCurrValue(int idx); (good).</text:p>
      <text:p text:style-name="Text_20_body"/>
      <text:p text:style-name="Text_20_body"><text:s text:c="4"/>Implémentation : src/sensors/us.cpp, ajouter a la fin:</text:p>
      <text:p text:style-name="Text_20_body"/>
      <text:p text:style-name="Text_20_body">int us_peekCurrValue(int idx) {</text:p>
      <text:p text:style-name="Text_20_body"><text:s text:c="4"/>if (idx &lt; 0 || idx &gt;= US_NUM_SENSORS) return -1;</text:p>
      <text:p text:style-name="Text_20_body"><text:s text:c="4"/>if (sensorDisabled[idx]) return -1;</text:p>
      <text:p text:style-name="Text_20_body"><text:s text:c="4"/>return currValue[idx]; // note: currValue[] holds US_SILENCE (0) or cm</text:p>
      <text:p text:style-name="Text_20_body">}</text:p>
      <text:p text:style-name="Text_20_body"/>
      <text:p text:style-name="Text_20_body"><text:s text:c="4"/>Usage : modules safety / mvt_safe can call us_peekCurrValue(i) to get a non-blocking current value to evaluate distance immediately.</text:p>
      <text:p text:style-name="Text_20_body"/>
      <text:p text:style-name="Text_20_body">12) Intégration MvtSafe (résumé)</text:p>
      <text:p text:style-name="Text_20_body"/>
      <text:p text:style-name="Text_20_body"><text:s text:c="4"/>MvtSafe doit lire us_peekCurrValue(i) for relevant sensors (front / rear) each loop.</text:p>
      <text:p text:style-name="Text_20_body"/>
      <text:p text:style-name="Text_20_body"><text:s text:c="4"/>If any reading &lt;= threshold =&gt; set state warn/danger and send VPIV $I:MvtSafe:alert:*:&lt;lvl&gt;#.</text:p>
      <text:p text:style-name="Text_20_body"/>
      <text:p text:style-name="Text_20_body"><text:s text:c="4"/>MvtSafe should also be able to send commands to motors via VPIV ($V:Mtr:*:act:0# or send modern &lt;L,R,A&gt; zero).</text:p>
      <text:p text:style-name="Text_20_body"/>
      <text:p text:style-name="Text_20_body">I can generate mvt_safe.cpp/h if tu veux.</text:p>
      <text:p text:style-name="Text_20_body">13) Checklist à faire côté Arduino / projet avant import flow</text:p>
      <text:p text:style-name="Text_20_body"/>
      <text:p text:style-name="Text_20_body">S’assurer que UART gateway maps serial ↔ MQTT topics serial/in / serial/out (ou adapter names in flow).</text:p>
      <text:p text:style-name="Text_20_body"/>
      <text:p text:style-name="Text_20_body">UNO baud is 115200 and Mega sets MOTEURS_SERIAL to the same Serial (Serial1/Serial3 accordingly).</text:p>
      <text:p text:style-name="Text_20_body"/>
      <text:p text:style-name="Text_20_body">Ensure communication_init() opens MAIN_SERIAL (or use initConfig() as earlier).</text:p>
      <text:p text:style-name="Text_20_body"/>
      <text:p text:style-name="Text_20_body"><text:soft-page-break/>Add #include "src/safety/mvt_safe.h" to RZmegaV5.ino.</text:p>
      <text:p text:style-name="Text_20_body"/>
      <text:p text:style-name="Text_20_body"><text:s text:c="4"/>Implement us_peekCurrValue() in us.cpp.</text:p>
      <text:p text:style-name="Text_20_body"/>
      <text:p text:style-name="Text_20_body">14) Fichiers que je peux te générer maintenant (tu m’as demandé “oui, génère les fichiers”)</text:p>
      <text:p text:style-name="Text_20_body"/>
      <text:p text:style-name="Text_20_body">Tu as validé → je peux fournir maintenant (dis-moi lesquels tu veux en priorité) :</text:p>
      <text:p text:style-name="Text_20_body"/>
      <text:p text:style-name="Text_20_body"><text:s text:c="4"/>A) RZlibrairiesPersoNew.h &amp; .cpp (prêts à déposer dans libraries/...)</text:p>
      <text:p text:style-name="Text_20_body"/>
      <text:p text:style-name="Text_20_body"><text:s text:c="4"/>B) Node-RED importable flow (je l’ai mis ci-dessous) — veux-tu la version complète avec ui_template video &amp; alternative joystick template ?</text:p>
      <text:p text:style-name="Text_20_body"/>
      <text:p text:style-name="Text_20_body"><text:s text:c="4"/>C) mvt_safe.cpp/h (implémentation anti-collision basée sur us_peekCurrValue()).</text:p>
      <text:p text:style-name="Text_20_body"/>
      <text:p text:style-name="Text_20_body"><text:s text:c="4"/>D) us_peekCurrValue() patch (code exact).</text:p>
      <text:p text:style-name="Text_20_body"/>
      <text:p text:style-name="Text_20_body"><text:s text:c="4"/>E) communication_init() stub or fix in communication files to match communication.h</text:p>
      <text:p text:style-name="Text_20_body"/>
      <text:p text:style-name="Text_20_body"><text:s text:c="4"/>F) Full documentation d’Arduino (je peux générer la doc structurée chapitre par chapitre, que tu m’as demandé plus tôt).</text:p>
      <text:p text:style-name="Text_20_body"/>
      <text:p text:style-name="Text_20_body">Dis-moi quel(s) fichier(s) tu veux que je génère / colle maintenant (ou je génère tous A→F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1T11:59:06.614852300</meta:creation-date>
    <dc:date>2025-12-21T14:56:53.701740100</dc:date>
    <meta:editing-duration>PT2H57M45S</meta:editing-duration>
    <meta:editing-cycles>4</meta:editing-cycles>
    <meta:generator>LibreOffice/25.8.3.2$Windows_X86_64 LibreOffice_project/8ca8d55c161d602844f5428fa4b58097424e324e</meta:generator>
    <meta:document-statistic meta:table-count="51" meta:image-count="0" meta:object-count="0" meta:page-count="124" meta:paragraph-count="3860" meta:word-count="17711" meta:character-count="119432" meta:non-whitespace-character-count="101705"/>
  </office:meta>
</office:document-meta>
</file>